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04000000040EE7B327A.png" manifest:media-type="image/png"/>
  <manifest:file-entry manifest:full-path="Pictures/100000010000004000000040A32D08CC.png" manifest:media-type="image/png"/>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co1" style:family="table-column">
      <style:table-column-properties fo:break-before="auto" style:column-width="2.475cm"/>
    </style:style>
    <style:style style:name="co13" style:family="table-column">
      <style:table-column-properties fo:break-before="auto" style:column-width="1.692cm"/>
    </style:style>
    <style:style style:name="co14" style:family="table-column">
      <style:table-column-properties fo:break-before="auto" style:column-width="2.258cm"/>
    </style:style>
    <style:style style:name="ro1" style:family="table-row">
      <style:table-row-properties style:row-height="0.556cm" fo:break-before="auto" style:use-optimal-row-height="false"/>
    </style:style>
    <style:style style:name="ro3" style:family="table-row">
      <style:table-row-properties style:row-height="0.577cm" fo:break-before="auto" style:use-optimal-row-height="true"/>
    </style:style>
    <style:style style:name="ro2" style:family="table-row">
      <style:table-row-properties style:row-height="0.529cm" fo:break-before="auto" style:use-optimal-row-height="false"/>
    </style:style>
    <style:style style:name="ro4" style:family="table-row">
      <style:table-row-properties style:row-height="0.452cm" fo:break-before="auto" style:use-optimal-row-height="false"/>
    </style:style>
    <style:style style:name="ta2" style:family="table" style:master-page-name="PageStyle_5f_Base">
      <style:table-properties table:display="true" style:writing-mode="lr-tb"/>
    </style:style>
    <style:style style:name="ta3" style:family="table" style:master-page-name="PageStyle_5f_Not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10"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3"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4"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16"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8"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0"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1"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3"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4"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36" style:family="table-cell" style:parent-style-name="Default">
      <style:table-cell-properties fo:border-bottom="0.51pt solid #dee2e6" fo:border-left="none" fo:padding="0.101cm" fo:border-right="none" fo:border-top="none"/>
      <style:text-properties style:font-name="Arial" fo:font-size="10pt"/>
    </style:style>
    <style:style style:name="ce37"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4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49"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50"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55"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59"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3">
        <office:forms form:automatic-focus="false" form:apply-design-mode="false"/>
        <table:table-column table:style-name="co1" table:number-columns-repeated="8" table:default-cell-style-name="Default"/>
        <table:table-column table:style-name="co13" table:number-columns-repeated="18" table:default-cell-style-name="Default"/>
        <table:table-column table:style-name="co1" table:number-columns-repeated="998" table:default-cell-style-name="Default"/>
        <table:table-row table:style-name="ro1">
          <table:table-cell table:style-name="ce65" office:value-type="string" calcext:value-type="string">
            <text:p>Présentation de ce fichier</text:p>
          </table:table-cell>
          <table:table-cell table:style-name="ce67" table:number-columns-repeated="7"/>
          <table:table-cell table:number-columns-repeated="1016"/>
        </table:table-row>
        <table:table-row table:style-name="ro1">
          <table:table-cell table:style-name="ce66" office:value-type="string" calcext:value-type="string">
            <text:p>La feuille "base" recense l'ensemble des articles publiés sur le site uneiaparjour.fr avec les éléments suivants : </text:p>
          </table:table-cell>
          <table:table-cell table:style-name="ce67" table:number-columns-repeated="7"/>
          <table:table-cell table:number-columns-repeated="1016"/>
        </table:table-row>
        <table:table-row table:style-name="ro1">
          <table:table-cell table:style-name="ce66" office:value-type="string" calcext:value-type="string">
            <text:p>titre / description / URL sur le site / jusqu'à 6 catégories utilisées / date de publication.</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calcext: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1.877cm" table:end-y="0.476cm" draw:z-index="0" draw:name="image1.png" draw:style-name="gr1" draw:text-style-name="P1" svg:width="0.581cm" svg:height="0.608cm" svg:x="1.296cm" svg:y="0.423cm">
              <draw:image xlink:href="Pictures/100000010000004000000040A32D08CC.png" xlink:type="simple" xlink:show="embed" xlink:actuate="onLoad" draw:mime-type="image/png">
                <text:p/>
              </draw:image>
            </draw:frame>
            <draw:frame table:end-cell-address="Note.C7" table:end-x="0.117cm" table:end-y="0.476cm" draw:z-index="1" draw:name="image2.png" draw:style-name="gr1" draw:text-style-name="P1" svg:width="0.581cm" svg:height="0.608cm" svg:x="2.011cm" svg:y="0.423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calcext: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calcext:value-type="string">
            <text:p>Cette base est mise à disposition sous licence Creative Commons CC BY. </text:p>
          </table:table-cell>
          <table:table-cell table:style-name="ce67" table:number-columns-repeated="7"/>
          <table:table-cell table:number-columns-repeated="1016"/>
        </table:table-row>
        <table:table-row table:style-name="ro1">
          <table:table-cell table:style-name="ce66" office:value-type="string" calcext:value-type="string">
            <text:p>Pour citer ce document : Base de données du site uneIAparjour.fr au 14/02/2026, Bertrand Formet, licence CC BY 4.0.</text:p>
          </table:table-cell>
          <table:table-cell table:style-name="ce67" table:number-columns-repeated="7"/>
          <table:table-cell table:number-columns-repeated="1016"/>
        </table:table-row>
        <table:table-row table:style-name="ro1" table:number-rows-repeated="2">
          <table:table-cell table:style-name="ce67" table:number-columns-repeated="8"/>
          <table:table-cell table:number-columns-repeated="1016"/>
        </table:table-row>
        <table:table-row table:style-name="ro1">
          <table:table-cell table:style-name="ce65" office:value-type="string" calcext:value-type="string">
            <text:p>Contact</text:p>
          </table:table-cell>
          <table:table-cell table:style-name="ce67" table:number-columns-repeated="7"/>
          <table:table-cell table:number-columns-repeated="1016"/>
        </table:table-row>
        <table:table-row table:style-name="ro1">
          <table:table-cell table:style-name="ce66" office:value-type="string" calcext:value-type="string">
            <text:p>Bertrand Formet</text:p>
          </table:table-cell>
          <table:table-cell table:style-name="ce67" table:number-columns-repeated="7"/>
          <table:table-cell table:number-columns-repeated="1016"/>
        </table:table-row>
        <table:table-row table:style-name="ro1">
          <table:table-cell table:style-name="ce4" office:value-type="string" calcext: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calcext: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calcext: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calcext: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calcext: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70" office:value-type="string" calcext:value-type="string">
            <text:p>Titre</text:p>
          </table:table-cell>
          <table:table-cell table:style-name="ce70" office:value-type="string" calcext:value-type="string">
            <text:p>Description</text:p>
          </table:table-cell>
          <table:table-cell table:style-name="ce77" office:value-type="string" calcext:value-type="string">
            <text:p><text:a xlink:href="http://uneiaparjour.fr/" xlink:type="simple">URL sur uneiaparjour.fr</text:a></text:p>
          </table:table-cell>
          <table:table-cell table:style-name="ce70" office:value-type="string" calcext:value-type="string">
            <text:p>Catégorie 1</text:p>
          </table:table-cell>
          <table:table-cell table:style-name="ce70" office:value-type="string" calcext:value-type="string">
            <text:p>Catégorie 2</text:p>
          </table:table-cell>
          <table:table-cell table:style-name="ce70" office:value-type="string" calcext:value-type="string">
            <text:p>Catégorie 3</text:p>
          </table:table-cell>
          <table:table-cell table:style-name="ce70" office:value-type="string" calcext:value-type="string">
            <text:p>Catégorie 4</text:p>
          </table:table-cell>
          <table:table-cell table:style-name="ce70" office:value-type="string" calcext:value-type="string">
            <text:p>Catégorie 5</text:p>
          </table:table-cell>
          <table:table-cell table:style-name="ce70" office:value-type="string" calcext:value-type="string">
            <text:p>Catégorie 6</text:p>
          </table:table-cell>
          <table:table-cell table:style-name="ce90" office:value-type="string" calcext:value-type="string">
            <text:p>Date de publication</text:p>
          </table:table-cell>
          <table:table-cell table:style-name="ce94"/>
          <table:table-cell table:style-name="ce66" table:number-columns-repeated="19"/>
          <table:table-cell table:number-columns-repeated="994"/>
        </table:table-row>
        <table:table-row table:style-name="ro3">
          <table:table-cell table:style-name="ce71" office:value-type="string" calcext:value-type="string">
            <text:p>World Monitor</text:p>
          </table:table-cell>
          <table:table-cell table:style-name="ce71" office:value-type="string" calcext: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calcext:value-type="string">
            <text:p>https://www.uneiaparjour.fr/world-monitor/</text:p>
          </table:table-cell>
          <table:table-cell table:style-name="ce84" office:value-type="string" calcext:value-type="string">
            <text:p>actualités et fact-checking</text:p>
          </table:table-cell>
          <table:table-cell table:style-name="ce84" office:value-type="string" calcext:value-type="string">
            <text:p>open source</text:p>
          </table:table-cell>
          <table:table-cell table:style-name="ce84" office:value-type="string" calcext:value-type="string">
            <text:p>sans compte</text:p>
          </table:table-cell>
          <table:table-cell table:style-name="ce84" office:value-type="string" calcext:value-type="string">
            <text:p>usage illimité</text:p>
          </table:table-cell>
          <table:table-cell table:number-columns-repeated="2" table:style-name="ce84" office:value-type="string" calcext:value-type="string">
            <text:p/>
          </table:table-cell>
          <table:table-cell table:style-name="ce71" office:value-type="string" calcext:value-type="string">
            <text:p>10/04/2026</text:p>
          </table:table-cell>
          <table:table-cell table:number-columns-repeated="1014"/>
        </table:table-row>
        <table:table-row table:style-name="ro3">
          <table:table-cell table:style-name="ce72" office:value-type="string" calcext:value-type="string">
            <text:p>Blueprint</text:p>
          </table:table-cell>
          <table:table-cell table:style-name="ce72" office:value-type="string" calcext:value-type="string">
            <text:p>Blueprint (https://www.blueprint.am/) génère des prototypes détaillés à partir d’une instruction et d’un chatbot.</text:p>
          </table:table-cell>
          <table:table-cell table:style-name="ce72" office:value-type="string" calcext:value-type="string">
            <text:p>https://www.uneiaparjour.fr/blueprint/</text:p>
          </table:table-cell>
          <table:table-cell table:style-name="ce85" office:value-type="string" calcext:value-type="string">
            <text:p>application</text:p>
          </table:table-cell>
          <table:table-cell table:style-name="ce85" office:value-type="string" calcext:value-type="string">
            <text:p>images 3D</text:p>
          </table:table-cell>
          <table:table-cell table:style-name="ce85" office:value-type="string" calcext:value-type="string">
            <text:p>tutoriel</text:p>
          </table:table-cell>
          <table:table-cell table:number-columns-repeated="3" table:style-name="ce85" office:value-type="string" calcext:value-type="string">
            <text:p/>
          </table:table-cell>
          <table:table-cell table:style-name="ce72" office:value-type="string" calcext:value-type="string">
            <text:p>09/04/2026</text:p>
          </table:table-cell>
          <table:table-cell table:number-columns-repeated="1014"/>
        </table:table-row>
        <table:table-row table:style-name="ro3">
          <table:table-cell table:style-name="ce71" office:value-type="string" calcext:value-type="string">
            <text:p>Google Vids – Veo 3.1</text:p>
          </table:table-cell>
          <table:table-cell table:style-name="ce71" office:value-type="string" calcext: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calcext:value-type="string">
            <text:p>https://www.uneiaparjour.fr/google-vids-veo-3-1/</text:p>
          </table:table-cell>
          <table:table-cell table:style-name="ce84" office:value-type="string" calcext:value-type="string">
            <text:p>vidéo</text:p>
          </table:table-cell>
          <table:table-cell table:number-columns-repeated="5" table:style-name="ce84" office:value-type="string" calcext:value-type="string">
            <text:p/>
          </table:table-cell>
          <table:table-cell table:style-name="ce71" office:value-type="string" calcext:value-type="string">
            <text:p>08/04/2026</text:p>
          </table:table-cell>
          <table:table-cell table:number-columns-repeated="1014"/>
        </table:table-row>
        <table:table-row table:style-name="ro3">
          <table:table-cell table:style-name="ce72" office:value-type="string" calcext:value-type="string">
            <text:p>Adam</text:p>
          </table:table-cell>
          <table:table-cell table:style-name="ce72" office:value-type="string" calcext:value-type="string">
            <text:p>Adam (https://adam.new/ et documentation : https://github.com/Adam-CAD/CADAM) est un modèle qui, couplé à un modèle de langage, transforme une requête émise e langage naturel en un objet 3D.</text:p>
          </table:table-cell>
          <table:table-cell table:style-name="ce72" office:value-type="string" calcext:value-type="string">
            <text:p>https://www.uneiaparjour.fr/adam/</text:p>
          </table:table-cell>
          <table:table-cell table:style-name="ce85" office:value-type="string" calcext:value-type="string">
            <text:p>images 3D</text:p>
          </table:table-cell>
          <table:table-cell table:style-name="ce85" office:value-type="string" calcext:value-type="string">
            <text:p>open source</text:p>
          </table:table-cell>
          <table:table-cell table:number-columns-repeated="4" table:style-name="ce85" office:value-type="string" calcext:value-type="string">
            <text:p/>
          </table:table-cell>
          <table:table-cell table:style-name="ce72" office:value-type="string" calcext:value-type="string">
            <text:p>07/04/2026</text:p>
          </table:table-cell>
          <table:table-cell table:number-columns-repeated="1014"/>
        </table:table-row>
        <table:table-row table:style-name="ro3">
          <table:table-cell table:style-name="ce71" office:value-type="string" calcext:value-type="string">
            <text:p>Voice generator</text:p>
          </table:table-cell>
          <table:table-cell table:style-name="ce71" office:value-type="string" calcext:value-type="string">
            <text:p>Voice generator (https://voice-generator.com/) transforme des textes en voix à partir de texte écrit ou collé, pdf ou epub.</text:p>
          </table:table-cell>
          <table:table-cell table:style-name="ce71" office:value-type="string" calcext:value-type="string">
            <text:p>https://www.uneiaparjour.fr/voice-generator/</text:p>
          </table:table-cell>
          <table:table-cell table:style-name="ce84" office:value-type="string" calcext:value-type="string">
            <text:p>sans compte</text:p>
          </table:table-cell>
          <table:table-cell table:style-name="ce84" office:value-type="string" calcext:value-type="string">
            <text:p>usage illimité</text:p>
          </table:table-cell>
          <table:table-cell table:style-name="ce84" office:value-type="string" calcext:value-type="string">
            <text:p>voix</text:p>
          </table:table-cell>
          <table:table-cell table:number-columns-repeated="3" table:style-name="ce84" office:value-type="string" calcext:value-type="string">
            <text:p/>
          </table:table-cell>
          <table:table-cell table:style-name="ce71" office:value-type="string" calcext:value-type="string">
            <text:p>06/04/2026</text:p>
          </table:table-cell>
          <table:table-cell table:number-columns-repeated="1014"/>
        </table:table-row>
        <table:table-row table:style-name="ro3">
          <table:table-cell table:style-name="ce72" office:value-type="string" calcext:value-type="string">
            <text:p>Gemma 4</text:p>
          </table:table-cell>
          <table:table-cell table:style-name="ce72" office:value-type="string" calcext: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calcext:value-type="string">
            <text:p>https://www.uneiaparjour.fr/gemma-4/</text:p>
          </table:table-cell>
          <table:table-cell table:style-name="ce85" office:value-type="string" calcext:value-type="string">
            <text:p>chatbot</text:p>
          </table:table-cell>
          <table:table-cell table:style-name="ce85" office:value-type="string" calcext:value-type="string">
            <text:p>LLM</text:p>
          </table:table-cell>
          <table:table-cell table:style-name="ce85" office:value-type="string" calcext:value-type="string">
            <text:p>open source</text:p>
          </table:table-cell>
          <table:table-cell table:style-name="ce85" office:value-type="string" calcext:value-type="string">
            <text:p>texte</text:p>
          </table:table-cell>
          <table:table-cell table:style-name="ce85" office:value-type="string" calcext:value-type="string">
            <text:p>usage illimité</text:p>
          </table:table-cell>
          <table:table-cell table:style-name="ce85" office:value-type="string" calcext:value-type="string">
            <text:p/>
          </table:table-cell>
          <table:table-cell table:style-name="ce72" office:value-type="string" calcext:value-type="string">
            <text:p>05/04/2026</text:p>
          </table:table-cell>
          <table:table-cell table:number-columns-repeated="1014"/>
        </table:table-row>
        <table:table-row table:style-name="ro3">
          <table:table-cell table:style-name="ce71" office:value-type="string" calcext:value-type="string">
            <text:p>Zawa</text:p>
          </table:table-cell>
          <table:table-cell table:style-name="ce71" office:value-type="string" calcext:value-type="string">
            <text:p>Zawa (ex X-design – https://zawa.ai/) est un chatbot combiné à un tableau blanc spécialisé dans la génération de contenus visuels, image ou vidéo ou page html.</text:p>
          </table:table-cell>
          <table:table-cell table:style-name="ce71" office:value-type="string" calcext:value-type="string">
            <text:p>https://www.uneiaparjour.fr/zawa/</text:p>
          </table:table-cell>
          <table:table-cell table:style-name="ce84" office:value-type="string" calcext:value-type="string">
            <text:p>images</text:p>
          </table:table-cell>
          <table:table-cell table:style-name="ce84" office:value-type="string" calcext:value-type="string">
            <text:p>présentation</text:p>
          </table:table-cell>
          <table:table-cell table:style-name="ce84" office:value-type="string" calcext:value-type="string">
            <text:p>texte</text:p>
          </table:table-cell>
          <table:table-cell table:style-name="ce84" office:value-type="string" calcext:value-type="string">
            <text:p>vidéo</text:p>
          </table:table-cell>
          <table:table-cell table:number-columns-repeated="2" table:style-name="ce84" office:value-type="string" calcext:value-type="string">
            <text:p/>
          </table:table-cell>
          <table:table-cell table:style-name="ce71" office:value-type="string" calcext:value-type="string">
            <text:p>04/04/2026</text:p>
          </table:table-cell>
          <table:table-cell table:number-columns-repeated="1014"/>
        </table:table-row>
        <table:table-row table:style-name="ro3">
          <table:table-cell table:style-name="ce71" office:value-type="string" calcext:value-type="string">
            <text:p>Scholar Labs</text:p>
          </table:table-cell>
          <table:table-cell table:style-name="ce71" office:value-type="string" calcext:value-type="string">
            <text:p>Scholar Labs (https://scholar.google.fr/) est un moteur de recherche en langage naturel expérimental intégré à Google Scholar, accessible depuis la barre de menus.</text:p>
          </table:table-cell>
          <table:table-cell table:style-name="ce71" office:value-type="string" calcext:value-type="string">
            <text:p>https://www.uneiaparjour.fr/scholar-labs/</text:p>
          </table:table-cell>
          <table:table-cell table:style-name="ce84" office:value-type="string" calcext:value-type="string">
            <text:p>recherche</text:p>
          </table:table-cell>
          <table:table-cell table:style-name="ce84" office:value-type="string" calcext:value-type="string">
            <text:p>usage illimité</text:p>
          </table:table-cell>
          <table:table-cell table:number-columns-repeated="4" table:style-name="ce84" office:value-type="string" calcext:value-type="string">
            <text:p/>
          </table:table-cell>
          <table:table-cell table:style-name="ce71" office:value-type="string" calcext:value-type="string">
            <text:p>03/04/2026</text:p>
          </table:table-cell>
          <table:table-cell table:number-columns-repeated="1014"/>
        </table:table-row>
        <table:table-row table:style-name="ro3">
          <table:table-cell table:style-name="ce72" office:value-type="string" calcext:value-type="string">
            <text:p>Pixpark</text:p>
          </table:table-cell>
          <table:table-cell table:style-name="ce72" office:value-type="string" calcext:value-type="string">
            <text:p>Pixpark (https://pixpark.ai/) génère des images à partir d’une instruction ou d’une image de référence.</text:p>
          </table:table-cell>
          <table:table-cell table:style-name="ce72" office:value-type="string" calcext:value-type="string">
            <text:p>https://www.uneiaparjour.fr/pixpark/</text:p>
          </table:table-cell>
          <table:table-cell table:style-name="ce85" office:value-type="string" calcext:value-type="string">
            <text:p>images</text:p>
          </table:table-cell>
          <table:table-cell table:style-name="ce85" office:value-type="string" calcext:value-type="string">
            <text:p>usage illimité</text:p>
          </table:table-cell>
          <table:table-cell table:number-columns-repeated="4" table:style-name="ce85" office:value-type="string" calcext:value-type="string">
            <text:p/>
          </table:table-cell>
          <table:table-cell table:style-name="ce72" office:value-type="string" calcext:value-type="string">
            <text:p>02/04/2026</text:p>
          </table:table-cell>
          <table:table-cell table:number-columns-repeated="1014"/>
        </table:table-row>
        <table:table-row table:style-name="ro3">
          <table:table-cell table:style-name="ce71" office:value-type="string" calcext:value-type="string">
            <text:p>Seedance 2</text:p>
          </table:table-cell>
          <table:table-cell table:style-name="ce71" office:value-type="string" calcext:value-type="string">
            <text:p>Seedance 2 (disponible dans Capcut et dans Dreamina) est la dernière version du modèle de génération de vidéo de Bytedance.</text:p>
          </table:table-cell>
          <table:table-cell table:style-name="ce71" office:value-type="string" calcext:value-type="string">
            <text:p>https://www.uneiaparjour.fr/seedance-2/</text:p>
          </table:table-cell>
          <table:table-cell table:style-name="ce84" office:value-type="string" calcext:value-type="string">
            <text:p>vidéo</text:p>
          </table:table-cell>
          <table:table-cell table:style-name="ce84" office:value-type="string" calcext:value-type="string">
            <text:p>voix</text:p>
          </table:table-cell>
          <table:table-cell table:number-columns-repeated="4" table:style-name="ce84" office:value-type="string" calcext:value-type="string">
            <text:p/>
          </table:table-cell>
          <table:table-cell table:style-name="ce71" office:value-type="string" calcext:value-type="string">
            <text:p>01/04/2026</text:p>
          </table:table-cell>
          <table:table-cell table:number-columns-repeated="1014"/>
        </table:table-row>
        <table:table-row table:style-name="ro3">
          <table:table-cell table:style-name="ce72" office:value-type="string" calcext:value-type="string">
            <text:p>Molmo web</text:p>
          </table:table-cell>
          <table:table-cell table:style-name="ce72" office:value-type="string" calcext: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calcext:value-type="string">
            <text:p>https://www.uneiaparjour.fr/molmo-web/</text:p>
          </table:table-cell>
          <table:table-cell table:style-name="ce85" office:value-type="string" calcext:value-type="string">
            <text:p>automatisation</text:p>
          </table:table-cell>
          <table:table-cell table:style-name="ce85" office:value-type="string" calcext:value-type="string">
            <text:p>open source</text:p>
          </table:table-cell>
          <table:table-cell table:style-name="ce85" office:value-type="string" calcext:value-type="string">
            <text:p>recherche</text:p>
          </table:table-cell>
          <table:table-cell table:style-name="ce85" office:value-type="string" calcext:value-type="string">
            <text:p>usage illimité</text:p>
          </table:table-cell>
          <table:table-cell table:number-columns-repeated="2" table:style-name="ce85" office:value-type="string" calcext:value-type="string">
            <text:p/>
          </table:table-cell>
          <table:table-cell table:style-name="ce72" office:value-type="string" calcext:value-type="string">
            <text:p>31/03/2026</text:p>
          </table:table-cell>
          <table:table-cell table:number-columns-repeated="1014"/>
        </table:table-row>
        <table:table-row table:style-name="ro3">
          <table:table-cell table:style-name="ce71" office:value-type="string" calcext:value-type="string">
            <text:p>Cohere transcribe</text:p>
          </table:table-cell>
          <table:table-cell table:style-name="ce71" office:value-type="string" calcext: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calcext:value-type="string">
            <text:p>https://www.uneiaparjour.fr/cohere-transcribe/</text:p>
          </table:table-cell>
          <table:table-cell table:style-name="ce84" office:value-type="string" calcext:value-type="string">
            <text:p>open source</text:p>
          </table:table-cell>
          <table:table-cell table:style-name="ce84" office:value-type="string" calcext:value-type="string">
            <text:p>usage illimité</text:p>
          </table:table-cell>
          <table:table-cell table:style-name="ce84" office:value-type="string" calcext:value-type="string">
            <text:p>voix</text:p>
          </table:table-cell>
          <table:table-cell table:number-columns-repeated="3" table:style-name="ce84" office:value-type="string" calcext:value-type="string">
            <text:p/>
          </table:table-cell>
          <table:table-cell table:style-name="ce71" office:value-type="string" calcext:value-type="string">
            <text:p>30/03/2026</text:p>
          </table:table-cell>
          <table:table-cell table:number-columns-repeated="1014"/>
        </table:table-row>
        <table:table-row table:style-name="ro3">
          <table:table-cell table:style-name="ce72" office:value-type="string" calcext:value-type="string">
            <text:p>BookletAI</text:p>
          </table:table-cell>
          <table:table-cell table:style-name="ce72" office:value-type="string" calcext: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calcext:value-type="string">
            <text:p>https://www.uneiaparjour.fr/bookletai/</text:p>
          </table:table-cell>
          <table:table-cell table:style-name="ce85" office:value-type="string" calcext:value-type="string">
            <text:p>images</text:p>
          </table:table-cell>
          <table:table-cell table:style-name="ce85" office:value-type="string" calcext:value-type="string">
            <text:p>infographie</text:p>
          </table:table-cell>
          <table:table-cell table:style-name="ce85" office:value-type="string" calcext:value-type="string">
            <text:p>présentation</text:p>
          </table:table-cell>
          <table:table-cell table:style-name="ce85" office:value-type="string" calcext:value-type="string">
            <text:p>texte</text:p>
          </table:table-cell>
          <table:table-cell table:number-columns-repeated="2" table:style-name="ce85" office:value-type="string" calcext:value-type="string">
            <text:p/>
          </table:table-cell>
          <table:table-cell table:style-name="ce72" office:value-type="string" calcext:value-type="string">
            <text:p>29/03/2026</text:p>
          </table:table-cell>
          <table:table-cell table:number-columns-repeated="1014"/>
        </table:table-row>
        <table:table-row table:style-name="ro3">
          <table:table-cell table:style-name="ce71" office:value-type="string" calcext:value-type="string">
            <text:p>Omma</text:p>
          </table:table-cell>
          <table:table-cell table:style-name="ce71" office:value-type="string" calcext: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calcext:value-type="string">
            <text:p>https://www.uneiaparjour.fr/omma/</text:p>
          </table:table-cell>
          <table:table-cell table:style-name="ce84" office:value-type="string" calcext:value-type="string">
            <text:p>application</text:p>
          </table:table-cell>
          <table:table-cell table:style-name="ce84" office:value-type="string" calcext:value-type="string">
            <text:p>site web</text:p>
          </table:table-cell>
          <table:table-cell table:number-columns-repeated="4" table:style-name="ce84" office:value-type="string" calcext:value-type="string">
            <text:p/>
          </table:table-cell>
          <table:table-cell table:style-name="ce71" office:value-type="string" calcext:value-type="string">
            <text:p>28/03/2026</text:p>
          </table:table-cell>
          <table:table-cell table:number-columns-repeated="1014"/>
        </table:table-row>
        <table:table-row table:style-name="ro3">
          <table:table-cell table:style-name="ce71" office:value-type="string" calcext:value-type="string">
            <text:p>Thaura</text:p>
          </table:table-cell>
          <table:table-cell table:style-name="ce71" office:value-type="string" calcext:value-type="string">
            <text:p>Thaura (https://thaura.ai/), « révolution » en arabe, est un chatbot éthique, frugal, engagé… et très complet.</text:p>
          </table:table-cell>
          <table:table-cell table:style-name="ce71" office:value-type="string" calcext:value-type="string">
            <text:p>https://www.uneiaparjour.fr/thaura/</text:p>
          </table:table-cell>
          <table:table-cell table:style-name="ce84" office:value-type="string" calcext:value-type="string">
            <text:p>application</text:p>
          </table:table-cell>
          <table:table-cell table:style-name="ce84" office:value-type="string" calcext:value-type="string">
            <text:p>chatbot</text:p>
          </table:table-cell>
          <table:table-cell table:style-name="ce84" office:value-type="string" calcext:value-type="string">
            <text:p>texte</text:p>
          </table:table-cell>
          <table:table-cell table:number-columns-repeated="3" table:style-name="ce84" office:value-type="string" calcext:value-type="string">
            <text:p/>
          </table:table-cell>
          <table:table-cell table:style-name="ce71" office:value-type="string" calcext:value-type="string">
            <text:p>27/03/2026</text:p>
          </table:table-cell>
          <table:table-cell table:number-columns-repeated="1014"/>
        </table:table-row>
        <table:table-row table:style-name="ro3">
          <table:table-cell table:style-name="ce72" office:value-type="string" calcext:value-type="string">
            <text:p>Public ai</text:p>
          </table:table-cell>
          <table:table-cell table:style-name="ce72" office:value-type="string" calcext: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calcext:value-type="string">
            <text:p>https://www.uneiaparjour.fr/public-ai/</text:p>
          </table:table-cell>
          <table:table-cell table:style-name="ce85" office:value-type="string" calcext:value-type="string">
            <text:p>chatbot</text:p>
          </table:table-cell>
          <table:table-cell table:style-name="ce85" office:value-type="string" calcext:value-type="string">
            <text:p>LLM</text:p>
          </table:table-cell>
          <table:table-cell table:style-name="ce85" office:value-type="string" calcext:value-type="string">
            <text:p>open source</text:p>
          </table:table-cell>
          <table:table-cell table:number-columns-repeated="3" table:style-name="ce85" office:value-type="string" calcext:value-type="string">
            <text:p/>
          </table:table-cell>
          <table:table-cell table:style-name="ce72" office:value-type="string" calcext:value-type="string">
            <text:p>26/03/2026</text:p>
          </table:table-cell>
          <table:table-cell table:number-columns-repeated="1014"/>
        </table:table-row>
        <table:table-row table:style-name="ro3">
          <table:table-cell table:style-name="ce71" office:value-type="string" calcext:value-type="string">
            <text:p>Video notes</text:p>
          </table:table-cell>
          <table:table-cell table:style-name="ce71" office:value-type="string" calcext:value-type="string">
            <text:p>Video notes (https://www.video-notes.co/) propose l’analyse de vidéos youtube avec transcription, résumé détaillé, analyse, chatbot et notes.</text:p>
          </table:table-cell>
          <table:table-cell table:style-name="ce71" office:value-type="string" calcext:value-type="string">
            <text:p>https://www.uneiaparjour.fr/video-notes/</text:p>
          </table:table-cell>
          <table:table-cell table:style-name="ce84" office:value-type="string" calcext:value-type="string">
            <text:p>chatbot</text:p>
          </table:table-cell>
          <table:table-cell table:style-name="ce84" office:value-type="string" calcext:value-type="string">
            <text:p>youtube</text:p>
          </table:table-cell>
          <table:table-cell table:number-columns-repeated="4" table:style-name="ce84" office:value-type="string" calcext:value-type="string">
            <text:p/>
          </table:table-cell>
          <table:table-cell table:style-name="ce71" office:value-type="string" calcext:value-type="string">
            <text:p>25/03/2026</text:p>
          </table:table-cell>
          <table:table-cell table:number-columns-repeated="1014"/>
        </table:table-row>
        <table:table-row table:style-name="ro3">
          <table:table-cell table:style-name="ce72" office:value-type="string" calcext:value-type="string">
            <text:p>Tosea</text:p>
          </table:table-cell>
          <table:table-cell table:style-name="ce72" office:value-type="string" calcext:value-type="string">
            <text:p>Tosea (https://tosea.ai/) génère des présnetations à partir d’un document pdf (orientation vers articles scientifiques et documents académiques) et d’un chatbot intégré.</text:p>
          </table:table-cell>
          <table:table-cell table:style-name="ce72" office:value-type="string" calcext:value-type="string">
            <text:p>https://www.uneiaparjour.fr/tosea/</text:p>
          </table:table-cell>
          <table:table-cell table:style-name="ce85" office:value-type="string" calcext:value-type="string">
            <text:p>présentation</text:p>
          </table:table-cell>
          <table:table-cell table:number-columns-repeated="5" table:style-name="ce85" office:value-type="string" calcext:value-type="string">
            <text:p/>
          </table:table-cell>
          <table:table-cell table:style-name="ce72" office:value-type="string" calcext:value-type="string">
            <text:p>24/03/2026</text:p>
          </table:table-cell>
          <table:table-cell table:number-columns-repeated="1014"/>
        </table:table-row>
        <table:table-row table:style-name="ro3">
          <table:table-cell table:style-name="ce71" office:value-type="string" calcext:value-type="string">
            <text:p>Thinkingline</text:p>
          </table:table-cell>
          <table:table-cell table:style-name="ce71" office:value-type="string" calcext:value-type="string">
            <text:p>Thinkingline (https://www.thinkingline.com/) génère des vidéos éducatives et des images vectorielles à partir d’une instruction en mode skethnote animé avec présentation orale.</text:p>
          </table:table-cell>
          <table:table-cell table:style-name="ce71" office:value-type="string" calcext:value-type="string">
            <text:p>https://www.uneiaparjour.fr/thinkingline/</text:p>
          </table:table-cell>
          <table:table-cell table:style-name="ce84" office:value-type="string" calcext:value-type="string">
            <text:p>éducation</text:p>
          </table:table-cell>
          <table:table-cell table:style-name="ce84" office:value-type="string" calcext:value-type="string">
            <text:p>images</text:p>
          </table:table-cell>
          <table:table-cell table:style-name="ce84" office:value-type="string" calcext:value-type="string">
            <text:p>vidéo</text:p>
          </table:table-cell>
          <table:table-cell table:number-columns-repeated="3" table:style-name="ce84" office:value-type="string" calcext:value-type="string">
            <text:p/>
          </table:table-cell>
          <table:table-cell table:style-name="ce71" office:value-type="string" calcext:value-type="string">
            <text:p>23/03/2026</text:p>
          </table:table-cell>
          <table:table-cell table:number-columns-repeated="1014"/>
        </table:table-row>
        <table:table-row table:style-name="ro3">
          <table:table-cell table:style-name="ce72" office:value-type="string" calcext:value-type="string">
            <text:p>Comabot</text:p>
          </table:table-cell>
          <table:table-cell table:style-name="ce72" office:value-type="string" calcext:value-type="string">
            <text:p>Comabot (https://commabot.com/) analyse des fichiers csv à partir d’instructions.</text:p>
          </table:table-cell>
          <table:table-cell table:style-name="ce72" office:value-type="string" calcext:value-type="string">
            <text:p>https://www.uneiaparjour.fr/comabot/</text:p>
          </table:table-cell>
          <table:table-cell table:style-name="ce85" office:value-type="string" calcext:value-type="string">
            <text:p>données</text:p>
          </table:table-cell>
          <table:table-cell table:number-columns-repeated="5" table:style-name="ce85" office:value-type="string" calcext:value-type="string">
            <text:p/>
          </table:table-cell>
          <table:table-cell table:style-name="ce72" office:value-type="string" calcext:value-type="string">
            <text:p>22/03/2026</text:p>
          </table:table-cell>
          <table:table-cell table:number-columns-repeated="1014"/>
        </table:table-row>
        <table:table-row table:style-name="ro3">
          <table:table-cell table:style-name="ce71" office:value-type="string" calcext:value-type="string">
            <text:p>Make it</text:p>
          </table:table-cell>
          <table:table-cell table:style-name="ce71" office:value-type="string" calcext: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calcext:value-type="string">
            <text:p>https://www.uneiaparjour.fr/make-it/</text:p>
          </table:table-cell>
          <table:table-cell table:style-name="ce84" office:value-type="string" calcext:value-type="string">
            <text:p>application</text:p>
          </table:table-cell>
          <table:table-cell table:style-name="ce84" office:value-type="string" calcext:value-type="string">
            <text:p>tutoriel</text:p>
          </table:table-cell>
          <table:table-cell table:style-name="ce84" office:value-type="string" calcext:value-type="string">
            <text:p>usage illimité</text:p>
          </table:table-cell>
          <table:table-cell table:number-columns-repeated="3" table:style-name="ce84" office:value-type="string" calcext:value-type="string">
            <text:p/>
          </table:table-cell>
          <table:table-cell table:style-name="ce71" office:value-type="string" calcext:value-type="string">
            <text:p>21/03/2026</text:p>
          </table:table-cell>
          <table:table-cell table:number-columns-repeated="1014"/>
        </table:table-row>
        <table:table-row table:style-name="ro3">
          <table:table-cell table:style-name="ce71" office:value-type="string" calcext:value-type="string">
            <text:p>Wacka</text:p>
          </table:table-cell>
          <table:table-cell table:style-name="ce71" office:value-type="string" calcext:value-type="string">
            <text:p>Wacka (https://whacka.app) génère des applications au format mobile disponibles en ligne à partir d’une instruction et d’un chatbot.</text:p>
          </table:table-cell>
          <table:table-cell table:style-name="ce71" office:value-type="string" calcext:value-type="string">
            <text:p>https://www.uneiaparjour.fr/wacka/</text:p>
          </table:table-cell>
          <table:table-cell table:style-name="ce84" office:value-type="string" calcext:value-type="string">
            <text:p>application</text:p>
          </table:table-cell>
          <table:table-cell table:style-name="ce84" office:value-type="string" calcext:value-type="string">
            <text:p>sans compte</text:p>
          </table:table-cell>
          <table:table-cell table:number-columns-repeated="4" table:style-name="ce84" office:value-type="string" calcext:value-type="string">
            <text:p/>
          </table:table-cell>
          <table:table-cell table:style-name="ce71" office:value-type="string" calcext:value-type="string">
            <text:p>20/03/2026</text:p>
          </table:table-cell>
          <table:table-cell table:number-columns-repeated="1014"/>
        </table:table-row>
        <table:table-row table:style-name="ro3">
          <table:table-cell table:style-name="ce72" office:value-type="string" calcext:value-type="string">
            <text:p>Cartesia</text:p>
          </table:table-cell>
          <table:table-cell table:style-name="ce72" office:value-type="string" calcext: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calcext:value-type="string">
            <text:p>https://www.uneiaparjour.fr/cartesia/</text:p>
          </table:table-cell>
          <table:table-cell table:style-name="ce85" office:value-type="string" calcext:value-type="string">
            <text:p>voix</text:p>
          </table:table-cell>
          <table:table-cell table:number-columns-repeated="5" table:style-name="ce85" office:value-type="string" calcext:value-type="string">
            <text:p/>
          </table:table-cell>
          <table:table-cell table:style-name="ce72" office:value-type="string" calcext:value-type="string">
            <text:p>19/03/2026</text:p>
          </table:table-cell>
          <table:table-cell table:number-columns-repeated="1014"/>
        </table:table-row>
        <table:table-row table:style-name="ro3">
          <table:table-cell table:style-name="ce71" office:value-type="string" calcext:value-type="string">
            <text:p>Clico</text:p>
          </table:table-cell>
          <table:table-cell table:style-name="ce71" office:value-type="string" calcext: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calcext:value-type="string">
            <text:p>https://www.uneiaparjour.fr/clico/</text:p>
          </table:table-cell>
          <table:table-cell table:style-name="ce84" office:value-type="string" calcext:value-type="string">
            <text:p>chatbot</text:p>
          </table:table-cell>
          <table:table-cell table:style-name="ce84" office:value-type="string" calcext:value-type="string">
            <text:p>texte</text:p>
          </table:table-cell>
          <table:table-cell table:number-columns-repeated="4" table:style-name="ce84" office:value-type="string" calcext:value-type="string">
            <text:p/>
          </table:table-cell>
          <table:table-cell table:style-name="ce71" office:value-type="string" calcext:value-type="string">
            <text:p>18/03/2026</text:p>
          </table:table-cell>
          <table:table-cell table:number-columns-repeated="1014"/>
        </table:table-row>
        <table:table-row table:style-name="ro3">
          <table:table-cell table:style-name="ce72" office:value-type="string" calcext:value-type="string">
            <text:p>Creatus Music</text:p>
          </table:table-cell>
          <table:table-cell table:style-name="ce72" office:value-type="string" calcext:value-type="string">
            <text:p>Crztus Music (https://music.creatus.ai) génère des morceaux de musique à partir d’un genre accompagnés d’une instruction ou des paroles importées.</text:p>
          </table:table-cell>
          <table:table-cell table:style-name="ce72" office:value-type="string" calcext:value-type="string">
            <text:p>https://www.uneiaparjour.fr/creatus-music/</text:p>
          </table:table-cell>
          <table:table-cell table:style-name="ce85" office:value-type="string" calcext:value-type="string">
            <text:p>musique</text:p>
          </table:table-cell>
          <table:table-cell table:number-columns-repeated="5" table:style-name="ce85" office:value-type="string" calcext:value-type="string">
            <text:p/>
          </table:table-cell>
          <table:table-cell table:style-name="ce72" office:value-type="string" calcext:value-type="string">
            <text:p>17/03/2026</text:p>
          </table:table-cell>
          <table:table-cell table:number-columns-repeated="1014"/>
        </table:table-row>
        <table:table-row table:style-name="ro3">
          <table:table-cell table:style-name="ce71" office:value-type="string" calcext:value-type="string">
            <text:p>Knowlify</text:p>
          </table:table-cell>
          <table:table-cell table:style-name="ce71" office:value-type="string" calcext:value-type="string">
            <text:p>Knowlify (https://www.knowlify.com – choisir « Plateform ») géère des vidéos explicatives à partir d’une instruction et d’une voix choisie.</text:p>
          </table:table-cell>
          <table:table-cell table:style-name="ce71" office:value-type="string" calcext:value-type="string">
            <text:p>https://www.uneiaparjour.fr/knowlify/</text:p>
          </table:table-cell>
          <table:table-cell table:style-name="ce84" office:value-type="string" calcext:value-type="string">
            <text:p>éducation</text:p>
          </table:table-cell>
          <table:table-cell table:style-name="ce84" office:value-type="string" calcext:value-type="string">
            <text:p>vidéo</text:p>
          </table:table-cell>
          <table:table-cell table:number-columns-repeated="4" table:style-name="ce84" office:value-type="string" calcext:value-type="string">
            <text:p/>
          </table:table-cell>
          <table:table-cell table:style-name="ce71" office:value-type="string" calcext:value-type="string">
            <text:p>16/03/2026</text:p>
          </table:table-cell>
          <table:table-cell table:number-columns-repeated="1014"/>
        </table:table-row>
        <table:table-row table:style-name="ro3">
          <table:table-cell table:style-name="ce72" office:value-type="string" calcext:value-type="string">
            <text:p>Gistilo</text:p>
          </table:table-cell>
          <table:table-cell table:style-name="ce72" office:value-type="string" calcext:value-type="string">
            <text:p>Gistilo (https://gistilo.com) résume des vidéos Youtube.</text:p>
          </table:table-cell>
          <table:table-cell table:style-name="ce72" office:value-type="string" calcext:value-type="string">
            <text:p>https://www.uneiaparjour.fr/gistilo/</text:p>
          </table:table-cell>
          <table:table-cell table:style-name="ce85" office:value-type="string" calcext:value-type="string">
            <text:p>youtube</text:p>
          </table:table-cell>
          <table:table-cell table:number-columns-repeated="5" table:style-name="ce85" office:value-type="string" calcext:value-type="string">
            <text:p/>
          </table:table-cell>
          <table:table-cell table:style-name="ce72" office:value-type="string" calcext:value-type="string">
            <text:p>15/03/2026</text:p>
          </table:table-cell>
          <table:table-cell table:number-columns-repeated="1014"/>
        </table:table-row>
        <table:table-row table:style-name="ro3">
          <table:table-cell table:style-name="ce71" office:value-type="string" calcext:value-type="string">
            <text:p>Creen</text:p>
          </table:table-cell>
          <table:table-cell table:style-name="ce71" office:value-type="string" calcext: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calcext:value-type="string">
            <text:p>https://www.uneiaparjour.fr/creen/</text:p>
          </table:table-cell>
          <table:table-cell table:style-name="ce84" office:value-type="string" calcext:value-type="string">
            <text:p>images</text:p>
          </table:table-cell>
          <table:table-cell table:style-name="ce84" office:value-type="string" calcext:value-type="string">
            <text:p>vidéo</text:p>
          </table:table-cell>
          <table:table-cell table:number-columns-repeated="4" table:style-name="ce84" office:value-type="string" calcext:value-type="string">
            <text:p/>
          </table:table-cell>
          <table:table-cell table:style-name="ce71" office:value-type="string" calcext:value-type="string">
            <text:p>14/03/2026</text:p>
          </table:table-cell>
          <table:table-cell table:number-columns-repeated="1014"/>
        </table:table-row>
        <table:table-row table:style-name="ro3">
          <table:table-cell table:style-name="ce71" office:value-type="string" calcext:value-type="string">
            <text:p>Medo</text:p>
          </table:table-cell>
          <table:table-cell table:style-name="ce71" office:value-type="string" calcext:value-type="string">
            <text:p>Medo (https://medo.dev) génère des applications à partir d’une instructionDeux modes de génération, « fast » et « Deep Build », des extensions et des designs sont proposés.</text:p>
          </table:table-cell>
          <table:table-cell table:style-name="ce71" office:value-type="string" calcext:value-type="string">
            <text:p>https://www.uneiaparjour.fr/medo/</text:p>
          </table:table-cell>
          <table:table-cell table:style-name="ce84" office:value-type="string" calcext:value-type="string">
            <text:p>application</text:p>
          </table:table-cell>
          <table:table-cell table:number-columns-repeated="5" table:style-name="ce84" office:value-type="string" calcext:value-type="string">
            <text:p/>
          </table:table-cell>
          <table:table-cell table:style-name="ce71" office:value-type="string" calcext:value-type="string">
            <text:p>13/03/2026</text:p>
          </table:table-cell>
          <table:table-cell table:number-columns-repeated="1014"/>
        </table:table-row>
        <table:table-row table:style-name="ro3">
          <table:table-cell table:style-name="ce72" office:value-type="string" calcext:value-type="string">
            <text:p>Intangible</text:p>
          </table:table-cell>
          <table:table-cell table:style-name="ce72" office:value-type="string" calcext:value-type="string">
            <text:p>Intangible (https://studio.intangible.ai) génère des scènes 3D à partir d’une image.</text:p>
          </table:table-cell>
          <table:table-cell table:style-name="ce72" office:value-type="string" calcext:value-type="string">
            <text:p>https://www.uneiaparjour.fr/intangible/</text:p>
          </table:table-cell>
          <table:table-cell table:style-name="ce85" office:value-type="string" calcext:value-type="string">
            <text:p>images</text:p>
          </table:table-cell>
          <table:table-cell table:style-name="ce85" office:value-type="string" calcext:value-type="string">
            <text:p>images 3D</text:p>
          </table:table-cell>
          <table:table-cell table:style-name="ce85" office:value-type="string" calcext:value-type="string">
            <text:p>vidéo</text:p>
          </table:table-cell>
          <table:table-cell table:number-columns-repeated="3" table:style-name="ce85" office:value-type="string" calcext:value-type="string">
            <text:p/>
          </table:table-cell>
          <table:table-cell table:style-name="ce72" office:value-type="string" calcext:value-type="string">
            <text:p>12/03/2026</text:p>
          </table:table-cell>
          <table:table-cell table:number-columns-repeated="1014"/>
        </table:table-row>
        <table:table-row table:style-name="ro3">
          <table:table-cell table:style-name="ce71" office:value-type="string" calcext:value-type="string">
            <text:p>Cloudfare Build</text:p>
          </table:table-cell>
          <table:table-cell table:style-name="ce71" office:value-type="string" calcext: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calcext:value-type="string">
            <text:p>https://www.uneiaparjour.fr/cloudfare-build/</text:p>
          </table:table-cell>
          <table:table-cell table:style-name="ce84" office:value-type="string" calcext:value-type="string">
            <text:p>application</text:p>
          </table:table-cell>
          <table:table-cell table:style-name="ce84" office:value-type="string" calcext:value-type="string">
            <text:p>usage illimité</text:p>
          </table:table-cell>
          <table:table-cell table:number-columns-repeated="4" table:style-name="ce84" office:value-type="string" calcext:value-type="string">
            <text:p/>
          </table:table-cell>
          <table:table-cell table:style-name="ce71" office:value-type="string" calcext:value-type="string">
            <text:p>11/03/2026</text:p>
          </table:table-cell>
          <table:table-cell table:number-columns-repeated="1014"/>
        </table:table-row>
        <table:table-row table:style-name="ro3">
          <table:table-cell table:style-name="ce72" office:value-type="string" calcext:value-type="string">
            <text:p>Trivia Pixel</text:p>
          </table:table-cell>
          <table:table-cell table:style-name="ce72" office:value-type="string" calcext:value-type="string">
            <text:p>Trivia Pixel (https://www.triviapixel.com/) génére des quiz à partir d’un thème donné, à réaliser en solo ou en mode compétition.</text:p>
          </table:table-cell>
          <table:table-cell table:style-name="ce72" office:value-type="string" calcext:value-type="string">
            <text:p>https://www.uneiaparjour.fr/trivia-pixel/</text:p>
          </table:table-cell>
          <table:table-cell table:style-name="ce85" office:value-type="string" calcext:value-type="string">
            <text:p>quiz et flashcards</text:p>
          </table:table-cell>
          <table:table-cell table:style-name="ce85" office:value-type="string" calcext:value-type="string">
            <text:p>sans compte</text:p>
          </table:table-cell>
          <table:table-cell table:style-name="ce85" office:value-type="string" calcext:value-type="string">
            <text:p>usage illimité</text:p>
          </table:table-cell>
          <table:table-cell table:number-columns-repeated="3" table:style-name="ce85" office:value-type="string" calcext:value-type="string">
            <text:p/>
          </table:table-cell>
          <table:table-cell table:style-name="ce72" office:value-type="string" calcext:value-type="string">
            <text:p>10/03/2026</text:p>
          </table:table-cell>
          <table:table-cell table:number-columns-repeated="1014"/>
        </table:table-row>
        <table:table-row table:style-name="ro3">
          <table:table-cell table:style-name="ce71" office:value-type="string" calcext:value-type="string">
            <text:p>Pandada</text:p>
          </table:table-cell>
          <table:table-cell table:style-name="ce71" office:value-type="string" calcext:value-type="string">
            <text:p>Pandada (https://pandada.ai/) est un chatbot spécialisé dans l’analyse de données et dans les recherches complexes.</text:p>
          </table:table-cell>
          <table:table-cell table:style-name="ce71" office:value-type="string" calcext:value-type="string">
            <text:p>https://www.uneiaparjour.fr/pandada/</text:p>
          </table:table-cell>
          <table:table-cell table:style-name="ce84" office:value-type="string" calcext:value-type="string">
            <text:p>chatbot</text:p>
          </table:table-cell>
          <table:table-cell table:style-name="ce84" office:value-type="string" calcext:value-type="string">
            <text:p>données</text:p>
          </table:table-cell>
          <table:table-cell table:style-name="ce84" office:value-type="string" calcext:value-type="string">
            <text:p>recherche</text:p>
          </table:table-cell>
          <table:table-cell table:number-columns-repeated="3" table:style-name="ce84" office:value-type="string" calcext:value-type="string">
            <text:p/>
          </table:table-cell>
          <table:table-cell table:style-name="ce71" office:value-type="string" calcext:value-type="string">
            <text:p>09/03/2026</text:p>
          </table:table-cell>
          <table:table-cell table:number-columns-repeated="1014"/>
        </table:table-row>
        <table:table-row table:style-name="ro3">
          <table:table-cell table:style-name="ce72" office:value-type="string" calcext:value-type="string">
            <text:p>Ai pdf reader</text:p>
          </table:table-cell>
          <table:table-cell table:style-name="ce72" office:value-type="string" calcext:value-type="string">
            <text:p>Ai pdf reader (https://aipdfreader.net/fr) résume des documents pdf et permet de les interroger via un chatbot.</text:p>
          </table:table-cell>
          <table:table-cell table:style-name="ce72" office:value-type="string" calcext:value-type="string">
            <text:p>https://www.uneiaparjour.fr/ai-pdf-reader/</text:p>
          </table:table-cell>
          <table:table-cell table:style-name="ce85" office:value-type="string" calcext:value-type="string">
            <text:p>chatbot</text:p>
          </table:table-cell>
          <table:table-cell table:style-name="ce85" office:value-type="string" calcext:value-type="string">
            <text:p>documents</text:p>
          </table:table-cell>
          <table:table-cell table:style-name="ce85" office:value-type="string" calcext:value-type="string">
            <text:p>sans compte</text:p>
          </table:table-cell>
          <table:table-cell table:style-name="ce85" office:value-type="string" calcext:value-type="string">
            <text:p>usage illimité</text:p>
          </table:table-cell>
          <table:table-cell table:number-columns-repeated="2" table:style-name="ce85" office:value-type="string" calcext:value-type="string">
            <text:p/>
          </table:table-cell>
          <table:table-cell table:style-name="ce72" office:value-type="string" calcext:value-type="string">
            <text:p>08/03/2026</text:p>
          </table:table-cell>
          <table:table-cell table:number-columns-repeated="1014"/>
        </table:table-row>
        <table:table-row table:style-name="ro3">
          <table:table-cell table:style-name="ce72" office:value-type="string" calcext:value-type="string">
            <text:p>Flames</text:p>
          </table:table-cell>
          <table:table-cell table:style-name="ce72" office:value-type="string" calcext:value-type="string">
            <text:p>Flames (https://flames.blue/) génère des applications à partir d’une instruction.</text:p>
          </table:table-cell>
          <table:table-cell table:style-name="ce72" office:value-type="string" calcext:value-type="string">
            <text:p>https://www.uneiaparjour.fr/flames/</text:p>
          </table:table-cell>
          <table:table-cell table:style-name="ce85" office:value-type="string" calcext:value-type="string">
            <text:p>application</text:p>
          </table:table-cell>
          <table:table-cell table:number-columns-repeated="5" table:style-name="ce85" office:value-type="string" calcext:value-type="string">
            <text:p/>
          </table:table-cell>
          <table:table-cell table:style-name="ce72" office:value-type="string" calcext:value-type="string">
            <text:p>07/03/2026</text:p>
          </table:table-cell>
          <table:table-cell table:number-columns-repeated="1014"/>
        </table:table-row>
        <table:table-row table:style-name="ro3">
          <table:table-cell table:style-name="ce71" office:value-type="string" calcext:value-type="string">
            <text:p>Formhug</text:p>
          </table:table-cell>
          <table:table-cell table:style-name="ce71" office:value-type="string" calcext:value-type="string">
            <text:p>Formhug (https://formhug.ai/) propose la création de formulaire, de quiz sans ou avec l’aide de l’IA générative.</text:p>
          </table:table-cell>
          <table:table-cell table:style-name="ce71" office:value-type="string" calcext:value-type="string">
            <text:p>https://www.uneiaparjour.fr/formhug/</text:p>
          </table:table-cell>
          <table:table-cell table:style-name="ce84" office:value-type="string" calcext:value-type="string">
            <text:p>quiz et flashcards</text:p>
          </table:table-cell>
          <table:table-cell table:number-columns-repeated="5" table:style-name="ce84" office:value-type="string" calcext:value-type="string">
            <text:p/>
          </table:table-cell>
          <table:table-cell table:style-name="ce71" office:value-type="string" calcext:value-type="string">
            <text:p>06/03/2026</text:p>
          </table:table-cell>
          <table:table-cell table:number-columns-repeated="1014"/>
        </table:table-row>
        <table:table-row table:style-name="ro3">
          <table:table-cell table:style-name="ce72" office:value-type="string" calcext:value-type="string">
            <text:p>Axell</text:p>
          </table:table-cell>
          <table:table-cell table:style-name="ce72" office:value-type="string" calcext: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calcext:value-type="string">
            <text:p>https://www.uneiaparjour.fr/axell/</text:p>
          </table:table-cell>
          <table:table-cell table:style-name="ce85" office:value-type="string" calcext:value-type="string">
            <text:p>chatbot</text:p>
          </table:table-cell>
          <table:table-cell table:style-name="ce85" office:value-type="string" calcext:value-type="string">
            <text:p>images</text:p>
          </table:table-cell>
          <table:table-cell table:style-name="ce85" office:value-type="string" calcext:value-type="string">
            <text:p>texte</text:p>
          </table:table-cell>
          <table:table-cell table:style-name="ce85" office:value-type="string" calcext:value-type="string">
            <text:p>vidéo</text:p>
          </table:table-cell>
          <table:table-cell table:number-columns-repeated="2" table:style-name="ce85" office:value-type="string" calcext:value-type="string">
            <text:p/>
          </table:table-cell>
          <table:table-cell table:style-name="ce72" office:value-type="string" calcext:value-type="string">
            <text:p>05/03/2026</text:p>
          </table:table-cell>
          <table:table-cell table:number-columns-repeated="1014"/>
        </table:table-row>
        <table:table-row table:style-name="ro3">
          <table:table-cell table:style-name="ce71" office:value-type="string" calcext:value-type="string">
            <text:p>Komos</text:p>
          </table:table-cell>
          <table:table-cell table:style-name="ce71" office:value-type="string" calcext:value-type="string">
            <text:p>Komos (https://www.komos.ai/) est un ensemble d’agents qui permettent d’automatiser des tâches sur le web.</text:p>
          </table:table-cell>
          <table:table-cell table:style-name="ce71" office:value-type="string" calcext:value-type="string">
            <text:p>https://www.uneiaparjour.fr/komos/</text:p>
          </table:table-cell>
          <table:table-cell table:style-name="ce84" office:value-type="string" calcext:value-type="string">
            <text:p>automatisation</text:p>
          </table:table-cell>
          <table:table-cell table:number-columns-repeated="5" table:style-name="ce84" office:value-type="string" calcext:value-type="string">
            <text:p/>
          </table:table-cell>
          <table:table-cell table:style-name="ce71" office:value-type="string" calcext:value-type="string">
            <text:p>04/03/2026</text:p>
          </table:table-cell>
          <table:table-cell table:number-columns-repeated="1014"/>
        </table:table-row>
        <table:table-row table:style-name="ro3">
          <table:table-cell table:style-name="ce72" office:value-type="string" calcext:value-type="string">
            <text:p>Arcanon</text:p>
          </table:table-cell>
          <table:table-cell table:style-name="ce72" office:value-type="string" calcext:value-type="string">
            <text:p>Arcanon (https://arcanon-ai.vercel.app/) convoque les pensées de Descartes, Artistote, Machiaviel et Han Fei autour d’un sujet proposé.</text:p>
          </table:table-cell>
          <table:table-cell table:style-name="ce72" office:value-type="string" calcext:value-type="string">
            <text:p>https://www.uneiaparjour.fr/arcanon/</text:p>
          </table:table-cell>
          <table:table-cell table:style-name="ce85" office:value-type="string" calcext:value-type="string">
            <text:p>chatbot</text:p>
          </table:table-cell>
          <table:table-cell table:style-name="ce85" office:value-type="string" calcext:value-type="string">
            <text:p>éducation</text:p>
          </table:table-cell>
          <table:table-cell table:style-name="ce85" office:value-type="string" calcext:value-type="string">
            <text:p>texte</text:p>
          </table:table-cell>
          <table:table-cell table:number-columns-repeated="3" table:style-name="ce85" office:value-type="string" calcext:value-type="string">
            <text:p/>
          </table:table-cell>
          <table:table-cell table:style-name="ce72" office:value-type="string" calcext:value-type="string">
            <text:p>03/03/2026</text:p>
          </table:table-cell>
          <table:table-cell table:number-columns-repeated="1014"/>
        </table:table-row>
        <table:table-row table:style-name="ro3">
          <table:table-cell table:style-name="ce71" office:value-type="string" calcext:value-type="string">
            <text:p>Monodesk</text:p>
          </table:table-cell>
          <table:table-cell table:style-name="ce71" office:value-type="string" calcext: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calcext:value-type="string">
            <text:p>https://www.uneiaparjour.fr/monodesk/</text:p>
          </table:table-cell>
          <table:table-cell table:style-name="ce84" office:value-type="string" calcext:value-type="string">
            <text:p>automatisation</text:p>
          </table:table-cell>
          <table:table-cell table:style-name="ce84" office:value-type="string" calcext:value-type="string">
            <text:p>chatbot</text:p>
          </table:table-cell>
          <table:table-cell table:style-name="ce84" office:value-type="string" calcext:value-type="string">
            <text:p>usage illimité</text:p>
          </table:table-cell>
          <table:table-cell table:number-columns-repeated="3" table:style-name="ce84" office:value-type="string" calcext:value-type="string">
            <text:p/>
          </table:table-cell>
          <table:table-cell table:style-name="ce71" office:value-type="string" calcext:value-type="string">
            <text:p>02/03/2026</text:p>
          </table:table-cell>
          <table:table-cell table:number-columns-repeated="1014"/>
        </table:table-row>
        <table:table-row table:style-name="ro3">
          <table:table-cell table:style-name="ce72" office:value-type="string" calcext:value-type="string">
            <text:p>Mercury 2</text:p>
          </table:table-cell>
          <table:table-cell table:style-name="ce72" office:value-type="string" calcext: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calcext:value-type="string">
            <text:p>https://www.uneiaparjour.fr/mercury-2/</text:p>
          </table:table-cell>
          <table:table-cell table:style-name="ce85" office:value-type="string" calcext:value-type="string">
            <text:p>chatbot</text:p>
          </table:table-cell>
          <table:table-cell table:style-name="ce85" office:value-type="string" calcext:value-type="string">
            <text:p>LLM</text:p>
          </table:table-cell>
          <table:table-cell table:style-name="ce85" office:value-type="string" calcext:value-type="string">
            <text:p>texte</text:p>
          </table:table-cell>
          <table:table-cell table:style-name="ce85" office:value-type="string" calcext:value-type="string">
            <text:p>usage illimité</text:p>
          </table:table-cell>
          <table:table-cell table:number-columns-repeated="2" table:style-name="ce85" office:value-type="string" calcext:value-type="string">
            <text:p/>
          </table:table-cell>
          <table:table-cell table:style-name="ce72" office:value-type="string" calcext:value-type="string">
            <text:p>01/03/2026</text:p>
          </table:table-cell>
          <table:table-cell table:number-columns-repeated="1014"/>
        </table:table-row>
        <table:table-row table:style-name="ro3">
          <table:table-cell table:style-name="ce72" office:value-type="string" calcext:value-type="string">
            <text:p>Variant</text:p>
          </table:table-cell>
          <table:table-cell table:style-name="ce72" office:value-type="string" calcext:value-type="string">
            <text:p>Variant (https://variant.com/) génère des designs de sites ou d’applications à partir d’une instruction.</text:p>
          </table:table-cell>
          <table:table-cell table:style-name="ce72" office:value-type="string" calcext:value-type="string">
            <text:p>https://www.uneiaparjour.fr/variant/</text:p>
          </table:table-cell>
          <table:table-cell table:style-name="ce85" office:value-type="string" calcext:value-type="string">
            <text:p>application</text:p>
          </table:table-cell>
          <table:table-cell table:style-name="ce85" office:value-type="string" calcext:value-type="string">
            <text:p>site web</text:p>
          </table:table-cell>
          <table:table-cell table:number-columns-repeated="4" table:style-name="ce85" office:value-type="string" calcext:value-type="string">
            <text:p/>
          </table:table-cell>
          <table:table-cell table:style-name="ce72" office:value-type="string" calcext:value-type="string">
            <text:p>28/02/2026</text:p>
          </table:table-cell>
          <table:table-cell table:number-columns-repeated="1014"/>
        </table:table-row>
        <table:table-row table:style-name="ro3">
          <table:table-cell table:style-name="ce71" office:value-type="string" calcext:value-type="string">
            <text:p>Anuma</text:p>
          </table:table-cell>
          <table:table-cell table:style-name="ce71" office:value-type="string" calcext:value-type="string">
            <text:p>Anuma (https://www.anuma.ai/) est un chatbot texte et image intégrant plusieurs modèles dans deux modes : privé et public.</text:p>
          </table:table-cell>
          <table:table-cell table:style-name="ce71" office:value-type="string" calcext:value-type="string">
            <text:p>https://www.uneiaparjour.fr/anuma/</text:p>
          </table:table-cell>
          <table:table-cell table:style-name="ce84" office:value-type="string" calcext:value-type="string">
            <text:p>chatbot</text:p>
          </table:table-cell>
          <table:table-cell table:style-name="ce84" office:value-type="string" calcext:value-type="string">
            <text:p>images</text:p>
          </table:table-cell>
          <table:table-cell table:style-name="ce84" office:value-type="string" calcext:value-type="string">
            <text:p>texte</text:p>
          </table:table-cell>
          <table:table-cell table:number-columns-repeated="3" table:style-name="ce84" office:value-type="string" calcext:value-type="string">
            <text:p/>
          </table:table-cell>
          <table:table-cell table:style-name="ce71" office:value-type="string" calcext:value-type="string">
            <text:p>27/02/2026</text:p>
          </table:table-cell>
          <table:table-cell table:number-columns-repeated="1014"/>
        </table:table-row>
        <table:table-row table:style-name="ro3">
          <table:table-cell table:style-name="ce72" office:value-type="string" calcext:value-type="string">
            <text:p>Flow + Nano Banana 2</text:p>
          </table:table-cell>
          <table:table-cell table:style-name="ce72" office:value-type="string" calcext:value-type="string">
            <text:p>Flow (https://labs.google/fx/fr/tools/flow/) génère des vidéos sonorisées à partir d’une instruction texte qui peut être augmentée d’images.</text:p>
          </table:table-cell>
          <table:table-cell table:style-name="ce72" office:value-type="string" calcext:value-type="string">
            <text:p>https://www.uneiaparjour.fr/flow-nano-banana-2/</text:p>
          </table:table-cell>
          <table:table-cell table:style-name="ce85" office:value-type="string" calcext:value-type="string">
            <text:p>images</text:p>
          </table:table-cell>
          <table:table-cell table:style-name="ce85" office:value-type="string" calcext:value-type="string">
            <text:p>vidéo</text:p>
          </table:table-cell>
          <table:table-cell table:number-columns-repeated="4" table:style-name="ce85" office:value-type="string" calcext:value-type="string">
            <text:p/>
          </table:table-cell>
          <table:table-cell table:style-name="ce72" office:value-type="string" calcext:value-type="string">
            <text:p>26/02/2026</text:p>
          </table:table-cell>
          <table:table-cell table:number-columns-repeated="1014"/>
        </table:table-row>
        <table:table-row table:style-name="ro3">
          <table:table-cell table:style-name="ce71" office:value-type="string" calcext:value-type="string">
            <text:p>Runable</text:p>
          </table:table-cell>
          <table:table-cell table:style-name="ce71" office:value-type="string" calcext:value-type="string">
            <text:p>Runable (https://runable.com) réunit dans une même application plusieurs modèles récents et agents pour générer différents types de contenus texte, image, vidéo et voix.</text:p>
          </table:table-cell>
          <table:table-cell table:style-name="ce71" office:value-type="string" calcext:value-type="string">
            <text:p>https://www.uneiaparjour.fr/runable/</text:p>
          </table:table-cell>
          <table:table-cell table:style-name="ce84" office:value-type="string" calcext:value-type="string">
            <text:p>chatbot</text:p>
          </table:table-cell>
          <table:table-cell table:style-name="ce84" office:value-type="string" calcext:value-type="string">
            <text:p>images</text:p>
          </table:table-cell>
          <table:table-cell table:style-name="ce84" office:value-type="string" calcext:value-type="string">
            <text:p>infographie</text:p>
          </table:table-cell>
          <table:table-cell table:style-name="ce84" office:value-type="string" calcext:value-type="string">
            <text:p>site web</text:p>
          </table:table-cell>
          <table:table-cell table:style-name="ce84" office:value-type="string" calcext:value-type="string">
            <text:p>vidéo</text:p>
          </table:table-cell>
          <table:table-cell table:style-name="ce84" office:value-type="string" calcext:value-type="string">
            <text:p>voix</text:p>
          </table:table-cell>
          <table:table-cell table:style-name="ce71" office:value-type="string" calcext:value-type="string">
            <text:p>25/02/2026</text:p>
          </table:table-cell>
          <table:table-cell table:number-columns-repeated="1014"/>
        </table:table-row>
        <table:table-row table:style-name="ro3">
          <table:table-cell table:style-name="ce72" office:value-type="string" calcext:value-type="string">
            <text:p>Litgrades</text:p>
          </table:table-cell>
          <table:table-cell table:style-name="ce72" office:value-type="string" calcext:value-type="string">
            <text:p>Litgrades (https://litgrades.com/) génère des flashcards, des fiches de travail pour les enseignants et des fiches de révision à partir d’une instruction et des sujets liés.</text:p>
          </table:table-cell>
          <table:table-cell table:style-name="ce72" office:value-type="string" calcext:value-type="string">
            <text:p>https://www.uneiaparjour.fr/litgrades/</text:p>
          </table:table-cell>
          <table:table-cell table:style-name="ce85" office:value-type="string" calcext:value-type="string">
            <text:p>éducation</text:p>
          </table:table-cell>
          <table:table-cell table:style-name="ce85" office:value-type="string" calcext:value-type="string">
            <text:p>quiz et flashcards</text:p>
          </table:table-cell>
          <table:table-cell table:style-name="ce85" office:value-type="string" calcext:value-type="string">
            <text:p>usage illimité</text:p>
          </table:table-cell>
          <table:table-cell table:number-columns-repeated="3" table:style-name="ce85" office:value-type="string" calcext:value-type="string">
            <text:p/>
          </table:table-cell>
          <table:table-cell table:style-name="ce72" office:value-type="string" calcext:value-type="string">
            <text:p>24/02/2026</text:p>
          </table:table-cell>
          <table:table-cell table:number-columns-repeated="1014"/>
        </table:table-row>
        <table:table-row table:style-name="ro3">
          <table:table-cell table:style-name="ce71" office:value-type="string" calcext:value-type="string">
            <text:p>Findtube</text:p>
          </table:table-cell>
          <table:table-cell table:style-name="ce71" office:value-type="string" calcext:value-type="string">
            <text:p>Findtube (https://findtube.ai/) couple moteur de recherche spécialisé dans les vidéos Youtube et modules d’apprentissages qui s’appuyent sur ces mêmes vidéos.</text:p>
          </table:table-cell>
          <table:table-cell table:style-name="ce71" office:value-type="string" calcext:value-type="string">
            <text:p>https://www.uneiaparjour.fr/findtube/</text:p>
          </table:table-cell>
          <table:table-cell table:style-name="ce84" office:value-type="string" calcext:value-type="string">
            <text:p>éducation</text:p>
          </table:table-cell>
          <table:table-cell table:style-name="ce84" office:value-type="string" calcext:value-type="string">
            <text:p>youtube</text:p>
          </table:table-cell>
          <table:table-cell table:number-columns-repeated="4" table:style-name="ce84" office:value-type="string" calcext:value-type="string">
            <text:p/>
          </table:table-cell>
          <table:table-cell table:style-name="ce71" office:value-type="string" calcext:value-type="string">
            <text:p>23/02/2026</text:p>
          </table:table-cell>
          <table:table-cell table:number-columns-repeated="1014"/>
        </table:table-row>
        <table:table-row table:style-name="ro3">
          <table:table-cell table:style-name="ce72" office:value-type="string" calcext:value-type="string">
            <text:p>Gemini Music (Lyria 3)</text:p>
          </table:table-cell>
          <table:table-cell table:style-name="ce72" office:value-type="string" calcext:value-type="string">
            <text:p>Lyria 3 est le modèle de génération de musique intégré à Gemini (description : https://deepmind.google/models/lyria/ et accès direct : https://gemini.google.com/music).</text:p>
          </table:table-cell>
          <table:table-cell table:style-name="ce72" office:value-type="string" calcext:value-type="string">
            <text:p>https://www.uneiaparjour.fr/gemini-music-lyria-3/</text:p>
          </table:table-cell>
          <table:table-cell table:style-name="ce85" office:value-type="string" calcext:value-type="string">
            <text:p>musique</text:p>
          </table:table-cell>
          <table:table-cell table:number-columns-repeated="5" table:style-name="ce85" office:value-type="string" calcext:value-type="string">
            <text:p/>
          </table:table-cell>
          <table:table-cell table:style-name="ce72" office:value-type="string" calcext:value-type="string">
            <text:p>22/02/2026</text:p>
          </table:table-cell>
          <table:table-cell table:number-columns-repeated="1014"/>
        </table:table-row>
        <table:table-row table:style-name="ro3">
          <table:table-cell table:style-name="ce71" office:value-type="string" calcext:value-type="string">
            <text:p>Deep Scholar</text:p>
          </table:table-cell>
          <table:table-cell table:style-name="ce71" office:value-type="string" calcext: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calcext:value-type="string">
            <text:p>https://www.uneiaparjour.fr/deep-scholar/</text:p>
          </table:table-cell>
          <table:table-cell table:style-name="ce84" office:value-type="string" calcext:value-type="string">
            <text:p>open source</text:p>
          </table:table-cell>
          <table:table-cell table:style-name="ce84" office:value-type="string" calcext:value-type="string">
            <text:p>recherche</text:p>
          </table:table-cell>
          <table:table-cell table:style-name="ce84" office:value-type="string" calcext:value-type="string">
            <text:p>texte</text:p>
          </table:table-cell>
          <table:table-cell table:style-name="ce84" office:value-type="string" calcext:value-type="string">
            <text:p>usage illimité</text:p>
          </table:table-cell>
          <table:table-cell table:number-columns-repeated="2" table:style-name="ce84" office:value-type="string" calcext:value-type="string">
            <text:p/>
          </table:table-cell>
          <table:table-cell table:style-name="ce71" office:value-type="string" calcext:value-type="string">
            <text:p>21/02/2026</text:p>
          </table:table-cell>
          <table:table-cell table:number-columns-repeated="1014"/>
        </table:table-row>
        <table:table-row table:style-name="ro3">
          <table:table-cell table:style-name="ce71" office:value-type="string" calcext:value-type="string">
            <text:p>Figy</text:p>
          </table:table-cell>
          <table:table-cell table:style-name="ce71" office:value-type="string" calcext:value-type="string">
            <text:p>Figy (https://figy.ai) génère des flashcards à partir d’un document.Trois types de cartes sont proposés : questions / réponses, texte à trou et choix multiples.</text:p>
          </table:table-cell>
          <table:table-cell table:style-name="ce71" office:value-type="string" calcext:value-type="string">
            <text:p>https://www.uneiaparjour.fr/figy/</text:p>
          </table:table-cell>
          <table:table-cell table:style-name="ce84" office:value-type="string" calcext:value-type="string">
            <text:p>quiz et flashcards</text:p>
          </table:table-cell>
          <table:table-cell table:style-name="ce84" office:value-type="string" calcext:value-type="string">
            <text:p>usage illimité</text:p>
          </table:table-cell>
          <table:table-cell table:number-columns-repeated="4" table:style-name="ce84" office:value-type="string" calcext:value-type="string">
            <text:p/>
          </table:table-cell>
          <table:table-cell table:style-name="ce71" office:value-type="string" calcext:value-type="string">
            <text:p>20/02/2026</text:p>
          </table:table-cell>
          <table:table-cell table:number-columns-repeated="1014"/>
        </table:table-row>
        <table:table-row table:style-name="ro3">
          <table:table-cell table:style-name="ce72" office:value-type="string" calcext:value-type="string">
            <text:p>Teachermatics</text:p>
          </table:table-cell>
          <table:table-cell table:style-name="ce72" office:value-type="string" calcext:value-type="string">
            <text:p>Teachermatics (https://teachermatic.com/) regroupe un ensemble de générateurs dédiés à l’enseignement (plus de 80 : plans de cours, quizz, flashcards, questions, etc.).</text:p>
          </table:table-cell>
          <table:table-cell table:style-name="ce72" office:value-type="string" calcext:value-type="string">
            <text:p>https://www.uneiaparjour.fr/teachermatics/</text:p>
          </table:table-cell>
          <table:table-cell table:style-name="ce85" office:value-type="string" calcext:value-type="string">
            <text:p>éducation</text:p>
          </table:table-cell>
          <table:table-cell table:style-name="ce85" office:value-type="string" calcext:value-type="string">
            <text:p>quiz et flashcards</text:p>
          </table:table-cell>
          <table:table-cell table:style-name="ce85" office:value-type="string" calcext:value-type="string">
            <text:p>texte</text:p>
          </table:table-cell>
          <table:table-cell table:number-columns-repeated="3" table:style-name="ce85" office:value-type="string" calcext:value-type="string">
            <text:p/>
          </table:table-cell>
          <table:table-cell table:style-name="ce72" office:value-type="string" calcext:value-type="string">
            <text:p>19/02/2026</text:p>
          </table:table-cell>
          <table:table-cell table:number-columns-repeated="1014"/>
        </table:table-row>
        <table:table-row table:style-name="ro3">
          <table:table-cell table:style-name="ce71" office:value-type="string" calcext:value-type="string">
            <text:p>Slides orator</text:p>
          </table:table-cell>
          <table:table-cell table:style-name="ce71" office:value-type="string" calcext:value-type="string">
            <text:p>Slides orator (https://www.slidesorator.com/) génère une vidéo explicative avec un avatar 3D audio à partir d’un pdf.</text:p>
          </table:table-cell>
          <table:table-cell table:style-name="ce71" office:value-type="string" calcext:value-type="string">
            <text:p>https://www.uneiaparjour.fr/slides-orator/</text:p>
          </table:table-cell>
          <table:table-cell table:style-name="ce84" office:value-type="string" calcext:value-type="string">
            <text:p>chatbot</text:p>
          </table:table-cell>
          <table:table-cell table:style-name="ce84" office:value-type="string" calcext:value-type="string">
            <text:p>présentation</text:p>
          </table:table-cell>
          <table:table-cell table:style-name="ce84" office:value-type="string" calcext:value-type="string">
            <text:p>vidéo</text:p>
          </table:table-cell>
          <table:table-cell table:style-name="ce84" office:value-type="string" calcext:value-type="string">
            <text:p>voix</text:p>
          </table:table-cell>
          <table:table-cell table:number-columns-repeated="2" table:style-name="ce84" office:value-type="string" calcext:value-type="string">
            <text:p/>
          </table:table-cell>
          <table:table-cell table:style-name="ce71" office:value-type="string" calcext:value-type="string">
            <text:p>18/02/2026</text:p>
          </table:table-cell>
          <table:table-cell table:number-columns-repeated="1014"/>
        </table:table-row>
        <table:table-row table:style-name="ro3">
          <table:table-cell table:style-name="ce72" office:value-type="string" calcext:value-type="string">
            <text:p>Doodle Duel</text:p>
          </table:table-cell>
          <table:table-cell table:style-name="ce72" office:value-type="string" calcext: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calcext:value-type="string">
            <text:p>https://www.uneiaparjour.fr/doodle-duel/</text:p>
          </table:table-cell>
          <table:table-cell table:style-name="ce85" office:value-type="string" calcext:value-type="string">
            <text:p>jeu vidéo</text:p>
          </table:table-cell>
          <table:table-cell table:number-columns-repeated="5" table:style-name="ce85" office:value-type="string" calcext:value-type="string">
            <text:p/>
          </table:table-cell>
          <table:table-cell table:style-name="ce72" office:value-type="string" calcext:value-type="string">
            <text:p>17/02/2026</text:p>
          </table:table-cell>
          <table:table-cell table:number-columns-repeated="1014"/>
        </table:table-row>
        <table:table-row table:style-name="ro3">
          <table:table-cell table:style-name="ce71" office:value-type="string" calcext:value-type="string">
            <text:p>VoooAI</text:p>
          </table:table-cell>
          <table:table-cell table:style-name="ce71" office:value-type="string" calcext: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calcext:value-type="string">
            <text:p>https://www.uneiaparjour.fr/voooai/</text:p>
          </table:table-cell>
          <table:table-cell table:style-name="ce84" office:value-type="string" calcext:value-type="string">
            <text:p>images</text:p>
          </table:table-cell>
          <table:table-cell table:style-name="ce84" office:value-type="string" calcext:value-type="string">
            <text:p>musique</text:p>
          </table:table-cell>
          <table:table-cell table:style-name="ce84" office:value-type="string" calcext:value-type="string">
            <text:p>vidéo</text:p>
          </table:table-cell>
          <table:table-cell table:number-columns-repeated="3" table:style-name="ce84" office:value-type="string" calcext:value-type="string">
            <text:p/>
          </table:table-cell>
          <table:table-cell table:style-name="ce71" office:value-type="string" calcext:value-type="string">
            <text:p>16/02/2026</text:p>
          </table:table-cell>
          <table:table-cell table:number-columns-repeated="1014"/>
        </table:table-row>
        <table:table-row table:style-name="ro3">
          <table:table-cell table:style-name="ce72" office:value-type="string" calcext:value-type="string">
            <text:p>Inkr</text:p>
          </table:table-cell>
          <table:table-cell table:style-name="ce72" office:value-type="string" calcext:value-type="string">
            <text:p>Inkr (https://inkr.app/) retranscrit de l’audio issu de fichiers audio ou vidéo, d’une URL ou d’un enregistrement en direct.</text:p>
          </table:table-cell>
          <table:table-cell table:style-name="ce72" office:value-type="string" calcext:value-type="string">
            <text:p>https://www.uneiaparjour.fr/inkr/</text:p>
          </table:table-cell>
          <table:table-cell table:style-name="ce85" office:value-type="string" calcext:value-type="string">
            <text:p>chatbot</text:p>
          </table:table-cell>
          <table:table-cell table:style-name="ce85" office:value-type="string" calcext:value-type="string">
            <text:p>documents</text:p>
          </table:table-cell>
          <table:table-cell table:style-name="ce85" office:value-type="string" calcext:value-type="string">
            <text:p>voix</text:p>
          </table:table-cell>
          <table:table-cell table:style-name="ce85" office:value-type="string" calcext:value-type="string">
            <text:p>youtube</text:p>
          </table:table-cell>
          <table:table-cell table:number-columns-repeated="2" table:style-name="ce85" office:value-type="string" calcext:value-type="string">
            <text:p/>
          </table:table-cell>
          <table:table-cell table:style-name="ce72" office:value-type="string" calcext:value-type="string">
            <text:p>15/02/2026</text:p>
          </table:table-cell>
          <table:table-cell table:number-columns-repeated="1014"/>
        </table:table-row>
        <table:table-row table:style-name="ro1">
          <table:table-cell table:style-name="ce73" office:value-type="string" calcext:value-type="string">
            <text:p>Muses</text:p>
          </table:table-cell>
          <table:table-cell table:style-name="ce73" office:value-type="string" calcext: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calcext:value-type="string">
            <text:p>https://www.uneiaparjour.fr/muses/</text:p>
          </table:table-cell>
          <table:table-cell table:style-name="ce73" office:value-type="string" calcext:value-type="string">
            <text:p>texte</text:p>
          </table:table-cell>
          <table:table-cell table:style-name="ce86" table:number-columns-repeated="5"/>
          <table:table-cell table:style-name="ce91" office:value-type="date" office:date-value="2026-02-14" calcext: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ler</text:p>
          </table:table-cell>
          <table:table-cell table:style-name="ce73" office:value-type="string" calcext: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calcext:value-type="string">
            <text:p>https://www.uneiaparjour.fr/eler/</text:p>
          </table:table-cell>
          <table:table-cell table:style-name="ce73" office:value-type="string" calcext:value-type="string">
            <text:p>images</text:p>
          </table:table-cell>
          <table:table-cell table:style-name="ce73" office:value-type="string" calcext:value-type="string">
            <text:p>images 3D</text:p>
          </table:table-cell>
          <table:table-cell table:style-name="ce73" office:value-type="string" calcext:value-type="string">
            <text:p>usage illimité</text:p>
          </table:table-cell>
          <table:table-cell table:style-name="ce86" table:number-columns-repeated="3"/>
          <table:table-cell table:style-name="ce91" office:value-type="date" office:date-value="2026-02-13" calcext: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eeso</text:p>
          </table:table-cell>
          <table:table-cell table:style-name="ce73" office:value-type="string" calcext: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calcext:value-type="string">
            <text:p>https://www.uneiaparjour.fr/veeso/</text:p>
          </table:table-cell>
          <table:table-cell table:style-name="ce73" office:value-type="string" calcext:value-type="string">
            <text:p>images</text:p>
          </table:table-cell>
          <table:table-cell table:style-name="ce73" office:value-type="string" calcext:value-type="string">
            <text:p>infographie</text:p>
          </table:table-cell>
          <table:table-cell table:style-name="ce73" office:value-type="string" calcext:value-type="string">
            <text:p>présentation</text:p>
          </table:table-cell>
          <table:table-cell table:style-name="ce73" office:value-type="string" calcext:value-type="string">
            <text:p>texte</text:p>
          </table:table-cell>
          <table:table-cell table:style-name="ce86" table:number-columns-repeated="2"/>
          <table:table-cell table:style-name="ce91" office:value-type="date" office:date-value="2026-02-12" calcext: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abbit Hole</text:p>
          </table:table-cell>
          <table:table-cell table:style-name="ce73" office:value-type="string" calcext: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calcext:value-type="string">
            <text:p>https://www.uneiaparjour.fr/rabbit-hole/</text:p>
          </table:table-cell>
          <table:table-cell table:style-name="ce73" office:value-type="string" calcext:value-type="string">
            <text:p>mindmap</text:p>
          </table:table-cell>
          <table:table-cell table:style-name="ce73" office:value-type="string" calcext:value-type="string">
            <text:p>recherche</text:p>
          </table:table-cell>
          <table:table-cell table:style-name="ce86" table:number-columns-repeated="4"/>
          <table:table-cell table:style-name="ce91" office:value-type="date" office:date-value="2026-02-11" calcext: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ugel Audio</text:p>
          </table:table-cell>
          <table:table-cell table:style-name="ce73" office:value-type="string" calcext: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calcext:value-type="string">
            <text:p>https://www.uneiaparjour.fr/kugel-audio/</text:p>
          </table:table-cell>
          <table:table-cell table:style-name="ce73" office:value-type="string" calcext:value-type="string">
            <text:p>open source</text:p>
          </table:table-cell>
          <table:table-cell table:style-name="ce73" office:value-type="string" calcext:value-type="string">
            <text:p>voix</text:p>
          </table:table-cell>
          <table:table-cell table:style-name="ce86" table:number-columns-repeated="4"/>
          <table:table-cell table:style-name="ce91" office:value-type="date" office:date-value="2026-02-10" calcext: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esame</text:p>
          </table:table-cell>
          <table:table-cell table:style-name="ce73" office:value-type="string" calcext: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calcext:value-type="string">
            <text:p>https://www.uneiaparjour.fr/sesame/</text:p>
          </table:table-cell>
          <table:table-cell table:style-name="ce73" office:value-type="string" calcext:value-type="string">
            <text:p>chatbot</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voix</text:p>
          </table:table-cell>
          <table:table-cell table:style-name="ce86" table:number-columns-repeated="2"/>
          <table:table-cell table:style-name="ce91" office:value-type="date" office:date-value="2026-02-09" calcext: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eavy</text:p>
          </table:table-cell>
          <table:table-cell table:style-name="ce73" office:value-type="string" calcext: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calcext:value-type="string">
            <text:p>https://www.uneiaparjour.fr/weavy/</text:p>
          </table:table-cell>
          <table:table-cell table:style-name="ce73" office:value-type="string" calcext:value-type="string">
            <text:p>images</text:p>
          </table:table-cell>
          <table:table-cell table:style-name="ce73" office:value-type="string" calcext:value-type="string">
            <text:p>images 3D</text:p>
          </table:table-cell>
          <table:table-cell table:style-name="ce73" office:value-type="string" calcext:value-type="string">
            <text:p>vidéo</text:p>
          </table:table-cell>
          <table:table-cell table:style-name="ce86" table:number-columns-repeated="3"/>
          <table:table-cell table:style-name="ce91" office:value-type="date" office:date-value="2026-02-08" calcext: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arliant</text:p>
          </table:table-cell>
          <table:table-cell table:style-name="ce73" office:value-type="string" calcext: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calcext:value-type="string">
            <text:p>https://www.uneiaparjour.fr/parliant/</text:p>
          </table:table-cell>
          <table:table-cell table:style-name="ce73" office:value-type="string" calcext:value-type="string">
            <text:p>quiz et flashcards</text:p>
          </table:table-cell>
          <table:table-cell table:style-name="ce86" table:number-columns-repeated="5"/>
          <table:table-cell table:style-name="ce91" office:value-type="date" office:date-value="2026-02-07" calcext: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dré</text:p>
          </table:table-cell>
          <table:table-cell table:style-name="ce73" office:value-type="string" calcext: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calcext:value-type="string">
            <text:p>https://www.uneiaparjour.fr/andre/</text:p>
          </table:table-cell>
          <table:table-cell table:style-name="ce73" office:value-type="string" calcext:value-type="string">
            <text:p>chatbot</text:p>
          </table:table-cell>
          <table:table-cell table:style-name="ce73" office:value-type="string" calcext:value-type="string">
            <text:p>données</text:p>
          </table:table-cell>
          <table:table-cell table:style-name="ce73" office:value-type="string" calcext:value-type="string">
            <text:p>FR / EU</text:p>
          </table:table-cell>
          <table:table-cell table:style-name="ce73" office:value-type="string" calcext:value-type="string">
            <text:p>usage illimité</text:p>
          </table:table-cell>
          <table:table-cell table:style-name="ce86" table:number-columns-repeated="2"/>
          <table:table-cell table:style-name="ce91" office:value-type="date" office:date-value="2026-02-06" calcext: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oxtral</text:p>
          </table:table-cell>
          <table:table-cell table:style-name="ce73" office:value-type="string" calcext: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calcext:value-type="string">
            <text:p>https://www.uneiaparjour.fr/voxtral/</text:p>
          </table:table-cell>
          <table:table-cell table:style-name="ce73" office:value-type="string" calcext:value-type="string">
            <text:p>FR / EU</text:p>
          </table:table-cell>
          <table:table-cell table:style-name="ce73" office:value-type="string" calcext:value-type="string">
            <text:p>open source</text:p>
          </table:table-cell>
          <table:table-cell table:style-name="ce73" office:value-type="string" calcext:value-type="string">
            <text:p>voix</text:p>
          </table:table-cell>
          <table:table-cell table:style-name="ce86" table:number-columns-repeated="3"/>
          <table:table-cell table:style-name="ce91" office:value-type="date" office:date-value="2026-02-05" calcext: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ugging Chat</text:p>
          </table:table-cell>
          <table:table-cell table:style-name="ce73" office:value-type="string" calcext: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calcext:value-type="string">
            <text:p>https://www.uneiaparjour.fr/hugging-chat/</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LLM</text:p>
          </table:table-cell>
          <table:table-cell table:style-name="ce73" office:value-type="string" calcext:value-type="string">
            <text:p>open source</text:p>
          </table:table-cell>
          <table:table-cell table:style-name="ce86" table:number-columns-repeated="2"/>
          <table:table-cell table:style-name="ce91" office:value-type="date" office:date-value="2026-02-04" calcext: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tio</text:p>
          </table:table-cell>
          <table:table-cell table:style-name="ce73" office:value-type="string" calcext: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calcext:value-type="string">
            <text:p>https://www.uneiaparjour.fr/otio/</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LLM</text:p>
          </table:table-cell>
          <table:table-cell table:style-name="ce86" table:number-columns-repeated="3"/>
          <table:table-cell table:style-name="ce91" office:value-type="date" office:date-value="2026-02-03" calcext: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okie</text:p>
          </table:table-cell>
          <table:table-cell table:style-name="ce73" office:value-type="string" calcext: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calcext:value-type="string">
            <text:p>https://www.uneiaparjour.fr/dokie/</text:p>
          </table:table-cell>
          <table:table-cell table:style-name="ce73" office:value-type="string" calcext:value-type="string">
            <text:p>chatbot</text:p>
          </table:table-cell>
          <table:table-cell table:style-name="ce73" office:value-type="string" calcext:value-type="string">
            <text:p>présentation</text:p>
          </table:table-cell>
          <table:table-cell table:style-name="ce86" table:number-columns-repeated="4"/>
          <table:table-cell table:style-name="ce91" office:value-type="date" office:date-value="2026-02-02" calcext: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eplit Design</text:p>
          </table:table-cell>
          <table:table-cell table:style-name="ce73" office:value-type="string" calcext: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calcext:value-type="string">
            <text:p>https://www.uneiaparjour.fr/replit-design/</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6-02-01" calcext: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ibe paint</text:p>
          </table:table-cell>
          <table:table-cell table:style-name="ce73" office:value-type="string" calcext: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calcext:value-type="string">
            <text:p>https://www.uneiaparjour.fr/vibe-paint/</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6-01-31" calcext: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ef by Convex</text:p>
          </table:table-cell>
          <table:table-cell table:style-name="ce73" office:value-type="string" calcext: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calcext:value-type="string">
            <text:p>https://www.uneiaparjour.fr/chef-by-convex/</text:p>
          </table:table-cell>
          <table:table-cell table:style-name="ce73" office:value-type="string" calcext:value-type="string">
            <text:p>application</text:p>
          </table:table-cell>
          <table:table-cell table:style-name="ce73" office:value-type="string" calcext:value-type="string">
            <text:p>open source</text:p>
          </table:table-cell>
          <table:table-cell table:style-name="ce86" table:number-columns-repeated="4"/>
          <table:table-cell table:style-name="ce91" office:value-type="date" office:date-value="2026-01-30" calcext: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LM Council</text:p>
          </table:table-cell>
          <table:table-cell table:style-name="ce73" office:value-type="string" calcext: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calcext:value-type="string">
            <text:p>https://www.uneiaparjour.fr/llm-council/</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2"/>
          <table:table-cell table:style-name="ce91" office:value-type="date" office:date-value="2026-01-29" calcext: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rism</text:p>
          </table:table-cell>
          <table:table-cell table:style-name="ce73" office:value-type="string" calcext: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calcext:value-type="string">
            <text:p>https://www.uneiaparjour.fr/prism/</text:p>
          </table:table-cell>
          <table:table-cell table:style-name="ce73" office:value-type="string" calcext:value-type="string">
            <text:p>recherche</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2"/>
          <table:table-cell table:style-name="ce91" office:value-type="date" office:date-value="2026-01-28" calcext: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eadde</text:p>
          </table:table-cell>
          <table:table-cell table:style-name="ce73" office:value-type="string" calcext: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calcext:value-type="string">
            <text:p>https://www.uneiaparjour.fr/leadde/</text:p>
          </table:table-cell>
          <table:table-cell table:style-name="ce73" office:value-type="string" calcext:value-type="string">
            <text:p>présentation</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3"/>
          <table:table-cell table:style-name="ce91" office:value-type="date" office:date-value="2026-01-27" calcext: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dmaclasse</text:p>
          </table:table-cell>
          <table:table-cell table:style-name="ce73" office:value-type="string" calcext: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calcext:value-type="string">
            <text:p>https://www.uneiaparjour.fr/mindmaclasse/</text:p>
          </table:table-cell>
          <table:table-cell table:style-name="ce73" office:value-type="string" calcext:value-type="string">
            <text:p>FR / EU</text:p>
          </table:table-cell>
          <table:table-cell table:style-name="ce73" office:value-type="string" calcext:value-type="string">
            <text:p>mindmap</text:p>
          </table:table-cell>
          <table:table-cell table:style-name="ce73" office:value-type="string" calcext:value-type="string">
            <text:p>présentation</text:p>
          </table:table-cell>
          <table:table-cell table:style-name="ce73" office:value-type="string" calcext:value-type="string">
            <text:p>quiz et flashcard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91" office:value-type="date" office:date-value="2026-01-26" calcext: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ybercut</text:p>
          </table:table-cell>
          <table:table-cell table:style-name="ce73" office:value-type="string" calcext: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calcext:value-type="string">
            <text:p>https://www.uneiaparjour.fr/cybercut/</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4"/>
          <table:table-cell table:style-name="ce91" office:value-type="date" office:date-value="2026-01-25" calcext: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am</text:p>
          </table:table-cell>
          <table:table-cell table:style-name="ce73" office:value-type="string" calcext: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calcext:value-type="string">
            <text:p>https://www.uneiaparjour.fr/anam/</text:p>
          </table:table-cell>
          <table:table-cell table:style-name="ce73" office:value-type="string" calcext:value-type="string">
            <text:p>chatbot</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3"/>
          <table:table-cell table:style-name="ce91" office:value-type="date" office:date-value="2026-01-24" calcext: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apidnative</text:p>
          </table:table-cell>
          <table:table-cell table:style-name="ce73" office:value-type="string" calcext: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calcext:value-type="string">
            <text:p>https://www.uneiaparjour.fr/rapidnative/</text:p>
          </table:table-cell>
          <table:table-cell table:style-name="ce73" office:value-type="string" calcext:value-type="string">
            <text:p>application</text:p>
          </table:table-cell>
          <table:table-cell table:style-name="ce86" table:number-columns-repeated="5"/>
          <table:table-cell table:style-name="ce91" office:value-type="date" office:date-value="2026-01-23" calcext: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Z-image</text:p>
          </table:table-cell>
          <table:table-cell table:style-name="ce73" office:value-type="string" calcext: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calcext:value-type="string">
            <text:p>https://www.uneiaparjour.fr/z-image/</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4"/>
          <table:table-cell table:style-name="ce91" office:value-type="date" office:date-value="2026-01-22" calcext: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ux 2 Klein</text:p>
          </table:table-cell>
          <table:table-cell table:style-name="ce73" office:value-type="string" calcext: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calcext:value-type="string">
            <text:p>https://www.uneiaparjour.fr/flux-2-klein/</text:p>
          </table:table-cell>
          <table:table-cell table:style-name="ce73" office:value-type="string" calcext:value-type="string">
            <text:p>FR / EU</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3"/>
          <table:table-cell table:style-name="ce91" office:value-type="date" office:date-value="2026-01-21" calcext: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ranslateGemma</text:p>
          </table:table-cell>
          <table:table-cell table:style-name="ce73" office:value-type="string" calcext: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calcext:value-type="string">
            <text:p>https://www.uneiaparjour.fr/translategemma/</text:p>
          </table:table-cell>
          <table:table-cell table:style-name="ce73" office:value-type="string" calcext:value-type="string">
            <text:p>langues</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6-01-20" calcext: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artGen</text:p>
          </table:table-cell>
          <table:table-cell table:style-name="ce73" office:value-type="string" calcext: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calcext:value-type="string">
            <text:p>https://www.uneiaparjour.fr/chartgen/</text:p>
          </table:table-cell>
          <table:table-cell table:style-name="ce73" office:value-type="string" calcext:value-type="string">
            <text:p>données</text:p>
          </table:table-cell>
          <table:table-cell table:style-name="ce73" office:value-type="string" calcext:value-type="string">
            <text:p>présentation</text:p>
          </table:table-cell>
          <table:table-cell table:style-name="ce86" table:number-columns-repeated="4"/>
          <table:table-cell table:style-name="ce91" office:value-type="date" office:date-value="2026-01-19" calcext: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icketfy</text:p>
          </table:table-cell>
          <table:table-cell table:style-name="ce73" office:value-type="string" calcext: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calcext:value-type="string">
            <text:p>https://www.uneiaparjour.fr/ticketfy/</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3"/>
          <table:table-cell table:style-name="ce91" office:value-type="date" office:date-value="2026-01-18" calcext: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LM Image</text:p>
          </table:table-cell>
          <table:table-cell table:style-name="ce73" office:value-type="string" calcext: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calcext:value-type="string">
            <text:p>https://www.uneiaparjour.fr/glm-image/</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4"/>
          <table:table-cell table:style-name="ce91" office:value-type="date" office:date-value="2026-01-17" calcext: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upertonic</text:p>
          </table:table-cell>
          <table:table-cell table:style-name="ce73" office:value-type="string" calcext: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calcext:value-type="string">
            <text:p>https://www.uneiaparjour.fr/supertonic/</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number-columns-repeated="3"/>
          <table:table-cell table:style-name="ce91" office:value-type="date" office:date-value="2026-01-16" calcext: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eacher Tools</text:p>
          </table:table-cell>
          <table:table-cell table:style-name="ce73" office:value-type="string" calcext: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calcext:value-type="string">
            <text:p>https://www.uneiaparjour.fr/teacher-tools/</text:p>
          </table:table-cell>
          <table:table-cell table:style-name="ce73" office:value-type="string" calcext:value-type="string">
            <text:p>éducation</text:p>
          </table:table-cell>
          <table:table-cell table:style-name="ce73" office:value-type="string" calcext:value-type="string">
            <text:p>texte</text:p>
          </table:table-cell>
          <table:table-cell table:style-name="ce86" table:number-columns-repeated="4"/>
          <table:table-cell table:style-name="ce91" office:value-type="date" office:date-value="2026-01-15" calcext: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anding page</text:p>
          </table:table-cell>
          <table:table-cell table:style-name="ce73" office:value-type="string" calcext: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calcext:value-type="string">
            <text:p>https://www.uneiaparjour.fr/landing-page/</text:p>
          </table:table-cell>
          <table:table-cell table:style-name="ce73" office:value-type="string" calcext:value-type="string">
            <text:p>sans compte</text:p>
          </table:table-cell>
          <table:table-cell table:style-name="ce73" office:value-type="string" calcext:value-type="string">
            <text:p>site web</text:p>
          </table:table-cell>
          <table:table-cell table:style-name="ce73" office:value-type="string" calcext:value-type="string">
            <text:p>usage illimité</text:p>
          </table:table-cell>
          <table:table-cell table:style-name="ce86" table:number-columns-repeated="3"/>
          <table:table-cell table:style-name="ce91" office:value-type="date" office:date-value="2026-01-14" calcext: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mage editor</text:p>
          </table:table-cell>
          <table:table-cell table:style-name="ce73" office:value-type="string" calcext: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calcext:value-type="string">
            <text:p>https://www.uneiaparjour.fr/image-editor/</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6-01-13" calcext: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arpa</text:p>
          </table:table-cell>
          <table:table-cell table:style-name="ce73" office:value-type="string" calcext: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calcext:value-type="string">
            <text:p>https://www.uneiaparjour.fr/harpa/</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texte</text:p>
          </table:table-cell>
          <table:table-cell table:style-name="ce86" table:number-columns-repeated="3"/>
          <table:table-cell table:style-name="ce91" office:value-type="date" office:date-value="2026-01-12" calcext: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lipfinder</text:p>
          </table:table-cell>
          <table:table-cell table:style-name="ce73" office:value-type="string" calcext: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calcext:value-type="string">
            <text:p>https://www.uneiaparjour.fr/clipfinder/</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73" office:value-type="string" calcext:value-type="string">
            <text:p>youtube</text:p>
          </table:table-cell>
          <table:table-cell table:style-name="ce86" table:number-columns-repeated="3"/>
          <table:table-cell table:style-name="ce91" office:value-type="date" office:date-value="2026-01-11" calcext: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cribe V2</text:p>
          </table:table-cell>
          <table:table-cell table:style-name="ce73" office:value-type="string" calcext: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calcext:value-type="string">
            <text:p>https://www.uneiaparjour.fr/scribe-v2/</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4"/>
          <table:table-cell table:style-name="ce91" office:value-type="date" office:date-value="2026-01-10" calcext: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R Code Art Generator</text:p>
          </table:table-cell>
          <table:table-cell table:style-name="ce73" office:value-type="string" calcext: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calcext:value-type="string">
            <text:p>https://www.uneiaparjour.fr/qr-code-art-generator/</text:p>
          </table:table-cell>
          <table:table-cell table:style-name="ce73" office:value-type="string" calcext:value-type="string">
            <text:p>qr code</text:p>
          </table:table-cell>
          <table:table-cell table:style-name="ce86" table:number-columns-repeated="5"/>
          <table:table-cell table:style-name="ce91" office:value-type="date" office:date-value="2026-01-09" calcext: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iagrimo</text:p>
          </table:table-cell>
          <table:table-cell table:style-name="ce73" office:value-type="string" calcext: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calcext:value-type="string">
            <text:p>https://www.uneiaparjour.fr/diagrimo/</text:p>
          </table:table-cell>
          <table:table-cell table:style-name="ce73" office:value-type="string" calcext:value-type="string">
            <text:p>infographie</text:p>
          </table:table-cell>
          <table:table-cell table:style-name="ce86" table:number-columns-repeated="5"/>
          <table:table-cell table:style-name="ce91" office:value-type="date" office:date-value="2026-01-08" calcext: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ketchflow</text:p>
          </table:table-cell>
          <table:table-cell table:style-name="ce73" office:value-type="string" calcext: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calcext:value-type="string">
            <text:p>https://www.uneiaparjour.fr/sketchflow/</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6-01-07" calcext: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ccessdoc</text:p>
          </table:table-cell>
          <table:table-cell table:style-name="ce73" office:value-type="string" calcext: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calcext:value-type="string">
            <text:p>https://www.uneiaparjour.fr/accessdoc/</text:p>
          </table:table-cell>
          <table:table-cell table:style-name="ce73" office:value-type="string" calcext:value-type="string">
            <text:p>éducation</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3"/>
          <table:table-cell table:style-name="ce91" office:value-type="date" office:date-value="2026-01-06" calcext: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eo</text:p>
          </table:table-cell>
          <table:table-cell table:style-name="ce73" office:value-type="string" calcext: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calcext:value-type="string">
            <text:p>https://www.uneiaparjour.fr/neo/</text:p>
          </table:table-cell>
          <table:table-cell table:style-name="ce73" office:value-type="string" calcext:value-type="string">
            <text:p>navigateur</text:p>
          </table:table-cell>
          <table:table-cell table:style-name="ce73" office:value-type="string" calcext:value-type="string">
            <text:p>usage illimité</text:p>
          </table:table-cell>
          <table:table-cell table:style-name="ce86" table:number-columns-repeated="4"/>
          <table:table-cell table:style-name="ce91" office:value-type="date" office:date-value="2026-01-05" calcext: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eepmind</text:p>
          </table:table-cell>
          <table:table-cell table:style-name="ce73" office:value-type="string" calcext: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calcext:value-type="string">
            <text:p>https://www.uneiaparjour.fr/keepmind/</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mindmap</text:p>
          </table:table-cell>
          <table:table-cell table:style-name="ce73" office:value-type="string" calcext:value-type="string">
            <text:p>quiz et flashcards</text:p>
          </table:table-cell>
          <table:table-cell table:style-name="ce86" table:number-columns-repeated="2"/>
          <table:table-cell table:style-name="ce91" office:value-type="date" office:date-value="2026-01-04" calcext: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amaira</text:p>
          </table:table-cell>
          <table:table-cell table:style-name="ce73" office:value-type="string" calcext: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calcext:value-type="string">
            <text:p>https://www.uneiaparjour.fr/samaira/</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3"/>
          <table:table-cell table:style-name="ce91" office:value-type="date" office:date-value="2026-01-03" calcext: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Image Layered</text:p>
          </table:table-cell>
          <table:table-cell table:style-name="ce73" office:value-type="string" calcext: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calcext:value-type="string">
            <text:p>https://www.uneiaparjour.fr/qwen-image-layered/</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4"/>
          <table:table-cell table:style-name="ce91" office:value-type="date" office:date-value="2026-01-02" calcext: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Y Motion 1.0</text:p>
          </table:table-cell>
          <table:table-cell table:style-name="ce73" office:value-type="string" calcext: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calcext:value-type="string">
            <text:p>https://www.uneiaparjour.fr/hy-motion-1-0/</text:p>
          </table:table-cell>
          <table:table-cell table:style-name="ce73" office:value-type="string" calcext:value-type="string">
            <text:p>images 3D</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6-01-01" calcext: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dVideo</text:p>
          </table:table-cell>
          <table:table-cell table:style-name="ce73" office:value-type="string" calcext: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calcext:value-type="string">
            <text:p>https://www.uneiaparjour.fr/mindvideo/</text:p>
          </table:table-cell>
          <table:table-cell table:style-name="ce73" office:value-type="string" calcext:value-type="string">
            <text:p>images</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2"/>
          <table:table-cell table:style-name="ce91" office:value-type="date" office:date-value="2025-12-31" calcext: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oogle AI Edge Gallery</text:p>
          </table:table-cell>
          <table:table-cell table:style-name="ce73" office:value-type="string" calcext: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calcext:value-type="string">
            <text:p>https://www.uneiaparjour.fr/google-ai-edge-gallery/</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91" office:value-type="date" office:date-value="2025-12-30" calcext: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atterbox</text:p>
          </table:table-cell>
          <table:table-cell table:style-name="ce73" office:value-type="string" calcext: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calcext:value-type="string">
            <text:p>https://www.uneiaparjour.fr/chatterbox/</text:p>
          </table:table-cell>
          <table:table-cell table:style-name="ce73" office:value-type="string" calcext:value-type="string">
            <text:p>open source</text:p>
          </table:table-cell>
          <table:table-cell table:style-name="ce73" office:value-type="string" calcext:value-type="string">
            <text:p>voix</text:p>
          </table:table-cell>
          <table:table-cell table:style-name="ce86" table:number-columns-repeated="4"/>
          <table:table-cell table:style-name="ce91" office:value-type="date" office:date-value="2025-12-29" calcext: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ational Gallery Mixtape</text:p>
          </table:table-cell>
          <table:table-cell table:style-name="ce73" office:value-type="string" calcext: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calcext:value-type="string">
            <text:p>https://www.uneiaparjour.fr/national-gallery-mixtape/</text:p>
          </table:table-cell>
          <table:table-cell table:style-name="ce73" office:value-type="string" calcext:value-type="string">
            <text:p>musique</text:p>
          </table:table-cell>
          <table:table-cell table:style-name="ce73" office:value-type="string" calcext:value-type="string">
            <text:p>usage illimité</text:p>
          </table:table-cell>
          <table:table-cell table:style-name="ce86" table:number-columns-repeated="4"/>
          <table:table-cell table:style-name="ce91" office:value-type="date" office:date-value="2025-12-28" calcext: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udio converter</text:p>
          </table:table-cell>
          <table:table-cell table:style-name="ce73" office:value-type="string" calcext: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calcext:value-type="string">
            <text:p>https://www.uneiaparjour.fr/audio-converter/</text:p>
          </table:table-cell>
          <table:table-cell table:style-name="ce73" office:value-type="string" calcext:value-type="string">
            <text:p>mindmap</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table-cell table:style-name="ce91" office:value-type="date" office:date-value="2025-12-27" calcext: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esign Arena</text:p>
          </table:table-cell>
          <table:table-cell table:style-name="ce73" office:value-type="string" calcext: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calcext:value-type="string">
            <text:p>https://www.uneiaparjour.fr/design-arena/</text:p>
          </table:table-cell>
          <table:table-cell table:style-name="ce73" office:value-type="string" calcext:value-type="string">
            <text:p>application</text:p>
          </table:table-cell>
          <table:table-cell table:style-name="ce73" office:value-type="string" calcext:value-type="string">
            <text:p>images</text:p>
          </table:table-cell>
          <table:table-cell table:style-name="ce73" office:value-type="string" calcext:value-type="string">
            <text:p>images 3D</text:p>
          </table:table-cell>
          <table:table-cell table:style-name="ce73" office:value-type="string" calcext:value-type="string">
            <text:p>présentation</text:p>
          </table:table-cell>
          <table:table-cell table:style-name="ce73" office:value-type="string" calcext:value-type="string">
            <text:p>site web</text:p>
          </table:table-cell>
          <table:table-cell table:style-name="ce73" office:value-type="string" calcext:value-type="string">
            <text:p>usage illimité</text:p>
          </table:table-cell>
          <table:table-cell table:style-name="ce91" office:value-type="date" office:date-value="2025-12-26" calcext: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napdeck</text:p>
          </table:table-cell>
          <table:table-cell table:style-name="ce73" office:value-type="string" calcext: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calcext:value-type="string">
            <text:p>https://www.uneiaparjour.fr/snapdeck/</text:p>
          </table:table-cell>
          <table:table-cell table:style-name="ce73" office:value-type="string" calcext:value-type="string">
            <text:p>présentation</text:p>
          </table:table-cell>
          <table:table-cell table:style-name="ce86" table:number-columns-repeated="5"/>
          <table:table-cell table:style-name="ce91" office:value-type="date" office:date-value="2025-12-25" calcext: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 Image to image</text:p>
          </table:table-cell>
          <table:table-cell table:style-name="ce73" office:value-type="string" calcext: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calcext:value-type="string">
            <text:p>https://www.uneiaparjour.fr/ai-image-to-image/</text:p>
          </table:table-cell>
          <table:table-cell table:style-name="ce73" office:value-type="string" calcext:value-type="string">
            <text:p>images</text:p>
          </table:table-cell>
          <table:table-cell table:style-name="ce73" office:value-type="string" calcext:value-type="string">
            <text:p>sans compte</text:p>
          </table:table-cell>
          <table:table-cell table:style-name="ce86" table:number-columns-repeated="4"/>
          <table:table-cell table:style-name="ce91" office:value-type="date" office:date-value="2025-12-24" calcext: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oumind</text:p>
          </table:table-cell>
          <table:table-cell table:style-name="ce73" office:value-type="string" calcext: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calcext:value-type="string">
            <text:p>https://www.uneiaparjour.fr/youmind/</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recherche</text:p>
          </table:table-cell>
          <table:table-cell table:style-name="ce73" office:value-type="string" calcext:value-type="string">
            <text:p>voix</text:p>
          </table:table-cell>
          <table:table-cell table:style-name="ce86" table:number-columns-repeated="2"/>
          <table:table-cell table:style-name="ce91" office:value-type="date" office:date-value="2025-12-23" calcext: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an 2.6</text:p>
          </table:table-cell>
          <table:table-cell table:style-name="ce73" office:value-type="string" calcext: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calcext:value-type="string">
            <text:p>https://www.uneiaparjour.fr/wan-2-6/</text:p>
          </table:table-cell>
          <table:table-cell table:style-name="ce73" office:value-type="string" calcext:value-type="string">
            <text:p>vidéo</text:p>
          </table:table-cell>
          <table:table-cell table:style-name="ce86" table:number-columns-repeated="5"/>
          <table:table-cell table:style-name="ce91" office:value-type="date" office:date-value="2025-12-22" calcext: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stral OCR 3</text:p>
          </table:table-cell>
          <table:table-cell table:style-name="ce73" office:value-type="string" calcext: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calcext:value-type="string">
            <text:p>https://www.uneiaparjour.fr/mistral-ocr-3/</text:p>
          </table:table-cell>
          <table:table-cell table:style-name="ce73" office:value-type="string" calcext:value-type="string">
            <text:p>documents</text:p>
          </table:table-cell>
          <table:table-cell table:style-name="ce73" office:value-type="string" calcext:value-type="string">
            <text:p>FR / EU</text:p>
          </table:table-cell>
          <table:table-cell table:style-name="ce73" office:value-type="string" calcext:value-type="string">
            <text:p>texte</text:p>
          </table:table-cell>
          <table:table-cell table:style-name="ce86" table:number-columns-repeated="3"/>
          <table:table-cell table:style-name="ce91" office:value-type="date" office:date-value="2025-12-21" calcext: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emini TTS</text:p>
          </table:table-cell>
          <table:table-cell table:style-name="ce73" office:value-type="string" calcext: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calcext:value-type="string">
            <text:p>https://www.uneiaparjour.fr/gemini-tts/</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number-columns-repeated="4"/>
          <table:table-cell table:style-name="ce91" office:value-type="date" office:date-value="2025-12-20" calcext: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atGPT images1.5</text:p>
          </table:table-cell>
          <table:table-cell table:style-name="ce73" office:value-type="string" calcext: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calcext:value-type="string">
            <text:p>https://www.uneiaparjour.fr/chatgpt-images-1-5/</text:p>
          </table:table-cell>
          <table:table-cell table:style-name="ce73" office:value-type="string" calcext:value-type="string">
            <text:p>images</text:p>
          </table:table-cell>
          <table:table-cell table:style-name="ce86" table:number-columns-repeated="5"/>
          <table:table-cell table:style-name="ce91" office:value-type="date" office:date-value="2025-12-19" calcext: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veryday</text:p>
          </table:table-cell>
          <table:table-cell table:style-name="ce73" office:value-type="string" calcext: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calcext:value-type="string">
            <text:p>https://www.uneiaparjour.fr/everyday/</text:p>
          </table:table-cell>
          <table:table-cell table:style-name="ce73" office:value-type="string" calcext:value-type="string">
            <text:p>automatisation</text:p>
          </table:table-cell>
          <table:table-cell table:style-name="ce86" table:number-columns-repeated="5"/>
          <table:table-cell table:style-name="ce91" office:value-type="date" office:date-value="2025-12-18" calcext: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AM Audio</text:p>
          </table:table-cell>
          <table:table-cell table:style-name="ce73" office:value-type="string" calcext: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calcext:value-type="string">
            <text:p>https://www.uneiaparjour.fr/sam-audio/</text:p>
          </table:table-cell>
          <table:table-cell table:style-name="ce73" office:value-type="string" calcext:value-type="string">
            <text:p>musique</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table-cell table:style-name="ce91" office:value-type="date" office:date-value="2025-12-17" calcext: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olmo 2</text:p>
          </table:table-cell>
          <table:table-cell table:style-name="ce73" office:value-type="string" calcext: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calcext:value-type="string">
            <text:p>https://www.uneiaparjour.fr/molmo-2/</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91" office:value-type="date" office:date-value="2025-12-16" calcext: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ncredible</text:p>
          </table:table-cell>
          <table:table-cell table:style-name="ce73" office:value-type="string" calcext: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calcext:value-type="string">
            <text:p>https://www.uneiaparjour.fr/incredible/</text:p>
          </table:table-cell>
          <table:table-cell table:style-name="ce73" office:value-type="string" calcext:value-type="string">
            <text:p>automatisation</text:p>
          </table:table-cell>
          <table:table-cell table:style-name="ce86" table:number-columns-repeated="5"/>
          <table:table-cell table:style-name="ce91" office:value-type="date" office:date-value="2025-12-15" calcext: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onversations de Google traduction</text:p>
          </table:table-cell>
          <table:table-cell table:style-name="ce73" office:value-type="string" calcext: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calcext:value-type="string">
            <text:p>https://www.uneiaparjour.fr/conversations-de-google-traduction/</text:p>
          </table:table-cell>
          <table:table-cell table:style-name="ce73" office:value-type="string" calcext:value-type="string">
            <text:p>langues</text:p>
          </table:table-cell>
          <table:table-cell table:style-name="ce73" office:value-type="string" calcext:value-type="string">
            <text:p>usage illimité</text:p>
          </table:table-cell>
          <table:table-cell table:style-name="ce86" table:number-columns-repeated="4"/>
          <table:table-cell table:style-name="ce91" office:value-type="date" office:date-value="2025-12-14" calcext: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rowsewiki</text:p>
          </table:table-cell>
          <table:table-cell table:style-name="ce73" office:value-type="string" calcext: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calcext:value-type="string">
            <text:p>https://www.uneiaparjour.fr/browsewiki/</text:p>
          </table:table-cell>
          <table:table-cell table:style-name="ce73" office:value-type="string" calcext:value-type="string">
            <text:p>chatbot</text:p>
          </table:table-cell>
          <table:table-cell table:style-name="ce73" office:value-type="string" calcext:value-type="string">
            <text:p>recherche</text:p>
          </table:table-cell>
          <table:table-cell table:style-name="ce73" office:value-type="string" calcext:value-type="string">
            <text:p>sans compte</text:p>
          </table:table-cell>
          <table:table-cell table:style-name="ce73" office:value-type="string" calcext:value-type="string">
            <text:p>texte</text:p>
          </table:table-cell>
          <table:table-cell table:style-name="ce86" table:number-columns-repeated="2"/>
          <table:table-cell table:style-name="ce91" office:value-type="date" office:date-value="2025-12-13" calcext: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genda Hero Magic</text:p>
          </table:table-cell>
          <table:table-cell table:style-name="ce73" office:value-type="string" calcext: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calcext:value-type="string">
            <text:p>https://www.uneiaparjour.fr/agenda-hero-magic/</text:p>
          </table:table-cell>
          <table:table-cell table:style-name="ce73" office:value-type="string" calcext:value-type="string">
            <text:p>documents</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3"/>
          <table:table-cell table:style-name="ce91" office:value-type="date" office:date-value="2025-12-12" calcext: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rowser OS</text:p>
          </table:table-cell>
          <table:table-cell table:style-name="ce73" office:value-type="string" calcext: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calcext:value-type="string">
            <text:p>https://www.uneiaparjour.fr/browser-os/</text:p>
          </table:table-cell>
          <table:table-cell table:style-name="ce73" office:value-type="string" calcext:value-type="string">
            <text:p>automatisation</text:p>
          </table:table-cell>
          <table:table-cell table:style-name="ce73" office:value-type="string" calcext:value-type="string">
            <text:p>chatbot</text:p>
          </table:table-cell>
          <table:table-cell table:style-name="ce73" office:value-type="string" calcext:value-type="string">
            <text:p>navigateur</text:p>
          </table:table-cell>
          <table:table-cell table:style-name="ce73" office:value-type="string" calcext:value-type="string">
            <text:p>sans compte</text:p>
          </table:table-cell>
          <table:table-cell table:style-name="ce73" office:value-type="string" calcext:value-type="string">
            <text:p>site web</text:p>
          </table:table-cell>
          <table:table-cell table:style-name="ce73" office:value-type="string" calcext:value-type="string">
            <text:p>usage illimité</text:p>
          </table:table-cell>
          <table:table-cell table:style-name="ce91" office:value-type="date" office:date-value="2025-12-11" calcext: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nspace</text:p>
          </table:table-cell>
          <table:table-cell table:style-name="ce73" office:value-type="string" calcext: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calcext:value-type="string">
            <text:p>https://www.uneiaparjour.fr/onspace/</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5-12-10" calcext: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uria</text:p>
          </table:table-cell>
          <table:table-cell table:style-name="ce73" office:value-type="string" calcext: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calcext:value-type="string">
            <text:p>https://www.uneiaparjour.fr/euria/</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FR / EU</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12-09" calcext: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Aiapps</text:p>
          </table:table-cell>
          <table:table-cell table:style-name="ce73" office:value-type="string" calcext: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calcext:value-type="string">
            <text:p>https://www.uneiaparjour.fr/aiaiapps/</text:p>
          </table:table-cell>
          <table:table-cell table:style-name="ce73" office:value-type="string" calcext:value-type="string">
            <text:p>éducation</text:p>
          </table:table-cell>
          <table:table-cell table:style-name="ce73" office:value-type="string" calcext:value-type="string">
            <text:p>images</text:p>
          </table:table-cell>
          <table:table-cell table:style-name="ce73" office:value-type="string" calcext:value-type="string">
            <text:p>quiz et flashcard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12-08" calcext: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ketch Bubble</text:p>
          </table:table-cell>
          <table:table-cell table:style-name="ce73" office:value-type="string" calcext: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calcext:value-type="string">
            <text:p>https://www.uneiaparjour.fr/sketch-bubble/</text:p>
          </table:table-cell>
          <table:table-cell table:style-name="ce73" office:value-type="string" calcext:value-type="string">
            <text:p>archives</text:p>
          </table:table-cell>
          <table:table-cell table:style-name="ce86" table:number-columns-repeated="5"/>
          <table:table-cell table:style-name="ce91" office:value-type="date" office:date-value="2025-12-07" calcext: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apperBot</text:p>
          </table:table-cell>
          <table:table-cell table:style-name="ce73" office:value-type="string" calcext: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calcext:value-type="string">
            <text:p>https://www.uneiaparjour.fr/yapperbot/</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4"/>
          <table:table-cell table:style-name="ce91" office:value-type="date" office:date-value="2025-12-06" calcext: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nfograph</text:p>
          </table:table-cell>
          <table:table-cell table:style-name="ce73" office:value-type="string" calcext: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calcext:value-type="string">
            <text:p>https://www.uneiaparjour.fr/infrograph/</text:p>
          </table:table-cell>
          <table:table-cell table:style-name="ce73" office:value-type="string" calcext:value-type="string">
            <text:p>infographie</text:p>
          </table:table-cell>
          <table:table-cell table:style-name="ce86" table:number-columns-repeated="5"/>
          <table:table-cell table:style-name="ce91" office:value-type="date" office:date-value="2025-12-05" calcext: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tigravity</text:p>
          </table:table-cell>
          <table:table-cell table:style-name="ce73" office:value-type="string" calcext: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calcext:value-type="string">
            <text:p>https://www.uneiaparjour.fr/antigravity/</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5-12-04" calcext: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inetix</text:p>
          </table:table-cell>
          <table:table-cell table:style-name="ce73" office:value-type="string" calcext: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calcext:value-type="string">
            <text:p>https://www.uneiaparjour.fr/kinetix/</text:p>
          </table:table-cell>
          <table:table-cell table:style-name="ce73" office:value-type="string" calcext:value-type="string">
            <text:p>vidéo</text:p>
          </table:table-cell>
          <table:table-cell table:style-name="ce86" table:number-columns-repeated="5"/>
          <table:table-cell table:style-name="ce91" office:value-type="date" office:date-value="2025-12-03" calcext: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cholantic</text:p>
          </table:table-cell>
          <table:table-cell table:style-name="ce73" office:value-type="string" calcext: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calcext:value-type="string">
            <text:p>https://www.uneiaparjour.fr/scholantic/</text:p>
          </table:table-cell>
          <table:table-cell table:style-name="ce73" office:value-type="string" calcext:value-type="string">
            <text:p>documents</text:p>
          </table:table-cell>
          <table:table-cell table:style-name="ce73" office:value-type="string" calcext:value-type="string">
            <text:p>recherche</text:p>
          </table:table-cell>
          <table:table-cell table:style-name="ce73" office:value-type="string" calcext:value-type="string">
            <text:p>texte</text:p>
          </table:table-cell>
          <table:table-cell table:style-name="ce86" table:number-columns-repeated="3"/>
          <table:table-cell table:style-name="ce91" office:value-type="date" office:date-value="2025-12-02" calcext: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I Agent</text:p>
          </table:table-cell>
          <table:table-cell table:style-name="ce73" office:value-type="string" calcext: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calcext:value-type="string">
            <text:p>https://www.uneiaparjour.fr/ii-agent/</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présentation</text:p>
          </table:table-cell>
          <table:table-cell table:style-name="ce73" office:value-type="string" calcext:value-type="string">
            <text:p>site web</text:p>
          </table:table-cell>
          <table:table-cell table:style-name="ce73" office:value-type="string" calcext:value-type="string">
            <text:p>vidéo</text:p>
          </table:table-cell>
          <table:table-cell table:style-name="ce86"/>
          <table:table-cell table:style-name="ce91" office:value-type="date" office:date-value="2025-12-01" calcext: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ucy</text:p>
          </table:table-cell>
          <table:table-cell table:style-name="ce73" office:value-type="string" calcext: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calcext:value-type="string">
            <text:p>https://www.uneiaparjour.fr/lucy/</text:p>
          </table:table-cell>
          <table:table-cell table:style-name="ce73" office:value-type="string" calcext:value-type="string">
            <text:p>images</text:p>
          </table:table-cell>
          <table:table-cell table:style-name="ce73" office:value-type="string" calcext:value-type="string">
            <text:p>open source</text:p>
          </table:table-cell>
          <table:table-cell table:style-name="ce73" office:value-type="string" calcext:value-type="string">
            <text:p>vidéo</text:p>
          </table:table-cell>
          <table:table-cell table:style-name="ce86" table:number-columns-repeated="3"/>
          <table:table-cell table:style-name="ce91" office:value-type="date" office:date-value="2025-11-30" calcext: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am 3D</text:p>
          </table:table-cell>
          <table:table-cell table:style-name="ce73" office:value-type="string" calcext: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calcext:value-type="string">
            <text:p>https://www.uneiaparjour.fr/sam-3d/</text:p>
          </table:table-cell>
          <table:table-cell table:style-name="ce73" office:value-type="string" calcext:value-type="string">
            <text:p>images 3D</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11-29" calcext: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izardshot</text:p>
          </table:table-cell>
          <table:table-cell table:style-name="ce73" office:value-type="string" calcext: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calcext:value-type="string">
            <text:p>https://www.uneiaparjour.fr/wizardshot/</text:p>
          </table:table-cell>
          <table:table-cell table:style-name="ce73" office:value-type="string" calcext:value-type="string">
            <text:p>tutoriel</text:p>
          </table:table-cell>
          <table:table-cell table:style-name="ce73" office:value-type="string" calcext:value-type="string">
            <text:p>usage illimité</text:p>
          </table:table-cell>
          <table:table-cell table:style-name="ce86" table:number-columns-repeated="4"/>
          <table:table-cell table:style-name="ce91" office:value-type="date" office:date-value="2025-11-28" calcext: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een</text:p>
          </table:table-cell>
          <table:table-cell table:style-name="ce73" office:value-type="string" calcext: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calcext:value-type="string">
            <text:p>https://www.uneiaparjour.fr/feen/</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sans compte</text:p>
          </table:table-cell>
          <table:table-cell table:style-name="ce86" table:number-columns-repeated="3"/>
          <table:table-cell table:style-name="ce91" office:value-type="date" office:date-value="2025-11-27" calcext: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ux 2</text:p>
          </table:table-cell>
          <table:table-cell table:style-name="ce73" office:value-type="string" calcext: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calcext:value-type="string">
            <text:p>https://www.uneiaparjour.fr/flux-2/</text:p>
          </table:table-cell>
          <table:table-cell table:style-name="ce73" office:value-type="string" calcext:value-type="string">
            <text:p>FR / EU</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3"/>
          <table:table-cell table:style-name="ce91" office:value-type="date" office:date-value="2025-11-26" calcext: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Image Edit Camera Angle Control</text:p>
          </table:table-cell>
          <table:table-cell table:style-name="ce73" office:value-type="string" calcext: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calcext:value-type="string">
            <text:p>https://www.uneiaparjour.fr/qwen-image-edit-camera-angle-control/</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4"/>
          <table:table-cell table:style-name="ce91" office:value-type="date" office:date-value="2025-11-25" calcext: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dison</text:p>
          </table:table-cell>
          <table:table-cell table:style-name="ce73" office:value-type="string" calcext: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calcext:value-type="string">
            <text:p>https://www.uneiaparjour.fr/edison/</text:p>
          </table:table-cell>
          <table:table-cell table:style-name="ce73" office:value-type="string" calcext:value-type="string">
            <text:p>automatisation</text:p>
          </table:table-cell>
          <table:table-cell table:style-name="ce73" office:value-type="string" calcext:value-type="string">
            <text:p>données</text:p>
          </table:table-cell>
          <table:table-cell table:style-name="ce73" office:value-type="string" calcext:value-type="string">
            <text:p>recherche</text:p>
          </table:table-cell>
          <table:table-cell table:style-name="ce86" table:number-columns-repeated="3"/>
          <table:table-cell table:style-name="ce91" office:value-type="date" office:date-value="2025-11-24" calcext: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utri</text:p>
          </table:table-cell>
          <table:table-cell table:style-name="ce73" office:value-type="string" calcext: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calcext:value-type="string">
            <text:p>https://www.uneiaparjour.fr/kutri/</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table-cell table:style-name="ce91" office:value-type="date" office:date-value="2025-11-23" calcext: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ano Banana Pro</text:p>
          </table:table-cell>
          <table:table-cell table:style-name="ce73" office:value-type="string" calcext: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calcext:value-type="string">
            <text:p>https://www.uneiaparjour.fr/nano-banana-pro/</text:p>
          </table:table-cell>
          <table:table-cell table:style-name="ce73" office:value-type="string" calcext:value-type="string">
            <text:p>images</text:p>
          </table:table-cell>
          <table:table-cell table:style-name="ce86" table:number-columns-repeated="5"/>
          <table:table-cell table:style-name="ce91" office:value-type="date" office:date-value="2025-11-22" calcext: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emini 3 Pro</text:p>
          </table:table-cell>
          <table:table-cell table:style-name="ce73" office:value-type="string" calcext: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calcext:value-type="string">
            <text:p>https://www.uneiaparjour.fr/gemini-3-pro/</text:p>
          </table:table-cell>
          <table:table-cell table:style-name="ce73" office:value-type="string" calcext:value-type="string">
            <text:p>chatbot</text:p>
          </table:table-cell>
          <table:table-cell table:style-name="ce73" office:value-type="string" calcext:value-type="string">
            <text:p>LLM</text:p>
          </table:table-cell>
          <table:table-cell table:style-name="ce86" table:number-columns-repeated="4"/>
          <table:table-cell table:style-name="ce91" office:value-type="date" office:date-value="2025-11-21" calcext: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ake song</text:p>
          </table:table-cell>
          <table:table-cell table:style-name="ce73" office:value-type="string" calcext: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calcext:value-type="string">
            <text:p>https://www.uneiaparjour.fr/make-song/</text:p>
          </table:table-cell>
          <table:table-cell table:style-name="ce73" office:value-type="string" calcext:value-type="string">
            <text:p>musique</text:p>
          </table:table-cell>
          <table:table-cell table:style-name="ce86" table:number-columns-repeated="5"/>
          <table:table-cell table:style-name="ce91" office:value-type="date" office:date-value="2025-11-20" calcext: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olt AI</text:p>
          </table:table-cell>
          <table:table-cell table:style-name="ce73" office:value-type="string" calcext: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calcext:value-type="string">
            <text:p>https://www.uneiaparjour.fr/bolt-ai/</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5-11-19" calcext: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dent</text:p>
          </table:table-cell>
          <table:table-cell table:style-name="ce73" office:value-type="string" calcext: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calcext:value-type="string">
            <text:p>https://www.uneiaparjour.fr/aident/</text:p>
          </table:table-cell>
          <table:table-cell table:style-name="ce73" office:value-type="string" calcext:value-type="string">
            <text:p>automatisation</text:p>
          </table:table-cell>
          <table:table-cell table:style-name="ce86" table:number-columns-repeated="5"/>
          <table:table-cell table:style-name="ce91" office:value-type="date" office:date-value="2025-11-18" calcext: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ase 44</text:p>
          </table:table-cell>
          <table:table-cell table:style-name="ce73" office:value-type="string" calcext: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calcext:value-type="string">
            <text:p>https://www.uneiaparjour.fr/base-44/</text:p>
          </table:table-cell>
          <table:table-cell table:style-name="ce73" office:value-type="string" calcext:value-type="string">
            <text:p>application</text:p>
          </table:table-cell>
          <table:table-cell table:style-name="ce86" table:number-columns-repeated="5"/>
          <table:table-cell table:style-name="ce91" office:value-type="date" office:date-value="2025-11-17" calcext: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owithOS</text:p>
          </table:table-cell>
          <table:table-cell table:style-name="ce73" office:value-type="string" calcext: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calcext:value-type="string">
            <text:p>https://www.uneiaparjour.fr/flowithos/</text:p>
          </table:table-cell>
          <table:table-cell table:style-name="ce73" office:value-type="string" calcext:value-type="string">
            <text:p>automatisation</text:p>
          </table:table-cell>
          <table:table-cell table:style-name="ce73" office:value-type="string" calcext:value-type="string">
            <text:p>navigateur</text:p>
          </table:table-cell>
          <table:table-cell table:style-name="ce86" table:number-columns-repeated="4"/>
          <table:table-cell table:style-name="ce91" office:value-type="date" office:date-value="2025-11-16" calcext: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obizz</text:p>
          </table:table-cell>
          <table:table-cell table:style-name="ce73" office:value-type="string" calcext: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calcext:value-type="string">
            <text:p>https://www.uneiaparjour.fr/fobizz/</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FR / EU</text:p>
          </table:table-cell>
          <table:table-cell table:style-name="ce73" office:value-type="string" calcext:value-type="string">
            <text:p>images</text:p>
          </table:table-cell>
          <table:table-cell table:style-name="ce73" office:value-type="string" calcext:value-type="string">
            <text:p>présentation</text:p>
          </table:table-cell>
          <table:table-cell table:style-name="ce91" office:value-type="date" office:date-value="2025-11-15" calcext: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rticle summarizer</text:p>
          </table:table-cell>
          <table:table-cell table:style-name="ce73" office:value-type="string" calcext: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calcext:value-type="string">
            <text:p>https://www.uneiaparjour.fr/article-summarizer/</text:p>
          </table:table-cell>
          <table:table-cell table:style-name="ce73" office:value-type="string" calcext:value-type="string">
            <text:p>documents</text:p>
          </table:table-cell>
          <table:table-cell table:style-name="ce86" table:number-columns-repeated="5"/>
          <table:table-cell table:style-name="ce91" office:value-type="date" office:date-value="2025-11-14" calcext: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ime AI</text:p>
          </table:table-cell>
          <table:table-cell table:style-name="ce73" office:value-type="string" calcext: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calcext:value-type="string">
            <text:p>https://www.uneiaparjour.fr/time-ai/</text:p>
          </table:table-cell>
          <table:table-cell table:style-name="ce73" office:value-type="string" calcext:value-type="string">
            <text:p>actualités et fact-checking</text:p>
          </table:table-cell>
          <table:table-cell table:style-name="ce73" office:value-type="string" calcext:value-type="string">
            <text:p>chatbot</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voix</text:p>
          </table:table-cell>
          <table:table-cell table:style-name="ce86"/>
          <table:table-cell table:style-name="ce91" office:value-type="date" office:date-value="2025-11-13" calcext: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udocu</text:p>
          </table:table-cell>
          <table:table-cell table:style-name="ce73" office:value-type="string" calcext: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calcext:value-type="string">
            <text:p>https://www.uneiaparjour.fr/studocu/</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FR / EU</text:p>
          </table:table-cell>
          <table:table-cell table:style-name="ce73" office:value-type="string" calcext:value-type="string">
            <text:p>quiz et flashcards</text:p>
          </table:table-cell>
          <table:table-cell table:style-name="ce73" office:value-type="string" calcext:value-type="string">
            <text:p>sans compte</text:p>
          </table:table-cell>
          <table:table-cell table:style-name="ce86"/>
          <table:table-cell table:style-name="ce91" office:value-type="date" office:date-value="2025-11-12" calcext: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ext behind image</text:p>
          </table:table-cell>
          <table:table-cell table:style-name="ce73" office:value-type="string" calcext: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calcext:value-type="string">
            <text:p>https://www.uneiaparjour.fr/text-behind-image/</text:p>
          </table:table-cell>
          <table:table-cell table:style-name="ce73" office:value-type="string" calcext:value-type="string">
            <text:p>images</text:p>
          </table:table-cell>
          <table:table-cell table:style-name="ce86" table:number-columns-repeated="5"/>
          <table:table-cell table:style-name="ce91" office:value-type="date" office:date-value="2025-11-11" calcext: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imi ok computer</text:p>
          </table:table-cell>
          <table:table-cell table:style-name="ce73" office:value-type="string" calcext: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calcext:value-type="string">
            <text:p>https://www.uneiaparjour.fr/kimi-ok-computer/</text:p>
          </table:table-cell>
          <table:table-cell table:style-name="ce73" office:value-type="string" calcext:value-type="string">
            <text:p>application</text:p>
          </table:table-cell>
          <table:table-cell table:style-name="ce86" table:number-columns-repeated="5"/>
          <table:table-cell table:style-name="ce91" office:value-type="date" office:date-value="2025-11-10" calcext: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Unrav</text:p>
          </table:table-cell>
          <table:table-cell table:style-name="ce73" office:value-type="string" calcext: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calcext:value-type="string">
            <text:p>https://www.uneiaparjour.fr/unrav/</text:p>
          </table:table-cell>
          <table:table-cell table:style-name="ce73" office:value-type="string" calcext:value-type="string">
            <text:p>documents</text:p>
          </table:table-cell>
          <table:table-cell table:style-name="ce73" office:value-type="string" calcext:value-type="string">
            <text:p>images</text:p>
          </table:table-cell>
          <table:table-cell table:style-name="ce73" office:value-type="string" calcext:value-type="string">
            <text:p>mindmap</text:p>
          </table:table-cell>
          <table:table-cell table:style-name="ce73" office:value-type="string" calcext:value-type="string">
            <text:p>texte</text:p>
          </table:table-cell>
          <table:table-cell table:style-name="ce73" office:value-type="string" calcext:value-type="string">
            <text:p>voix</text:p>
          </table:table-cell>
          <table:table-cell table:style-name="ce73" office:value-type="string" calcext:value-type="string">
            <text:p>youtube</text:p>
          </table:table-cell>
          <table:table-cell table:style-name="ce91" office:value-type="date" office:date-value="2025-11-09" calcext: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unee</text:p>
          </table:table-cell>
          <table:table-cell table:style-name="ce73" office:value-type="string" calcext: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calcext:value-type="string">
            <text:p>https://www.uneiaparjour.fr/tunee/</text:p>
          </table:table-cell>
          <table:table-cell table:style-name="ce73" office:value-type="string" calcext:value-type="string">
            <text:p>musique</text:p>
          </table:table-cell>
          <table:table-cell table:style-name="ce86" table:number-columns-repeated="5"/>
          <table:table-cell table:style-name="ce91" office:value-type="date" office:date-value="2025-11-08" calcext: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racles ou romanciers</text:p>
          </table:table-cell>
          <table:table-cell table:style-name="ce73" office:value-type="string" calcext: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calcext:value-type="string">
            <text:p>https://www.uneiaparjour.fr/oracles-ou-romanciers/</text:p>
          </table:table-cell>
          <table:table-cell table:style-name="ce73" office:value-type="string" calcext:value-type="string">
            <text:p>éducation</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91" office:value-type="date" office:date-value="2025-11-07" calcext: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dfGPT</text:p>
          </table:table-cell>
          <table:table-cell table:style-name="ce73" office:value-type="string" calcext: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calcext:value-type="string">
            <text:p>https://www.uneiaparjour.fr/pdfgpt/</text:p>
          </table:table-cell>
          <table:table-cell table:style-name="ce73" office:value-type="string" calcext:value-type="string">
            <text:p>documents</text:p>
          </table:table-cell>
          <table:table-cell table:style-name="ce86" table:number-columns-repeated="5"/>
          <table:table-cell table:style-name="ce91" office:value-type="date" office:date-value="2025-11-06" calcext: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LM-stats</text:p>
          </table:table-cell>
          <table:table-cell table:style-name="ce73" office:value-type="string" calcext: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calcext:value-type="string">
            <text:p>https://www.uneiaparjour.fr/llm-stats/</text:p>
          </table:table-cell>
          <table:table-cell table:style-name="ce73" office:value-type="string" calcext:value-type="string">
            <text:p>LLM</text:p>
          </table:table-cell>
          <table:table-cell table:style-name="ce73" office:value-type="string" calcext:value-type="string">
            <text:p>texte</text:p>
          </table:table-cell>
          <table:table-cell table:style-name="ce86" table:number-columns-repeated="4"/>
          <table:table-cell table:style-name="ce91" office:value-type="date" office:date-value="2025-11-05" calcext: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DF Translator</text:p>
          </table:table-cell>
          <table:table-cell table:style-name="ce73" office:value-type="string" calcext: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calcext:value-type="string">
            <text:p>https://www.uneiaparjour.fr/pdf-translator/</text:p>
          </table:table-cell>
          <table:table-cell table:style-name="ce73" office:value-type="string" calcext:value-type="string">
            <text:p>documents</text:p>
          </table:table-cell>
          <table:table-cell table:style-name="ce73" office:value-type="string" calcext:value-type="string">
            <text:p>langues</text:p>
          </table:table-cell>
          <table:table-cell table:style-name="ce73" office:value-type="string" calcext:value-type="string">
            <text:p>usage illimité</text:p>
          </table:table-cell>
          <table:table-cell table:style-name="ce86" table:number-columns-repeated="3"/>
          <table:table-cell table:style-name="ce91" office:value-type="date" office:date-value="2025-11-04" calcext: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earch de Jina.ai</text:p>
          </table:table-cell>
          <table:table-cell table:style-name="ce73" office:value-type="string" calcext: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calcext:value-type="string">
            <text:p>https://www.uneiaparjour.fr/search-de-jina-ai/</text:p>
          </table:table-cell>
          <table:table-cell table:style-name="ce73" office:value-type="string" calcext:value-type="string">
            <text:p>open source</text:p>
          </table:table-cell>
          <table:table-cell table:style-name="ce73" office:value-type="string" calcext:value-type="string">
            <text:p>recherch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2"/>
          <table:table-cell table:style-name="ce91" office:value-type="date" office:date-value="2025-11-03" calcext: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urboSeek</text:p>
          </table:table-cell>
          <table:table-cell table:style-name="ce73" office:value-type="string" calcext: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calcext:value-type="string">
            <text:p>https://www.uneiaparjour.fr/turboseek/</text:p>
          </table:table-cell>
          <table:table-cell table:style-name="ce73" office:value-type="string" calcext:value-type="string">
            <text:p>open source</text:p>
          </table:table-cell>
          <table:table-cell table:style-name="ce73" office:value-type="string" calcext:value-type="string">
            <text:p>recherche</text:p>
          </table:table-cell>
          <table:table-cell table:style-name="ce73" office:value-type="string" calcext:value-type="string">
            <text:p>sans compte</text:p>
          </table:table-cell>
          <table:table-cell table:style-name="ce86" table:number-columns-repeated="3"/>
          <table:table-cell table:style-name="ce91" office:value-type="date" office:date-value="2025-11-02" calcext: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larifyTube</text:p>
          </table:table-cell>
          <table:table-cell table:style-name="ce73" office:value-type="string" calcext: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calcext:value-type="string">
            <text:p>https://www.uneiaparjour.fr/clarifytube/</text:p>
          </table:table-cell>
          <table:table-cell table:style-name="ce73" office:value-type="string" calcext:value-type="string">
            <text:p>texte</text:p>
          </table:table-cell>
          <table:table-cell table:style-name="ce73" office:value-type="string" calcext:value-type="string">
            <text:p>youtube</text:p>
          </table:table-cell>
          <table:table-cell table:style-name="ce86" table:number-columns-repeated="4"/>
          <table:table-cell table:style-name="ce91" office:value-type="date" office:date-value="2025-11-01" calcext: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andy</text:p>
          </table:table-cell>
          <table:table-cell table:style-name="ce73" office:value-type="string" calcext: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calcext:value-type="string">
            <text:p>https://www.uneiaparjour.fr/handy/</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2"/>
          <table:table-cell table:style-name="ce91" office:value-type="date" office:date-value="2025-10-31" calcext: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riends &amp; Fables</text:p>
          </table:table-cell>
          <table:table-cell table:style-name="ce73" office:value-type="string" calcext: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calcext:value-type="string">
            <text:p>https://www.uneiaparjour.fr/friends-fables/</text:p>
          </table:table-cell>
          <table:table-cell table:style-name="ce73" office:value-type="string" calcext:value-type="string">
            <text:p>jeu vidéo</text:p>
          </table:table-cell>
          <table:table-cell table:style-name="ce86" table:number-columns-repeated="5"/>
          <table:table-cell table:style-name="ce91" office:value-type="date" office:date-value="2025-10-30" calcext: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ibecode</text:p>
          </table:table-cell>
          <table:table-cell table:style-name="ce73" office:value-type="string" calcext: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calcext:value-type="string">
            <text:p>https://www.uneiaparjour.fr/vibecode/</text:p>
          </table:table-cell>
          <table:table-cell table:style-name="ce73" office:value-type="string" calcext:value-type="string">
            <text:p>application</text:p>
          </table:table-cell>
          <table:table-cell table:style-name="ce86" table:number-columns-repeated="5"/>
          <table:table-cell table:style-name="ce91" office:value-type="date" office:date-value="2025-10-29" calcext: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imax M2</text:p>
          </table:table-cell>
          <table:table-cell table:style-name="ce73" office:value-type="string" calcext: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calcext:value-type="string">
            <text:p>https://www.uneiaparjour.fr/minimax-m2/</text:p>
          </table:table-cell>
          <table:table-cell table:style-name="ce73" office:value-type="string" calcext:value-type="string">
            <text:p>application</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présentation</text:p>
          </table:table-cell>
          <table:table-cell table:style-name="ce86" table:number-columns-repeated="2"/>
          <table:table-cell table:style-name="ce91" office:value-type="date" office:date-value="2025-10-28" calcext: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imi Slides</text:p>
          </table:table-cell>
          <table:table-cell table:style-name="ce73" office:value-type="string" calcext: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calcext:value-type="string">
            <text:p>https://www.uneiaparjour.fr/kimi-slides/</text:p>
          </table:table-cell>
          <table:table-cell table:style-name="ce73" office:value-type="string" calcext:value-type="string">
            <text:p>présentation</text:p>
          </table:table-cell>
          <table:table-cell table:style-name="ce86" table:number-columns-repeated="5"/>
          <table:table-cell table:style-name="ce91" office:value-type="date" office:date-value="2025-10-27" calcext: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ummarizer de Decopy</text:p>
          </table:table-cell>
          <table:table-cell table:style-name="ce73" office:value-type="string" calcext: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calcext:value-type="string">
            <text:p>https://www.uneiaparjour.fr/summarizer-de-decopy/</text:p>
          </table:table-cell>
          <table:table-cell table:style-name="ce73" office:value-type="string" calcext:value-type="string">
            <text:p>documents</text:p>
          </table:table-cell>
          <table:table-cell table:style-name="ce73" office:value-type="string" calcext:value-type="string">
            <text:p>mindmap</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youtube</text:p>
          </table:table-cell>
          <table:table-cell table:style-name="ce86"/>
          <table:table-cell table:style-name="ce91" office:value-type="date" office:date-value="2025-10-26" calcext: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tx 2</text:p>
          </table:table-cell>
          <table:table-cell table:style-name="ce73" office:value-type="string" calcext: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calcext:value-type="string">
            <text:p>https://www.uneiaparjour.fr/ltx-2/</text:p>
          </table:table-cell>
          <table:table-cell table:style-name="ce73" office:value-type="string" calcext:value-type="string">
            <text:p>vidéo</text:p>
          </table:table-cell>
          <table:table-cell table:style-name="ce86" table:number-columns-repeated="5"/>
          <table:table-cell table:style-name="ce91" office:value-type="date" office:date-value="2025-10-25" calcext: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omaly AI</text:p>
          </table:table-cell>
          <table:table-cell table:style-name="ce73" office:value-type="string" calcext: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calcext:value-type="string">
            <text:p>https://www.uneiaparjour.fr/anomaly-ai/</text:p>
          </table:table-cell>
          <table:table-cell table:style-name="ce73" office:value-type="string" calcext:value-type="string">
            <text:p>données</text:p>
          </table:table-cell>
          <table:table-cell table:style-name="ce86" table:number-columns-repeated="5"/>
          <table:table-cell table:style-name="ce91" office:value-type="date" office:date-value="2025-10-24" calcext: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iminary</text:p>
          </table:table-cell>
          <table:table-cell table:style-name="ce73" office:value-type="string" calcext: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calcext:value-type="string">
            <text:p>https://www.uneiaparjour.fr/liminary/</text:p>
          </table:table-cell>
          <table:table-cell table:style-name="ce73" office:value-type="string" calcext:value-type="string">
            <text:p>documents</text:p>
          </table:table-cell>
          <table:table-cell table:style-name="ce73" office:value-type="string" calcext:value-type="string">
            <text:p>usage illimité</text:p>
          </table:table-cell>
          <table:table-cell table:style-name="ce86" table:number-columns-repeated="4"/>
          <table:table-cell table:style-name="ce91" office:value-type="date" office:date-value="2025-10-23" calcext: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oox</text:p>
          </table:table-cell>
          <table:table-cell table:style-name="ce73" office:value-type="string" calcext: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calcext:value-type="string">
            <text:p>https://www.uneiaparjour.fr/koox/</text:p>
          </table:table-cell>
          <table:table-cell table:style-name="ce73" office:value-type="string" calcext:value-type="string">
            <text:p>vidéo</text:p>
          </table:table-cell>
          <table:table-cell table:style-name="ce86" table:number-columns-repeated="5"/>
          <table:table-cell table:style-name="ce91" office:value-type="date" office:date-value="2025-10-22" calcext: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kkslides</text:p>
          </table:table-cell>
          <table:table-cell table:style-name="ce73" office:value-type="string" calcext: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calcext:value-type="string">
            <text:p>https://www.uneiaparjour.fr/okkslides/</text:p>
          </table:table-cell>
          <table:table-cell table:style-name="ce73" office:value-type="string" calcext:value-type="string">
            <text:p>présentation</text:p>
          </table:table-cell>
          <table:table-cell table:style-name="ce86" table:number-columns-repeated="5"/>
          <table:table-cell table:style-name="ce91" office:value-type="date" office:date-value="2025-10-21" calcext: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h my images</text:p>
          </table:table-cell>
          <table:table-cell table:style-name="ce73" office:value-type="string" calcext: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calcext:value-type="string">
            <text:p>https://www.uneiaparjour.fr/oh-my-image/</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10-20" calcext: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mergent minds</text:p>
          </table:table-cell>
          <table:table-cell table:style-name="ce73" office:value-type="string" calcext: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calcext:value-type="string">
            <text:p>https://www.uneiaparjour.fr/emergent-minds/</text:p>
          </table:table-cell>
          <table:table-cell table:style-name="ce73" office:value-type="string" calcext:value-type="string">
            <text:p>recherche</text:p>
          </table:table-cell>
          <table:table-cell table:style-name="ce86" table:number-columns-repeated="5"/>
          <table:table-cell table:style-name="ce91" office:value-type="date" office:date-value="2025-10-19" calcext: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ranscriptik</text:p>
          </table:table-cell>
          <table:table-cell table:style-name="ce73" office:value-type="string" calcext: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calcext:value-type="string">
            <text:p>https://www.uneiaparjour.fr/transcriptik/</text:p>
          </table:table-cell>
          <table:table-cell table:style-name="ce73" office:value-type="string" calcext:value-type="string">
            <text:p>texte</text:p>
          </table:table-cell>
          <table:table-cell table:style-name="ce73" office:value-type="string" calcext:value-type="string">
            <text:p>vidéo</text:p>
          </table:table-cell>
          <table:table-cell table:style-name="ce86" table:number-columns-repeated="4"/>
          <table:table-cell table:style-name="ce91" office:value-type="date" office:date-value="2025-10-18" calcext: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 diagram maker</text:p>
          </table:table-cell>
          <table:table-cell table:style-name="ce73" office:value-type="string" calcext: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calcext:value-type="string">
            <text:p>https://www.uneiaparjour.fr/ai-diagram-maker/</text:p>
          </table:table-cell>
          <table:table-cell table:style-name="ce73" office:value-type="string" calcext:value-type="string">
            <text:p>présentation</text:p>
          </table:table-cell>
          <table:table-cell table:style-name="ce86" table:number-columns-repeated="5"/>
          <table:table-cell table:style-name="ce91" office:value-type="date" office:date-value="2025-10-17" calcext: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extMusic</text:p>
          </table:table-cell>
          <table:table-cell table:style-name="ce73" office:value-type="string" calcext: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calcext:value-type="string">
            <text:p>https://www.uneiaparjour.fr/textmusic/</text:p>
          </table:table-cell>
          <table:table-cell table:style-name="ce73" office:value-type="string" calcext:value-type="string">
            <text:p>musique</text:p>
          </table:table-cell>
          <table:table-cell table:style-name="ce86" table:number-columns-repeated="5"/>
          <table:table-cell table:style-name="ce91" office:value-type="date" office:date-value="2025-10-16" calcext: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exica AI</text:p>
          </table:table-cell>
          <table:table-cell table:style-name="ce73" office:value-type="string" calcext: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calcext:value-type="string">
            <text:p>https://www.uneiaparjour.fr/lexica-ai/</text:p>
          </table:table-cell>
          <table:table-cell table:style-name="ce73" office:value-type="string" calcext:value-type="string">
            <text:p>images</text:p>
          </table:table-cell>
          <table:table-cell table:style-name="ce86" table:number-columns-repeated="5"/>
          <table:table-cell table:style-name="ce91" office:value-type="date" office:date-value="2025-10-15" calcext: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okee</text:p>
          </table:table-cell>
          <table:table-cell table:style-name="ce73" office:value-type="string" calcext: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calcext:value-type="string">
            <text:p>https://www.uneiaparjour.fr/pokee/</text:p>
          </table:table-cell>
          <table:table-cell table:style-name="ce73" office:value-type="string" calcext:value-type="string">
            <text:p>automatisation</text:p>
          </table:table-cell>
          <table:table-cell table:style-name="ce86" table:number-columns-repeated="5"/>
          <table:table-cell table:style-name="ce91" office:value-type="date" office:date-value="2025-10-14" calcext: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ows</text:p>
          </table:table-cell>
          <table:table-cell table:style-name="ce73" office:value-type="string" calcext: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calcext:value-type="string">
            <text:p>https://www.uneiaparjour.fr/rows/</text:p>
          </table:table-cell>
          <table:table-cell table:style-name="ce73" office:value-type="string" calcext:value-type="string">
            <text:p>données</text:p>
          </table:table-cell>
          <table:table-cell table:style-name="ce86" table:number-columns-repeated="5"/>
          <table:table-cell table:style-name="ce91" office:value-type="date" office:date-value="2025-10-13" calcext: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obirise</text:p>
          </table:table-cell>
          <table:table-cell table:style-name="ce76" office:value-type="string" calcext:value-type="string">
            <text:p><text:a xlink:href="https://www.uneiaparjour.fr/mobirise-2" xlink:type="simple">https://www.uneiaparjour.fr/mobirise-2</text:a></text:p>
          </table:table-cell>
          <table:table-cell table:style-name="ce73" office:value-type="string" calcext:value-type="string">
            <text:p>https://www.uneiaparjour.fr/mobirise/</text:p>
          </table:table-cell>
          <table:table-cell table:style-name="ce73" office:value-type="string" calcext:value-type="string">
            <text:p>site web</text:p>
          </table:table-cell>
          <table:table-cell table:style-name="ce86" table:number-columns-repeated="5"/>
          <table:table-cell table:style-name="ce91" office:value-type="date" office:date-value="2025-10-12" calcext: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eloflow</text:p>
          </table:table-cell>
          <table:table-cell table:style-name="ce73" office:value-type="string" calcext: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calcext:value-type="string">
            <text:p>https://www.uneiaparjour.fr/meloflow/</text:p>
          </table:table-cell>
          <table:table-cell table:style-name="ce73" office:value-type="string" calcext:value-type="string">
            <text:p>musique</text:p>
          </table:table-cell>
          <table:table-cell table:style-name="ce86" table:number-columns-repeated="5"/>
          <table:table-cell table:style-name="ce91" office:value-type="date" office:date-value="2025-10-11" calcext: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araflow</text:p>
          </table:table-cell>
          <table:table-cell table:style-name="ce73" office:value-type="string" calcext: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calcext:value-type="string">
            <text:p>https://www.uneiaparjour.fr/paraflow/</text:p>
          </table:table-cell>
          <table:table-cell table:style-name="ce73" office:value-type="string" calcext:value-type="string">
            <text:p>application</text:p>
          </table:table-cell>
          <table:table-cell table:style-name="ce86" table:number-columns-repeated="5"/>
          <table:table-cell table:style-name="ce91" office:value-type="date" office:date-value="2025-10-10" calcext: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hisk</text:p>
          </table:table-cell>
          <table:table-cell table:style-name="ce73" office:value-type="string" calcext: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calcext:value-type="string">
            <text:p>https://www.uneiaparjour.fr/whisk/</text:p>
          </table:table-cell>
          <table:table-cell table:style-name="ce73" office:value-type="string" calcext:value-type="string">
            <text:p>images</text:p>
          </table:table-cell>
          <table:table-cell table:style-name="ce73" office:value-type="string" calcext:value-type="string">
            <text:p>vidéo</text:p>
          </table:table-cell>
          <table:table-cell table:style-name="ce86" table:number-columns-repeated="4"/>
          <table:table-cell table:style-name="ce91" office:value-type="date" office:date-value="2025-10-09" calcext: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lobu</text:p>
          </table:table-cell>
          <table:table-cell table:style-name="ce73" office:value-type="string" calcext: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calcext:value-type="string">
            <text:p>https://www.uneiaparjour.fr/blobu/</text:p>
          </table:table-cell>
          <table:table-cell table:style-name="ce73" office:value-type="string" calcext:value-type="string">
            <text:p>éducation</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3"/>
          <table:table-cell table:style-name="ce91" office:value-type="date" office:date-value="2025-10-08" calcext: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olid</text:p>
          </table:table-cell>
          <table:table-cell table:style-name="ce73" office:value-type="string" calcext: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calcext:value-type="string">
            <text:p>https://www.uneiaparjour.fr/solid/</text:p>
          </table:table-cell>
          <table:table-cell table:style-name="ce73" office:value-type="string" calcext:value-type="string">
            <text:p>application</text:p>
          </table:table-cell>
          <table:table-cell table:style-name="ce86" table:number-columns-repeated="5"/>
          <table:table-cell table:style-name="ce91" office:value-type="date" office:date-value="2025-10-07" calcext: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olo</text:p>
          </table:table-cell>
          <table:table-cell table:style-name="ce73" office:value-type="string" calcext: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calcext:value-type="string">
            <text:p>https://www.uneiaparjour.fr/folo/</text:p>
          </table:table-cell>
          <table:table-cell table:style-name="ce73" office:value-type="string" calcext:value-type="string">
            <text:p>actualités et fact-checking</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5-10-06" calcext: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po</text:p>
          </table:table-cell>
          <table:table-cell table:style-name="ce73" office:value-type="string" calcext: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calcext:value-type="string">
            <text:p>https://www.uneiaparjour.fr/anpo/</text:p>
          </table:table-cell>
          <table:table-cell table:style-name="ce73" office:value-type="string" calcext:value-type="string">
            <text:p>images</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3"/>
          <table:table-cell table:style-name="ce91" office:value-type="date" office:date-value="2025-10-05" calcext: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atrix Game</text:p>
          </table:table-cell>
          <table:table-cell table:style-name="ce73" office:value-type="string" calcext: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calcext:value-type="string">
            <text:p>https://www.uneiaparjour.fr/matrix-game/</text:p>
          </table:table-cell>
          <table:table-cell table:style-name="ce73" office:value-type="string" calcext:value-type="string">
            <text:p>open source</text:p>
          </table:table-cell>
          <table:table-cell table:style-name="ce73" office:value-type="string" calcext:value-type="string">
            <text:p>vidéo</text:p>
          </table:table-cell>
          <table:table-cell table:style-name="ce86" table:number-columns-repeated="4"/>
          <table:table-cell table:style-name="ce91" office:value-type="date" office:date-value="2025-10-04" calcext: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llumi</text:p>
          </table:table-cell>
          <table:table-cell table:style-name="ce73" office:value-type="string" calcext: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calcext:value-type="string">
            <text:p>https://www.uneiaparjour.fr/illumi/</text:p>
          </table:table-cell>
          <table:table-cell table:style-name="ce73" office:value-type="string" calcext:value-type="string">
            <text:p>documents</text:p>
          </table:table-cell>
          <table:table-cell table:style-name="ce73" office:value-type="string" calcext:value-type="string">
            <text:p>mindmap</text:p>
          </table:table-cell>
          <table:table-cell table:style-name="ce73" office:value-type="string" calcext:value-type="string">
            <text:p>texte</text:p>
          </table:table-cell>
          <table:table-cell table:style-name="ce86" table:number-columns-repeated="3"/>
          <table:table-cell table:style-name="ce91" office:value-type="date" office:date-value="2025-10-03" calcext: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arble</text:p>
          </table:table-cell>
          <table:table-cell table:style-name="ce73" office:value-type="string" calcext: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calcext:value-type="string">
            <text:p>https://www.uneiaparjour.fr/marble/</text:p>
          </table:table-cell>
          <table:table-cell table:style-name="ce73" office:value-type="string" calcext:value-type="string">
            <text:p>images</text:p>
          </table:table-cell>
          <table:table-cell table:style-name="ce73" office:value-type="string" calcext:value-type="string">
            <text:p>images 3D</text:p>
          </table:table-cell>
          <table:table-cell table:style-name="ce86" table:number-columns-repeated="4"/>
          <table:table-cell table:style-name="ce91" office:value-type="date" office:date-value="2025-10-02" calcext: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eta AI en ligne</text:p>
          </table:table-cell>
          <table:table-cell table:style-name="ce73" office:value-type="string" calcext: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calcext:value-type="string">
            <text:p>https://www.uneiaparjour.fr/meta-ai-en-ligne/</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2"/>
          <table:table-cell table:style-name="ce91" office:value-type="date" office:date-value="2025-10-01" calcext: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eta AI studio</text:p>
          </table:table-cell>
          <table:table-cell table:style-name="ce73" office:value-type="string" calcext: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calcext:value-type="string">
            <text:p>https://www.uneiaparjour.fr/meta-ai-studio/</text:p>
          </table:table-cell>
          <table:table-cell table:style-name="ce73" office:value-type="string" calcext:value-type="string">
            <text:p>chatbot</text:p>
          </table:table-cell>
          <table:table-cell table:style-name="ce73" office:value-type="string" calcext:value-type="string">
            <text:p>usage illimité</text:p>
          </table:table-cell>
          <table:table-cell table:style-name="ce86" table:number-columns-repeated="4"/>
          <table:table-cell table:style-name="ce91" office:value-type="date" office:date-value="2025-09-30" calcext: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boe</text:p>
          </table:table-cell>
          <table:table-cell table:style-name="ce73" office:value-type="string" calcext: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calcext:value-type="string">
            <text:p>https://www.uneiaparjour.fr/oboe/</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73" office:value-type="string" calcext:value-type="string">
            <text:p>texte</text:p>
          </table:table-cell>
          <table:table-cell table:style-name="ce73" office:value-type="string" calcext:value-type="string">
            <text:p>voix</text:p>
          </table:table-cell>
          <table:table-cell table:style-name="ce86"/>
          <table:table-cell table:style-name="ce91" office:value-type="date" office:date-value="2025-09-29" calcext: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Umint</text:p>
          </table:table-cell>
          <table:table-cell table:style-name="ce73" office:value-type="string" calcext: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calcext:value-type="string">
            <text:p>https://www.uneiaparjour.fr/umint/</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texte</text:p>
          </table:table-cell>
          <table:table-cell table:style-name="ce86"/>
          <table:table-cell table:style-name="ce91" office:value-type="date" office:date-value="2025-09-28" calcext: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reamcore</text:p>
          </table:table-cell>
          <table:table-cell table:style-name="ce73" office:value-type="string" calcext: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calcext:value-type="string">
            <text:p>https://www.uneiaparjour.fr/dreamcore/</text:p>
          </table:table-cell>
          <table:table-cell table:style-name="ce73" office:value-type="string" calcext:value-type="string">
            <text:p>application</text:p>
          </table:table-cell>
          <table:table-cell table:style-name="ce86" table:number-columns-repeated="5"/>
          <table:table-cell table:style-name="ce91" office:value-type="date" office:date-value="2025-09-27" calcext: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ocally</text:p>
          </table:table-cell>
          <table:table-cell table:style-name="ce73" office:value-type="string" calcext: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calcext:value-type="string">
            <text:p>https://www.uneiaparjour.fr/locally/</text:p>
          </table:table-cell>
          <table:table-cell table:style-name="ce73" office:value-type="string" calcext:value-type="string">
            <text:p>chatbot</text:p>
          </table:table-cell>
          <table:table-cell table:style-name="ce73" office:value-type="string" calcext:value-type="string">
            <text:p>FR / EU</text:p>
          </table:table-cell>
          <table:table-cell table:style-name="ce73" office:value-type="string" calcext:value-type="string">
            <text:p>LLM</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09-26" calcext: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A de Canva</text:p>
          </table:table-cell>
          <table:table-cell table:style-name="ce73" office:value-type="string" calcext: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calcext:value-type="string">
            <text:p>https://www.uneiaparjour.fr/ia-de-canva/</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présentation</text:p>
          </table:table-cell>
          <table:table-cell table:style-name="ce73" office:value-type="string" calcext:value-type="string">
            <text:p>texte</text:p>
          </table:table-cell>
          <table:table-cell table:style-name="ce86"/>
          <table:table-cell table:style-name="ce91" office:value-type="date" office:date-value="2025-09-25" calcext: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isual GPT</text:p>
          </table:table-cell>
          <table:table-cell table:style-name="ce73" office:value-type="string" calcext: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calcext:value-type="string">
            <text:p>https://www.uneiaparjour.fr/visual-gpt/</text:p>
          </table:table-cell>
          <table:table-cell table:style-name="ce73" office:value-type="string" calcext:value-type="string">
            <text:p>images</text:p>
          </table:table-cell>
          <table:table-cell table:style-name="ce73" office:value-type="string" calcext:value-type="string">
            <text:p>infographie</text:p>
          </table:table-cell>
          <table:table-cell table:style-name="ce73" office:value-type="string" calcext:value-type="string">
            <text:p>mindmap</text:p>
          </table:table-cell>
          <table:table-cell table:style-name="ce73" office:value-type="string" calcext:value-type="string">
            <text:p>présentation</text:p>
          </table:table-cell>
          <table:table-cell table:style-name="ce73" office:value-type="string" calcext:value-type="string">
            <text:p>usage illimité</text:p>
          </table:table-cell>
          <table:table-cell table:style-name="ce86"/>
          <table:table-cell table:style-name="ce91" office:value-type="date" office:date-value="2025-09-24" calcext: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3 Omni</text:p>
          </table:table-cell>
          <table:table-cell table:style-name="ce73" office:value-type="string" calcext: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calcext:value-type="string">
            <text:p>https://www.uneiaparjour.fr/qwen-3-omni/</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open source</text:p>
          </table:table-cell>
          <table:table-cell table:style-name="ce91" office:value-type="date" office:date-value="2025-09-23" calcext: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eve</text:p>
          </table:table-cell>
          <table:table-cell table:style-name="ce73" office:value-type="string" calcext: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calcext:value-type="string">
            <text:p>https://www.uneiaparjour.fr/reve/</text:p>
          </table:table-cell>
          <table:table-cell table:style-name="ce73" office:value-type="string" calcext:value-type="string">
            <text:p>images</text:p>
          </table:table-cell>
          <table:table-cell table:style-name="ce86" table:number-columns-repeated="5"/>
          <table:table-cell table:style-name="ce91" office:value-type="date" office:date-value="2025-09-22" calcext: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emy</text:p>
          </table:table-cell>
          <table:table-cell table:style-name="ce73" office:value-type="string" calcext: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calcext:value-type="string">
            <text:p>https://www.uneiaparjour.fr/remy/</text:p>
          </table:table-cell>
          <table:table-cell table:style-name="ce73" office:value-type="string" calcext:value-type="string">
            <text:p>automatisation</text:p>
          </table:table-cell>
          <table:table-cell table:style-name="ce73" office:value-type="string" calcext:value-type="string">
            <text:p>texte</text:p>
          </table:table-cell>
          <table:table-cell table:style-name="ce86" table:number-columns-repeated="4"/>
          <table:table-cell table:style-name="ce91" office:value-type="date" office:date-value="2025-09-21" calcext: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extBrowser</text:p>
          </table:table-cell>
          <table:table-cell table:style-name="ce73" office:value-type="string" calcext: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calcext:value-type="string">
            <text:p>https://www.uneiaparjour.fr/nextbrowser/</text:p>
          </table:table-cell>
          <table:table-cell table:style-name="ce73" office:value-type="string" calcext:value-type="string">
            <text:p>automatisation</text:p>
          </table:table-cell>
          <table:table-cell table:style-name="ce86" table:number-columns-repeated="5"/>
          <table:table-cell table:style-name="ce91" office:value-type="date" office:date-value="2025-09-20" calcext: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reate Anything</text:p>
          </table:table-cell>
          <table:table-cell table:style-name="ce73" office:value-type="string" calcext: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calcext:value-type="string">
            <text:p>https://www.uneiaparjour.fr/create-anything/</text:p>
          </table:table-cell>
          <table:table-cell table:style-name="ce73" office:value-type="string" calcext:value-type="string">
            <text:p>application</text:p>
          </table:table-cell>
          <table:table-cell table:style-name="ce86" table:number-columns-repeated="5"/>
          <table:table-cell table:style-name="ce91" office:value-type="date" office:date-value="2025-09-19" calcext: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rawnaq</text:p>
          </table:table-cell>
          <table:table-cell table:style-name="ce73" office:value-type="string" calcext: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calcext:value-type="string">
            <text:p>https://www.uneiaparjour.fr/drawnaq/</text:p>
          </table:table-cell>
          <table:table-cell table:style-name="ce73" office:value-type="string" calcext:value-type="string">
            <text:p>images</text:p>
          </table:table-cell>
          <table:table-cell table:style-name="ce86" table:number-columns-repeated="5"/>
          <table:table-cell table:style-name="ce91" office:value-type="date" office:date-value="2025-09-18" calcext: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xHub AI</text:p>
          </table:table-cell>
          <table:table-cell table:style-name="ce73" office:value-type="string" calcext: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calcext:value-type="string">
            <text:p>https://www.uneiaparjour.fr/mixhub-ai/</text:p>
          </table:table-cell>
          <table:table-cell table:style-name="ce73" office:value-type="string" calcext:value-type="string">
            <text:p>images</text:p>
          </table:table-cell>
          <table:table-cell table:style-name="ce73" office:value-type="string" calcext:value-type="string">
            <text:p>texte</text:p>
          </table:table-cell>
          <table:table-cell table:style-name="ce73" office:value-type="string" calcext:value-type="string">
            <text:p>vidéo</text:p>
          </table:table-cell>
          <table:table-cell table:style-name="ce86" table:number-columns-repeated="3"/>
          <table:table-cell table:style-name="ce91" office:value-type="date" office:date-value="2025-09-17" calcext: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extdocs</text:p>
          </table:table-cell>
          <table:table-cell table:style-name="ce73" office:value-type="string" calcext: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calcext:value-type="string">
            <text:p>https://www.uneiaparjour.fr/nextdocs/</text:p>
          </table:table-cell>
          <table:table-cell table:style-name="ce73" office:value-type="string" calcext:value-type="string">
            <text:p>images</text:p>
          </table:table-cell>
          <table:table-cell table:style-name="ce73" office:value-type="string" calcext:value-type="string">
            <text:p>infographie</text:p>
          </table:table-cell>
          <table:table-cell table:style-name="ce73" office:value-type="string" calcext:value-type="string">
            <text:p>présentation</text:p>
          </table:table-cell>
          <table:table-cell table:style-name="ce73" office:value-type="string" calcext:value-type="string">
            <text:p>texte</text:p>
          </table:table-cell>
          <table:table-cell table:style-name="ce86" table:number-columns-repeated="2"/>
          <table:table-cell table:style-name="ce91" office:value-type="date" office:date-value="2025-09-16" calcext: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arlai</text:p>
          </table:table-cell>
          <table:table-cell table:style-name="ce73" office:value-type="string" calcext: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calcext:value-type="string">
            <text:p>https://www.uneiaparjour.fr/parlai/</text:p>
          </table:table-cell>
          <table:table-cell table:style-name="ce73" office:value-type="string" calcext:value-type="string">
            <text:p>langues</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3"/>
          <table:table-cell table:style-name="ce91" office:value-type="date" office:date-value="2025-09-15" calcext: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olyai</text:p>
          </table:table-cell>
          <table:table-cell table:style-name="ce73" office:value-type="string" calcext: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calcext:value-type="string">
            <text:p>https://www.uneiaparjour.fr/rolyai/</text:p>
          </table:table-cell>
          <table:table-cell table:style-name="ce73" office:value-type="string" calcext:value-type="string">
            <text:p>chatbot</text:p>
          </table:table-cell>
          <table:table-cell table:style-name="ce73" office:value-type="string" calcext:value-type="string">
            <text:p>FR / EU</text:p>
          </table:table-cell>
          <table:table-cell table:style-name="ce73" office:value-type="string" calcext:value-type="string">
            <text:p>texte</text:p>
          </table:table-cell>
          <table:table-cell table:style-name="ce86" table:number-columns-repeated="3"/>
          <table:table-cell table:style-name="ce91" office:value-type="date" office:date-value="2025-09-14" calcext: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eachshare</text:p>
          </table:table-cell>
          <table:table-cell table:style-name="ce73" office:value-type="string" calcext: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calcext:value-type="string">
            <text:p>https://www.uneiaparjour.fr/teachshare/</text:p>
          </table:table-cell>
          <table:table-cell table:style-name="ce73" office:value-type="string" calcext:value-type="string">
            <text:p>éducation</text:p>
          </table:table-cell>
          <table:table-cell table:style-name="ce73" office:value-type="string" calcext:value-type="string">
            <text:p>usage illimité</text:p>
          </table:table-cell>
          <table:table-cell table:style-name="ce86" table:number-columns-repeated="4"/>
          <table:table-cell table:style-name="ce91" office:value-type="date" office:date-value="2025-09-13" calcext: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3 next</text:p>
          </table:table-cell>
          <table:table-cell table:style-name="ce73" office:value-type="string" calcext: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calcext:value-type="string">
            <text:p>https://www.uneiaparjour.fr/qwen-3-next/</text:p>
          </table:table-cell>
          <table:table-cell table:style-name="ce73" office:value-type="string" calcext:value-type="string">
            <text:p>LLM</text:p>
          </table:table-cell>
          <table:table-cell table:style-name="ce73" office:value-type="string" calcext:value-type="string">
            <text:p>open source</text:p>
          </table:table-cell>
          <table:table-cell table:style-name="ce86" table:number-columns-repeated="4"/>
          <table:table-cell table:style-name="ce91" office:value-type="date" office:date-value="2025-09-12" calcext: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unyuan image</text:p>
          </table:table-cell>
          <table:table-cell table:style-name="ce73" office:value-type="string" calcext: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calcext:value-type="string">
            <text:p>https://www.uneiaparjour.fr/hunyuan-image/</text:p>
          </table:table-cell>
          <table:table-cell table:style-name="ce73" office:value-type="string" calcext:value-type="string">
            <text:p>images</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2"/>
          <table:table-cell table:style-name="ce91" office:value-type="date" office:date-value="2025-09-11" calcext: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pertus</text:p>
          </table:table-cell>
          <table:table-cell table:style-name="ce73" office:value-type="string" calcext: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calcext:value-type="string">
            <text:p>https://www.uneiaparjour.fr/apertus/</text:p>
          </table:table-cell>
          <table:table-cell table:style-name="ce73" office:value-type="string" calcext:value-type="string">
            <text:p>chatbot</text:p>
          </table:table-cell>
          <table:table-cell table:style-name="ce73" office:value-type="string" calcext:value-type="string">
            <text:p>FR / EU</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table-cell table:style-name="ce91" office:value-type="date" office:date-value="2025-09-10" calcext: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umi</text:p>
          </table:table-cell>
          <table:table-cell table:style-name="ce73" office:value-type="string" calcext: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calcext:value-type="string">
            <text:p>https://www.uneiaparjour.fr/lumi/</text:p>
          </table:table-cell>
          <table:table-cell table:style-name="ce73" office:value-type="string" calcext:value-type="string">
            <text:p>site web</text:p>
          </table:table-cell>
          <table:table-cell table:style-name="ce86" table:number-columns-repeated="5"/>
          <table:table-cell table:style-name="ce91" office:value-type="date" office:date-value="2025-09-09" calcext: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unblocks</text:p>
          </table:table-cell>
          <table:table-cell table:style-name="ce73" office:value-type="string" calcext: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calcext:value-type="string">
            <text:p>https://www.uneiaparjour.fr/funblocks/</text:p>
          </table:table-cell>
          <table:table-cell table:style-name="ce73" office:value-type="string" calcext:value-type="string">
            <text:p>mindmap</text:p>
          </table:table-cell>
          <table:table-cell table:style-name="ce73" office:value-type="string" calcext:value-type="string">
            <text:p>présentation</text:p>
          </table:table-cell>
          <table:table-cell table:style-name="ce73" office:value-type="string" calcext:value-type="string">
            <text:p>texte</text:p>
          </table:table-cell>
          <table:table-cell table:style-name="ce86" table:number-columns-repeated="3"/>
          <table:table-cell table:style-name="ce91" office:value-type="date" office:date-value="2025-09-08" calcext: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alkit</text:p>
          </table:table-cell>
          <table:table-cell table:style-name="ce73" office:value-type="string" calcext: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calcext:value-type="string">
            <text:p>https://www.uneiaparjour.fr/talkit/</text:p>
          </table:table-cell>
          <table:table-cell table:style-name="ce73" office:value-type="string" calcext:value-type="string">
            <text:p>langues</text:p>
          </table:table-cell>
          <table:table-cell table:style-name="ce86" table:number-columns-repeated="5"/>
          <table:table-cell table:style-name="ce91" office:value-type="date" office:date-value="2025-09-07" calcext: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df to video</text:p>
          </table:table-cell>
          <table:table-cell table:style-name="ce73" office:value-type="string" calcext: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calcext:value-type="string">
            <text:p>https://www.uneiaparjour.fr/pdf-to-video/</text:p>
          </table:table-cell>
          <table:table-cell table:style-name="ce73" office:value-type="string" calcext:value-type="string">
            <text:p>document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2"/>
          <table:table-cell table:style-name="ce91" office:value-type="date" office:date-value="2025-09-06" calcext: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host</text:p>
          </table:table-cell>
          <table:table-cell table:style-name="ce73" office:value-type="string" calcext: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calcext:value-type="string">
            <text:p>https://www.uneiaparjour.fr/ghost/</text:p>
          </table:table-cell>
          <table:table-cell table:style-name="ce73" office:value-type="string" calcext:value-type="string">
            <text:p>présentation</text:p>
          </table:table-cell>
          <table:table-cell table:style-name="ce86" table:number-columns-repeated="5"/>
          <table:table-cell table:style-name="ce91" office:value-type="date" office:date-value="2025-09-05" calcext: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hava</text:p>
          </table:table-cell>
          <table:table-cell table:style-name="ce73" office:value-type="string" calcext: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calcext:value-type="string">
            <text:p>https://www.uneiaparjour.fr/bhava/</text:p>
          </table:table-cell>
          <table:table-cell table:style-name="ce73" office:value-type="string" calcext:value-type="string">
            <text:p>présentation</text:p>
          </table:table-cell>
          <table:table-cell table:style-name="ce86" table:number-columns-repeated="5"/>
          <table:table-cell table:style-name="ce91" office:value-type="date" office:date-value="2025-09-04" calcext: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ashPaper</text:p>
          </table:table-cell>
          <table:table-cell table:style-name="ce73" office:value-type="string" calcext: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calcext:value-type="string">
            <text:p>https://www.uneiaparjour.fr/flashpaper/</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recherch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table-cell table:style-name="ce91" office:value-type="date" office:date-value="2025-09-03" calcext: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Underlord de Descript</text:p>
          </table:table-cell>
          <table:table-cell table:style-name="ce73" office:value-type="string" calcext: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calcext:value-type="string">
            <text:p>https://www.uneiaparjour.fr/underlord-de-descript/</text:p>
          </table:table-cell>
          <table:table-cell table:style-name="ce73" office:value-type="string" calcext:value-type="string">
            <text:p>chatbot</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3"/>
          <table:table-cell table:style-name="ce91" office:value-type="date" office:date-value="2025-09-02" calcext: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dyssey GPT</text:p>
          </table:table-cell>
          <table:table-cell table:style-name="ce73" office:value-type="string" calcext: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calcext:value-type="string">
            <text:p>https://www.uneiaparjour.fr/odyssey-gpt/</text:p>
          </table:table-cell>
          <table:table-cell table:style-name="ce73" office:value-type="string" calcext:value-type="string">
            <text:p>documents</text:p>
          </table:table-cell>
          <table:table-cell table:style-name="ce86" table:number-columns-repeated="5"/>
          <table:table-cell table:style-name="ce91" office:value-type="date" office:date-value="2025-09-01" calcext: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unyuanVideo-Foley</text:p>
          </table:table-cell>
          <table:table-cell table:style-name="ce73" office:value-type="string" calcext: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calcext:value-type="string">
            <text:p>https://www.uneiaparjour.fr/hunyuanvideo-foley/</text:p>
          </table:table-cell>
          <table:table-cell table:style-name="ce73" office:value-type="string" calcext:value-type="string">
            <text:p>musique</text:p>
          </table:table-cell>
          <table:table-cell table:style-name="ce73" office:value-type="string" calcext:value-type="string">
            <text:p>open source</text:p>
          </table:table-cell>
          <table:table-cell table:style-name="ce73" office:value-type="string" calcext:value-type="string">
            <text:p>vidéo</text:p>
          </table:table-cell>
          <table:table-cell table:style-name="ce73" office:value-type="string" calcext:value-type="string">
            <text:p>voix</text:p>
          </table:table-cell>
          <table:table-cell table:style-name="ce86" table:number-columns-repeated="2"/>
          <table:table-cell table:style-name="ce91" office:value-type="date" office:date-value="2025-08-31" calcext: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omet</text:p>
          </table:table-cell>
          <table:table-cell table:style-name="ce73" office:value-type="string" calcext: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calcext:value-type="string">
            <text:p>https://www.uneiaparjour.fr/comet/</text:p>
          </table:table-cell>
          <table:table-cell table:style-name="ce73" office:value-type="string" calcext:value-type="string">
            <text:p>automatisation</text:p>
          </table:table-cell>
          <table:table-cell table:style-name="ce73" office:value-type="string" calcext:value-type="string">
            <text:p>navigateur</text:p>
          </table:table-cell>
          <table:table-cell table:style-name="ce86" table:number-columns-repeated="4"/>
          <table:table-cell table:style-name="ce91" office:value-type="date" office:date-value="2025-08-30" calcext: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rchids</text:p>
          </table:table-cell>
          <table:table-cell table:style-name="ce73" office:value-type="string" calcext: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calcext:value-type="string">
            <text:p>https://www.uneiaparjour.fr/orchids/</text:p>
          </table:table-cell>
          <table:table-cell table:style-name="ce73" office:value-type="string" calcext:value-type="string">
            <text:p>site web</text:p>
          </table:table-cell>
          <table:table-cell table:style-name="ce86" table:number-columns-repeated="5"/>
          <table:table-cell table:style-name="ce91" office:value-type="date" office:date-value="2025-08-29" calcext: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roducer</text:p>
          </table:table-cell>
          <table:table-cell table:style-name="ce73" office:value-type="string" calcext: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calcext:value-type="string">
            <text:p>https://www.uneiaparjour.fr/producer/</text:p>
          </table:table-cell>
          <table:table-cell table:style-name="ce73" office:value-type="string" calcext:value-type="string">
            <text:p>musique</text:p>
          </table:table-cell>
          <table:table-cell table:style-name="ce86" table:number-columns-repeated="5"/>
          <table:table-cell table:style-name="ce91" office:value-type="date" office:date-value="2025-08-28" calcext: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emories</text:p>
          </table:table-cell>
          <table:table-cell table:style-name="ce73" office:value-type="string" calcext: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calcext:value-type="string">
            <text:p>https://www.uneiaparjour.fr/memories/</text:p>
          </table:table-cell>
          <table:table-cell table:style-name="ce73" office:value-type="string" calcext:value-type="string">
            <text:p>chatbot</text:p>
          </table:table-cell>
          <table:table-cell table:style-name="ce73" office:value-type="string" calcext:value-type="string">
            <text:p>texte</text:p>
          </table:table-cell>
          <table:table-cell table:style-name="ce73" office:value-type="string" calcext:value-type="string">
            <text:p>vidéo</text:p>
          </table:table-cell>
          <table:table-cell table:style-name="ce86" table:number-columns-repeated="3"/>
          <table:table-cell table:style-name="ce91" office:value-type="date" office:date-value="2025-08-27" calcext: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emini 2.5 Flash Image – Nano Banana</text:p>
          </table:table-cell>
          <table:table-cell table:style-name="ce73" office:value-type="string" calcext: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calcext:value-type="string">
            <text:p>https://www.uneiaparjour.fr/gemini-2-5-flash-image-nano-banana/</text:p>
          </table:table-cell>
          <table:table-cell table:style-name="ce73" office:value-type="string" calcext:value-type="string">
            <text:p>images</text:p>
          </table:table-cell>
          <table:table-cell table:style-name="ce73" office:value-type="string" calcext:value-type="string">
            <text:p>usage illimité</text:p>
          </table:table-cell>
          <table:table-cell table:style-name="ce86" table:number-columns-repeated="4"/>
          <table:table-cell table:style-name="ce91" office:value-type="date" office:date-value="2025-08-26" calcext: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pt-oss</text:p>
          </table:table-cell>
          <table:table-cell table:style-name="ce73" office:value-type="string" calcext: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calcext:value-type="string">
            <text:p>https://www.uneiaparjour.fr/gpt-oss/</text:p>
          </table:table-cell>
          <table:table-cell table:style-name="ce73" office:value-type="string" calcext:value-type="string">
            <text:p>chatbot</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2"/>
          <table:table-cell table:style-name="ce91" office:value-type="date" office:date-value="2025-08-25" calcext: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ripoSG-Scribble</text:p>
          </table:table-cell>
          <table:table-cell table:style-name="ce73" office:value-type="string" calcext: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calcext:value-type="string">
            <text:p>https://www.uneiaparjour.fr/triposg-scribble/</text:p>
          </table:table-cell>
          <table:table-cell table:style-name="ce73" office:value-type="string" calcext:value-type="string">
            <text:p>images 3D</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5-08-24" calcext: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rails</text:p>
          </table:table-cell>
          <table:table-cell table:style-name="ce73" office:value-type="string" calcext: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calcext:value-type="string">
            <text:p>https://www.uneiaparjour.fr/trails/</text:p>
          </table:table-cell>
          <table:table-cell table:style-name="ce73" office:value-type="string" calcext:value-type="string">
            <text:p>présentation</text:p>
          </table:table-cell>
          <table:table-cell table:style-name="ce73" office:value-type="string" calcext:value-type="string">
            <text:p>usage illimité</text:p>
          </table:table-cell>
          <table:table-cell table:style-name="ce86" table:number-columns-repeated="4"/>
          <table:table-cell table:style-name="ce91" office:value-type="date" office:date-value="2025-08-23" calcext: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deaboard</text:p>
          </table:table-cell>
          <table:table-cell table:style-name="ce73" office:value-type="string" calcext: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calcext:value-type="string">
            <text:p>https://www.uneiaparjour.fr/ideaboard/</text:p>
          </table:table-cell>
          <table:table-cell table:style-name="ce73" office:value-type="string" calcext:value-type="string">
            <text:p>images</text:p>
          </table:table-cell>
          <table:table-cell table:style-name="ce73" office:value-type="string" calcext:value-type="string">
            <text:p>mindmap</text:p>
          </table:table-cell>
          <table:table-cell table:style-name="ce73" office:value-type="string" calcext:value-type="string">
            <text:p>texte</text:p>
          </table:table-cell>
          <table:table-cell table:style-name="ce86" table:number-columns-repeated="3"/>
          <table:table-cell table:style-name="ce91" office:value-type="date" office:date-value="2025-08-22" calcext: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image edit</text:p>
          </table:table-cell>
          <table:table-cell table:style-name="ce73" office:value-type="string" calcext: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calcext:value-type="string">
            <text:p>https://www.uneiaparjour.fr/qwen-image-edit/</text:p>
          </table:table-cell>
          <table:table-cell table:style-name="ce73" office:value-type="string" calcext:value-type="string">
            <text:p>images</text:p>
          </table:table-cell>
          <table:table-cell table:style-name="ce73" office:value-type="string" calcext:value-type="string">
            <text:p>open source</text:p>
          </table:table-cell>
          <table:table-cell table:style-name="ce86" table:number-columns-repeated="4"/>
          <table:table-cell table:style-name="ce91" office:value-type="date" office:date-value="2025-08-21" calcext: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opilot 3D</text:p>
          </table:table-cell>
          <table:table-cell table:style-name="ce73" office:value-type="string" calcext: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calcext:value-type="string">
            <text:p>https://www.uneiaparjour.fr/copilot-3d/</text:p>
          </table:table-cell>
          <table:table-cell table:style-name="ce73" office:value-type="string" calcext:value-type="string">
            <text:p>images 3D</text:p>
          </table:table-cell>
          <table:table-cell table:style-name="ce73" office:value-type="string" calcext:value-type="string">
            <text:p>usage illimité</text:p>
          </table:table-cell>
          <table:table-cell table:style-name="ce86" table:number-columns-repeated="4"/>
          <table:table-cell table:style-name="ce91" office:value-type="date" office:date-value="2025-08-20" calcext: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ixpal</text:p>
          </table:table-cell>
          <table:table-cell table:style-name="ce73" office:value-type="string" calcext: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calcext:value-type="string">
            <text:p>https://www.uneiaparjour.fr/pixpal/</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91" office:value-type="date" office:date-value="2025-08-19" calcext: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Vector</text:p>
          </table:table-cell>
          <table:table-cell table:style-name="ce73" office:value-type="string" calcext: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calcext:value-type="string">
            <text:p>https://www.uneiaparjour.fr/aivector/</text:p>
          </table:table-cell>
          <table:table-cell table:style-name="ce73" office:value-type="string" calcext:value-type="string">
            <text:p>images</text:p>
          </table:table-cell>
          <table:table-cell table:style-name="ce73" office:value-type="string" calcext:value-type="string">
            <text:p>sans compte</text:p>
          </table:table-cell>
          <table:table-cell table:style-name="ce86" table:number-columns-repeated="4"/>
          <table:table-cell table:style-name="ce91" office:value-type="date" office:date-value="2025-08-18" calcext: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rivatemode</text:p>
          </table:table-cell>
          <table:table-cell table:style-name="ce73" office:value-type="string" calcext: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calcext:value-type="string">
            <text:p>https://www.uneiaparjour.fr/privatemode/</text:p>
          </table:table-cell>
          <table:table-cell table:style-name="ce73" office:value-type="string" calcext:value-type="string">
            <text:p>chatbot</text:p>
          </table:table-cell>
          <table:table-cell table:style-name="ce73" office:value-type="string" calcext:value-type="string">
            <text:p>FR / EU</text:p>
          </table:table-cell>
          <table:table-cell table:style-name="ce86" table:number-columns-repeated="4"/>
          <table:table-cell table:style-name="ce91" office:value-type="date" office:date-value="2025-08-17" calcext: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efont</text:p>
          </table:table-cell>
          <table:table-cell table:style-name="ce73" office:value-type="string" calcext: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calcext:value-type="string">
            <text:p>https://www.uneiaparjour.fr/refont/</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3"/>
          <table:table-cell table:style-name="ce91" office:value-type="date" office:date-value="2025-08-16" calcext: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anopulse</text:p>
          </table:table-cell>
          <table:table-cell table:style-name="ce73" office:value-type="string" calcext: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calcext:value-type="string">
            <text:p>https://www.uneiaparjour.fr/panopulse/</text:p>
          </table:table-cell>
          <table:table-cell table:style-name="ce73" office:value-type="string" calcext:value-type="string">
            <text:p>images</text:p>
          </table:table-cell>
          <table:table-cell table:style-name="ce86" table:number-columns-repeated="5"/>
          <table:table-cell table:style-name="ce91" office:value-type="date" office:date-value="2025-08-15" calcext: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ramify</text:p>
          </table:table-cell>
          <table:table-cell table:style-name="ce73" office:value-type="string" calcext: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calcext:value-type="string">
            <text:p>https://www.uneiaparjour.fr/cramify/</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86" table:number-columns-repeated="4"/>
          <table:table-cell table:style-name="ce91" office:value-type="date" office:date-value="2025-08-14" calcext: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orybook de Gemini</text:p>
          </table:table-cell>
          <table:table-cell table:style-name="ce73" office:value-type="string" calcext: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calcext:value-type="string">
            <text:p>https://www.uneiaparjour.fr/storybook-de-gemini/</text:p>
          </table:table-cell>
          <table:table-cell table:style-name="ce73" office:value-type="string" calcext:value-type="string">
            <text:p>histoires enfants</text:p>
          </table:table-cell>
          <table:table-cell table:style-name="ce73" office:value-type="string" calcext:value-type="string">
            <text:p>images</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2"/>
          <table:table-cell table:style-name="ce91" office:value-type="date" office:date-value="2025-08-13" calcext: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leven Music</text:p>
          </table:table-cell>
          <table:table-cell table:style-name="ce73" office:value-type="string" calcext: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calcext:value-type="string">
            <text:p>https://www.uneiaparjour.fr/eleven-music/</text:p>
          </table:table-cell>
          <table:table-cell table:style-name="ce73" office:value-type="string" calcext:value-type="string">
            <text:p>musique</text:p>
          </table:table-cell>
          <table:table-cell table:style-name="ce86" table:number-columns-repeated="5"/>
          <table:table-cell table:style-name="ce91" office:value-type="date" office:date-value="2025-08-12" calcext: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ésumé vidéo de NotebookLM</text:p>
          </table:table-cell>
          <table:table-cell table:style-name="ce73" office:value-type="string" calcext: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calcext:value-type="string">
            <text:p>https://www.uneiaparjour.fr/resume-video-de-notebooklm/</text:p>
          </table:table-cell>
          <table:table-cell table:style-name="ce73" office:value-type="string" calcext:value-type="string">
            <text:p>présentation</text:p>
          </table:table-cell>
          <table:table-cell table:style-name="ce73" office:value-type="string" calcext:value-type="string">
            <text:p>vidéo</text:p>
          </table:table-cell>
          <table:table-cell table:style-name="ce86" table:number-columns-repeated="4"/>
          <table:table-cell table:style-name="ce91" office:value-type="date" office:date-value="2025-08-11" calcext: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oolgo</text:p>
          </table:table-cell>
          <table:table-cell table:style-name="ce73" office:value-type="string" calcext: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calcext:value-type="string">
            <text:p>https://www.uneiaparjour.fr/toolgo/</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recherche</text:p>
          </table:table-cell>
          <table:table-cell table:style-name="ce73" office:value-type="string" calcext:value-type="string">
            <text:p>texte</text:p>
          </table:table-cell>
          <table:table-cell table:style-name="ce73" office:value-type="string" calcext:value-type="string">
            <text:p>youtube</text:p>
          </table:table-cell>
          <table:table-cell table:style-name="ce86"/>
          <table:table-cell table:style-name="ce91" office:value-type="date" office:date-value="2025-08-10" calcext: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oleplayr</text:p>
          </table:table-cell>
          <table:table-cell table:style-name="ce73" office:value-type="string" calcext: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calcext:value-type="string">
            <text:p>https://www.uneiaparjour.fr/roleplayr/</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3"/>
          <table:table-cell table:style-name="ce91" office:value-type="date" office:date-value="2025-08-09" calcext: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nfographix</text:p>
          </table:table-cell>
          <table:table-cell table:style-name="ce73" office:value-type="string" calcext: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calcext:value-type="string">
            <text:p>https://www.uneiaparjour.fr/infographix/</text:p>
          </table:table-cell>
          <table:table-cell table:style-name="ce73" office:value-type="string" calcext:value-type="string">
            <text:p>présentation</text:p>
          </table:table-cell>
          <table:table-cell table:style-name="ce86" table:number-columns-repeated="5"/>
          <table:table-cell table:style-name="ce91" office:value-type="date" office:date-value="2025-08-08" calcext: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olorifyAI</text:p>
          </table:table-cell>
          <table:table-cell table:style-name="ce73" office:value-type="string" calcext: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calcext:value-type="string">
            <text:p>https://www.uneiaparjour.fr/colorifyai/</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08-07" calcext: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oxus</text:p>
          </table:table-cell>
          <table:table-cell table:style-name="ce73" office:value-type="string" calcext: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calcext:value-type="string">
            <text:p>https://www.uneiaparjour.fr/foxus/</text:p>
          </table:table-cell>
          <table:table-cell table:style-name="ce73" office:value-type="string" calcext:value-type="string">
            <text:p>archives</text:p>
          </table:table-cell>
          <table:table-cell table:style-name="ce86" table:number-columns-repeated="5"/>
          <table:table-cell table:style-name="ce91" office:value-type="date" office:date-value="2025-08-06" calcext: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Uiino</text:p>
          </table:table-cell>
          <table:table-cell table:style-name="ce73" office:value-type="string" calcext: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calcext:value-type="string">
            <text:p>https://www.uneiaparjour.fr/uiino/</text:p>
          </table:table-cell>
          <table:table-cell table:style-name="ce73" office:value-type="string" calcext:value-type="string">
            <text:p>sans compte</text:p>
          </table:table-cell>
          <table:table-cell table:style-name="ce73" office:value-type="string" calcext:value-type="string">
            <text:p>texte</text:p>
          </table:table-cell>
          <table:table-cell table:style-name="ce86" table:number-columns-repeated="4"/>
          <table:table-cell table:style-name="ce91" office:value-type="date" office:date-value="2025-08-05" calcext: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dsmith</text:p>
          </table:table-cell>
          <table:table-cell table:style-name="ce73" office:value-type="string" calcext: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calcext:value-type="string">
            <text:p>https://www.uneiaparjour.fr/mindsmith/</text:p>
          </table:table-cell>
          <table:table-cell table:style-name="ce73" office:value-type="string" calcext:value-type="string">
            <text:p>éducation</text:p>
          </table:table-cell>
          <table:table-cell table:style-name="ce73" office:value-type="string" calcext:value-type="string">
            <text:p>présentation</text:p>
          </table:table-cell>
          <table:table-cell table:style-name="ce73" office:value-type="string" calcext:value-type="string">
            <text:p>quiz et flashcards</text:p>
          </table:table-cell>
          <table:table-cell table:style-name="ce86" table:number-columns-repeated="3"/>
          <table:table-cell table:style-name="ce91" office:value-type="date" office:date-value="2025-08-04" calcext: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JustRecap</text:p>
          </table:table-cell>
          <table:table-cell table:style-name="ce73" office:value-type="string" calcext: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calcext:value-type="string">
            <text:p>https://www.uneiaparjour.fr/justrecap/</text:p>
          </table:table-cell>
          <table:table-cell table:style-name="ce73" office:value-type="string" calcext:value-type="string">
            <text:p>youtube</text:p>
          </table:table-cell>
          <table:table-cell table:style-name="ce86" table:number-columns-repeated="5"/>
          <table:table-cell table:style-name="ce91" office:value-type="date" office:date-value="2025-08-03" calcext: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ocket</text:p>
          </table:table-cell>
          <table:table-cell table:style-name="ce73" office:value-type="string" calcext: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calcext:value-type="string">
            <text:p>https://www.uneiaparjour.fr/rocket/</text:p>
          </table:table-cell>
          <table:table-cell table:style-name="ce73" office:value-type="string" calcext:value-type="string">
            <text:p>application</text:p>
          </table:table-cell>
          <table:table-cell table:style-name="ce86" table:number-columns-repeated="5"/>
          <table:table-cell table:style-name="ce91" office:value-type="date" office:date-value="2025-08-02" calcext: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eedance</text:p>
          </table:table-cell>
          <table:table-cell table:style-name="ce73" office:value-type="string" calcext: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calcext:value-type="string">
            <text:p>https://www.uneiaparjour.fr/seedance/</text:p>
          </table:table-cell>
          <table:table-cell table:style-name="ce73" office:value-type="string" calcext:value-type="string">
            <text:p>vidéo</text:p>
          </table:table-cell>
          <table:table-cell table:style-name="ce86" table:number-columns-repeated="5"/>
          <table:table-cell table:style-name="ce91" office:value-type="date" office:date-value="2025-08-01" calcext: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Ernie 4.5</text:p>
          </table:table-cell>
          <table:table-cell table:style-name="ce73" office:value-type="string" calcext: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calcext:value-type="string">
            <text:p>https://www.uneiaparjour.fr/ernie-4-5/</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5-07-31" calcext: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Étudier de ChatGPT</text:p>
          </table:table-cell>
          <table:table-cell table:style-name="ce73" office:value-type="string" calcext: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calcext:value-type="string">
            <text:p>https://www.uneiaparjour.fr/etudier-de-chatgpt/</text:p>
          </table:table-cell>
          <table:table-cell table:style-name="ce73" office:value-type="string" calcext:value-type="string">
            <text:p>chatbot</text:p>
          </table:table-cell>
          <table:table-cell table:style-name="ce73" office:value-type="string" calcext:value-type="string">
            <text:p>éducation</text:p>
          </table:table-cell>
          <table:table-cell table:style-name="ce86" table:number-columns-repeated="4"/>
          <table:table-cell table:style-name="ce91" office:value-type="date" office:date-value="2025-07-30" calcext: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LM 4.5</text:p>
          </table:table-cell>
          <table:table-cell table:style-name="ce73" office:value-type="string" calcext: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calcext:value-type="string">
            <text:p>https://www.uneiaparjour.fr/glm-4-5/</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LLM</text:p>
          </table:table-cell>
          <table:table-cell table:style-name="ce73" office:value-type="string" calcext:value-type="string">
            <text:p>présentation</text:p>
          </table:table-cell>
          <table:table-cell table:style-name="ce73" office:value-type="string" calcext:value-type="string">
            <text:p>usage illimité</text:p>
          </table:table-cell>
          <table:table-cell table:style-name="ce91" office:value-type="date" office:date-value="2025-07-29" calcext: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ldraw Computer</text:p>
          </table:table-cell>
          <table:table-cell table:style-name="ce73" office:value-type="string" calcext: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calcext:value-type="string">
            <text:p>https://www.uneiaparjour.fr/tldraw-computer/</text:p>
          </table:table-cell>
          <table:table-cell table:style-name="ce73" office:value-type="string" calcext:value-type="string">
            <text:p>automatisation</text:p>
          </table:table-cell>
          <table:table-cell table:style-name="ce73" office:value-type="string" calcext:value-type="string">
            <text:p>images</text:p>
          </table:table-cell>
          <table:table-cell table:style-name="ce73" office:value-type="string" calcext:value-type="string">
            <text:p>texte</text:p>
          </table:table-cell>
          <table:table-cell table:style-name="ce73" office:value-type="string" calcext:value-type="string">
            <text:p>voix</text:p>
          </table:table-cell>
          <table:table-cell table:style-name="ce86" table:number-columns-repeated="2"/>
          <table:table-cell table:style-name="ce91" office:value-type="date" office:date-value="2025-07-28" calcext: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ebwave</text:p>
          </table:table-cell>
          <table:table-cell table:style-name="ce73" office:value-type="string" calcext: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calcext:value-type="string">
            <text:p>https://www.uneiaparjour.fr/webwave/</text:p>
          </table:table-cell>
          <table:table-cell table:style-name="ce73" office:value-type="string" calcext:value-type="string">
            <text:p>FR / EU</text:p>
          </table:table-cell>
          <table:table-cell table:style-name="ce73" office:value-type="string" calcext:value-type="string">
            <text:p>site web</text:p>
          </table:table-cell>
          <table:table-cell table:style-name="ce86" table:number-columns-repeated="4"/>
          <table:table-cell table:style-name="ce91" office:value-type="date" office:date-value="2025-07-27" calcext: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oveart</text:p>
          </table:table-cell>
          <table:table-cell table:style-name="ce73" office:value-type="string" calcext: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calcext:value-type="string">
            <text:p>https://www.uneiaparjour.fr/loveart/</text:p>
          </table:table-cell>
          <table:table-cell table:style-name="ce73" office:value-type="string" calcext:value-type="string">
            <text:p>images</text:p>
          </table:table-cell>
          <table:table-cell table:style-name="ce73" office:value-type="string" calcext:value-type="string">
            <text:p>vidéo</text:p>
          </table:table-cell>
          <table:table-cell table:style-name="ce86" table:number-columns-repeated="4"/>
          <table:table-cell table:style-name="ce91" office:value-type="date" office:date-value="2025-07-26" calcext: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rage</text:p>
          </table:table-cell>
          <table:table-cell table:style-name="ce73" office:value-type="string" calcext: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calcext:value-type="string">
            <text:p>https://www.uneiaparjour.fr/mirage/</text:p>
          </table:table-cell>
          <table:table-cell table:style-name="ce73" office:value-type="string" calcext:value-type="string">
            <text:p>vidéo</text:p>
          </table:table-cell>
          <table:table-cell table:style-name="ce86" table:number-columns-repeated="5"/>
          <table:table-cell table:style-name="ce91" office:value-type="date" office:date-value="2025-07-25" calcext: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umo</text:p>
          </table:table-cell>
          <table:table-cell table:style-name="ce73" office:value-type="string" calcext: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calcext:value-type="string">
            <text:p>https://www.uneiaparjour.fr/lumo/</text:p>
          </table:table-cell>
          <table:table-cell table:style-name="ce73" office:value-type="string" calcext:value-type="string">
            <text:p>chatbot</text:p>
          </table:table-cell>
          <table:table-cell table:style-name="ce73" office:value-type="string" calcext:value-type="string">
            <text:p>FR / EU</text:p>
          </table:table-cell>
          <table:table-cell table:style-name="ce86" table:number-columns-repeated="4"/>
          <table:table-cell table:style-name="ce91" office:value-type="date" office:date-value="2025-07-24" calcext: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ast3D</text:p>
          </table:table-cell>
          <table:table-cell table:style-name="ce73" office:value-type="string" calcext: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calcext:value-type="string">
            <text:p>https://www.uneiaparjour.fr/fast3d/</text:p>
          </table:table-cell>
          <table:table-cell table:style-name="ce73" office:value-type="string" calcext:value-type="string">
            <text:p>images 3D</text:p>
          </table:table-cell>
          <table:table-cell table:style-name="ce73" office:value-type="string" calcext:value-type="string">
            <text:p>sans compte</text:p>
          </table:table-cell>
          <table:table-cell table:style-name="ce86" table:number-columns-repeated="4"/>
          <table:table-cell table:style-name="ce91" office:value-type="date" office:date-value="2025-07-23" calcext: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ladia</text:p>
          </table:table-cell>
          <table:table-cell table:style-name="ce73" office:value-type="string" calcext: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calcext:value-type="string">
            <text:p>https://www.uneiaparjour.fr/gladia/</text:p>
          </table:table-cell>
          <table:table-cell table:style-name="ce73" office:value-type="string" calcext:value-type="string">
            <text:p>texte</text:p>
          </table:table-cell>
          <table:table-cell table:style-name="ce73" office:value-type="string" calcext:value-type="string">
            <text:p>voix</text:p>
          </table:table-cell>
          <table:table-cell table:style-name="ce73" office:value-type="string" calcext:value-type="string">
            <text:p>youtube</text:p>
          </table:table-cell>
          <table:table-cell table:style-name="ce86" table:number-columns-repeated="3"/>
          <table:table-cell table:style-name="ce91" office:value-type="date" office:date-value="2025-07-22" calcext: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unner H</text:p>
          </table:table-cell>
          <table:table-cell table:style-name="ce73" office:value-type="string" calcext: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calcext:value-type="string">
            <text:p>https://www.uneiaparjour.fr/runner-h/</text:p>
          </table:table-cell>
          <table:table-cell table:style-name="ce73" office:value-type="string" calcext:value-type="string">
            <text:p>automatisation</text:p>
          </table:table-cell>
          <table:table-cell table:style-name="ce73" office:value-type="string" calcext:value-type="string">
            <text:p>FR / EU</text:p>
          </table:table-cell>
          <table:table-cell table:style-name="ce73" office:value-type="string" calcext:value-type="string">
            <text:p>recherche</text:p>
          </table:table-cell>
          <table:table-cell table:style-name="ce86" table:number-columns-repeated="3"/>
          <table:table-cell table:style-name="ce91" office:value-type="date" office:date-value="2025-07-21" calcext: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Nim</text:p>
          </table:table-cell>
          <table:table-cell table:style-name="ce73" office:value-type="string" calcext: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calcext:value-type="string">
            <text:p>https://www.uneiaparjour.fr/nim/</text:p>
          </table:table-cell>
          <table:table-cell table:style-name="ce73" office:value-type="string" calcext:value-type="string">
            <text:p>images</text:p>
          </table:table-cell>
          <table:table-cell table:style-name="ce73" office:value-type="string" calcext:value-type="string">
            <text:p>vidéo</text:p>
          </table:table-cell>
          <table:table-cell table:style-name="ce86" table:number-columns-repeated="4"/>
          <table:table-cell table:style-name="ce91" office:value-type="date" office:date-value="2025-07-20" calcext: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atpecker</text:p>
          </table:table-cell>
          <table:table-cell table:style-name="ce73" office:value-type="string" calcext: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calcext:value-type="string">
            <text:p>https://www.uneiaparjour.fr/statpecker/</text:p>
          </table:table-cell>
          <table:table-cell table:style-name="ce73" office:value-type="string" calcext:value-type="string">
            <text:p>données</text:p>
          </table:table-cell>
          <table:table-cell table:style-name="ce73" office:value-type="string" calcext:value-type="string">
            <text:p>infographie</text:p>
          </table:table-cell>
          <table:table-cell table:style-name="ce73" office:value-type="string" calcext:value-type="string">
            <text:p>usage illimité</text:p>
          </table:table-cell>
          <table:table-cell table:style-name="ce86" table:number-columns-repeated="3"/>
          <table:table-cell table:style-name="ce91" office:value-type="date" office:date-value="2025-07-19" calcext: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Videoinu</text:p>
          </table:table-cell>
          <table:table-cell table:style-name="ce73" office:value-type="string" calcext: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calcext:value-type="string">
            <text:p>https://www.uneiaparjour.fr/videoinu/</text:p>
          </table:table-cell>
          <table:table-cell table:style-name="ce73" office:value-type="string" calcext:value-type="string">
            <text:p>vidéo</text:p>
          </table:table-cell>
          <table:table-cell table:style-name="ce86" table:number-columns-repeated="5"/>
          <table:table-cell table:style-name="ce91" office:value-type="date" office:date-value="2025-07-18" calcext: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usicGPT</text:p>
          </table:table-cell>
          <table:table-cell table:style-name="ce73" office:value-type="string" calcext: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calcext:value-type="string">
            <text:p>https://www.uneiaparjour.fr/musicgpt/</text:p>
          </table:table-cell>
          <table:table-cell table:style-name="ce73" office:value-type="string" calcext:value-type="string">
            <text:p>musique</text:p>
          </table:table-cell>
          <table:table-cell table:style-name="ce86" table:number-columns-repeated="5"/>
          <table:table-cell table:style-name="ce91" office:value-type="date" office:date-value="2025-07-17" calcext: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lasp</text:p>
          </table:table-cell>
          <table:table-cell table:style-name="ce73" office:value-type="string" calcext: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calcext:value-type="string">
            <text:p>https://www.uneiaparjour.fr/glasp/</text:p>
          </table:table-cell>
          <table:table-cell table:style-name="ce73" office:value-type="string" calcext:value-type="string">
            <text:p>chatbot</text:p>
          </table:table-cell>
          <table:table-cell table:style-name="ce73" office:value-type="string" calcext:value-type="string">
            <text:p>navigateur</text:p>
          </table:table-cell>
          <table:table-cell table:style-name="ce73" office:value-type="string" calcext:value-type="string">
            <text:p>youtube</text:p>
          </table:table-cell>
          <table:table-cell table:style-name="ce86" table:number-columns-repeated="3"/>
          <table:table-cell table:style-name="ce91" office:value-type="date" office:date-value="2025-07-16" calcext: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lemence</text:p>
          </table:table-cell>
          <table:table-cell table:style-name="ce73" office:value-type="string" calcext: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calcext:value-type="string">
            <text:p>https://www.uneiaparjour.fr/clemence/</text:p>
          </table:table-cell>
          <table:table-cell table:style-name="ce73" office:value-type="string" calcext:value-type="string">
            <text:p>archives</text:p>
          </table:table-cell>
          <table:table-cell table:style-name="ce86" table:number-columns-repeated="5"/>
          <table:table-cell table:style-name="ce91" office:value-type="date" office:date-value="2025-07-15" calcext: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imi K2</text:p>
          </table:table-cell>
          <table:table-cell table:style-name="ce73" office:value-type="string" calcext: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calcext:value-type="string">
            <text:p>https://www.uneiaparjour.fr/kimi-k2/</text:p>
          </table:table-cell>
          <table:table-cell table:style-name="ce73" office:value-type="string" calcext:value-type="string">
            <text:p>chatbot</text:p>
          </table:table-cell>
          <table:table-cell table:style-name="ce73" office:value-type="string" calcext:value-type="string">
            <text:p>LLM</text:p>
          </table:table-cell>
          <table:table-cell table:style-name="ce86" table:number-columns-repeated="4"/>
          <table:table-cell table:style-name="ce91" office:value-type="date" office:date-value="2025-07-14" calcext: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 story generator</text:p>
          </table:table-cell>
          <table:table-cell table:style-name="ce73" office:value-type="string" calcext: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calcext:value-type="string">
            <text:p>https://www.uneiaparjour.fr/ai-story-generator-3/</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86" table:number-columns-repeated="3"/>
          <table:table-cell table:style-name="ce91" office:value-type="date" office:date-value="2025-07-13" calcext: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ouTube to doc</text:p>
          </table:table-cell>
          <table:table-cell table:style-name="ce73" office:value-type="string" calcext: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calcext:value-type="string">
            <text:p>https://www.uneiaparjour.fr/youtube-to-doc/</text:p>
          </table:table-cell>
          <table:table-cell table:style-name="ce73" office:value-type="string" calcext:value-type="string">
            <text:p>texte</text:p>
          </table:table-cell>
          <table:table-cell table:style-name="ce73" office:value-type="string" calcext:value-type="string">
            <text:p>youtube</text:p>
          </table:table-cell>
          <table:table-cell table:style-name="ce86" table:number-columns-repeated="4"/>
          <table:table-cell table:style-name="ce91" office:value-type="date" office:date-value="2025-07-12" calcext: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Dende</text:p>
          </table:table-cell>
          <table:table-cell table:style-name="ce73" office:value-type="string" calcext: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calcext:value-type="string">
            <text:p>https://www.uneiaparjour.fr/dende/</text:p>
          </table:table-cell>
          <table:table-cell table:style-name="ce73" office:value-type="string" calcext:value-type="string">
            <text:p>quiz et flashcards</text:p>
          </table:table-cell>
          <table:table-cell table:style-name="ce86" table:number-columns-repeated="5"/>
          <table:table-cell table:style-name="ce91" office:value-type="date" office:date-value="2025-07-11" calcext: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hinkSound</text:p>
          </table:table-cell>
          <table:table-cell table:style-name="ce73" office:value-type="string" calcext: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calcext:value-type="string">
            <text:p>https://www.uneiaparjour.fr/thinksound/</text:p>
          </table:table-cell>
          <table:table-cell table:style-name="ce73" office:value-type="string" calcext:value-type="string">
            <text:p>musique</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2"/>
          <table:table-cell table:style-name="ce91" office:value-type="date" office:date-value="2025-07-10" calcext: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emma 3n</text:p>
          </table:table-cell>
          <table:table-cell table:style-name="ce73" office:value-type="string" calcext: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calcext:value-type="string">
            <text:p>https://www.uneiaparjour.fr/gemma-3n/</text:p>
          </table:table-cell>
          <table:table-cell table:style-name="ce73" office:value-type="string" calcext:value-type="string">
            <text:p>chatbot</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2"/>
          <table:table-cell table:style-name="ce91" office:value-type="date" office:date-value="2025-07-09" calcext: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epfun</text:p>
          </table:table-cell>
          <table:table-cell table:style-name="ce73" office:value-type="string" calcext: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calcext:value-type="string">
            <text:p>https://www.uneiaparjour.fr/stepfun/</text:p>
          </table:table-cell>
          <table:table-cell table:style-name="ce73" office:value-type="string" calcext:value-type="string">
            <text:p>actualités et fact-checking</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recherche</text:p>
          </table:table-cell>
          <table:table-cell table:style-name="ce91" office:value-type="date" office:date-value="2025-07-08" calcext: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atch</text:p>
          </table:table-cell>
          <table:table-cell table:style-name="ce73" office:value-type="string" calcext: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calcext:value-type="string">
            <text:p>https://www.uneiaparjour.fr/hatch/</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usage illimité</text:p>
          </table:table-cell>
          <table:table-cell table:style-name="ce86" table:number-columns-repeated="2"/>
          <table:table-cell table:style-name="ce91" office:value-type="date" office:date-value="2025-07-07" calcext: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atEurope</text:p>
          </table:table-cell>
          <table:table-cell table:style-name="ce73" office:value-type="string" calcext: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calcext:value-type="string">
            <text:p>https://www.uneiaparjour.fr/chateurope/</text:p>
          </table:table-cell>
          <table:table-cell table:style-name="ce73" office:value-type="string" calcext:value-type="string">
            <text:p>actualités et fact-checking</text:p>
          </table:table-cell>
          <table:table-cell table:style-name="ce73" office:value-type="string" calcext:value-type="string">
            <text:p>chatbot</text:p>
          </table:table-cell>
          <table:table-cell table:style-name="ce73" office:value-type="string" calcext:value-type="string">
            <text:p>FR / EU</text:p>
          </table:table-cell>
          <table:table-cell table:style-name="ce86" table:number-columns-repeated="3"/>
          <table:table-cell table:style-name="ce91" office:value-type="date" office:date-value="2025-07-06" calcext: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era</text:p>
          </table:table-cell>
          <table:table-cell table:style-name="ce73" office:value-type="string" calcext: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calcext:value-type="string">
            <text:p>https://www.uneiaparjour.fr/hera/</text:p>
          </table:table-cell>
          <table:table-cell table:style-name="ce73" office:value-type="string" calcext:value-type="string">
            <text:p>présentation</text:p>
          </table:table-cell>
          <table:table-cell table:style-name="ce73" office:value-type="string" calcext:value-type="string">
            <text:p>vidéo</text:p>
          </table:table-cell>
          <table:table-cell table:style-name="ce86" table:number-columns-repeated="4"/>
          <table:table-cell table:style-name="ce91" office:value-type="date" office:date-value="2025-07-05" calcext: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uzia</text:p>
          </table:table-cell>
          <table:table-cell table:style-name="ce73" office:value-type="string" calcext: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calcext:value-type="string">
            <text:p>https://www.uneiaparjour.fr/luzia/</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FR / EU</text:p>
          </table:table-cell>
          <table:table-cell table:style-name="ce73" office:value-type="string" calcext:value-type="string">
            <text:p>images</text:p>
          </table:table-cell>
          <table:table-cell table:style-name="ce73" office:value-type="string" calcext:value-type="string">
            <text:p>langues</text:p>
          </table:table-cell>
          <table:table-cell table:style-name="ce73" office:value-type="string" calcext:value-type="string">
            <text:p>quiz et flashcards</text:p>
          </table:table-cell>
          <table:table-cell table:style-name="ce91" office:value-type="date" office:date-value="2025-07-04" calcext: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creenHelp</text:p>
          </table:table-cell>
          <table:table-cell table:style-name="ce73" office:value-type="string" calcext: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calcext:value-type="string">
            <text:p>https://www.uneiaparjour.fr/screenhelp/</text:p>
          </table:table-cell>
          <table:table-cell table:style-name="ce73" office:value-type="string" calcext:value-type="string">
            <text:p>documents</text:p>
          </table:table-cell>
          <table:table-cell table:style-name="ce73" office:value-type="string" calcext:value-type="string">
            <text:p>FR / EU</text:p>
          </table:table-cell>
          <table:table-cell table:style-name="ce86" table:number-columns-repeated="4"/>
          <table:table-cell table:style-name="ce91" office:value-type="date" office:date-value="2025-07-03" calcext: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ew design</text:p>
          </table:table-cell>
          <table:table-cell table:style-name="ce73" office:value-type="string" calcext: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calcext:value-type="string">
            <text:p>https://www.uneiaparjour.fr/mew-design/</text:p>
          </table:table-cell>
          <table:table-cell table:style-name="ce73" office:value-type="string" calcext:value-type="string">
            <text:p>images</text:p>
          </table:table-cell>
          <table:table-cell table:style-name="ce73" office:value-type="string" calcext:value-type="string">
            <text:p>présentation</text:p>
          </table:table-cell>
          <table:table-cell table:style-name="ce86" table:number-columns-repeated="4"/>
          <table:table-cell table:style-name="ce91" office:value-type="date" office:date-value="2025-07-02" calcext: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ongscription</text:p>
          </table:table-cell>
          <table:table-cell table:style-name="ce73" office:value-type="string" calcext: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calcext:value-type="string">
            <text:p>https://www.uneiaparjour.fr/songscription/</text:p>
          </table:table-cell>
          <table:table-cell table:style-name="ce73" office:value-type="string" calcext:value-type="string">
            <text:p>musique</text:p>
          </table:table-cell>
          <table:table-cell table:style-name="ce73" office:value-type="string" calcext:value-type="string">
            <text:p>sans compte</text:p>
          </table:table-cell>
          <table:table-cell table:style-name="ce86" table:number-columns-repeated="4"/>
          <table:table-cell table:style-name="ce91" office:value-type="date" office:date-value="2025-07-01" calcext: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QuizGen</text:p>
          </table:table-cell>
          <table:table-cell table:style-name="ce73" office:value-type="string" calcext: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calcext:value-type="string">
            <text:p>https://www.uneiaparjour.fr/aiquizgen/</text:p>
          </table:table-cell>
          <table:table-cell table:style-name="ce73" office:value-type="string" calcext:value-type="string">
            <text:p>quiz et flashcards</text:p>
          </table:table-cell>
          <table:table-cell table:style-name="ce86" table:number-columns-repeated="5"/>
          <table:table-cell table:style-name="ce91" office:value-type="date" office:date-value="2025-06-30" calcext: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Maudio</text:p>
          </table:table-cell>
          <table:table-cell table:style-name="ce73" office:value-type="string" calcext: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calcext:value-type="string">
            <text:p>https://www.uneiaparjour.fr/mmaudio/</text:p>
          </table:table-cell>
          <table:table-cell table:style-name="ce73" office:value-type="string" calcext:value-type="string">
            <text:p>vidéo</text:p>
          </table:table-cell>
          <table:table-cell table:style-name="ce86" table:number-columns-repeated="5"/>
          <table:table-cell table:style-name="ce91" office:value-type="date" office:date-value="2025-06-29" calcext: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kywork</text:p>
          </table:table-cell>
          <table:table-cell table:style-name="ce73" office:value-type="string" calcext: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calcext:value-type="string">
            <text:p>https://www.uneiaparjour.fr/skywork/</text:p>
          </table:table-cell>
          <table:table-cell table:style-name="ce73" office:value-type="string" calcext:value-type="string">
            <text:p>automatisation</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présentation</text:p>
          </table:table-cell>
          <table:table-cell table:style-name="ce73" office:value-type="string" calcext:value-type="string">
            <text:p>site web</text:p>
          </table:table-cell>
          <table:table-cell table:style-name="ce73" office:value-type="string" calcext:value-type="string">
            <text:p>texte</text:p>
          </table:table-cell>
          <table:table-cell table:style-name="ce91" office:value-type="date" office:date-value="2025-06-28" calcext: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rtéfacts de Claude</text:p>
          </table:table-cell>
          <table:table-cell table:style-name="ce73" office:value-type="string" calcext: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calcext:value-type="string">
            <text:p>https://www.uneiaparjour.fr/artefacts-de-claude/</text:p>
          </table:table-cell>
          <table:table-cell table:style-name="ce73" office:value-type="string" calcext:value-type="string">
            <text:p>automatisation</text:p>
          </table:table-cell>
          <table:table-cell table:style-name="ce86" table:number-columns-repeated="5"/>
          <table:table-cell table:style-name="ce91" office:value-type="date" office:date-value="2025-06-27" calcext: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parc3D</text:p>
          </table:table-cell>
          <table:table-cell table:style-name="ce73" office:value-type="string" calcext: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calcext:value-type="string">
            <text:p>https://www.uneiaparjour.fr/sparc3d/</text:p>
          </table:table-cell>
          <table:table-cell table:style-name="ce73" office:value-type="string" calcext:value-type="string">
            <text:p>images 3D</text:p>
          </table:table-cell>
          <table:table-cell table:style-name="ce73" office:value-type="string" calcext:value-type="string">
            <text:p>open source</text:p>
          </table:table-cell>
          <table:table-cell table:style-name="ce86" table:number-columns-repeated="4"/>
          <table:table-cell table:style-name="ce91" office:value-type="date" office:date-value="2025-06-26" calcext: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ovable tales</text:p>
          </table:table-cell>
          <table:table-cell table:style-name="ce73" office:value-type="string" calcext: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calcext:value-type="string">
            <text:p>https://www.uneiaparjour.fr/lovable-tales/</text:p>
          </table:table-cell>
          <table:table-cell table:style-name="ce73" office:value-type="string" calcext:value-type="string">
            <text:p>chatbot</text:p>
          </table:table-cell>
          <table:table-cell table:style-name="ce73" office:value-type="string" calcext:value-type="string">
            <text:p>FR / EU</text:p>
          </table:table-cell>
          <table:table-cell table:style-name="ce73" office:value-type="string" calcext:value-type="string">
            <text:p>histoires enfants</text:p>
          </table:table-cell>
          <table:table-cell table:style-name="ce86" table:number-columns-repeated="3"/>
          <table:table-cell table:style-name="ce91" office:value-type="date" office:date-value="2025-06-25" calcext: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ippit</text:p>
          </table:table-cell>
          <table:table-cell table:style-name="ce73" office:value-type="string" calcext: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calcext:value-type="string">
            <text:p>https://www.uneiaparjour.fr/pippit/</text:p>
          </table:table-cell>
          <table:table-cell table:style-name="ce73" office:value-type="string" calcext:value-type="string">
            <text:p>vidéo</text:p>
          </table:table-cell>
          <table:table-cell table:style-name="ce86" table:number-columns-repeated="5"/>
          <table:table-cell table:style-name="ce91" office:value-type="date" office:date-value="2025-06-24" calcext: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wen webdev</text:p>
          </table:table-cell>
          <table:table-cell table:style-name="ce73" office:value-type="string" calcext: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calcext:value-type="string">
            <text:p>https://www.uneiaparjour.fr/qwen-webdev/</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73" office:value-type="string" calcext:value-type="string">
            <text:p>usage illimité</text:p>
          </table:table-cell>
          <table:table-cell table:style-name="ce86" table:number-columns-repeated="3"/>
          <table:table-cell table:style-name="ce91" office:value-type="date" office:date-value="2025-06-23" calcext: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imax audio</text:p>
          </table:table-cell>
          <table:table-cell table:style-name="ce73" office:value-type="string" calcext: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calcext:value-type="string">
            <text:p>https://www.uneiaparjour.fr/minimax-audio/</text:p>
          </table:table-cell>
          <table:table-cell table:style-name="ce73" office:value-type="string" calcext:value-type="string">
            <text:p>musique</text:p>
          </table:table-cell>
          <table:table-cell table:style-name="ce73" office:value-type="string" calcext:value-type="string">
            <text:p>voix</text:p>
          </table:table-cell>
          <table:table-cell table:style-name="ce86" table:number-columns-repeated="4"/>
          <table:table-cell table:style-name="ce91" office:value-type="date" office:date-value="2025-06-22" calcext: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omputerX</text:p>
          </table:table-cell>
          <table:table-cell table:style-name="ce73" office:value-type="string" calcext: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calcext:value-type="string">
            <text:p>https://www.uneiaparjour.fr/computerx/</text:p>
          </table:table-cell>
          <table:table-cell table:style-name="ce73" office:value-type="string" calcext:value-type="string">
            <text:p>application</text:p>
          </table:table-cell>
          <table:table-cell table:style-name="ce73" office:value-type="string" calcext:value-type="string">
            <text:p>automatisation</text:p>
          </table:table-cell>
          <table:table-cell table:style-name="ce86" table:number-columns-repeated="4"/>
          <table:table-cell table:style-name="ce91" office:value-type="date" office:date-value="2025-06-21" calcext: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yutai STT</text:p>
          </table:table-cell>
          <table:table-cell table:style-name="ce73" office:value-type="string" calcext: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calcext:value-type="string">
            <text:p>https://www.uneiaparjour.fr/kyutai-stt/</text:p>
          </table:table-cell>
          <table:table-cell table:style-name="ce73" office:value-type="string" calcext:value-type="string">
            <text:p>FR / EU</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table-cell table:style-name="ce91" office:value-type="date" office:date-value="2025-06-20" calcext: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ila</text:p>
          </table:table-cell>
          <table:table-cell table:style-name="ce73" office:value-type="string" calcext: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calcext:value-type="string">
            <text:p>https://www.uneiaparjour.fr/tila/</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LLM</text:p>
          </table:table-cell>
          <table:table-cell table:style-name="ce73" office:value-type="string" calcext:value-type="string">
            <text:p>texte</text:p>
          </table:table-cell>
          <table:table-cell table:style-name="ce73" office:value-type="string" calcext:value-type="string">
            <text:p>vidéo</text:p>
          </table:table-cell>
          <table:table-cell table:style-name="ce73" office:value-type="string" calcext:value-type="string">
            <text:p>voix</text:p>
          </table:table-cell>
          <table:table-cell table:style-name="ce91" office:value-type="date" office:date-value="2025-06-19" calcext: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eachany</text:p>
          </table:table-cell>
          <table:table-cell table:style-name="ce73" office:value-type="string" calcext: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calcext:value-type="string">
            <text:p>https://www.uneiaparjour.fr/teachany/</text:p>
          </table:table-cell>
          <table:table-cell table:style-name="ce73" office:value-type="string" calcext:value-type="string">
            <text:p>chatbot</text:p>
          </table:table-cell>
          <table:table-cell table:style-name="ce73" office:value-type="string" calcext:value-type="string">
            <text:p>éducation</text:p>
          </table:table-cell>
          <table:table-cell table:style-name="ce73" office:value-type="string" calcext:value-type="string">
            <text:p>mindmap</text:p>
          </table:table-cell>
          <table:table-cell table:style-name="ce73" office:value-type="string" calcext:value-type="string">
            <text:p>quiz et flashcards</text:p>
          </table:table-cell>
          <table:table-cell table:style-name="ce73" office:value-type="string" calcext:value-type="string">
            <text:p>sans compte</text:p>
          </table:table-cell>
          <table:table-cell table:style-name="ce86"/>
          <table:table-cell table:style-name="ce91" office:value-type="date" office:date-value="2025-06-18" calcext: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inimax M1</text:p>
          </table:table-cell>
          <table:table-cell table:style-name="ce73" office:value-type="string" calcext: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calcext:value-type="string">
            <text:p>https://www.uneiaparjour.fr/minimax-m1/</text:p>
          </table:table-cell>
          <table:table-cell table:style-name="ce73" office:value-type="string" calcext:value-type="string">
            <text:p>chatbot</text:p>
          </table:table-cell>
          <table:table-cell table:style-name="ce73" office:value-type="string" calcext:value-type="string">
            <text:p>LLM</text:p>
          </table:table-cell>
          <table:table-cell table:style-name="ce73" office:value-type="string" calcext:value-type="string">
            <text:p>usage illimité</text:p>
          </table:table-cell>
          <table:table-cell table:style-name="ce86" table:number-columns-repeated="3"/>
          <table:table-cell table:style-name="ce91" office:value-type="date" office:date-value="2025-06-17" calcext: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itch</text:p>
          </table:table-cell>
          <table:table-cell table:style-name="ce73" office:value-type="string" calcext: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calcext:value-type="string">
            <text:p>https://www.uneiaparjour.fr/stitch/</text:p>
          </table:table-cell>
          <table:table-cell table:style-name="ce73" office:value-type="string" calcext:value-type="string">
            <text:p>application</text:p>
          </table:table-cell>
          <table:table-cell table:style-name="ce73" office:value-type="string" calcext:value-type="string">
            <text:p>site web</text:p>
          </table:table-cell>
          <table:table-cell table:style-name="ce86" table:number-columns-repeated="4"/>
          <table:table-cell table:style-name="ce91" office:value-type="date" office:date-value="2025-06-16" calcext: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upp</text:p>
          </table:table-cell>
          <table:table-cell table:style-name="ce73" office:value-type="string" calcext: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calcext:value-type="string">
            <text:p>https://www.uneiaparjour.fr/yupp/</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3"/>
          <table:table-cell table:style-name="ce91" office:value-type="date" office:date-value="2025-06-15" calcext: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oboTeach</text:p>
          </table:table-cell>
          <table:table-cell table:style-name="ce73" office:value-type="string" calcext: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calcext:value-type="string">
            <text:p>https://www.uneiaparjour.fr/roboteach/</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73" office:value-type="string" calcext:value-type="string">
            <text:p>sans compte</text:p>
          </table:table-cell>
          <table:table-cell table:style-name="ce73" office:value-type="string" calcext:value-type="string">
            <text:p>texte</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91" office:value-type="date" office:date-value="2025-06-14" calcext: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nstance</text:p>
          </table:table-cell>
          <table:table-cell table:style-name="ce73" office:value-type="string" calcext: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calcext:value-type="string">
            <text:p>https://www.uneiaparjour.fr/instance/</text:p>
          </table:table-cell>
          <table:table-cell table:style-name="ce73" office:value-type="string" calcext:value-type="string">
            <text:p>application</text:p>
          </table:table-cell>
          <table:table-cell table:style-name="ce86" table:number-columns-repeated="5"/>
          <table:table-cell table:style-name="ce91" office:value-type="date" office:date-value="2025-06-13" calcext: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ronicle</text:p>
          </table:table-cell>
          <table:table-cell table:style-name="ce73" office:value-type="string" calcext: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calcext:value-type="string">
            <text:p>https://www.uneiaparjour.fr/chronicle/</text:p>
          </table:table-cell>
          <table:table-cell table:style-name="ce73" office:value-type="string" calcext:value-type="string">
            <text:p>présentation</text:p>
          </table:table-cell>
          <table:table-cell table:style-name="ce86" table:number-columns-repeated="5"/>
          <table:table-cell table:style-name="ce91" office:value-type="date" office:date-value="2025-06-12" calcext: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MGto3D</text:p>
          </table:table-cell>
          <table:table-cell table:style-name="ce73" office:value-type="string" calcext: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calcext:value-type="string">
            <text:p>https://www.uneiaparjour.fr/imgto3d/</text:p>
          </table:table-cell>
          <table:table-cell table:style-name="ce73" office:value-type="string" calcext:value-type="string">
            <text:p>images 3D</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06-11" calcext: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nee</text:p>
          </table:table-cell>
          <table:table-cell table:style-name="ce73" office:value-type="string" calcext: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calcext:value-type="string">
            <text:p>https://www.uneiaparjour.fr/ainee/</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mindmap</text:p>
          </table:table-cell>
          <table:table-cell table:style-name="ce73" office:value-type="string" calcext:value-type="string">
            <text:p>open source</text:p>
          </table:table-cell>
          <table:table-cell table:style-name="ce73" office:value-type="string" calcext:value-type="string">
            <text:p>quiz et flashcards</text:p>
          </table:table-cell>
          <table:table-cell table:style-name="ce73" office:value-type="string" calcext:value-type="string">
            <text:p>usage illimité</text:p>
          </table:table-cell>
          <table:table-cell table:style-name="ce91" office:value-type="date" office:date-value="2025-06-10" calcext: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hatEdu</text:p>
          </table:table-cell>
          <table:table-cell table:style-name="ce73" office:value-type="string" calcext: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calcext:value-type="string">
            <text:p>https://www.uneiaparjour.fr/chatedu/</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2"/>
          <table:table-cell table:style-name="ce91" office:value-type="date" office:date-value="2025-06-09" calcext: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uig</text:p>
          </table:table-cell>
          <table:table-cell table:style-name="ce73" office:value-type="string" calcext: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calcext:value-type="string">
            <text:p>https://www.uneiaparjour.fr/fluig/</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mindmap</text:p>
          </table:table-cell>
          <table:table-cell table:style-name="ce73" office:value-type="string" calcext:value-type="string">
            <text:p>texte</text:p>
          </table:table-cell>
          <table:table-cell table:style-name="ce86" table:number-columns-repeated="2"/>
          <table:table-cell table:style-name="ce91" office:value-type="date" office:date-value="2025-06-08" calcext: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ce-step</text:p>
          </table:table-cell>
          <table:table-cell table:style-name="ce73" office:value-type="string" calcext: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calcext:value-type="string">
            <text:p>https://www.uneiaparjour.fr/ace-step/</text:p>
          </table:table-cell>
          <table:table-cell table:style-name="ce73" office:value-type="string" calcext:value-type="string">
            <text:p>musique</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86" table:number-columns-repeated="3"/>
          <table:table-cell table:style-name="ce91" office:value-type="date" office:date-value="2025-06-07" calcext: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ria de Skymel</text:p>
          </table:table-cell>
          <table:table-cell table:style-name="ce73" office:value-type="string" calcext: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calcext:value-type="string">
            <text:p>https://www.uneiaparjour.fr/aria-de-skymel/</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LLM</text:p>
          </table:table-cell>
          <table:table-cell table:style-name="ce73" office:value-type="string" calcext:value-type="string">
            <text:p>usage illimité</text:p>
          </table:table-cell>
          <table:table-cell table:style-name="ce86" table:number-columns-repeated="2"/>
          <table:table-cell table:style-name="ce91" office:value-type="date" office:date-value="2025-06-06" calcext: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ohrium</text:p>
          </table:table-cell>
          <table:table-cell table:style-name="ce73" office:value-type="string" calcext: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calcext:value-type="string">
            <text:p>https://www.uneiaparjour.fr/bohrium/</text:p>
          </table:table-cell>
          <table:table-cell table:style-name="ce73" office:value-type="string" calcext:value-type="string">
            <text:p>images</text:p>
          </table:table-cell>
          <table:table-cell table:style-name="ce73" office:value-type="string" calcext:value-type="string">
            <text:p>recherche</text:p>
          </table:table-cell>
          <table:table-cell table:style-name="ce86" table:number-columns-repeated="4"/>
          <table:table-cell table:style-name="ce91" office:value-type="date" office:date-value="2025-06-05" calcext: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ing video creator</text:p>
          </table:table-cell>
          <table:table-cell table:style-name="ce73" office:value-type="string" calcext: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calcext:value-type="string">
            <text:p>https://www.uneiaparjour.fr/bing-video-creator/</text:p>
          </table:table-cell>
          <table:table-cell table:style-name="ce73" office:value-type="string" calcext:value-type="string">
            <text:p>vidéo</text:p>
          </table:table-cell>
          <table:table-cell table:style-name="ce86" table:number-columns-repeated="5"/>
          <table:table-cell table:style-name="ce91" office:value-type="date" office:date-value="2025-06-04" calcext: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udioX</text:p>
          </table:table-cell>
          <table:table-cell table:style-name="ce73" office:value-type="string" calcext: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calcext:value-type="string">
            <text:p>https://www.uneiaparjour.fr/audiox/</text:p>
          </table:table-cell>
          <table:table-cell table:style-name="ce73" office:value-type="string" calcext:value-type="string">
            <text:p>musique</text:p>
          </table:table-cell>
          <table:table-cell table:style-name="ce73" office:value-type="string" calcext:value-type="string">
            <text:p>open source</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2"/>
          <table:table-cell table:style-name="ce91" office:value-type="date" office:date-value="2025-06-03" calcext: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Wondera</text:p>
          </table:table-cell>
          <table:table-cell table:style-name="ce73" office:value-type="string" calcext: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calcext:value-type="string">
            <text:p>https://www.uneiaparjour.fr/wondera/</text:p>
          </table:table-cell>
          <table:table-cell table:style-name="ce73" office:value-type="string" calcext:value-type="string">
            <text:p>musique</text:p>
          </table:table-cell>
          <table:table-cell table:style-name="ce86" table:number-columns-repeated="5"/>
          <table:table-cell table:style-name="ce91" office:value-type="date" office:date-value="2025-06-02" calcext: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ceandoc</text:p>
          </table:table-cell>
          <table:table-cell table:style-name="ce73" office:value-type="string" calcext: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calcext:value-type="string">
            <text:p>https://www.uneiaparjour.fr/oceandoc/</text:p>
          </table:table-cell>
          <table:table-cell table:style-name="ce73" office:value-type="string" calcext:value-type="string">
            <text:p>présentation</text:p>
          </table:table-cell>
          <table:table-cell table:style-name="ce86" table:number-columns-repeated="5"/>
          <table:table-cell table:style-name="ce91" office:value-type="date" office:date-value="2025-06-01" calcext: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agel</text:p>
          </table:table-cell>
          <table:table-cell table:style-name="ce73" office:value-type="string" calcext: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calcext:value-type="string">
            <text:p>https://www.uneiaparjour.fr/bagel/</text:p>
          </table:table-cell>
          <table:table-cell table:style-name="ce73" office:value-type="string" calcext:value-type="string">
            <text:p>chatbot</text:p>
          </table:table-cell>
          <table:table-cell table:style-name="ce73" office:value-type="string" calcext:value-type="string">
            <text:p>LLM</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05-31" calcext: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Unmute</text:p>
          </table:table-cell>
          <table:table-cell table:style-name="ce73" office:value-type="string" calcext: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calcext:value-type="string">
            <text:p>https://www.uneiaparjour.fr/unmute/</text:p>
          </table:table-cell>
          <table:table-cell table:style-name="ce73" office:value-type="string" calcext:value-type="string">
            <text:p>chatbot</text:p>
          </table:table-cell>
          <table:table-cell table:style-name="ce73" office:value-type="string" calcext:value-type="string">
            <text:p>FR / EU</text:p>
          </table:table-cell>
          <table:table-cell table:style-name="ce73" office:value-type="string" calcext:value-type="string">
            <text:p>LLM</text:p>
          </table:table-cell>
          <table:table-cell table:style-name="ce73" office:value-type="string" calcext:value-type="string">
            <text:p>usage illimité</text:p>
          </table:table-cell>
          <table:table-cell table:style-name="ce73" office:value-type="string" calcext:value-type="string">
            <text:p>voix</text:p>
          </table:table-cell>
          <table:table-cell table:style-name="ce86"/>
          <table:table-cell table:style-name="ce91" office:value-type="date" office:date-value="2025-05-30" calcext: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uild apps with Gemini</text:p>
          </table:table-cell>
          <table:table-cell table:style-name="ce73" office:value-type="string" calcext: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calcext:value-type="string">
            <text:p>https://www.uneiaparjour.fr/build-apps-with-gemini/</text:p>
          </table:table-cell>
          <table:table-cell table:style-name="ce73" office:value-type="string" calcext:value-type="string">
            <text:p>application</text:p>
          </table:table-cell>
          <table:table-cell table:style-name="ce73" office:value-type="string" calcext:value-type="string">
            <text:p>usage illimité</text:p>
          </table:table-cell>
          <table:table-cell table:style-name="ce86" table:number-columns-repeated="4"/>
          <table:table-cell table:style-name="ce91" office:value-type="date" office:date-value="2025-05-29" calcext: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Jungle</text:p>
          </table:table-cell>
          <table:table-cell table:style-name="ce73" office:value-type="string" calcext: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calcext:value-type="string">
            <text:p>https://www.uneiaparjour.fr/jungle/</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4"/>
          <table:table-cell table:style-name="ce91" office:value-type="date" office:date-value="2025-05-28" calcext: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gents Le Chat</text:p>
          </table:table-cell>
          <table:table-cell table:style-name="ce73" office:value-type="string" calcext: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calcext:value-type="string">
            <text:p>https://www.uneiaparjour.fr/agents-le-chat/</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3"/>
          <table:table-cell table:style-name="ce91" office:value-type="date" office:date-value="2025-05-27" calcext: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Raphael</text:p>
          </table:table-cell>
          <table:table-cell table:style-name="ce73" office:value-type="string" calcext: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calcext:value-type="string">
            <text:p>https://www.uneiaparjour.fr/raphael/</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05-26" calcext: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ogether Chat</text:p>
          </table:table-cell>
          <table:table-cell table:style-name="ce73" office:value-type="string" calcext: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calcext:value-type="string">
            <text:p>https://www.uneiaparjour.fr/together-chat/</text:p>
          </table:table-cell>
          <table:table-cell table:style-name="ce73" office:value-type="string" calcext:value-type="string">
            <text:p>chatbot</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3"/>
          <table:table-cell table:style-name="ce91" office:value-type="date" office:date-value="2025-05-25" calcext: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Open Knowledge Maps</text:p>
          </table:table-cell>
          <table:table-cell table:style-name="ce73" office:value-type="string" calcext: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calcext:value-type="string">
            <text:p>https://www.uneiaparjour.fr/open-knowledge-maps/</text:p>
          </table:table-cell>
          <table:table-cell table:style-name="ce73" office:value-type="string" calcext:value-type="string">
            <text:p>mindmap</text:p>
          </table:table-cell>
          <table:table-cell table:style-name="ce73" office:value-type="string" calcext:value-type="string">
            <text:p>open source</text:p>
          </table:table-cell>
          <table:table-cell table:style-name="ce73" office:value-type="string" calcext:value-type="string">
            <text:p>recherch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05-24" calcext: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emini Deep Research</text:p>
          </table:table-cell>
          <table:table-cell table:style-name="ce73" office:value-type="string" calcext: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calcext:value-type="string">
            <text:p>https://www.uneiaparjour.fr/gemini-deep-research/</text:p>
          </table:table-cell>
          <table:table-cell table:style-name="ce73" office:value-type="string" calcext:value-type="string">
            <text:p>application</text:p>
          </table:table-cell>
          <table:table-cell table:style-name="ce73" office:value-type="string" calcext:value-type="string">
            <text:p>chatbot</text:p>
          </table:table-cell>
          <table:table-cell table:style-name="ce73" office:value-type="string" calcext:value-type="string">
            <text:p>documents</text:p>
          </table:table-cell>
          <table:table-cell table:style-name="ce73" office:value-type="string" calcext:value-type="string">
            <text:p>infographie</text:p>
          </table:table-cell>
          <table:table-cell table:style-name="ce73" office:value-type="string" calcext:value-type="string">
            <text:p>présentation</text:p>
          </table:table-cell>
          <table:table-cell table:style-name="ce73" office:value-type="string" calcext:value-type="string">
            <text:p>quiz et flashcards</text:p>
          </table:table-cell>
          <table:table-cell table:style-name="ce91" office:value-type="date" office:date-value="2025-05-23" calcext: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ClassX</text:p>
          </table:table-cell>
          <table:table-cell table:style-name="ce73" office:value-type="string" calcext: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calcext:value-type="string">
            <text:p>https://www.uneiaparjour.fr/classx/</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4"/>
          <table:table-cell table:style-name="ce91" office:value-type="date" office:date-value="2025-05-22" calcext: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enny learning</text:p>
          </table:table-cell>
          <table:table-cell table:style-name="ce73" office:value-type="string" calcext: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calcext:value-type="string">
            <text:p>https://www.uneiaparjour.fr/lenny-learning/</text:p>
          </table:table-cell>
          <table:table-cell table:style-name="ce73" office:value-type="string" calcext:value-type="string">
            <text:p>éducation</text:p>
          </table:table-cell>
          <table:table-cell table:style-name="ce86" table:number-columns-repeated="5"/>
          <table:table-cell table:style-name="ce91" office:value-type="date" office:date-value="2025-05-21" calcext: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outube summarizer</text:p>
          </table:table-cell>
          <table:table-cell table:style-name="ce73" office:value-type="string" calcext: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calcext:value-type="string">
            <text:p>https://www.uneiaparjour.fr/youtube-summarizer/</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73" office:value-type="string" calcext:value-type="string">
            <text:p>youtube</text:p>
          </table:table-cell>
          <table:table-cell table:style-name="ce86" table:number-columns-repeated="3"/>
          <table:table-cell table:style-name="ce91" office:value-type="date" office:date-value="2025-05-20" calcext: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nimeShorts</text:p>
          </table:table-cell>
          <table:table-cell table:style-name="ce73" office:value-type="string" calcext: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calcext:value-type="string">
            <text:p>https://www.uneiaparjour.fr/animeshorts/</text:p>
          </table:table-cell>
          <table:table-cell table:style-name="ce73" office:value-type="string" calcext:value-type="string">
            <text:p>bande dessinée</text:p>
          </table:table-cell>
          <table:table-cell table:style-name="ce73" office:value-type="string" calcext:value-type="string">
            <text:p>usage illimité</text:p>
          </table:table-cell>
          <table:table-cell table:style-name="ce73" office:value-type="string" calcext:value-type="string">
            <text:p>vidéo</text:p>
          </table:table-cell>
          <table:table-cell table:style-name="ce86" table:number-columns-repeated="3"/>
          <table:table-cell table:style-name="ce91" office:value-type="date" office:date-value="2025-05-19" calcext: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ssistant d’enseignement</text:p>
          </table:table-cell>
          <table:table-cell table:style-name="ce73" office:value-type="string" calcext: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calcext:value-type="string">
            <text:p>https://www.uneiaparjour.fr/assistant-denseignement/</text:p>
          </table:table-cell>
          <table:table-cell table:style-name="ce73" office:value-type="string" calcext:value-type="string">
            <text:p>éducation</text:p>
          </table:table-cell>
          <table:table-cell table:style-name="ce86" table:number-columns-repeated="5"/>
          <table:table-cell table:style-name="ce91" office:value-type="date" office:date-value="2025-05-18" calcext: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I Tutor pro</text:p>
          </table:table-cell>
          <table:table-cell table:style-name="ce73" office:value-type="string" calcext: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calcext:value-type="string">
            <text:p>https://www.uneiaparjour.fr/ai-tutor-pro/</text:p>
          </table:table-cell>
          <table:table-cell table:style-name="ce73" office:value-type="string" calcext:value-type="string">
            <text:p>chatbot</text:p>
          </table:table-cell>
          <table:table-cell table:style-name="ce73" office:value-type="string" calcext:value-type="string">
            <text:p>éducation</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2"/>
          <table:table-cell table:style-name="ce91" office:value-type="date" office:date-value="2025-05-17" calcext: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lama Tutor</text:p>
          </table:table-cell>
          <table:table-cell table:style-name="ce73" office:value-type="string" calcext: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calcext:value-type="string">
            <text:p>https://www.uneiaparjour.fr/llama-tutor/</text:p>
          </table:table-cell>
          <table:table-cell table:style-name="ce73" office:value-type="string" calcext:value-type="string">
            <text:p>chatbot</text:p>
          </table:table-cell>
          <table:table-cell table:style-name="ce73" office:value-type="string" calcext:value-type="string">
            <text:p>éducation</text:p>
          </table:table-cell>
          <table:table-cell table:style-name="ce73" office:value-type="string" calcext:value-type="string">
            <text:p>open source</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table-cell table:style-name="ce91" office:value-type="date" office:date-value="2025-05-16" calcext: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Komo</text:p>
          </table:table-cell>
          <table:table-cell table:style-name="ce73" office:value-type="string" calcext:value-type="string">
            <text:p>Komo (https://komo.ai/) est un moteur de recherche connecté à un modèle de langage avec des fonctionnalités multiples : Version gratuite avec limitations dans les fonctionnalités.</text:p>
          </table:table-cell>
          <table:table-cell table:style-name="ce73" office:value-type="string" calcext:value-type="string">
            <text:p>https://www.uneiaparjour.fr/komo/</text:p>
          </table:table-cell>
          <table:table-cell table:style-name="ce73" office:value-type="string" calcext:value-type="string">
            <text:p>recherche</text:p>
          </table:table-cell>
          <table:table-cell table:style-name="ce86" table:number-columns-repeated="5"/>
          <table:table-cell table:style-name="ce91" office:value-type="date" office:date-value="2025-05-15" calcext: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reenPT</text:p>
          </table:table-cell>
          <table:table-cell table:style-name="ce73" office:value-type="string" calcext: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calcext:value-type="string">
            <text:p>https://www.uneiaparjour.fr/greenpt/</text:p>
          </table:table-cell>
          <table:table-cell table:style-name="ce73" office:value-type="string" calcext:value-type="string">
            <text:p>archives</text:p>
          </table:table-cell>
          <table:table-cell table:style-name="ce86" table:number-columns-repeated="5"/>
          <table:table-cell table:style-name="ce91" office:value-type="date" office:date-value="2025-05-14" calcext: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Qaiz</text:p>
          </table:table-cell>
          <table:table-cell table:style-name="ce73" office:value-type="string" calcext: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calcext:value-type="string">
            <text:p>https://www.uneiaparjour.fr/qaiz/</text:p>
          </table:table-cell>
          <table:table-cell table:style-name="ce73" office:value-type="string" calcext:value-type="string">
            <text:p>quiz et flashcards</text:p>
          </table:table-cell>
          <table:table-cell table:style-name="ce86" table:number-columns-repeated="5"/>
          <table:table-cell table:style-name="ce91" office:value-type="date" office:date-value="2025-05-13" calcext: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Graphy</text:p>
          </table:table-cell>
          <table:table-cell table:style-name="ce73" office:value-type="string" calcext: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calcext:value-type="string">
            <text:p>https://www.uneiaparjour.fr/graphy/</text:p>
          </table:table-cell>
          <table:table-cell table:style-name="ce73" office:value-type="string" calcext:value-type="string">
            <text:p>données</text:p>
          </table:table-cell>
          <table:table-cell table:style-name="ce73" office:value-type="string" calcext:value-type="string">
            <text:p>présentation</text:p>
          </table:table-cell>
          <table:table-cell table:style-name="ce86" table:number-columns-repeated="4"/>
          <table:table-cell table:style-name="ce91" office:value-type="date" office:date-value="2025-05-12" calcext: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Moondream</text:p>
          </table:table-cell>
          <table:table-cell table:style-name="ce73" office:value-type="string" calcext: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calcext:value-type="string">
            <text:p>https://www.uneiaparjour.fr/moondream/</text:p>
          </table:table-cell>
          <table:table-cell table:style-name="ce73" office:value-type="string" calcext:value-type="string">
            <text:p>images</text:p>
          </table:table-cell>
          <table:table-cell table:style-name="ce73" office:value-type="string" calcext:value-type="string">
            <text:p>texte</text:p>
          </table:table-cell>
          <table:table-cell table:style-name="ce86" table:number-columns-repeated="4"/>
          <table:table-cell table:style-name="ce91" office:value-type="date" office:date-value="2025-05-11" calcext: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eo de Brave</text:p>
          </table:table-cell>
          <table:table-cell table:style-name="ce73" office:value-type="string" calcext: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calcext:value-type="string">
            <text:p>https://www.uneiaparjour.fr/leo-de-brave/</text:p>
          </table:table-cell>
          <table:table-cell table:style-name="ce73" office:value-type="string" calcext:value-type="string">
            <text:p>chatbot</text:p>
          </table:table-cell>
          <table:table-cell table:style-name="ce73" office:value-type="string" calcext:value-type="string">
            <text:p>navigateur</text:p>
          </table:table-cell>
          <table:table-cell table:style-name="ce73" office:value-type="string" calcext:value-type="string">
            <text:p>recherche</text:p>
          </table:table-cell>
          <table:table-cell table:style-name="ce86" table:number-columns-repeated="3"/>
          <table:table-cell table:style-name="ce91" office:value-type="date" office:date-value="2025-05-10" calcext: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ubshort</text:p>
          </table:table-cell>
          <table:table-cell table:style-name="ce73" office:value-type="string" calcext: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calcext:value-type="string">
            <text:p>https://www.uneiaparjour.fr/subshort/</text:p>
          </table:table-cell>
          <table:table-cell table:style-name="ce73" office:value-type="string" calcext:value-type="string">
            <text:p>quiz et flashcards</text:p>
          </table:table-cell>
          <table:table-cell table:style-name="ce73" office:value-type="string" calcext:value-type="string">
            <text:p>vidéo</text:p>
          </table:table-cell>
          <table:table-cell table:style-name="ce86" table:number-columns-repeated="4"/>
          <table:table-cell table:style-name="ce91" office:value-type="date" office:date-value="2025-05-09" calcext: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receden</text:p>
          </table:table-cell>
          <table:table-cell table:style-name="ce73" office:value-type="string" calcext: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calcext:value-type="string">
            <text:p>https://www.uneiaparjour.fr/preceden/</text:p>
          </table:table-cell>
          <table:table-cell table:style-name="ce73" office:value-type="string" calcext:value-type="string">
            <text:p>éducation</text:p>
          </table:table-cell>
          <table:table-cell table:style-name="ce73" office:value-type="string" calcext:value-type="string">
            <text:p>présentation</text:p>
          </table:table-cell>
          <table:table-cell table:style-name="ce86" table:number-columns-repeated="4"/>
          <table:table-cell table:style-name="ce91" office:value-type="date" office:date-value="2025-05-08" calcext: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uperexpert</text:p>
          </table:table-cell>
          <table:table-cell table:style-name="ce73" office:value-type="string" calcext: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calcext:value-type="string">
            <text:p>https://www.uneiaparjour.fr/superexpert/</text:p>
          </table:table-cell>
          <table:table-cell table:style-name="ce73" office:value-type="string" calcext:value-type="string">
            <text:p>chatbot</text:p>
          </table:table-cell>
          <table:table-cell table:style-name="ce73" office:value-type="string" calcext:value-type="string">
            <text:p>open source</text:p>
          </table:table-cell>
          <table:table-cell table:style-name="ce86" table:number-columns-repeated="4"/>
          <table:table-cell table:style-name="ce91" office:value-type="date" office:date-value="2025-05-07" calcext: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asky</text:p>
          </table:table-cell>
          <table:table-cell table:style-name="ce73" office:value-type="string" calcext: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calcext:value-type="string">
            <text:p>https://www.uneiaparjour.fr/tasky/</text:p>
          </table:table-cell>
          <table:table-cell table:style-name="ce73" office:value-type="string" calcext:value-type="string">
            <text:p>automatisation</text:p>
          </table:table-cell>
          <table:table-cell table:style-name="ce73" office:value-type="string" calcext:value-type="string">
            <text:p>chatbot</text:p>
          </table:table-cell>
          <table:table-cell table:style-name="ce73" office:value-type="string" calcext:value-type="string">
            <text:p>usage illimité</text:p>
          </table:table-cell>
          <table:table-cell table:style-name="ce86" table:number-columns-repeated="3"/>
          <table:table-cell table:style-name="ce91" office:value-type="date" office:date-value="2025-05-06" calcext: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IC-Edit</text:p>
          </table:table-cell>
          <table:table-cell table:style-name="ce73" office:value-type="string" calcext: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calcext:value-type="string">
            <text:p>https://www.uneiaparjour.fr/ic-edit/</text:p>
          </table:table-cell>
          <table:table-cell table:style-name="ce73" office:value-type="string" calcext:value-type="string">
            <text:p>images</text:p>
          </table:table-cell>
          <table:table-cell table:style-name="ce73" office:value-type="string" calcext:value-type="string">
            <text:p>sans compte</text:p>
          </table:table-cell>
          <table:table-cell table:style-name="ce73" office:value-type="string" calcext:value-type="string">
            <text:p>usage illimité</text:p>
          </table:table-cell>
          <table:table-cell table:style-name="ce86" table:number-columns-repeated="3"/>
          <table:table-cell table:style-name="ce91" office:value-type="date" office:date-value="2025-05-05" calcext: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Amymind</text:p>
          </table:table-cell>
          <table:table-cell table:style-name="ce73" office:value-type="string" calcext: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calcext:value-type="string">
            <text:p>https://www.uneiaparjour.fr/amymind/</text:p>
          </table:table-cell>
          <table:table-cell table:style-name="ce73" office:value-type="string" calcext:value-type="string">
            <text:p>chatbot</text:p>
          </table:table-cell>
          <table:table-cell table:style-name="ce73" office:value-type="string" calcext:value-type="string">
            <text:p>mindmap</text:p>
          </table:table-cell>
          <table:table-cell table:style-name="ce86" table:number-columns-repeated="4"/>
          <table:table-cell table:style-name="ce91" office:value-type="date" office:date-value="2025-05-04" calcext: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tudyraid</text:p>
          </table:table-cell>
          <table:table-cell table:style-name="ce73" office:value-type="string" calcext: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calcext:value-type="string">
            <text:p>https://www.uneiaparjour.fr/studyraid/</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4"/>
          <table:table-cell table:style-name="ce91" office:value-type="date" office:date-value="2025-05-03" calcext: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Seedream</text:p>
          </table:table-cell>
          <table:table-cell table:style-name="ce73" office:value-type="string" calcext: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calcext:value-type="string">
            <text:p>https://www.uneiaparjour.fr/seedream/</text:p>
          </table:table-cell>
          <table:table-cell table:style-name="ce73" office:value-type="string" calcext:value-type="string">
            <text:p>images</text:p>
          </table:table-cell>
          <table:table-cell table:style-name="ce86" table:number-columns-repeated="5"/>
          <table:table-cell table:style-name="ce91" office:value-type="date" office:date-value="2025-05-02" calcext: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Little Language Lessons</text:p>
          </table:table-cell>
          <table:table-cell table:style-name="ce73" office:value-type="string" calcext: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calcext:value-type="string">
            <text:p>https://www.uneiaparjour.fr/little-language-lessons/</text:p>
          </table:table-cell>
          <table:table-cell table:style-name="ce73" office:value-type="string" calcext:value-type="string">
            <text:p>langues</text:p>
          </table:table-cell>
          <table:table-cell table:style-name="ce73" office:value-type="string" calcext:value-type="string">
            <text:p>usage illimité</text:p>
          </table:table-cell>
          <table:table-cell table:style-name="ce86" table:number-columns-repeated="4"/>
          <table:table-cell table:style-name="ce91" office:value-type="date" office:date-value="2025-05-01" calcext: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Hunyuan 3D</text:p>
          </table:table-cell>
          <table:table-cell table:style-name="ce73" office:value-type="string" calcext: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calcext:value-type="string">
            <text:p>https://www.uneiaparjour.fr/hunyuan-3d/</text:p>
          </table:table-cell>
          <table:table-cell table:style-name="ce73" office:value-type="string" calcext:value-type="string">
            <text:p>images 3D</text:p>
          </table:table-cell>
          <table:table-cell table:style-name="ce73" office:value-type="string" calcext:value-type="string">
            <text:p>open source</text:p>
          </table:table-cell>
          <table:table-cell table:style-name="ce86" table:number-columns-repeated="4"/>
          <table:table-cell table:style-name="ce91" office:value-type="date" office:date-value="2025-04-30" calcext: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Toy Tales</text:p>
          </table:table-cell>
          <table:table-cell table:style-name="ce73" office:value-type="string" calcext: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calcext:value-type="string">
            <text:p>https://www.uneiaparjour.fr/toy-tales/</text:p>
          </table:table-cell>
          <table:table-cell table:style-name="ce73" office:value-type="string" calcext:value-type="string">
            <text:p>histoires enfants</text:p>
          </table:table-cell>
          <table:table-cell table:style-name="ce86" table:number-columns-repeated="5"/>
          <table:table-cell table:style-name="ce91" office:value-type="date" office:date-value="2025-04-29" calcext: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Big read</text:p>
          </table:table-cell>
          <table:table-cell table:style-name="ce73" office:value-type="string" calcext: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calcext:value-type="string">
            <text:p>https://www.uneiaparjour.fr/big-read/</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4"/>
          <table:table-cell table:style-name="ce91" office:value-type="date" office:date-value="2025-04-28" calcext: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Panquiz</text:p>
          </table:table-cell>
          <table:table-cell table:style-name="ce73" office:value-type="string" calcext: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calcext:value-type="string">
            <text:p>https://www.uneiaparjour.fr/panquiz/</text:p>
          </table:table-cell>
          <table:table-cell table:style-name="ce73" office:value-type="string" calcext:value-type="string">
            <text:p>éducation</text:p>
          </table:table-cell>
          <table:table-cell table:style-name="ce73" office:value-type="string" calcext:value-type="string">
            <text:p>quiz et flashcards</text:p>
          </table:table-cell>
          <table:table-cell table:style-name="ce86" table:number-columns-repeated="4"/>
          <table:table-cell table:style-name="ce91" office:value-type="date" office:date-value="2025-04-27" calcext: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Yourware</text:p>
          </table:table-cell>
          <table:table-cell table:style-name="ce73" office:value-type="string" calcext: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calcext:value-type="string">
            <text:p>https://www.uneiaparjour.fr/yourware/</text:p>
          </table:table-cell>
          <table:table-cell table:style-name="ce73" office:value-type="string" calcext:value-type="string">
            <text:p>application</text:p>
          </table:table-cell>
          <table:table-cell table:style-name="ce73" office:value-type="string" calcext:value-type="string">
            <text:p>usage illimité</text:p>
          </table:table-cell>
          <table:table-cell table:style-name="ce86" table:number-columns-repeated="4"/>
          <table:table-cell table:style-name="ce91" office:value-type="date" office:date-value="2025-04-26" calcext: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calcext:value-type="string">
            <text:p>Flowith</text:p>
          </table:table-cell>
          <table:table-cell table:style-name="ce73" office:value-type="string" calcext: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calcext:value-type="string">
            <text:p>https://www.uneiaparjour.fr/flowith/</text:p>
          </table:table-cell>
          <table:table-cell table:style-name="ce73" office:value-type="string" calcext:value-type="string">
            <text:p>chatbot</text:p>
          </table:table-cell>
          <table:table-cell table:style-name="ce73" office:value-type="string" calcext:value-type="string">
            <text:p>documents</text:p>
          </table:table-cell>
          <table:table-cell table:style-name="ce86" table:number-columns-repeated="4"/>
          <table:table-cell table:style-name="ce91" office:value-type="date" office:date-value="2025-04-25" calcext: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calcext:value-type="string">
            <text:p>Teach me anything</text:p>
          </table:table-cell>
          <table:table-cell table:style-name="ce74" office:value-type="string" calcext: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calcext:value-type="string">
            <text:p><text:a xlink:href="https://www.uneiaparjour.fr/teach-me-anything/" xlink:type="simple">https://www.uneiaparjour.fr/teach-me-anything/</text:a></text:p>
          </table:table-cell>
          <table:table-cell table:style-name="ce74" office:value-type="string" calcext:value-type="string">
            <text:p>éducation</text:p>
          </table:table-cell>
          <table:table-cell table:style-name="ce74" office:value-type="string" calcext:value-type="string">
            <text:p>vidéo</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4-24" calcext: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z1</text:p>
          </table:table-cell>
          <table:table-cell table:style-name="ce74" office:value-type="string" calcext: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calcext:value-type="string">
            <text:p><text:a xlink:href="https://www.uneiaparjour.fr/ez1" xlink:type="simple">https://www.uneiaparjour.fr/ez1</text:a></text:p>
          </table:table-cell>
          <table:table-cell table:style-name="ce74" office:value-type="string" calcext:value-type="string">
            <text:p>applic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4-23" calcext: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agi</text:p>
          </table:table-cell>
          <table:table-cell table:style-name="ce74" office:value-type="string" calcext: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calcext:value-type="string">
            <text:p><text:a xlink:href="https://www.uneiaparjour.fr/magi/" xlink:type="simple">https://www.uneiaparjour.fr/magi/</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5-04-22" calcext: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itnet B 1.58</text:p>
          </table:table-cell>
          <table:table-cell table:style-name="ce74" office:value-type="string" calcext: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calcext:value-type="string">
            <text:p><text:a xlink:href="https://www.uneiaparjour.fr/bitnet-b-1-58/" xlink:type="simple">https://www.uneiaparjour.fr/bitnet-b-1-58/</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table:table-cell/>
          <table:table-cell table:style-name="ce74"/>
          <table:table-cell table:style-name="ce92" office:value-type="date" office:date-value="2025-04-21" calcext: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search Bunny</text:p>
          </table:table-cell>
          <table:table-cell table:style-name="ce74" office:value-type="string" calcext: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calcext:value-type="string">
            <text:p><text:a xlink:href="https://www.uneiaparjour.fr/research-bunny/" xlink:type="simple">https://www.uneiaparjour.fr/research-bunny/</text:a></text:p>
          </table:table-cell>
          <table:table-cell table:style-name="ce74" office:value-type="string" calcext:value-type="string">
            <text:p>recherche</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5-04-20" calcext: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oPDF</text:p>
          </table:table-cell>
          <table:table-cell table:style-name="ce74" office:value-type="string" calcext: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calcext:value-type="string">
            <text:p><text:a xlink:href="https://www.uneiaparjour.fr/gopdf/" xlink:type="simple">https://www.uneiaparjour.fr/gopdf/</text:a></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number-columns-repeated="2"/>
          <table:table-cell/>
          <table:table-cell table:style-name="ce74"/>
          <table:table-cell table:style-name="ce92" office:value-type="date" office:date-value="2025-04-19" calcext: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toms - ex MGX</text:p>
          </table:table-cell>
          <table:table-cell table:style-name="ce74" office:value-type="string" calcext: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calcext:value-type="string">
            <text:p><text:a xlink:href="https://www.uneiaparjour.fr/mgx/" xlink:type="simple">https://www.uneiaparjour.fr/mgx/</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4-18" calcext: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Veo 2</text:p>
          </table:table-cell>
          <table:table-cell table:style-name="ce74" office:value-type="string" calcext: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calcext:value-type="string">
            <text:p><text:a xlink:href="https://www.uneiaparjour.fr/veo-2/" xlink:type="simple">https://www.uneiaparjour.fr/veo-2/</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5-04-17" calcext: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Younet</text:p>
          </table:table-cell>
          <table:table-cell table:style-name="ce74" office:value-type="string" calcext: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calcext:value-type="string">
            <text:p><text:a xlink:href="https://www.uneiaparjour.fr/younet/" xlink:type="simple">https://www.uneiaparjour.fr/younet/</text:a></text:p>
          </table:table-cell>
          <table:table-cell table:style-name="ce74" office:value-type="string" calcext:value-type="string">
            <text:p>chatbot</text:p>
          </table:table-cell>
          <table:table-cell table:style-name="ce74" table:number-columns-repeated="3"/>
          <table:table-cell/>
          <table:table-cell table:style-name="ce74"/>
          <table:table-cell table:style-name="ce92" office:value-type="date" office:date-value="2025-04-16" calcext: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ider</text:p>
          </table:table-cell>
          <table:table-cell table:style-name="ce74" office:value-type="string" calcext: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calcext:value-type="string">
            <text:p><text:a xlink:href="https://www.uneiaparjour.fr/sider/" xlink:type="simple">https://www.uneiaparjour.fr/sider/</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recherche</text:p>
          </table:table-cell>
          <table:table-cell/>
          <table:table-cell table:style-name="ce74"/>
          <table:table-cell table:style-name="ce92" office:value-type="date" office:date-value="2025-04-15" calcext: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lexbot de Perplexity</text:p>
          </table:table-cell>
          <table:table-cell table:style-name="ce74" office:value-type="string" calcext: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calcext:value-type="string">
            <text:p><text:a xlink:href="https://www.uneiaparjour.fr/plexbot-de-perplexity/" xlink:type="simple">https://www.uneiaparjour.fr/plexbot-de-perplexity/</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sans compte</text:p>
          </table:table-cell>
          <table:table-cell/>
          <table:table-cell table:style-name="ce74"/>
          <table:table-cell table:style-name="ce92" office:value-type="date" office:date-value="2025-04-14" calcext: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latedAI</text:p>
          </table:table-cell>
          <table:table-cell table:style-name="ce74" office:value-type="string" calcext: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calcext:value-type="string">
            <text:p><text:a xlink:href="https://www.uneiaparjour.fr/relatedai/" xlink:type="simple">https://www.uneiaparjour.fr/relatedai/</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4-13" calcext: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irebase studio</text:p>
          </table:table-cell>
          <table:table-cell table:style-name="ce74" office:value-type="string" calcext: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calcext:value-type="string">
            <text:p><text:a xlink:href="https://www.uneiaparjour.fr/firebase-studio/" xlink:type="simple">https://www.uneiaparjour.fr/firebase-studio/</text:a></text:p>
          </table:table-cell>
          <table:table-cell table:style-name="ce74" office:value-type="string" calcext:value-type="string">
            <text:p>application</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4-12" calcext: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Hidream</text:p>
          </table:table-cell>
          <table:table-cell table:style-name="ce74" office:value-type="string" calcext: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calcext:value-type="string">
            <text:p><text:a xlink:href="https://www.uneiaparjour.fr/hidream/" xlink:type="simple">https://www.uneiaparjour.fr/hidream/</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table:table-cell/>
          <table:table-cell table:style-name="ce74"/>
          <table:table-cell table:style-name="ce92" office:value-type="date" office:date-value="2025-04-11" calcext: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ormulabot</text:p>
          </table:table-cell>
          <table:table-cell table:style-name="ce74" office:value-type="string" calcext: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calcext:value-type="string">
            <text:p><text:a xlink:href="https://www.uneiaparjour.fr/formulabot/" xlink:type="simple">https://www.uneiaparjour.fr/formulabot/</text:a></text:p>
          </table:table-cell>
          <table:table-cell table:style-name="ce74" office:value-type="string" calcext:value-type="string">
            <text:p>données</text:p>
          </table:table-cell>
          <table:table-cell table:style-name="ce74" table:number-columns-repeated="3"/>
          <table:table-cell/>
          <table:table-cell table:style-name="ce74"/>
          <table:table-cell table:style-name="ce92" office:value-type="date" office:date-value="2025-04-10" calcext: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ork</text:p>
          </table:table-cell>
          <table:table-cell table:style-name="ce74" office:value-type="string" calcext: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calcext:value-type="string">
            <text:p><text:a xlink:href="https://www.uneiaparjour.fr/rork/" xlink:type="simple">https://www.uneiaparjour.fr/rork/</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4-09" calcext: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bac</text:p>
          </table:table-cell>
          <table:table-cell table:style-name="ce74" office:value-type="string" calcext: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calcext:value-type="string">
            <text:p><text:a xlink:href="https://www.uneiaparjour.fr/chatbac/" xlink:type="simple">https://www.uneiaparjour.fr/chatbac/</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table-cell table:style-name="ce74"/>
          <table:table-cell table:style-name="ce92" office:value-type="date" office:date-value="2025-04-08" calcext: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lama 4</text:p>
          </table:table-cell>
          <table:table-cell table:style-name="ce74" office:value-type="string" calcext: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calcext:value-type="string">
            <text:p><text:a xlink:href="https://www.uneiaparjour.fr/llama-4/" xlink:type="simple">https://www.uneiaparjour.fr/llama-4/</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4-07" calcext: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pilot search</text:p>
          </table:table-cell>
          <table:table-cell table:style-name="ce74" office:value-type="string" calcext: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calcext:value-type="string">
            <text:p><text:a xlink:href="https://www.uneiaparjour.fr/copilot-search/" xlink:type="simple">https://www.uneiaparjour.fr/copilot-search/</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4-06" calcext: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anus</text:p>
          </table:table-cell>
          <table:table-cell table:style-name="ce74" office:value-type="string" calcext: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calcext:value-type="string">
            <text:p><text:a xlink:href="https://www.uneiaparjour.fr/manus/" xlink:type="simple">https://www.uneiaparjour.fr/manus/</text:a></text:p>
          </table:table-cell>
          <table:table-cell table:style-name="ce74" office:value-type="string" calcext:value-type="string">
            <text:p>application</text:p>
          </table:table-cell>
          <table:table-cell table:style-name="ce74" office:value-type="string" calcext:value-type="string">
            <text:p>automatisation</text:p>
          </table:table-cell>
          <table:table-cell table:style-name="ce74" office:value-type="string" calcext:value-type="string">
            <text:p>site web</text:p>
          </table:table-cell>
          <table:table-cell table:style-name="ce74"/>
          <table:table-cell/>
          <table:table-cell table:style-name="ce74"/>
          <table:table-cell table:style-name="ce92" office:value-type="date" office:date-value="2025-04-05" calcext: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thena Edu</text:p>
          </table:table-cell>
          <table:table-cell table:style-name="ce74" office:value-type="string" calcext: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calcext:value-type="string">
            <text:p><text:a xlink:href="https://www.uneiaparjour.fr/athena-edu/" xlink:type="simple">https://www.uneiaparjour.fr/athena-edu/</text:a></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table-cell table:style-name="ce74"/>
          <table:table-cell table:style-name="ce92" office:value-type="date" office:date-value="2025-04-04" calcext: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asterymate</text:p>
          </table:table-cell>
          <table:table-cell table:style-name="ce74" office:value-type="string" calcext: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calcext:value-type="string">
            <text:p><text:a xlink:href="https://www.uneiaparjour.fr/masterymate/" xlink:type="simple">https://www.uneiaparjour.fr/masterymate/</text:a></text:p>
          </table:table-cell>
          <table:table-cell table:style-name="ce74" office:value-type="string" calcext:value-type="string">
            <text:p>éducation</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4-03" calcext: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nfographics</text:p>
          </table:table-cell>
          <table:table-cell table:style-name="ce74" office:value-type="string" calcext: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calcext:value-type="string">
            <text:p><text:a xlink:href="https://www.uneiaparjour.fr/infographics/" xlink:type="simple">https://www.uneiaparjour.fr/infographics/</text:a></text:p>
          </table:table-cell>
          <table:table-cell table:style-name="ce74" office:value-type="string" calcext:value-type="string">
            <text:p>présentation</text:p>
          </table:table-cell>
          <table:table-cell table:style-name="ce74" office:value-type="string" calcext:value-type="string">
            <text:p>infographie</text:p>
          </table:table-cell>
          <table:table-cell table:style-name="ce74" table:number-columns-repeated="2"/>
          <table:table-cell/>
          <table:table-cell table:style-name="ce74"/>
          <table:table-cell table:style-name="ce92" office:value-type="date" office:date-value="2025-04-02" calcext: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eta AI</text:p>
          </table:table-cell>
          <table:table-cell table:style-name="ce74" office:value-type="string" calcext: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calcext:value-type="string">
            <text:p><text:a xlink:href="https://www.uneiaparjour.fr/meta-ai/" xlink:type="simple">https://www.uneiaparjour.fr/meta-ai/</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4-01" calcext: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eepsite</text:p>
          </table:table-cell>
          <table:table-cell table:style-name="ce74" office:value-type="string" calcext: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calcext:value-type="string">
            <text:p><text:a xlink:href="https://www.uneiaparjour.fr/deepsite/" xlink:type="simple">https://www.uneiaparjour.fr/deepsite/</text:a></text:p>
          </table:table-cell>
          <table:table-cell table:style-name="ce74" office:value-type="string" calcext:value-type="string">
            <text:p>application</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3-31" calcext: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irector</text:p>
          </table:table-cell>
          <table:table-cell table:style-name="ce74" office:value-type="string" calcext: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calcext:value-type="string">
            <text:p><text:a xlink:href="https://www.uneiaparjour.fr/director/" xlink:type="simple">https://www.uneiaparjour.fr/director/</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5-03-30" calcext: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Outils de Monica</text:p>
          </table:table-cell>
          <table:table-cell table:style-name="ce74" office:value-type="string" calcext: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calcext:value-type="string">
            <text:p><text:a xlink:href="https://www.uneiaparjour.fr/outils-de-monica/" xlink:type="simple">https://www.uneiaparjour.fr/outils-de-monica/</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texte</text:p>
          </table:table-cell>
          <table:table-cell/>
          <table:table-cell table:style-name="ce74"/>
          <table:table-cell table:style-name="ce92" office:value-type="date" office:date-value="2025-03-29" calcext: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zygraph</text:p>
          </table:table-cell>
          <table:table-cell table:style-name="ce74" office:value-type="string" calcext: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calcext:value-type="string">
            <text:p><text:a xlink:href="https://www.uneiaparjour.fr/ezygraph/" xlink:type="simple">https://www.uneiaparjour.fr/ezygraph/</text:a></text:p>
          </table:table-cell>
          <table:table-cell table:style-name="ce74" office:value-type="string" calcext:value-type="string">
            <text:p>présentation</text:p>
          </table:table-cell>
          <table:table-cell table:style-name="ce74" office:value-type="string" calcext:value-type="string">
            <text:p>infographie</text:p>
          </table:table-cell>
          <table:table-cell table:style-name="ce74" table:number-columns-repeated="2"/>
          <table:table-cell/>
          <table:table-cell table:style-name="ce74"/>
          <table:table-cell table:style-name="ce92" office:value-type="date" office:date-value="2025-03-28" calcext: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reatr</text:p>
          </table:table-cell>
          <table:table-cell table:style-name="ce74" office:value-type="string" calcext: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calcext:value-type="string">
            <text:p><text:a xlink:href="https://www.uneiaparjour.fr/creatr/" xlink:type="simple">https://www.uneiaparjour.fr/creatr/</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3-26" calcext: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ocs</text:p>
          </table:table-cell>
          <table:table-cell table:style-name="ce74" office:value-type="string" calcext: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calcext:value-type="string">
            <text:p><text:a xlink:href="https://www.uneiaparjour.fr/docs/" xlink:type="simple">https://www.uneiaparjour.fr/docs/</text:a></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3-25" calcext: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OpenAI FM</text:p>
          </table:table-cell>
          <table:table-cell table:style-name="ce74" office:value-type="string" calcext: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calcext:value-type="string">
            <text:p><text:a xlink:href="https://www.uneiaparjour.fr/openai-fm/" xlink:type="simple">https://www.uneiaparjour.fr/openai-fm/</text:a></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table-cell/>
          <table:table-cell table:style-name="ce74"/>
          <table:table-cell table:style-name="ce92" office:value-type="date" office:date-value="2025-03-24" calcext: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Wan 2.1</text:p>
          </table:table-cell>
          <table:table-cell table:style-name="ce74" office:value-type="string" calcext: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calcext:value-type="string">
            <text:p><text:a xlink:href="https://www.uneiaparjour.fr/wan-2-1/" xlink:type="simple">https://www.uneiaparjour.fr/wan-2-1/</text:a></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vidéo</text:p>
          </table:table-cell>
          <table:table-cell table:style-name="ce74"/>
          <table:table-cell/>
          <table:table-cell table:style-name="ce74"/>
          <table:table-cell table:style-name="ce92" office:value-type="date" office:date-value="2025-03-23" calcext: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ve</text:p>
          </table:table-cell>
          <table:table-cell table:style-name="ce74" office:value-type="string" calcext: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calcext:value-type="string">
            <text:p><text:a xlink:href="https://www.uneiaparjour.fr/reve/" xlink:type="simple">https://www.uneiaparjour.fr/reve-art</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3-22" calcext: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magine explainers</text:p>
          </table:table-cell>
          <table:table-cell table:style-name="ce74" office:value-type="string" calcext: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calcext:value-type="string">
            <text:p><text:a xlink:href="https://www.uneiaparjour.fr/imagine-explainers/" xlink:type="simple">https://www.uneiaparjour.fr/imagine-explainers/</text:a></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vidéo</text:p>
          </table:table-cell>
          <table:table-cell table:style-name="ce74" office:value-type="string" calcext:value-type="string">
            <text:p>voix</text:p>
          </table:table-cell>
          <table:table-cell/>
          <table:table-cell table:style-name="ce74"/>
          <table:table-cell table:style-name="ce92" office:value-type="date" office:date-value="2025-03-21" calcext: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ems de Gemini</text:p>
          </table:table-cell>
          <table:table-cell table:style-name="ce74" office:value-type="string" calcext: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calcext:value-type="string">
            <text:p><text:a xlink:href="https://www.uneiaparjour.fr/gems-de-gemini/" xlink:type="simple">https://www.uneiaparjour.fr/gems-de-gemini/</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2"/>
          <table:table-cell/>
          <table:table-cell table:style-name="ce74"/>
          <table:table-cell table:style-name="ce92" office:value-type="date" office:date-value="2025-03-20" calcext: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mg-FX</text:p>
          </table:table-cell>
          <table:table-cell table:style-name="ce74" office:value-type="string" calcext: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calcext:value-type="string">
            <text:p><text:a xlink:href="https://www.uneiaparjour.fr/img-fx/" xlink:type="simple">https://www.uneiaparjour.fr/img-fx/</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3-19" calcext: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eaGo</text:p>
          </table:table-cell>
          <table:table-cell table:style-name="ce74" office:value-type="string" calcext: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calcext:value-type="string">
            <text:p><text:a xlink:href="https://www.uneiaparjour.fr/beago/" xlink:type="simple">https://www.uneiaparjour.fr/beago/</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3-18" calcext: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wizie</text:p>
          </table:table-cell>
          <table:table-cell table:style-name="ce74" office:value-type="string" calcext: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calcext:value-type="string">
            <text:p><text:a xlink:href="https://www.uneiaparjour.fr/kwizie/" xlink:type="simple">https://www.uneiaparjour.fr/kwizie/</text:a></text:p>
          </table:table-cell>
          <table:table-cell table:style-name="ce74" office:value-type="string" calcext:value-type="string">
            <text:p>quiz et flashcards</text:p>
          </table:table-cell>
          <table:table-cell table:style-name="ce74" table:number-columns-repeated="3"/>
          <table:table-cell/>
          <table:table-cell table:style-name="ce74"/>
          <table:table-cell table:style-name="ce92" office:value-type="date" office:date-value="2025-03-17" calcext: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abric</text:p>
          </table:table-cell>
          <table:table-cell table:style-name="ce74" office:value-type="string" calcext: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calcext:value-type="string">
            <text:p><text:a xlink:href="https://www.uneiaparjour.fr/fabric/" xlink:type="simple">https://www.uneiaparjour.fr/fabric/</text:a></text:p>
          </table:table-cell>
          <table:table-cell table:style-name="ce74" office:value-type="string" calcext:value-type="string">
            <text:p>documents</text:p>
          </table:table-cell>
          <table:table-cell table:style-name="ce74" table:number-columns-repeated="3"/>
          <table:table-cell/>
          <table:table-cell table:style-name="ce74"/>
          <table:table-cell table:style-name="ce92" office:value-type="date" office:date-value="2025-03-16" calcext: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Hypernatural</text:p>
          </table:table-cell>
          <table:table-cell table:style-name="ce74" office:value-type="string" calcext: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calcext:value-type="string">
            <text:p><text:a xlink:href="https://www.uneiaparjour.fr/hypernatural/" xlink:type="simple">https://www.uneiaparjour.fr/hypernatural/</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5-03-15" calcext: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emini 2.0 Flash Experimental</text:p>
          </table:table-cell>
          <table:table-cell table:style-name="ce74" office:value-type="string" calcext: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calcext:value-type="string">
            <text:p><text:a xlink:href="https://www.uneiaparjour.fr/gemini-2-0-flash-experimental/" xlink:type="simple">https://www.uneiaparjour.fr/gemini-2-0-flash-experimental/</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LLM</text:p>
          </table:table-cell>
          <table:table-cell/>
          <table:table-cell table:style-name="ce74"/>
          <table:table-cell table:style-name="ce92" office:value-type="date" office:date-value="2025-03-14" calcext: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nversational AI</text:p>
          </table:table-cell>
          <table:table-cell table:style-name="ce74" office:value-type="string" calcext: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calcext:value-type="string">
            <text:p><text:a xlink:href="https://www.uneiaparjour.fr/conversational-ai/" xlink:type="simple">https://www.uneiaparjour.fr/conversational-ai/</text:a></text:p>
          </table:table-cell>
          <table:table-cell table:style-name="ce74" office:value-type="string" calcext:value-type="string">
            <text:p>chatbot</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5-03-13" calcext: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pace de Reka</text:p>
          </table:table-cell>
          <table:table-cell table:style-name="ce74" office:value-type="string" calcext: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calcext:value-type="string">
            <text:p><text:a xlink:href="https://www.uneiaparjour.fr/space-de-reka/" xlink:type="simple">https://www.uneiaparjour.fr/space-de-reka/</text:a></text:p>
          </table:table-cell>
          <table:table-cell table:style-name="ce74" office:value-type="string" calcext:value-type="string">
            <text:p>documents</text:p>
          </table:table-cell>
          <table:table-cell table:style-name="ce74" office:value-type="string" calcext:value-type="string">
            <text:p>LLM</text:p>
          </table:table-cell>
          <table:table-cell table:style-name="ce74" office:value-type="string" calcext:value-type="string">
            <text:p>texte</text:p>
          </table:table-cell>
          <table:table-cell table:style-name="ce74" office:value-type="string" calcext:value-type="string">
            <text:p>usage illimité</text:p>
          </table:table-cell>
          <table:table-cell/>
          <table:table-cell table:style-name="ce74"/>
          <table:table-cell table:style-name="ce92" office:value-type="date" office:date-value="2025-03-12" calcext: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addy</text:p>
          </table:table-cell>
          <table:table-cell table:style-name="ce74" office:value-type="string" calcext: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calcext:value-type="string">
            <text:p><text:a xlink:href="https://www.uneiaparjour.fr/readdy/" xlink:type="simple">https://www.uneiaparjour.fr/readdy/</text:a></text:p>
          </table:table-cell>
          <table:table-cell table:style-name="ce74" office:value-type="string" calcext:value-type="string">
            <text:p>site web</text:p>
          </table:table-cell>
          <table:table-cell table:style-name="ce74" table:number-columns-repeated="3"/>
          <table:table-cell/>
          <table:table-cell table:style-name="ce74"/>
          <table:table-cell table:style-name="ce92" office:value-type="date" office:date-value="2025-03-11" calcext: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racter 3 de Hedra</text:p>
          </table:table-cell>
          <table:table-cell table:style-name="ce74" office:value-type="string" calcext: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calcext:value-type="string">
            <text:p><text:a xlink:href="https://www.uneiaparjour.fr/character-3-de-hedra/" xlink:type="simple">https://www.uneiaparjour.fr/character-3-de-hedra/</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table-cell/>
          <table:table-cell table:style-name="ce74"/>
          <table:table-cell table:style-name="ce92" office:value-type="date" office:date-value="2025-03-10" calcext: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dmenta</text:p>
          </table:table-cell>
          <table:table-cell table:style-name="ce74" office:value-type="string" calcext: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calcext:value-type="string">
            <text:p><text:a xlink:href="https://www.uneiaparjour.fr/redmenta/" xlink:type="simple">https://www.uneiaparjour.fr/redmenta/</text:a></text:p>
          </table:table-cell>
          <table:table-cell table:style-name="ce74" office:value-type="string" calcext:value-type="string">
            <text:p>éducation</text:p>
          </table:table-cell>
          <table:table-cell table:style-name="ce74" table:number-columns-repeated="3"/>
          <table:table-cell/>
          <table:table-cell table:style-name="ce74"/>
          <table:table-cell table:style-name="ce92" office:value-type="date" office:date-value="2025-03-09" calcext: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iffRhythm</text:p>
          </table:table-cell>
          <table:table-cell table:style-name="ce74" office:value-type="string" calcext: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calcext:value-type="string">
            <text:p><text:a xlink:href="https://www.uneiaparjour.fr/diffrhythm/" xlink:type="simple">https://www.uneiaparjour.fr/diffrhythm/</text:a></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3-08" calcext: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skvids</text:p>
          </table:table-cell>
          <table:table-cell table:style-name="ce74" office:value-type="string" calcext: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calcext:value-type="string">
            <text:p><text:a xlink:href="https://www.uneiaparjour.fr/askvids/" xlink:type="simple">https://www.uneiaparjour.fr/askvids/</text:a></text:p>
          </table:table-cell>
          <table:table-cell table:style-name="ce74" office:value-type="string" calcext:value-type="string">
            <text:p>sans compte</text:p>
          </table:table-cell>
          <table:table-cell table:style-name="ce74" office:value-type="string" calcext:value-type="string">
            <text:p>youtube</text:p>
          </table:table-cell>
          <table:table-cell table:style-name="ce74" table:number-columns-repeated="2"/>
          <table:table-cell/>
          <table:table-cell table:style-name="ce74"/>
          <table:table-cell table:style-name="ce92" office:value-type="date" office:date-value="2025-03-07" calcext: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ya</text:p>
          </table:table-cell>
          <table:table-cell table:style-name="ce74" office:value-type="string" calcext: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calcext:value-type="string">
            <text:p><text:a xlink:href="https://www.uneiaparjour.fr/aya/" xlink:type="simple">https://www.uneiaparjour.fr/aya/</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table-cell table:style-name="ce74"/>
          <table:table-cell table:style-name="ce92" office:value-type="date" office:date-value="2025-03-06" calcext: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ype Think</text:p>
          </table:table-cell>
          <table:table-cell table:style-name="ce74" office:value-type="string" calcext: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calcext:value-type="string">
            <text:p><text:a xlink:href="https://www.uneiaparjour.fr/type-think/" xlink:type="simple">https://www.uneiaparjour.fr/type-think/</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2"/>
          <table:table-cell/>
          <table:table-cell table:style-name="ce74"/>
          <table:table-cell table:style-name="ce92" office:value-type="date" office:date-value="2025-03-05" calcext: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ria de Opera</text:p>
          </table:table-cell>
          <table:table-cell table:style-name="ce74" office:value-type="string" calcext: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calcext:value-type="string">
            <text:p><text:a xlink:href="https://www.uneiaparjour.fr/aria-de-opera/" xlink:type="simple">https://www.uneiaparjour.fr/aria-de-opera/</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navigateur</text:p>
          </table:table-cell>
          <table:table-cell table:style-name="ce74"/>
          <table:table-cell table:style-name="ce92" office:value-type="date" office:date-value="2025-03-04" calcext: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entube</text:p>
          </table:table-cell>
          <table:table-cell table:style-name="ce74" office:value-type="string" calcext: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calcext:value-type="string">
            <text:p><text:a xlink:href="https://www.uneiaparjour.fr/gentube/" xlink:type="simple">https://www.uneiaparjour.fr/gentube/</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3-03" calcext: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ritique</text:p>
          </table:table-cell>
          <table:table-cell table:style-name="ce74" office:value-type="string" calcext: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calcext:value-type="string">
            <text:p><text:a xlink:href="https://www.uneiaparjour.fr/critique/" xlink:type="simple">https://www.uneiaparjour.fr/critique/</text:a></text:p>
          </table:table-cell>
          <table:table-cell table:style-name="ce74" office:value-type="string" calcext:value-type="string">
            <text:p>actualités et fact-checking</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3-02" calcext: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magen 3</text:p>
          </table:table-cell>
          <table:table-cell table:style-name="ce74" office:value-type="string" calcext: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calcext:value-type="string">
            <text:p><text:a xlink:href="https://www.uneiaparjour.fr/imagen-3/" xlink:type="simple">https://www.uneiaparjour.fr/imagen-3/</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3-01" calcext: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pp Creator de Poe</text:p>
          </table:table-cell>
          <table:table-cell table:style-name="ce74" office:value-type="string" calcext: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calcext:value-type="string">
            <text:p><text:a xlink:href="https://www.uneiaparjour.fr/app-creator-de-poe/" xlink:type="simple">https://www.uneiaparjour.fr/app-creator-de-poe/</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2-28" calcext: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irector de Hailuoai</text:p>
          </table:table-cell>
          <table:table-cell table:style-name="ce74" office:value-type="string" calcext: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calcext:value-type="string">
            <text:p><text:a xlink:href="https://www.uneiaparjour.fr/director-de-hailuoai/" xlink:type="simple">https://www.uneiaparjour.fr/director-de-hailuoai/</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5-02-27" calcext: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imi</text:p>
          </table:table-cell>
          <table:table-cell table:style-name="ce74" office:value-type="string" calcext: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calcext:value-type="string">
            <text:p><text:a xlink:href="https://www.uneiaparjour.fr/kimi/" xlink:type="simple">https://www.uneiaparjour.fr/kimi/</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2"/>
          <table:table-cell/>
          <table:table-cell table:style-name="ce74"/>
          <table:table-cell table:style-name="ce92" office:value-type="date" office:date-value="2025-02-26" calcext: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3615 LeChat</text:p>
          </table:table-cell>
          <table:table-cell table:style-name="ce74" office:value-type="string" calcext: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calcext:value-type="string">
            <text:p><text:a xlink:href="https://www.uneiaparjour.fr/3615-lechat/" xlink:type="simple">https://www.uneiaparjour.fr/3615-lechat/</text:a></text:p>
          </table:table-cell>
          <table:table-cell table:style-name="ce74" office:value-type="string" calcext:value-type="string">
            <text:p>chatbot</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2-25" calcext: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Unstuck</text:p>
          </table:table-cell>
          <table:table-cell table:style-name="ce74" office:value-type="string" calcext: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calcext:value-type="string">
            <text:p><text:a xlink:href="https://www.uneiaparjour.fr/unstuck/" xlink:type="simple">https://www.uneiaparjour.fr/unstuck/</text:a></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youtube</text:p>
          </table:table-cell>
          <table:table-cell table:style-name="ce74"/>
          <table:table-cell/>
          <table:table-cell table:style-name="ce74"/>
          <table:table-cell table:style-name="ce92" office:value-type="date" office:date-value="2025-02-25" calcext: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ciPub +</text:p>
          </table:table-cell>
          <table:table-cell table:style-name="ce74" office:value-type="string" calcext: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calcext:value-type="string">
            <text:p><text:a xlink:href="https://www.uneiaparjour.fr/scipub/" xlink:type="simple">https://www.uneiaparjour.fr/scipub/</text:a></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2"/>
          <table:table-cell/>
          <table:table-cell table:style-name="ce74"/>
          <table:table-cell table:style-name="ce92" office:value-type="date" office:date-value="2025-02-24" calcext: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Uniscribe</text:p>
          </table:table-cell>
          <table:table-cell table:style-name="ce74" office:value-type="string" calcext: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calcext:value-type="string">
            <text:p><text:a xlink:href="https://www.uneiaparjour.fr/uniscribe/" xlink:type="simple">https://www.uneiaparjour.fr/uniscribe/</text:a></text:p>
          </table:table-cell>
          <table:table-cell table:style-name="ce74" office:value-type="string" calcext:value-type="string">
            <text:p>documents</text:p>
          </table:table-cell>
          <table:table-cell table:style-name="ce74" office:value-type="string" calcext:value-type="string">
            <text:p>mindmap</text:p>
          </table:table-cell>
          <table:table-cell table:style-name="ce74" office:value-type="string" calcext:value-type="string">
            <text:p>voix</text:p>
          </table:table-cell>
          <table:table-cell table:style-name="ce74" office:value-type="string" calcext:value-type="string">
            <text:p>youtube</text:p>
          </table:table-cell>
          <table:table-cell/>
          <table:table-cell table:style-name="ce74"/>
          <table:table-cell table:style-name="ce92" office:value-type="date" office:date-value="2025-02-23" calcext: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Open Deep Research</text:p>
          </table:table-cell>
          <table:table-cell table:style-name="ce74" office:value-type="string" calcext: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calcext:value-type="string">
            <text:p><text:a xlink:href="https://www.uneiaparjour.fr/open-deep-research/" xlink:type="simple">https://www.uneiaparjour.fr/open-deep-research/</text:a></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recherche</text:p>
          </table:table-cell>
          <table:table-cell table:style-name="ce74" office:value-type="string" calcext:value-type="string">
            <text:p>sans compte</text:p>
          </table:table-cell>
          <table:table-cell/>
          <table:table-cell table:style-name="ce74"/>
          <table:table-cell table:style-name="ce92" office:value-type="date" office:date-value="2025-02-22" calcext: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Wuko</text:p>
          </table:table-cell>
          <table:table-cell table:style-name="ce74" office:value-type="string" calcext: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calcext:value-type="string">
            <text:p><text:a xlink:href="https://www.uneiaparjour.fr/wuko/" xlink:type="simple">https://www.uneiaparjour.fr/wuko/</text:a></text:p>
          </table:table-cell>
          <table:table-cell table:style-name="ce74" office:value-type="string" calcext:value-type="string">
            <text:p>documents</text:p>
          </table:table-cell>
          <table:table-cell table:style-name="ce74" table:number-columns-repeated="3"/>
          <table:table-cell/>
          <table:table-cell table:style-name="ce74"/>
          <table:table-cell table:style-name="ce92" office:value-type="date" office:date-value="2025-02-21" calcext: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itmaps</text:p>
          </table:table-cell>
          <table:table-cell table:style-name="ce74" office:value-type="string" calcext: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calcext:value-type="string">
            <text:p><text:a xlink:href="https://www.uneiaparjour.fr/litmaps/" xlink:type="simple">https://www.uneiaparjour.fr/litmaps/</text:a></text:p>
          </table:table-cell>
          <table:table-cell table:style-name="ce74" office:value-type="string" calcext:value-type="string">
            <text:p>recherche</text:p>
          </table:table-cell>
          <table:table-cell table:style-name="ce74" table:number-columns-repeated="3"/>
          <table:table-cell/>
          <table:table-cell table:style-name="ce74"/>
          <table:table-cell table:style-name="ce92" office:value-type="date" office:date-value="2025-02-20" calcext: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eshy</text:p>
          </table:table-cell>
          <table:table-cell table:style-name="ce74" office:value-type="string" calcext: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calcext:value-type="string">
            <text:p><text:a xlink:href="https://www.uneiaparjour.fr/meshy/" xlink:type="simple">https://www.uneiaparjour.fr/meshy/</text:a></text:p>
          </table:table-cell>
          <table:table-cell table:style-name="ce74" office:value-type="string" calcext:value-type="string">
            <text:p>images 3D</text:p>
          </table:table-cell>
          <table:table-cell table:style-name="ce74" table:number-columns-repeated="3"/>
          <table:table-cell/>
          <table:table-cell table:style-name="ce74"/>
          <table:table-cell table:style-name="ce92" office:value-type="date" office:date-value="2025-02-19" calcext: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ind Map Wizard</text:p>
          </table:table-cell>
          <table:table-cell table:style-name="ce74" office:value-type="string" calcext: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calcext:value-type="string">
            <text:p><text:a xlink:href="https://www.uneiaparjour.fr/mind-map-wizard/" xlink:type="simple">https://www.uneiaparjour.fr/mind-map-wizard/</text:a></text:p>
          </table:table-cell>
          <table:table-cell table:style-name="ce74" office:value-type="string" calcext:value-type="string">
            <text:p>mindmap</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2-18" calcext: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erplexity Deep Research</text:p>
          </table:table-cell>
          <table:table-cell table:style-name="ce74" office:value-type="string" calcext: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calcext:value-type="string">
            <text:p><text:a xlink:href="https://www.uneiaparjour.fr/perplexity-deep-research/" xlink:type="simple">https://www.uneiaparjour.fr/perplexity-deep-research/</text:a></text:p>
          </table:table-cell>
          <table:table-cell table:style-name="ce74" office:value-type="string" calcext:value-type="string">
            <text:p>recherche</text:p>
          </table:table-cell>
          <table:table-cell table:style-name="ce74" table:number-columns-repeated="3"/>
          <table:table-cell/>
          <table:table-cell table:style-name="ce74"/>
          <table:table-cell table:style-name="ce92" office:value-type="date" office:date-value="2025-02-17" calcext: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nglish Practice</text:p>
          </table:table-cell>
          <table:table-cell table:style-name="ce74" office:value-type="string" calcext: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calcext:value-type="string">
            <text:p><text:a xlink:href="https://www.uneiaparjour.fr/english-practice/" xlink:type="simple">https://www.uneiaparjour.fr/english-practice/</text:a></text:p>
          </table:table-cell>
          <table:table-cell table:style-name="ce74" office:value-type="string" calcext:value-type="string">
            <text:p>langu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2-16" calcext: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nimated drawings</text:p>
          </table:table-cell>
          <table:table-cell table:style-name="ce74" office:value-type="string" calcext: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calcext:value-type="string">
            <text:p><text:a xlink:href="https://www.uneiaparjour.fr/animated-drawings/" xlink:type="simple">https://www.uneiaparjour.fr/animated-drawings/</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table-cell table:style-name="ce74"/>
          <table:table-cell table:style-name="ce92" office:value-type="date" office:date-value="2025-02-15" calcext: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ovable</text:p>
          </table:table-cell>
          <table:table-cell table:style-name="ce74" office:value-type="string" calcext: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calcext:value-type="string">
            <text:p><text:a xlink:href="https://www.uneiaparjour.fr/lovable/" xlink:type="simple">https://www.uneiaparjour.fr/lovable/</text:a></text:p>
          </table:table-cell>
          <table:table-cell table:style-name="ce74" office:value-type="string" calcext:value-type="string">
            <text:p>application</text:p>
          </table:table-cell>
          <table:table-cell table:style-name="ce74" office:value-type="string" calcext:value-type="string">
            <text:p>site web</text:p>
          </table:table-cell>
          <table:table-cell table:style-name="ce74" table:number-columns-repeated="2"/>
          <table:table-cell/>
          <table:table-cell table:style-name="ce74"/>
          <table:table-cell table:style-name="ce92" office:value-type="date" office:date-value="2025-02-14" calcext: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Xtract</text:p>
          </table:table-cell>
          <table:table-cell table:style-name="ce74" office:value-type="string" calcext: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calcext:value-type="string">
            <text:p><text:a xlink:href="https://www.uneiaparjour.fr/xtract/" xlink:type="simple">https://www.uneiaparjour.fr/xtract/</text:a></text:p>
          </table:table-cell>
          <table:table-cell table:style-name="ce74" office:value-type="string" calcext:value-type="string">
            <text:p>chatbot</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2-13" calcext: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Zonos</text:p>
          </table:table-cell>
          <table:table-cell table:style-name="ce74" office:value-type="string" calcext: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calcext:value-type="string">
            <text:p><text:a xlink:href="https://www.uneiaparjour.fr/zonos/" xlink:type="simple">https://www.uneiaparjour.fr/zonos/</text:a></text:p>
          </table:table-cell>
          <table:table-cell table:style-name="ce74" office:value-type="string" calcext:value-type="string">
            <text:p>open source</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5-02-12" calcext: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Diagram Generator</text:p>
          </table:table-cell>
          <table:table-cell table:style-name="ce74" office:value-type="string" calcext: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calcext:value-type="string">
            <text:p><text:a xlink:href="https://www.uneiaparjour.fr/ai-diagram-generator/" xlink:type="simple">https://www.uneiaparjour.fr/ai-diagram-generator/</text:a></text:p>
          </table:table-cell>
          <table:table-cell table:style-name="ce74" office:value-type="string" calcext:value-type="string">
            <text:p>données</text:p>
          </table:table-cell>
          <table:table-cell table:style-name="ce74" office:value-type="string" calcext:value-type="string">
            <text:p>mindmap</text:p>
          </table:table-cell>
          <table:table-cell table:style-name="ce74" office:value-type="string" calcext:value-type="string">
            <text:p>présentation</text:p>
          </table:table-cell>
          <table:table-cell table:style-name="ce74" office:value-type="string" calcext:value-type="string">
            <text:p>sans compte</text:p>
          </table:table-cell>
          <table:table-cell/>
          <table:table-cell table:style-name="ce74"/>
          <table:table-cell table:style-name="ce92" office:value-type="date" office:date-value="2025-02-11" calcext: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utoResearch</text:p>
          </table:table-cell>
          <table:table-cell table:style-name="ce74" office:value-type="string" calcext: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calcext:value-type="string">
            <text:p><text:a xlink:href="https://www.uneiaparjour.fr/autoresearch/" xlink:type="simple">https://www.uneiaparjour.fr/autoresearch/</text:a></text:p>
          </table:table-cell>
          <table:table-cell table:style-name="ce74" office:value-type="string" calcext:value-type="string">
            <text:p>présentation</text:p>
          </table:table-cell>
          <table:table-cell table:style-name="ce74" table:number-columns-repeated="3"/>
          <table:table-cell/>
          <table:table-cell table:style-name="ce74"/>
          <table:table-cell table:style-name="ce92" office:value-type="date" office:date-value="2025-02-10" calcext: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ty</text:p>
          </table:table-cell>
          <table:table-cell table:style-name="ce74" office:value-type="string" calcext: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calcext:value-type="string">
            <text:p><text:a xlink:href="https://www.uneiaparjour.fr/chatty/" xlink:type="simple">https://www.uneiaparjour.fr/chatty/</text:a></text:p>
          </table:table-cell>
          <table:table-cell table:style-name="ce74" office:value-type="string" calcext:value-type="string">
            <text:p>texte</text:p>
          </table:table-cell>
          <table:table-cell table:style-name="ce74" table:number-columns-repeated="3"/>
          <table:table-cell/>
          <table:table-cell table:style-name="ce74"/>
          <table:table-cell table:style-name="ce92" office:value-type="date" office:date-value="2025-02-09" calcext: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0</text:p>
          </table:table-cell>
          <table:table-cell table:style-name="ce74" office:value-type="string" calcext: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calcext:value-type="string">
            <text:p><text:a xlink:href="https://www.uneiaparjour.fr/a0/" xlink:type="simple">https://www.uneiaparjour.fr/a0/</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2-08" calcext: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ools de HuggingChat</text:p>
          </table:table-cell>
          <table:table-cell table:style-name="ce74" office:value-type="string" calcext: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calcext:value-type="string">
            <text:p><text:a xlink:href="https://www.uneiaparjour.fr/tools-de-huggingchat/" xlink:type="simple">https://www.uneiaparjour.fr/tools-de-huggingchat/</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office:value-type="string" calcext:value-type="string">
            <text:p>vidéo</text:p>
          </table:table-cell>
          <table:table-cell/>
          <table:table-cell table:style-name="ce74"/>
          <table:table-cell table:style-name="ce92" office:value-type="date" office:date-value="2025-02-07" calcext: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eachology</text:p>
          </table:table-cell>
          <table:table-cell table:style-name="ce74" office:value-type="string" calcext: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calcext:value-type="string">
            <text:p><text:a xlink:href="https://www.uneiaparjour.fr/teachology/" xlink:type="simple">https://www.uneiaparjour.fr/teachology/</text:a></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office:value-type="string" calcext:value-type="string">
            <text:p>quiz et flashcards</text:p>
          </table:table-cell>
          <table:table-cell/>
          <table:table-cell table:style-name="ce74"/>
          <table:table-cell table:style-name="ce92" office:value-type="date" office:date-value="2025-02-06" calcext: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plit</text:p>
          </table:table-cell>
          <table:table-cell table:style-name="ce74" office:value-type="string" calcext: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calcext:value-type="string">
            <text:p><text:a xlink:href="https://www.uneiaparjour.fr/replit/" xlink:type="simple">https://www.uneiaparjour.fr/replit/</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2-05" calcext: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ext to CAD</text:p>
          </table:table-cell>
          <table:table-cell table:style-name="ce74" office:value-type="string" calcext: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calcext:value-type="string">
            <text:p><text:a xlink:href="https://www.uneiaparjour.fr/text-to-cad/" xlink:type="simple">https://www.uneiaparjour.fr/text-to-cad/</text:a></text:p>
          </table:table-cell>
          <table:table-cell table:style-name="ce74" office:value-type="string" calcext:value-type="string">
            <text:p>images 3D</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2-04" calcext: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10zebra</text:p>
          </table:table-cell>
          <table:table-cell table:style-name="ce74" office:value-type="string" calcext: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calcext:value-type="string">
            <text:p><text:a xlink:href="https://www.uneiaparjour.fr/10zebra/" xlink:type="simple">https://www.uneiaparjour.fr/10zebra/</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table-cell table:style-name="ce74"/>
          <table:table-cell table:style-name="ce92" office:value-type="date" office:date-value="2025-02-03" calcext: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y thinking cap</text:p>
          </table:table-cell>
          <table:table-cell table:style-name="ce74" office:value-type="string" calcext: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calcext:value-type="string">
            <text:p><text:a xlink:href="https://www.uneiaparjour.fr/my-thinking-cap/" xlink:type="simple">https://www.uneiaparjour.fr/my-thinking-cap/</text:a></text:p>
          </table:table-cell>
          <table:table-cell table:style-name="ce74" office:value-type="string" calcext:value-type="string">
            <text:p>éducation</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langues</text:p>
          </table:table-cell>
          <table:table-cell/>
          <table:table-cell table:style-name="ce74"/>
          <table:table-cell table:style-name="ce92" office:value-type="date" office:date-value="2025-02-02" calcext: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ulu 3</text:p>
          </table:table-cell>
          <table:table-cell table:style-name="ce74" office:value-type="string" calcext: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calcext:value-type="string">
            <text:p><text:a xlink:href="https://www.uneiaparjour.fr/tulu-3/" xlink:type="simple">https://www.uneiaparjour.fr/tulu-3/</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2-01" calcext: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uzz de Riffusion</text:p>
          </table:table-cell>
          <table:table-cell table:style-name="ce74" office:value-type="string" calcext: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calcext:value-type="string">
            <text:p><text:a xlink:href="https://www.uneiaparjour.fr/fuzz-de-riffusion/" xlink:type="simple">https://www.uneiaparjour.fr/fuzz-de-riffusion/</text:a></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1-31" calcext: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Qwen Chat</text:p>
          </table:table-cell>
          <table:table-cell table:style-name="ce74" office:value-type="string" calcext: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calcext:value-type="string">
            <text:p><text:a xlink:href="https://www.uneiaparjour.fr/qwen-chat/" xlink:type="simple">https://www.uneiaparjour.fr/qwen-chat/</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LLM</text:p>
          </table:table-cell>
          <table:table-cell/>
          <table:table-cell table:style-name="ce74"/>
          <table:table-cell table:style-name="ce92" office:value-type="date" office:date-value="2025-01-30" calcext: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Flowchart generator</text:p>
          </table:table-cell>
          <table:table-cell table:style-name="ce74" office:value-type="string" calcext: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calcext:value-type="string">
            <text:p><text:a xlink:href="https://www.uneiaparjour.fr/ai-flowchart-generator/" xlink:type="simple">https://www.uneiaparjour.fr/ai-flowchart-generator/</text:a></text:p>
          </table:table-cell>
          <table:table-cell table:style-name="ce74" office:value-type="string" calcext:value-type="string">
            <text:p>données</text:p>
          </table:table-cell>
          <table:table-cell table:style-name="ce74" office:value-type="string" calcext:value-type="string">
            <text:p>présent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1-29" calcext: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Janus Pro</text:p>
          </table:table-cell>
          <table:table-cell table:style-name="ce74" office:value-type="string" calcext: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calcext:value-type="string">
            <text:p><text:a xlink:href="https://www.uneiaparjour.fr/janus-pro/" xlink:type="simple">https://www.uneiaparjour.fr/janus-pro/</text:a></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table-cell table:style-name="ce74"/>
          <table:table-cell table:style-name="ce92" office:value-type="date" office:date-value="2025-01-28" calcext: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roxy de convergence.ai</text:p>
          </table:table-cell>
          <table:table-cell table:style-name="ce74" office:value-type="string" calcext: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calcext:value-type="string">
            <text:p><text:a xlink:href="https://www.uneiaparjour.fr/proxy/" xlink:type="simple">https://www.uneiaparjour.fr/proxy/</text:a></text:p>
          </table:table-cell>
          <table:table-cell table:style-name="ce74" office:value-type="string" calcext:value-type="string">
            <text:p>automatisation</text:p>
          </table:table-cell>
          <table:table-cell table:style-name="ce74" office:value-type="string" calcext:value-type="string">
            <text:p>recherche</text:p>
          </table:table-cell>
          <table:table-cell table:style-name="ce74" table:number-columns-repeated="2"/>
          <table:table-cell/>
          <table:table-cell table:style-name="ce74"/>
          <table:table-cell table:style-name="ce92" office:value-type="date" office:date-value="2025-01-27" calcext: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Websim</text:p>
          </table:table-cell>
          <table:table-cell table:style-name="ce74" office:value-type="string" calcext: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calcext:value-type="string">
            <text:p><text:a xlink:href="https://www.uneiaparjour.fr/websim/" xlink:type="simple">https://www.uneiaparjour.fr/websim/</text:a></text:p>
          </table:table-cell>
          <table:table-cell table:style-name="ce74" office:value-type="string" calcext:value-type="string">
            <text:p>application</text:p>
          </table:table-cell>
          <table:table-cell table:style-name="ce74" office:value-type="string" calcext:value-type="string">
            <text:p>éducation</text:p>
          </table:table-cell>
          <table:table-cell table:style-name="ce74" table:number-columns-repeated="2"/>
          <table:table-cell/>
          <table:table-cell table:style-name="ce74"/>
          <table:table-cell table:style-name="ce92" office:value-type="date" office:date-value="2025-01-26" calcext: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olychat</text:p>
          </table:table-cell>
          <table:table-cell table:style-name="ce74" office:value-type="string" calcext: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calcext:value-type="string">
            <text:p><text:a xlink:href="https://www.uneiaparjour.fr/polychat/" xlink:type="simple">https://www.uneiaparjour.fr/polychat/</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1-25" calcext: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 Pdf GPT</text:p>
          </table:table-cell>
          <table:table-cell table:style-name="ce74" office:value-type="string" calcext: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calcext:value-type="string">
            <text:p><text:a xlink:href="https://www.uneiaparjour.fr/chat-pdf-gpt/" xlink:type="simple">https://www.uneiaparjour.fr/chat-pdf-gpt/</text:a></text:p>
          </table:table-cell>
          <table:table-cell table:style-name="ce74" office:value-type="string" calcext:value-type="string">
            <text:p>archives</text:p>
          </table:table-cell>
          <table:table-cell table:style-name="ce74" table:number-columns-repeated="3"/>
          <table:table-cell/>
          <table:table-cell table:style-name="ce74"/>
          <table:table-cell table:style-name="ce92" office:value-type="date" office:date-value="2025-01-24" calcext: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am 2</text:p>
          </table:table-cell>
          <table:table-cell table:style-name="ce74" office:value-type="string" calcext: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calcext:value-type="string">
            <text:p><text:a xlink:href="https://www.uneiaparjour.fr/sam-2/" xlink:type="simple">https://www.uneiaparjour.fr/sam-2/</text:a></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table-cell/>
          <table:table-cell table:style-name="ce74"/>
          <table:table-cell table:style-name="ce92" office:value-type="date" office:date-value="2025-01-23" calcext: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earn earth</text:p>
          </table:table-cell>
          <table:table-cell table:style-name="ce74" office:value-type="string" calcext: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calcext:value-type="string">
            <text:p><text:a xlink:href="https://www.uneiaparjour.fr/learn-earth/" xlink:type="simple">https://www.uneiaparjour.fr/learn-earth/</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2"/>
          <table:table-cell/>
          <table:table-cell table:style-name="ce74"/>
          <table:table-cell table:style-name="ce92" office:value-type="date" office:date-value="2025-01-22" calcext: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uper Podcast</text:p>
          </table:table-cell>
          <table:table-cell table:style-name="ce74" office:value-type="string" calcext: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calcext:value-type="string">
            <text:p><text:a xlink:href="https://www.uneiaparjour.fr/super-podcast/" xlink:type="simple">https://www.uneiaparjour.fr/super-podcast/</text:a></text:p>
          </table:table-cell>
          <table:table-cell table:style-name="ce74" office:value-type="string" calcext:value-type="string">
            <text:p>documents</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table-cell/>
          <table:table-cell table:style-name="ce74"/>
          <table:table-cell table:style-name="ce92" office:value-type="date" office:date-value="2025-01-21" calcext: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ulti Search et Multi AI</text:p>
          </table:table-cell>
          <table:table-cell table:style-name="ce74" office:value-type="string" calcext: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calcext:value-type="string">
            <text:p><text:a xlink:href="https://www.uneiaparjour.fr/multi-search-et-multi-ai/" xlink:type="simple">https://www.uneiaparjour.fr/multi-search-et-multi-ai/</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1-20" calcext: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lle AI</text:p>
          </table:table-cell>
          <table:table-cell table:style-name="ce74" office:value-type="string" calcext: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calcext:value-type="string">
            <text:p><text:a xlink:href="https://www.uneiaparjour.fr/alle-ai/" xlink:type="simple">https://www.uneiaparjour.fr/alle-ai/</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table-cell table:style-name="ce74"/>
          <table:table-cell table:style-name="ce92" office:value-type="date" office:date-value="2025-01-19" calcext: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thor</text:p>
          </table:table-cell>
          <table:table-cell table:style-name="ce74" office:value-type="string" calcext: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calcext:value-type="string">
            <text:p><text:a xlink:href="https://www.uneiaparjour.fr/aithor/" xlink:type="simple">https://www.uneiaparjour.fr/aithor/</text:a></text:p>
          </table:table-cell>
          <table:table-cell table:style-name="ce74" office:value-type="string" calcext:value-type="string">
            <text:p>éducation</text:p>
          </table:table-cell>
          <table:table-cell table:style-name="ce74" office:value-type="string" calcext:value-type="string">
            <text:p>recherche</text:p>
          </table:table-cell>
          <table:table-cell table:style-name="ce74" table:number-columns-repeated="2"/>
          <table:table-cell/>
          <table:table-cell table:style-name="ce74"/>
          <table:table-cell table:style-name="ce92" office:value-type="date" office:date-value="2025-01-18" calcext: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Open Canvas</text:p>
          </table:table-cell>
          <table:table-cell table:style-name="ce74" office:value-type="string" calcext: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calcext:value-type="string">
            <text:p><text:a xlink:href="https://www.uneiaparjour.fr/open-canvas/" xlink:type="simple">https://www.uneiaparjour.fr/open-canvas/</text:a></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table-cell table:style-name="ce74"/>
          <table:table-cell table:style-name="ce92" office:value-type="date" office:date-value="2025-01-17" calcext: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ocketPal</text:p>
          </table:table-cell>
          <table:table-cell table:style-name="ce74" office:value-type="string" calcext: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calcext:value-type="string">
            <text:p><text:a xlink:href="https://www.uneiaparjour.fr/pocketpal/" xlink:type="simple">https://www.uneiaparjour.fr/pocketpal/</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sans compte</text:p>
          </table:table-cell>
          <table:table-cell/>
          <table:table-cell table:style-name="ce74"/>
          <table:table-cell table:style-name="ce92" office:value-type="date" office:date-value="2025-01-16" calcext: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ucie</text:p>
          </table:table-cell>
          <table:table-cell table:style-name="ce74" office:value-type="string" calcext: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calcext:value-type="string">
            <text:p><text:a xlink:href="https://www.uneiaparjour.fr/lucie/" xlink:type="simple">https://www.uneiaparjour.fr/lucie/</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1-15" calcext: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nté</text:p>
          </table:table-cell>
          <table:table-cell table:style-name="ce74" office:value-type="string" calcext: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calcext:value-type="string">
            <text:p><text:a xlink:href="https://www.uneiaparjour.fr/conte/" xlink:type="simple">https://www.uneiaparjour.fr/conte/</text:a></text:p>
          </table:table-cell>
          <table:table-cell table:style-name="ce74" office:value-type="string" calcext:value-type="string">
            <text:p>histoires enfants</text:p>
          </table:table-cell>
          <table:table-cell table:style-name="ce74" table:number-columns-repeated="3"/>
          <table:table-cell/>
          <table:table-cell table:style-name="ce74"/>
          <table:table-cell table:style-name="ce92" office:value-type="date" office:date-value="2025-01-14" calcext: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PAR 3D</text:p>
          </table:table-cell>
          <table:table-cell table:style-name="ce74" office:value-type="string" calcext: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calcext:value-type="string">
            <text:p><text:a xlink:href="https://www.uneiaparjour.fr/spar-3d/" xlink:type="simple">https://www.uneiaparjour.fr/spar-3d/</text:a></text:p>
          </table:table-cell>
          <table:table-cell table:style-name="ce74" office:value-type="string" calcext:value-type="string">
            <text:p>images 3D</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1-13" calcext: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text:p>
          </table:table-cell>
          <table:table-cell table:style-name="ce74" office:value-type="string" calcext: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calcext:value-type="string">
            <text:p><text:a xlink:href="https://www.uneiaparjour.fr/co/" xlink:type="simple">https://www.uneiaparjour.fr/co/</text:a></text:p>
          </table:table-cell>
          <table:table-cell table:style-name="ce74" office:value-type="string" calcext:value-type="string">
            <text:p>application</text:p>
          </table:table-cell>
          <table:table-cell table:style-name="ce74" table:number-columns-repeated="3"/>
          <table:table-cell/>
          <table:table-cell table:style-name="ce74"/>
          <table:table-cell table:style-name="ce92" office:value-type="date" office:date-value="2025-01-12" calcext: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iagram generator</text:p>
          </table:table-cell>
          <table:table-cell table:style-name="ce74" office:value-type="string" calcext: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calcext:value-type="string">
            <text:p><text:a xlink:href="https://www.uneiaparjour.fr/diagram-generator/" xlink:type="simple">https://www.uneiaparjour.fr/diagram-generator/</text:a></text:p>
          </table:table-cell>
          <table:table-cell table:style-name="ce74" office:value-type="string" calcext:value-type="string">
            <text:p>mindmap</text:p>
          </table:table-cell>
          <table:table-cell table:style-name="ce74" office:value-type="string" calcext:value-type="string">
            <text:p>présent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1-11" calcext: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hi 4</text:p>
          </table:table-cell>
          <table:table-cell table:style-name="ce74" office:value-type="string" calcext: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calcext:value-type="string">
            <text:p><text:a xlink:href="https://www.uneiaparjour.fr/phi-4/" xlink:type="simple">https://www.uneiaparjour.fr/phi-4/</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1-10" calcext: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Omnicontrol</text:p>
          </table:table-cell>
          <table:table-cell table:style-name="ce74" office:value-type="string" calcext: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calcext:value-type="string">
            <text:p><text:a xlink:href="https://www.uneiaparjour.fr/omnicontrol/" xlink:type="simple">https://www.uneiaparjour.fr/omnicontrol/</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5-01-09" calcext: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yft</text:p>
          </table:table-cell>
          <table:table-cell table:style-name="ce74" office:value-type="string" calcext: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calcext:value-type="string">
            <text:p><text:a xlink:href="https://www.uneiaparjour.fr/syft/" xlink:type="simple">https://www.uneiaparjour.fr/syft/</text:a></text:p>
          </table:table-cell>
          <table:table-cell table:style-name="ce74" office:value-type="string" calcext:value-type="string">
            <text:p>actualités et fact-checking</text:p>
          </table:table-cell>
          <table:table-cell table:style-name="ce74" table:number-columns-repeated="3"/>
          <table:table-cell/>
          <table:table-cell table:style-name="ce74"/>
          <table:table-cell table:style-name="ce92" office:value-type="date" office:date-value="2025-01-08" calcext: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bot Arena</text:p>
          </table:table-cell>
          <table:table-cell table:style-name="ce74" office:value-type="string" calcext: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calcext:value-type="string">
            <text:p><text:a xlink:href="https://www.uneiaparjour.fr/chatbot-arena/" xlink:type="simple">https://www.uneiaparjour.fr/chatbot-arena/</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5-01-07" calcext: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reamina</text:p>
          </table:table-cell>
          <table:table-cell table:style-name="ce74" office:value-type="string" calcext: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calcext:value-type="string">
            <text:p><text:a xlink:href="https://www.uneiaparjour.fr/dreamina/" xlink:type="simple">https://www.uneiaparjour.fr/dreamina/</text:a></text:p>
          </table:table-cell>
          <table:table-cell table:style-name="ce74" office:value-type="string" calcext:value-type="string">
            <text:p>images</text:p>
          </table:table-cell>
          <table:table-cell table:style-name="ce74" table:number-columns-repeated="3"/>
          <table:table-cell/>
          <table:table-cell table:style-name="ce74"/>
          <table:table-cell table:style-name="ce92" office:value-type="date" office:date-value="2025-01-06" calcext: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hoton</text:p>
          </table:table-cell>
          <table:table-cell table:style-name="ce74" office:value-type="string" calcext: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calcext:value-type="string">
            <text:p><text:a xlink:href="https://www.uneiaparjour.fr/photon/" xlink:type="simple">https://www.uneiaparjour.fr/photon/</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table-cell table:style-name="ce74"/>
          <table:table-cell table:style-name="ce92" office:value-type="date" office:date-value="2025-01-05" calcext: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ydeviceAI</text:p>
          </table:table-cell>
          <table:table-cell table:style-name="ce74" office:value-type="string" calcext: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calcext:value-type="string">
            <text:p><text:a xlink:href="https://www.uneiaparjour.fr/mydeviceai/" xlink:type="simple">https://www.uneiaparjour.fr/mydeviceai/</text:a></text:p>
          </table:table-cell>
          <table:table-cell table:style-name="ce74" office:value-type="string" calcext:value-type="string">
            <text:p>chatbot</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1-04" calcext: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up AI</text:p>
          </table:table-cell>
          <table:table-cell table:style-name="ce74" office:value-type="string" calcext: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calcext:value-type="string">
            <text:p><text:a xlink:href="https://www.uneiaparjour.fr/sup-ai/" xlink:type="simple">https://www.uneiaparjour.fr/sup-ai/</text:a></text:p>
          </table:table-cell>
          <table:table-cell table:style-name="ce74" office:value-type="string" calcext:value-type="string">
            <text:p>LLM</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5-01-03" calcext: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vistly</text:p>
          </table:table-cell>
          <table:table-cell table:style-name="ce74" office:value-type="string" calcext: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calcext:value-type="string">
            <text:p><text:a xlink:href="https://www.uneiaparjour.fr/kvistly/" xlink:type="simple">https://www.uneiaparjour.fr/kvistly/</text:a></text:p>
          </table:table-cell>
          <table:table-cell table:style-name="ce74" office:value-type="string" calcext:value-type="string">
            <text:p>quiz et flashcards</text:p>
          </table:table-cell>
          <table:table-cell table:style-name="ce74" table:number-columns-repeated="3"/>
          <table:table-cell/>
          <table:table-cell table:style-name="ce74"/>
          <table:table-cell table:style-name="ce92" office:value-type="date" office:date-value="2025-01-02" calcext: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nalysis Tool</text:p>
          </table:table-cell>
          <table:table-cell table:style-name="ce74" office:value-type="string" calcext: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calcext:value-type="string">
            <text:p><text:a xlink:href="https://www.uneiaparjour.fr/analysis-tool/" xlink:type="simple">https://www.uneiaparjour.fr/analysis-tool/</text:a></text:p>
          </table:table-cell>
          <table:table-cell table:style-name="ce74" office:value-type="string" calcext:value-type="string">
            <text:p>données</text:p>
          </table:table-cell>
          <table:table-cell table:style-name="ce74" table:number-columns-repeated="3"/>
          <table:table-cell/>
          <table:table-cell table:style-name="ce74"/>
          <table:table-cell table:style-name="ce92" office:value-type="date" office:date-value="2025-01-01" calcext: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endshort</text:p>
          </table:table-cell>
          <table:table-cell table:style-name="ce74" office:value-type="string" calcext: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calcext:value-type="string">
            <text:p><text:a xlink:href="https://www.uneiaparjour.fr/sendshort/" xlink:type="simple">https://www.uneiaparjour.fr/sendshort/</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2-31" calcext: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utomina</text:p>
          </table:table-cell>
          <table:table-cell table:style-name="ce74" office:value-type="string" calcext: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calcext:value-type="string">
            <text:p><text:a xlink:href="https://www.uneiaparjour.fr/automina/" xlink:type="simple">https://www.uneiaparjour.fr/automina/</text:a></text:p>
          </table:table-cell>
          <table:table-cell table:style-name="ce74" office:value-type="string" calcext:value-type="string">
            <text:p>automatisation</text:p>
          </table:table-cell>
          <table:table-cell table:style-name="ce74" office:value-type="string" calcext:value-type="string">
            <text:p>site web</text:p>
          </table:table-cell>
          <table:table-cell table:style-name="ce74" table:number-columns-repeated="2"/>
          <table:table-cell/>
          <table:table-cell table:style-name="ce74"/>
          <table:table-cell table:style-name="ce92" office:value-type="date" office:date-value="2024-12-30" calcext: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Nexform</text:p>
          </table:table-cell>
          <table:table-cell table:style-name="ce74" office:value-type="string" calcext: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calcext:value-type="string">
            <text:p><text:a xlink:href="https://www.uneiaparjour.fr/nexform/" xlink:type="simple">https://www.uneiaparjour.fr/nexform/</text:a></text:p>
          </table:table-cell>
          <table:table-cell table:style-name="ce74" office:value-type="string" calcext:value-type="string">
            <text:p>quiz et flashcard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4-12-29" calcext: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ritannica Chatbot</text:p>
          </table:table-cell>
          <table:table-cell table:style-name="ce74" office:value-type="string" calcext: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calcext:value-type="string">
            <text:p><text:a xlink:href="https://www.uneiaparjour.fr/britannica-chatbot/" xlink:type="simple">https://www.uneiaparjour.fr/britannica-chatbot/</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2-28" calcext: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ync Study</text:p>
          </table:table-cell>
          <table:table-cell table:style-name="ce74" office:value-type="string" calcext: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calcext:value-type="string">
            <text:p><text:a xlink:href="https://www.uneiaparjour.fr/sync-study/" xlink:type="simple">https://www.uneiaparjour.fr/sync-study/</text:a></text:p>
          </table:table-cell>
          <table:table-cell table:style-name="ce74" office:value-type="string" calcext:value-type="string">
            <text:p>quiz et flashcards</text:p>
          </table:table-cell>
          <table:table-cell table:style-name="ce74" table:number-columns-repeated="3"/>
          <table:table-cell/>
          <table:table-cell table:style-name="ce74"/>
          <table:table-cell table:style-name="ce92" office:value-type="date" office:date-value="2024-12-27" calcext: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Jugemu</text:p>
          </table:table-cell>
          <table:table-cell table:style-name="ce74" office:value-type="string" calcext: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calcext:value-type="string">
            <text:p><text:a xlink:href="https://www.uneiaparjour.fr/jugemu/" xlink:type="simple">https://www.uneiaparjour.fr/jugemu/</text:a></text:p>
          </table:table-cell>
          <table:table-cell table:style-name="ce74" office:value-type="string" calcext:value-type="string">
            <text:p>LLM</text:p>
          </table:table-cell>
          <table:table-cell table:style-name="ce74" table:number-columns-repeated="3"/>
          <table:table-cell/>
          <table:table-cell table:style-name="ce74"/>
          <table:table-cell table:style-name="ce92" office:value-type="date" office:date-value="2024-12-26" calcext: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magine QR</text:p>
          </table:table-cell>
          <table:table-cell table:style-name="ce74" office:value-type="string" calcext:value-type="string">
            <text:p>Imagine QR (https://imagineqr.io) génère des QR codes à partir d’une instruction. Prompt négatif. Banque de modèles. 5 générations gratuites par mois.</text:p>
          </table:table-cell>
          <table:table-cell table:style-name="ce78" office:value-type="string" calcext:value-type="string">
            <text:p><text:a xlink:href="https://www.uneiaparjour.fr/imagine-qr/" xlink:type="simple">https://www.uneiaparjour.fr/imagine-qr/</text:a></text:p>
          </table:table-cell>
          <table:table-cell table:style-name="ce74" office:value-type="string" calcext:value-type="string">
            <text:p>qr code</text:p>
          </table:table-cell>
          <table:table-cell table:style-name="ce74" table:number-columns-repeated="3"/>
          <table:table-cell/>
          <table:table-cell table:style-name="ce74"/>
          <table:table-cell table:style-name="ce92" office:value-type="date" office:date-value="2024-12-25" calcext: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ak</text:p>
          </table:table-cell>
          <table:table-cell table:style-name="ce74" office:value-type="string" calcext: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calcext:value-type="string">
            <text:p><text:a xlink:href="https://www.uneiaparjour.fr/tak/" xlink:type="simple">https://www.uneiaparjour.fr/tak/</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2-24" calcext: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rellis 3D</text:p>
          </table:table-cell>
          <table:table-cell table:style-name="ce74" office:value-type="string" calcext: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calcext:value-type="string">
            <text:p><text:a xlink:href="https://www.uneiaparjour.fr/trellis-2/" xlink:type="simple">https://www.uneiaparjour.fr/trellis-3D/</text:a></text:p>
          </table:table-cell>
          <table:table-cell table:style-name="ce74" office:value-type="string" calcext:value-type="string">
            <text:p>images 3D</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2-23" calcext: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yMemo</text:p>
          </table:table-cell>
          <table:table-cell table:style-name="ce74" office:value-type="string" calcext: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calcext:value-type="string">
            <text:p><text:a xlink:href="https://www.uneiaparjour.fr/mymemo/" xlink:type="simple">https://www.uneiaparjour.fr/mymemo/</text:a></text:p>
          </table:table-cell>
          <table:table-cell table:style-name="ce74" office:value-type="string" calcext:value-type="string">
            <text:p>documents</text:p>
          </table:table-cell>
          <table:table-cell table:style-name="ce74" table:number-columns-repeated="3"/>
          <table:table-cell/>
          <table:table-cell table:style-name="ce74"/>
          <table:table-cell table:style-name="ce92" office:value-type="date" office:date-value="2024-12-22" calcext: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em.polor</text:p>
          </table:table-cell>
          <table:table-cell table:style-name="ce74" office:value-type="string" calcext: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calcext:value-type="string">
            <text:p><text:a xlink:href="https://www.uneiaparjour.fr/tem-polor/" xlink:type="simple">https://www.uneiaparjour.fr/tem-polor/</text:a></text:p>
          </table:table-cell>
          <table:table-cell table:style-name="ce74" office:value-type="string" calcext:value-type="string">
            <text:p>musique</text:p>
          </table:table-cell>
          <table:table-cell table:style-name="ce74" table:number-columns-repeated="3"/>
          <table:table-cell/>
          <table:table-cell table:style-name="ce74"/>
          <table:table-cell table:style-name="ce92" office:value-type="date" office:date-value="2024-12-21" calcext: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hou Xin</text:p>
          </table:table-cell>
          <table:table-cell table:style-name="ce74" office:value-type="string" calcext: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calcext:value-type="string">
            <text:p><text:a xlink:href="https://www.uneiaparjour.fr/shou-xin/" xlink:type="simple">https://www.uneiaparjour.fr/shou-xin/</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2-20" calcext: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Vidu</text:p>
          </table:table-cell>
          <table:table-cell table:style-name="ce74" office:value-type="string" calcext: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calcext:value-type="string">
            <text:p><text:a xlink:href="https://www.uneiaparjour.fr/vidu/" xlink:type="simple">https://www.uneiaparjour.fr/vidu/</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2-19" calcext: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dify 3D</text:p>
          </table:table-cell>
          <table:table-cell table:style-name="ce74" office:value-type="string" calcext: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calcext:value-type="string">
            <text:p><text:a xlink:href="https://www.uneiaparjour.fr/edify-3d/" xlink:type="simple">https://www.uneiaparjour.fr/edify-3d/</text:a></text:p>
          </table:table-cell>
          <table:table-cell table:style-name="ce74" office:value-type="string" calcext:value-type="string">
            <text:p>images 3D</text:p>
          </table:table-cell>
          <table:table-cell table:style-name="ce74" table:number-columns-repeated="3"/>
          <table:table-cell/>
          <table:table-cell table:style-name="ce74"/>
          <table:table-cell table:style-name="ce92" office:value-type="date" office:date-value="2024-12-18" calcext: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apport</text:p>
          </table:table-cell>
          <table:table-cell table:style-name="ce74" office:value-type="string" calcext: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calcext:value-type="string">
            <text:p><text:a xlink:href="https://www.uneiaparjour.fr/rapport/" xlink:type="simple">https://www.uneiaparjour.fr/rapport/</text:a></text:p>
          </table:table-cell>
          <table:table-cell table:style-name="ce74" office:value-type="string" calcext:value-type="string">
            <text:p>chatbot</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4-12-17" calcext: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rickle</text:p>
          </table:table-cell>
          <table:table-cell table:style-name="ce74" office:value-type="string" calcext: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calcext:value-type="string">
            <text:p><text:a xlink:href="https://www.uneiaparjour.fr/trickle/" xlink:type="simple">https://www.uneiaparjour.fr/trickle/</text:a></text:p>
          </table:table-cell>
          <table:table-cell table:style-name="ce74" office:value-type="string" calcext:value-type="string">
            <text:p>application</text:p>
          </table:table-cell>
          <table:table-cell table:style-name="ce74" office:value-type="string" calcext:value-type="string">
            <text:p>site web</text:p>
          </table:table-cell>
          <table:table-cell table:style-name="ce74" table:number-columns-repeated="2"/>
          <table:table-cell/>
          <table:table-cell table:style-name="ce74"/>
          <table:table-cell table:style-name="ce92" office:value-type="date" office:date-value="2024-12-16" calcext: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Zenmic</text:p>
          </table:table-cell>
          <table:table-cell table:style-name="ce74" office:value-type="string" calcext: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calcext:value-type="string">
            <text:p><text:a xlink:href="https://www.uneiaparjour.fr/zenmic/" xlink:type="simple">https://www.uneiaparjour.fr/zenmic/</text:a></text:p>
          </table:table-cell>
          <table:table-cell table:style-name="ce74" office:value-type="string" calcext:value-type="string">
            <text:p>voix</text:p>
          </table:table-cell>
          <table:table-cell table:style-name="ce74" table:number-columns-repeated="3"/>
          <table:table-cell/>
          <table:table-cell table:style-name="ce74"/>
          <table:table-cell table:style-name="ce92" office:value-type="date" office:date-value="2024-12-15" calcext: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asterpiece X</text:p>
          </table:table-cell>
          <table:table-cell table:style-name="ce74" office:value-type="string" calcext: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calcext:value-type="string">
            <text:p><text:a xlink:href="https://www.uneiaparjour.fr/masterpiece-x/" xlink:type="simple">https://www.uneiaparjour.fr/masterpiece-x/</text:a></text:p>
          </table:table-cell>
          <table:table-cell table:style-name="ce74" office:value-type="string" calcext:value-type="string">
            <text:p>images 3D</text:p>
          </table:table-cell>
          <table:table-cell table:style-name="ce74" table:number-columns-repeated="3"/>
          <table:table-cell/>
          <table:table-cell table:style-name="ce74"/>
          <table:table-cell table:style-name="ce92" office:value-type="date" office:date-value="2024-12-14" calcext: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indmap AI</text:p>
          </table:table-cell>
          <table:table-cell table:style-name="ce74" office:value-type="string" calcext: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calcext:value-type="string">
            <text:p><text:a xlink:href="https://www.uneiaparjour.fr/mindmap-ai/" xlink:type="simple">https://www.uneiaparjour.fr/mindmap-ai/</text:a></text:p>
          </table:table-cell>
          <table:table-cell table:style-name="ce74" office:value-type="string" calcext:value-type="string">
            <text:p>mindmap</text:p>
          </table:table-cell>
          <table:table-cell table:style-name="ce74" table:number-columns-repeated="3"/>
          <table:table-cell/>
          <table:table-cell table:style-name="ce74"/>
          <table:table-cell table:style-name="ce92" office:value-type="date" office:date-value="2024-12-13" calcext: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tream Realtime</text:p>
          </table:table-cell>
          <table:table-cell table:style-name="ce74" office:value-type="string" calcext: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calcext:value-type="string">
            <text:p><text:a xlink:href="https://www.uneiaparjour.fr/stream-realtime/" xlink:type="simple">https://www.uneiaparjour.fr/stream-realtime/</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2"/>
          <table:table-cell/>
          <table:table-cell table:style-name="ce74"/>
          <table:table-cell table:style-name="ce92" office:value-type="date" office:date-value="2024-12-12" calcext: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ollo</text:p>
          </table:table-cell>
          <table:table-cell table:style-name="ce74" office:value-type="string" calcext:value-type="string">
            <text:p>Pollo (https://pollo.ai) génère des vidéos courtes à partir d’une instruction ou d’une image. Réglages avancés dont mouvement de caméra. 20 crédits gratuits par jour (2 vidéos).</text:p>
          </table:table-cell>
          <table:table-cell table:style-name="ce78" office:value-type="string" calcext:value-type="string">
            <text:p><text:a xlink:href="https://www.uneiaparjour.fr/pollo/" xlink:type="simple">https://www.uneiaparjour.fr/pollo/</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2-11" calcext: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rok</text:p>
          </table:table-cell>
          <table:table-cell table:style-name="ce74" office:value-type="string" calcext: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calcext:value-type="string">
            <text:p><text:a xlink:href="https://www.uneiaparjour.fr/grok/" xlink:type="simple">https://www.uneiaparjour.fr/grok/</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LLM</text:p>
          </table:table-cell>
          <table:table-cell table:style-name="ce74" office:value-type="string" calcext:value-type="string">
            <text:p>texte</text:p>
          </table:table-cell>
          <table:table-cell/>
          <table:table-cell table:style-name="ce74"/>
          <table:table-cell table:style-name="ce92" office:value-type="date" office:date-value="2024-12-10" calcext: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Humva</text:p>
          </table:table-cell>
          <table:table-cell table:style-name="ce74" office:value-type="string" calcext: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calcext:value-type="string">
            <text:p><text:a xlink:href="https://www.uneiaparjour.fr/humva/" xlink:type="simple">https://www.uneiaparjour.fr/humva/</text:a></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table-cell/>
          <table:table-cell table:style-name="ce74"/>
          <table:table-cell table:style-name="ce92" office:value-type="date" office:date-value="2024-12-09" calcext: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Deepseek</text:p>
          </table:table-cell>
          <table:table-cell table:style-name="ce74" office:value-type="string" calcext: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calcext:value-type="string">
            <text:p><text:a xlink:href="https://www.uneiaparjour.fr/deepseek/" xlink:type="simple">https://www.uneiaparjour.fr/deepseek/</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2-08" calcext: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Nemotron 70B</text:p>
          </table:table-cell>
          <table:table-cell table:style-name="ce74" office:value-type="string" calcext: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calcext:value-type="string">
            <text:p><text:a xlink:href="https://www.uneiaparjour.fr/nemotron-70b/" xlink:type="simple">https://www.uneiaparjour.fr/nemotron-70b/</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2-07" calcext: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ylo</text:p>
          </table:table-cell>
          <table:table-cell table:style-name="ce74" office:value-type="string" calcext: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calcext:value-type="string">
            <text:p><text:a xlink:href="https://www.uneiaparjour.fr/bylo/" xlink:type="simple">https://www.uneiaparjour.fr/bylo/</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2-06" calcext: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ncept map</text:p>
          </table:table-cell>
          <table:table-cell table:style-name="ce74" office:value-type="string" calcext: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calcext:value-type="string">
            <text:p><text:a xlink:href="https://www.uneiaparjour.fr/concept-map/" xlink:type="simple">https://www.uneiaparjour.fr/concept-map/</text:a></text:p>
          </table:table-cell>
          <table:table-cell table:style-name="ce74" office:value-type="string" calcext:value-type="string">
            <text:p>mindmap</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2-05" calcext: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ource Table</text:p>
          </table:table-cell>
          <table:table-cell table:style-name="ce74" office:value-type="string" calcext: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calcext:value-type="string">
            <text:p><text:a xlink:href="https://www.uneiaparjour.fr/source-table/" xlink:type="simple">https://www.uneiaparjour.fr/source-table/</text:a></text:p>
          </table:table-cell>
          <table:table-cell table:style-name="ce74" office:value-type="string" calcext:value-type="string">
            <text:p>données</text:p>
          </table:table-cell>
          <table:table-cell table:style-name="ce74" table:number-columns-repeated="3"/>
          <table:table-cell/>
          <table:table-cell table:style-name="ce74"/>
          <table:table-cell table:style-name="ce92" office:value-type="date" office:date-value="2024-12-04" calcext: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ight click youtube summary</text:p>
          </table:table-cell>
          <table:table-cell table:style-name="ce74" office:value-type="string" calcext: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calcext:value-type="string">
            <text:p><text:a xlink:href="https://www.uneiaparjour.fr/right-click-youtube-summary/" xlink:type="simple">https://www.uneiaparjour.fr/right-click-youtube-summary/</text:a></text:p>
          </table:table-cell>
          <table:table-cell table:style-name="ce74" office:value-type="string" calcext:value-type="string">
            <text:p>youtube</text:p>
          </table:table-cell>
          <table:table-cell table:style-name="ce74" table:number-columns-repeated="3"/>
          <table:table-cell/>
          <table:table-cell table:style-name="ce74"/>
          <table:table-cell table:style-name="ce92" office:value-type="date" office:date-value="2024-12-03" calcext: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hea</text:p>
          </table:table-cell>
          <table:table-cell table:style-name="ce74" office:value-type="string" calcext: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calcext:value-type="string">
            <text:p><text:a xlink:href="https://www.uneiaparjour.fr/thea/" xlink:type="simple">https://www.uneiaparjour.fr/thea/</text:a></text:p>
          </table:table-cell>
          <table:table-cell table:style-name="ce74" office:value-type="string" calcext:value-type="string">
            <text:p>éducation</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4-12-02" calcext: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abla</text:p>
          </table:table-cell>
          <table:table-cell table:style-name="ce74" office:value-type="string" calcext: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calcext:value-type="string">
            <text:p><text:a xlink:href="https://www.uneiaparjour.fr/fabla/" xlink:type="simple">https://www.uneiaparjour.fr/fabla/</text:a></text:p>
          </table:table-cell>
          <table:table-cell table:style-name="ce74" office:value-type="string" calcext:value-type="string">
            <text:p>histoires enfants</text:p>
          </table:table-cell>
          <table:table-cell table:style-name="ce74" table:number-columns-repeated="3"/>
          <table:table-cell/>
          <table:table-cell table:style-name="ce74"/>
          <table:table-cell table:style-name="ce92" office:value-type="date" office:date-value="2024-12-01" calcext: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Vera</text:p>
          </table:table-cell>
          <table:table-cell table:style-name="ce74" office:value-type="string" calcext: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calcext:value-type="string">
            <text:p><text:a xlink:href="https://www.uneiaparjour.fr/vera/" xlink:type="simple">https://www.uneiaparjour.fr/vera/</text:a></text:p>
          </table:table-cell>
          <table:table-cell table:style-name="ce74" office:value-type="string" calcext:value-type="string">
            <text:p>actualités et fact-checking</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table-cell table:style-name="ce74"/>
          <table:table-cell table:style-name="ce92" office:value-type="date" office:date-value="2024-11-30" calcext: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GenFM</text:p>
          </table:table-cell>
          <table:table-cell table:style-name="ce74" office:value-type="string" calcext: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calcext:value-type="string">
            <text:p><text:a xlink:href="https://www.uneiaparjour.fr/genfm/" xlink:type="simple">https://www.uneiaparjour.fr/genfm/</text:a></text:p>
          </table:table-cell>
          <table:table-cell table:style-name="ce74" office:value-type="string" calcext:value-type="string">
            <text:p>documents</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4-11-29" calcext: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ookRead</text:p>
          </table:table-cell>
          <table:table-cell table:style-name="ce74" office:value-type="string" calcext: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calcext:value-type="string">
            <text:p><text:a xlink:href="https://www.uneiaparjour.fr/bookread/" xlink:type="simple">https://www.uneiaparjour.fr/bookread/</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quiz et flashcards</text:p>
          </table:table-cell>
          <table:table-cell table:style-name="ce74"/>
          <table:table-cell/>
          <table:table-cell table:style-name="ce74"/>
          <table:table-cell table:style-name="ce92" office:value-type="date" office:date-value="2024-11-28" calcext: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magine Anything</text:p>
          </table:table-cell>
          <table:table-cell table:style-name="ce74" office:value-type="string" calcext: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calcext:value-type="string">
            <text:p><text:a xlink:href="https://www.uneiaparjour.fr/imagine-anything/" xlink:type="simple">https://www.uneiaparjour.fr/imagine-anything/</text:a></text:p>
          </table:table-cell>
          <table:table-cell table:style-name="ce74" office:value-type="string" calcext:value-type="string">
            <text:p>images</text:p>
          </table:table-cell>
          <table:table-cell table:style-name="ce74" table:number-columns-repeated="3"/>
          <table:table-cell/>
          <table:table-cell table:style-name="ce74"/>
          <table:table-cell table:style-name="ce92" office:value-type="date" office:date-value="2024-11-27" calcext: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100</text:p>
          </table:table-cell>
          <table:table-cell table:style-name="ce74" office:value-type="string" calcext: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calcext:value-type="string">
            <text:p><text:a xlink:href="https://www.uneiaparjour.fr/chat100/" xlink:type="simple">https://www.uneiaparjour.fr/chat100/</text:a></text:p>
          </table:table-cell>
          <table:table-cell table:style-name="ce74" office:value-type="string" calcext:value-type="string">
            <text:p>chatbot</text:p>
          </table:table-cell>
          <table:table-cell table:style-name="ce74" table:number-columns-repeated="3"/>
          <table:table-cell/>
          <table:table-cell table:style-name="ce74"/>
          <table:table-cell table:style-name="ce92" office:value-type="date" office:date-value="2024-11-26" calcext: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denX</text:p>
          </table:table-cell>
          <table:table-cell table:style-name="ce74" office:value-type="string" calcext: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calcext:value-type="string">
            <text:p><text:a xlink:href="https://www.uneiaparjour.fr/edenx/" xlink:type="simple">https://www.uneiaparjour.fr/edenx/</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table-cell table:style-name="ce74"/>
          <table:table-cell table:style-name="ce92" office:value-type="date" office:date-value="2024-11-25" calcext: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emgrain</text:p>
          </table:table-cell>
          <table:table-cell table:style-name="ce74" office:value-type="string" calcext: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calcext:value-type="string">
            <text:p><text:a xlink:href="https://www.uneiaparjour.fr/memgrain/" xlink:type="simple">https://www.uneiaparjour.fr/memgrain/</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1-23" calcext: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Noiz</text:p>
          </table:table-cell>
          <table:table-cell table:style-name="ce74" office:value-type="string" calcext: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calcext:value-type="string">
            <text:p><text:a xlink:href="https://www.uneiaparjour.fr/noiz/" xlink:type="simple">https://www.uneiaparjour.fr/noiz/</text:a></text:p>
          </table:table-cell>
          <table:table-cell table:style-name="ce74" office:value-type="string" calcext:value-type="string">
            <text:p>sans compte</text:p>
          </table:table-cell>
          <table:table-cell table:style-name="ce74" office:value-type="string" calcext:value-type="string">
            <text:p>youtube</text:p>
          </table:table-cell>
          <table:table-cell table:style-name="ce74" table:number-columns-repeated="2"/>
          <table:table-cell/>
          <table:table-cell table:style-name="ce74"/>
          <table:table-cell table:style-name="ce92" office:value-type="date" office:date-value="2024-11-22" calcext: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VectorUbi</text:p>
          </table:table-cell>
          <table:table-cell table:style-name="ce74" office:value-type="string" calcext: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calcext:value-type="string">
            <text:p><text:a xlink:href="https://www.uneiaparjour.fr/vectorubi/" xlink:type="simple">https://www.uneiaparjour.fr/vectorubi/</text:a></text:p>
          </table:table-cell>
          <table:table-cell table:style-name="ce74" office:value-type="string" calcext:value-type="string">
            <text:p>images</text:p>
          </table:table-cell>
          <table:table-cell table:style-name="ce74" table:number-columns-repeated="3"/>
          <table:table-cell/>
          <table:table-cell table:style-name="ce74"/>
          <table:table-cell table:style-name="ce92" office:value-type="date" office:date-value="2024-11-21" calcext: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agic Quill</text:p>
          </table:table-cell>
          <table:table-cell table:style-name="ce74" office:value-type="string" calcext: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calcext:value-type="string">
            <text:p><text:a xlink:href="https://www.uneiaparjour.fr/magic-quill/" xlink:type="simple">https://www.uneiaparjour.fr/magic-quill/</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1-20" calcext: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e Chat v2</text:p>
          </table:table-cell>
          <table:table-cell table:style-name="ce74" office:value-type="string" calcext: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calcext:value-type="string">
            <text:p><text:a xlink:href="https://www.uneiaparjour.fr/le-chat-v2/" xlink:type="simple">https://www.uneiaparjour.fr/le-chat-v2/</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usage illimité</text:p>
          </table:table-cell>
          <table:table-cell/>
          <table:table-cell table:style-name="ce74"/>
          <table:table-cell table:style-name="ce92" office:value-type="date" office:date-value="2024-11-19" calcext: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Game Master</text:p>
          </table:table-cell>
          <table:table-cell table:style-name="ce74" office:value-type="string" calcext: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calcext:value-type="string">
            <text:p><text:a xlink:href="https://www.uneiaparjour.fr/ai-game-master/" xlink:type="simple">https://www.uneiaparjour.fr/ai-game-master/</text:a></text:p>
          </table:table-cell>
          <table:table-cell table:style-name="ce74" office:value-type="string" calcext:value-type="string">
            <text:p>jeu vidéo</text:p>
          </table:table-cell>
          <table:table-cell table:style-name="ce74" table:number-columns-repeated="3"/>
          <table:table-cell/>
          <table:table-cell table:style-name="ce74"/>
          <table:table-cell table:style-name="ce92" office:value-type="date" office:date-value="2024-11-18" calcext: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mpute</text:p>
          </table:table-cell>
          <table:table-cell table:style-name="ce74" office:value-type="string" calcext: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calcext:value-type="string">
            <text:p><text:a xlink:href="https://www.uneiaparjour.fr/compute/" xlink:type="simple">https://www.uneiaparjour.fr/compute/</text:a></text:p>
          </table:table-cell>
          <table:table-cell table:style-name="ce74" office:value-type="string" calcext:value-type="string">
            <text:p>chatbot</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table-cell table:style-name="ce74"/>
          <table:table-cell table:style-name="ce92" office:value-type="date" office:date-value="2024-11-17" calcext: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idgeni</text:p>
          </table:table-cell>
          <table:table-cell table:style-name="ce74" office:value-type="string" calcext: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calcext:value-type="string">
            <text:p><text:a xlink:href="https://www.uneiaparjour.fr/kidgeni/" xlink:type="simple">https://www.uneiaparjour.fr/kidgeni/</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table:number-columns-repeated="2"/>
          <table:table-cell/>
          <table:table-cell table:style-name="ce74"/>
          <table:table-cell table:style-name="ce92" office:value-type="date" office:date-value="2024-11-16" calcext: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ixus</text:p>
          </table:table-cell>
          <table:table-cell table:style-name="ce74" office:value-type="string" calcext: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calcext:value-type="string">
            <text:p><text:a xlink:href="https://www.uneiaparjour.fr/mixus/" xlink:type="simple">https://www.uneiaparjour.fr/mixus/</text:a></text:p>
          </table:table-cell>
          <table:table-cell table:style-name="ce74" office:value-type="string" calcext:value-type="string">
            <text:p>chatbot</text:p>
          </table:table-cell>
          <table:table-cell table:style-name="ce74" table:number-columns-repeated="3"/>
          <table:table-cell/>
          <table:table-cell table:style-name="ce74"/>
          <table:table-cell table:style-name="ce92" office:value-type="date" office:date-value="2024-11-15" calcext: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Zemith</text:p>
          </table:table-cell>
          <table:table-cell table:style-name="ce74" office:value-type="string" calcext: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calcext:value-type="string">
            <text:p><text:a xlink:href="https://www.uneiaparjour.fr/zemith/" xlink:type="simple">https://www.uneiaparjour.fr/zemith/</text:a></text:p>
          </table:table-cell>
          <table:table-cell table:style-name="ce74" office:value-type="string" calcext:value-type="string">
            <text:p>images</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table-cell/>
          <table:table-cell table:style-name="ce74"/>
          <table:table-cell table:style-name="ce92" office:value-type="date" office:date-value="2024-11-14" calcext: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epl</text:p>
          </table:table-cell>
          <table:table-cell table:style-name="ce74" office:value-type="string" calcext: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calcext:value-type="string">
            <text:p><text:a xlink:href="https://www.uneiaparjour.fr/kepl/" xlink:type="simple">https://www.uneiaparjour.fr/kepl/</text:a></text:p>
          </table:table-cell>
          <table:table-cell table:style-name="ce74" office:value-type="string" calcext:value-type="string">
            <text:p>recherche</text:p>
          </table:table-cell>
          <table:table-cell table:style-name="ce74" table:number-columns-repeated="3"/>
          <table:table-cell/>
          <table:table-cell table:style-name="ce74"/>
          <table:table-cell table:style-name="ce92" office:value-type="date" office:date-value="2024-11-13" calcext: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age On</text:p>
          </table:table-cell>
          <table:table-cell table:style-name="ce74" office:value-type="string" calcext: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calcext:value-type="string">
            <text:p><text:a xlink:href="https://www.uneiaparjour.fr/page-on/" xlink:type="simple">https://www.uneiaparjour.fr/page-on/</text:a></text:p>
          </table:table-cell>
          <table:table-cell table:style-name="ce74" office:value-type="string" calcext:value-type="string">
            <text:p>présentation</text:p>
          </table:table-cell>
          <table:table-cell table:style-name="ce74" table:number-columns-repeated="3"/>
          <table:table-cell/>
          <table:table-cell table:style-name="ce74"/>
          <table:table-cell table:style-name="ce92" office:value-type="date" office:date-value="2024-11-12" calcext: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ThatNeedle Gist</text:p>
          </table:table-cell>
          <table:table-cell table:style-name="ce74" office:value-type="string" calcext: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calcext:value-type="string">
            <text:p><text:a xlink:href="https://www.uneiaparjour.fr/thatneedle-gist/" xlink:type="simple">https://www.uneiaparjour.fr/thatneedle-gist/</text:a></text:p>
          </table:table-cell>
          <table:table-cell table:style-name="ce74" office:value-type="string" calcext:value-type="string">
            <text:p>youtube</text:p>
          </table:table-cell>
          <table:table-cell table:style-name="ce74" table:number-columns-repeated="3"/>
          <table:table-cell/>
          <table:table-cell table:style-name="ce74"/>
          <table:table-cell table:style-name="ce92" office:value-type="date" office:date-value="2024-11-11" calcext: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chodocs</text:p>
          </table:table-cell>
          <table:table-cell table:style-name="ce74" office:value-type="string" calcext: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calcext:value-type="string">
            <text:p><text:a xlink:href="https://www.uneiaparjour.fr/echodocs/" xlink:type="simple">https://www.uneiaparjour.fr/echodocs/</text:a></text:p>
          </table:table-cell>
          <table:table-cell table:style-name="ce74" office:value-type="string" calcext:value-type="string">
            <text:p>documents</text:p>
          </table:table-cell>
          <table:table-cell table:style-name="ce74" table:number-columns-repeated="3"/>
          <table:table-cell/>
          <table:table-cell table:style-name="ce74"/>
          <table:table-cell table:style-name="ce92" office:value-type="date" office:date-value="2024-11-10" calcext: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elter</text:p>
          </table:table-cell>
          <table:table-cell table:style-name="ce74" office:value-type="string" calcext: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calcext:value-type="string">
            <text:p><text:a xlink:href="https://www.uneiaparjour.fr/felter/" xlink:type="simple">https://www.uneiaparjour.fr/felter/</text:a></text:p>
          </table:table-cell>
          <table:table-cell table:style-name="ce74" office:value-type="string" calcext:value-type="string">
            <text:p>éducation</text:p>
          </table:table-cell>
          <table:table-cell table:style-name="ce74" table:number-columns-repeated="3"/>
          <table:table-cell/>
          <table:table-cell table:style-name="ce74"/>
          <table:table-cell table:style-name="ce92" office:value-type="date" office:date-value="2024-11-09" calcext: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Infography</text:p>
          </table:table-cell>
          <table:table-cell table:style-name="ce74" office:value-type="string" calcext: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calcext:value-type="string">
            <text:p><text:a xlink:href="https://www.uneiaparjour.fr/infography/" xlink:type="simple">https://www.uneiaparjour.fr/infography/</text:a></text:p>
          </table:table-cell>
          <table:table-cell table:style-name="ce74" office:value-type="string" calcext:value-type="string">
            <text:p>présentation</text:p>
          </table:table-cell>
          <table:table-cell table:style-name="ce74" office:value-type="string" calcext:value-type="string">
            <text:p>infographie</text:p>
          </table:table-cell>
          <table:table-cell table:style-name="ce74" table:number-columns-repeated="2"/>
          <table:table-cell/>
          <table:table-cell table:style-name="ce74"/>
          <table:table-cell table:style-name="ce92" office:value-type="date" office:date-value="2024-11-08" calcext: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Summarizer</text:p>
          </table:table-cell>
          <table:table-cell table:style-name="ce74" office:value-type="string" calcext: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calcext:value-type="string">
            <text:p><text:a xlink:href="https://www.uneiaparjour.fr/ai-summarizer/" xlink:type="simple">https://www.uneiaparjour.fr/ai-summarizer/</text:a></text:p>
          </table:table-cell>
          <table:table-cell table:style-name="ce74" office:value-type="string" calcext:value-type="string">
            <text:p>documents</text:p>
          </table:table-cell>
          <table:table-cell table:style-name="ce74" table:number-columns-repeated="3"/>
          <table:table-cell/>
          <table:table-cell table:style-name="ce74"/>
          <table:table-cell table:style-name="ce92" office:value-type="date" office:date-value="2024-11-07" calcext: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ha Slides</text:p>
          </table:table-cell>
          <table:table-cell table:style-name="ce74" office:value-type="string" calcext: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calcext:value-type="string">
            <text:p><text:a xlink:href="https://www.uneiaparjour.fr/aha-slides/" xlink:type="simple">https://www.uneiaparjour.fr/aha-slides/</text:a></text:p>
          </table:table-cell>
          <table:table-cell table:style-name="ce74" office:value-type="string" calcext:value-type="string">
            <text:p>présentation</text:p>
          </table:table-cell>
          <table:table-cell table:style-name="ce74" office:value-type="string" calcext:value-type="string">
            <text:p>quiz et flashcards</text:p>
          </table:table-cell>
          <table:table-cell table:style-name="ce74" table:number-columns-repeated="2"/>
          <table:table-cell/>
          <table:table-cell table:style-name="ce74"/>
          <table:table-cell table:style-name="ce92" office:value-type="date" office:date-value="2024-11-06" calcext: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oopple</text:p>
          </table:table-cell>
          <table:table-cell table:style-name="ce74" office:value-type="string" calcext: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calcext:value-type="string">
            <text:p><text:a xlink:href="https://www.uneiaparjour.fr/loopple/" xlink:type="simple">https://www.uneiaparjour.fr/loopple/</text:a></text:p>
          </table:table-cell>
          <table:table-cell table:style-name="ce74" office:value-type="string" calcext:value-type="string">
            <text:p>site web</text:p>
          </table:table-cell>
          <table:table-cell table:style-name="ce74" table:number-columns-repeated="3"/>
          <table:table-cell/>
          <table:table-cell table:style-name="ce74"/>
          <table:table-cell table:style-name="ce92" office:value-type="date" office:date-value="2024-11-05" calcext: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Ellipsis News</text:p>
          </table:table-cell>
          <table:table-cell table:style-name="ce74" office:value-type="string" calcext: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calcext:value-type="string">
            <text:p><text:a xlink:href="https://www.uneiaparjour.fr/ellipsis-news/" xlink:type="simple">https://www.uneiaparjour.fr/ellipsis-news/</text:a></text:p>
          </table:table-cell>
          <table:table-cell table:style-name="ce74" office:value-type="string" calcext:value-type="string">
            <text:p>recherche</text:p>
          </table:table-cell>
          <table:table-cell table:style-name="ce74" office:value-type="string" calcext:value-type="string">
            <text:p>voix</text:p>
          </table:table-cell>
          <table:table-cell table:style-name="ce74" table:number-columns-repeated="2"/>
          <table:table-cell/>
          <table:table-cell table:style-name="ce74"/>
          <table:table-cell table:style-name="ce92" office:value-type="date" office:date-value="2024-11-04" calcext: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olt</text:p>
          </table:table-cell>
          <table:table-cell table:style-name="ce74" office:value-type="string" calcext: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calcext:value-type="string">
            <text:p><text:a xlink:href="https://www.uneiaparjour.fr/bolt/" xlink:type="simple">https://www.uneiaparjour.fr/bolt/</text:a></text:p>
          </table:table-cell>
          <table:table-cell table:style-name="ce74" office:value-type="string" calcext:value-type="string">
            <text:p>application</text:p>
          </table:table-cell>
          <table:table-cell table:style-name="ce74" office:value-type="string" calcext:value-type="string">
            <text:p>site web</text:p>
          </table:table-cell>
          <table:table-cell table:style-name="ce74" table:number-columns-repeated="2"/>
          <table:table-cell/>
          <table:table-cell table:style-name="ce74"/>
          <table:table-cell table:style-name="ce92" office:value-type="date" office:date-value="2024-11-03" calcext: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Moschi</text:p>
          </table:table-cell>
          <table:table-cell table:style-name="ce74" office:value-type="string" calcext:value-type="string">
            <text:p>Moschi (https://genmo.ai/play) est le derner modèle de génération de vidéos courtes de Genmo, incluant des mouvements de caméra. Vidéos en 720p. 3 générations gratuites par jour.</text:p>
          </table:table-cell>
          <table:table-cell table:style-name="ce78" office:value-type="string" calcext:value-type="string">
            <text:p><text:a xlink:href="https://www.uneiaparjour.fr/moschi/" xlink:type="simple">https://www.uneiaparjour.fr/moschi/</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1-02" calcext: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GPT Search</text:p>
          </table:table-cell>
          <table:table-cell table:style-name="ce74" office:value-type="string" calcext: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calcext:value-type="string">
            <text:p><text:a xlink:href="https://www.uneiaparjour.fr/chatgpt-search/" xlink:type="simple">https://www.uneiaparjour.fr/chatgpt-search/</text:a></text:p>
          </table:table-cell>
          <table:table-cell table:style-name="ce74" office:value-type="string" calcext:value-type="string">
            <text:p>recherche</text:p>
          </table:table-cell>
          <table:table-cell table:style-name="ce74" table:number-columns-repeated="3"/>
          <table:table-cell/>
          <table:table-cell table:style-name="ce74"/>
          <table:table-cell table:style-name="ce92" office:value-type="date" office:date-value="2024-11-01" calcext: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Recraft v3</text:p>
          </table:table-cell>
          <table:table-cell table:style-name="ce74" office:value-type="string" calcext: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calcext:value-type="string">
            <text:p><text:a xlink:href="https://www.uneiaparjour.fr/recraft-v3/" xlink:type="simple">https://www.uneiaparjour.fr/recraft-v3/</text:a></text:p>
          </table:table-cell>
          <table:table-cell table:style-name="ce74" office:value-type="string" calcext:value-type="string">
            <text:p>images</text:p>
          </table:table-cell>
          <table:table-cell table:style-name="ce74" table:number-columns-repeated="3"/>
          <table:table-cell/>
          <table:table-cell table:style-name="ce74"/>
          <table:table-cell table:style-name="ce92" office:value-type="date" office:date-value="2024-10-31" calcext: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rlinear</text:p>
          </table:table-cell>
          <table:table-cell table:style-name="ce74" office:value-type="string" calcext: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calcext:value-type="string">
            <text:p><text:a xlink:href="https://www.uneiaparjour.fr/arlinear/" xlink:type="simple">https://www.uneiaparjour.fr/arlinear/</text:a></text:p>
          </table:table-cell>
          <table:table-cell table:style-name="ce74" office:value-type="string" calcext:value-type="string">
            <text:p>quiz et flashcards</text:p>
          </table:table-cell>
          <table:table-cell table:style-name="ce74" table:number-columns-repeated="3"/>
          <table:table-cell/>
          <table:table-cell table:style-name="ce74"/>
          <table:table-cell table:style-name="ce92" office:value-type="date" office:date-value="2024-10-30" calcext: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laptools</text:p>
          </table:table-cell>
          <table:table-cell table:style-name="ce74" office:value-type="string" calcext: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calcext:value-type="string">
            <text:p><text:a xlink:href="https://www.uneiaparjour.fr/claptools/" xlink:type="simple">https://www.uneiaparjour.fr/claptools/</text:a></text:p>
          </table:table-cell>
          <table:table-cell table:style-name="ce74" office:value-type="string" calcext:value-type="string">
            <text:p>texte</text:p>
          </table:table-cell>
          <table:table-cell table:style-name="ce74" table:number-columns-repeated="3"/>
          <table:table-cell/>
          <table:table-cell table:style-name="ce74"/>
          <table:table-cell table:style-name="ce92" office:value-type="date" office:date-value="2024-10-29" calcext: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Neural Blender</text:p>
          </table:table-cell>
          <table:table-cell table:style-name="ce74" office:value-type="string" calcext: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calcext:value-type="string">
            <text:p><text:a xlink:href="https://www.uneiaparjour.fr/neural-blender/" xlink:type="simple">https://www.uneiaparjour.fr/neural-blender/</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4-10-28" calcext: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actbot</text:p>
          </table:table-cell>
          <table:table-cell table:style-name="ce74" office:value-type="string" calcext: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calcext:value-type="string">
            <text:p><text:a xlink:href="https://www.uneiaparjour.fr/factbot/" xlink:type="simple">https://www.uneiaparjour.fr/factbot/</text:a></text:p>
          </table:table-cell>
          <table:table-cell table:style-name="ce74" office:value-type="string" calcext:value-type="string">
            <text:p>actualités et fact-checking</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0-27" calcext: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image creator</text:p>
          </table:table-cell>
          <table:table-cell table:style-name="ce74" office:value-type="string" calcext: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calcext:value-type="string">
            <text:p><text:a xlink:href="https://www.uneiaparjour.fr/ai-image-creator/" xlink:type="simple">https://www.uneiaparjour.fr/ai-image-creator/</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0-26" calcext: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table Diffusion 3.5</text:p>
          </table:table-cell>
          <table:table-cell table:style-name="ce74" office:value-type="string" calcext: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calcext:value-type="string">
            <text:p><text:a xlink:href="https://www.uneiaparjour.fr/stable-diffusion-3-5/" xlink:type="simple">https://www.uneiaparjour.fr/stable-diffusion-3-5/</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0-25" calcext: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Kajiwoto</text:p>
          </table:table-cell>
          <table:table-cell table:style-name="ce74" office:value-type="string" calcext: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calcext:value-type="string">
            <text:p><text:a xlink:href="https://www.uneiaparjour.fr/kajiwoto/" xlink:type="simple">https://www.uneiaparjour.fr/kajiwoto/</text:a></text:p>
          </table:table-cell>
          <table:table-cell table:style-name="ce74" office:value-type="string" calcext:value-type="string">
            <text:p>chatbot</text:p>
          </table:table-cell>
          <table:table-cell table:style-name="ce74" table:number-columns-repeated="3"/>
          <table:table-cell/>
          <table:table-cell table:style-name="ce74"/>
          <table:table-cell table:style-name="ce92" office:value-type="date" office:date-value="2024-10-24" calcext: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Hotshot</text:p>
          </table:table-cell>
          <table:table-cell table:style-name="ce74" office:value-type="string" calcext:value-type="string">
            <text:p>Hotshot (https://hotshot.co) génère de courtes vidéo à partir d’une instruction. Les instructions sont améliorées. 3 générations de 3 secondes gratuites par jour.</text:p>
          </table:table-cell>
          <table:table-cell table:style-name="ce78" office:value-type="string" calcext:value-type="string">
            <text:p><text:a xlink:href="https://www.uneiaparjour.fr/hotshot/" xlink:type="simple">https://www.uneiaparjour.fr/hotshot/</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0-23" calcext: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peednote</text:p>
          </table:table-cell>
          <table:table-cell table:style-name="ce74" office:value-type="string" calcext: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calcext:value-type="string">
            <text:p><text:a xlink:href="https://www.uneiaparjour.fr/speednote/" xlink:type="simple">https://www.uneiaparjour.fr/speednote/</text:a></text:p>
          </table:table-cell>
          <table:table-cell table:style-name="ce74" office:value-type="string" calcext:value-type="string">
            <text:p>texte</text:p>
          </table:table-cell>
          <table:table-cell table:style-name="ce74" table:number-columns-repeated="3"/>
          <table:table-cell/>
          <table:table-cell table:style-name="ce74"/>
          <table:table-cell table:style-name="ce92" office:value-type="date" office:date-value="2024-10-22" calcext: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Pixtral</text:p>
          </table:table-cell>
          <table:table-cell table:style-name="ce74" office:value-type="string" calcext: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calcext:value-type="string">
            <text:p><text:a xlink:href="https://www.uneiaparjour.fr/pixtral/" xlink:type="simple">https://www.uneiaparjour.fr/pixtral/</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LLM</text:p>
          </table:table-cell>
          <table:table-cell table:style-name="ce74"/>
          <table:table-cell/>
          <table:table-cell table:style-name="ce74"/>
          <table:table-cell table:style-name="ce92" office:value-type="date" office:date-value="2024-10-21" calcext: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Pixel</text:p>
          </table:table-cell>
          <table:table-cell table:style-name="ce74" office:value-type="string" calcext: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calcext:value-type="string">
            <text:p><text:a xlink:href="https://www.uneiaparjour.fr/ai-pixel/" xlink:type="simple">https://www.uneiaparjour.fr/ai-pixel/</text:a></text:p>
          </table:table-cell>
          <table:table-cell table:style-name="ce74" office:value-type="string" calcext:value-type="string">
            <text:p>images</text:p>
          </table:table-cell>
          <table:table-cell table:style-name="ce74" table:number-columns-repeated="3"/>
          <table:table-cell/>
          <table:table-cell table:style-name="ce74"/>
          <table:table-cell table:style-name="ce92" office:value-type="date" office:date-value="2024-10-20" calcext: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Vizard</text:p>
          </table:table-cell>
          <table:table-cell table:style-name="ce74" office:value-type="string" calcext: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calcext:value-type="string">
            <text:p><text:a xlink:href="https://www.uneiaparjour.fr/vizard/" xlink:type="simple">https://www.uneiaparjour.fr/vizard/</text:a></text:p>
          </table:table-cell>
          <table:table-cell table:style-name="ce74" office:value-type="string" calcext:value-type="string">
            <text:p>vidéo</text:p>
          </table:table-cell>
          <table:table-cell table:style-name="ce74" office:value-type="string" calcext:value-type="string">
            <text:p>youtube</text:p>
          </table:table-cell>
          <table:table-cell table:style-name="ce74" table:number-columns-repeated="2"/>
          <table:table-cell/>
          <table:table-cell table:style-name="ce74"/>
          <table:table-cell table:style-name="ce92" office:value-type="date" office:date-value="2024-10-19" calcext: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ny model</text:p>
          </table:table-cell>
          <table:table-cell table:style-name="ce74" office:value-type="string" calcext: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calcext:value-type="string">
            <text:p><text:a xlink:href="https://www.uneiaparjour.fr/any-model/" xlink:type="simple">https://www.uneiaparjour.fr/any-model/</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LLM</text:p>
          </table:table-cell>
          <table:table-cell table:style-name="ce74"/>
          <table:table-cell/>
          <table:table-cell table:style-name="ce74"/>
          <table:table-cell table:style-name="ce92" office:value-type="date" office:date-value="2024-10-18" calcext: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hat100ai</text:p>
          </table:table-cell>
          <table:table-cell table:style-name="ce74" office:value-type="string" calcext: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calcext:value-type="string">
            <text:p><text:a xlink:href="https://www.uneiaparjour.fr/chat100ai/" xlink:type="simple">https://www.uneiaparjour.fr/chat100ai/</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usage illimité</text:p>
          </table:table-cell>
          <table:table-cell/>
          <table:table-cell table:style-name="ce74"/>
          <table:table-cell table:style-name="ce92" office:value-type="date" office:date-value="2024-10-17" calcext: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erebella</text:p>
          </table:table-cell>
          <table:table-cell table:style-name="ce74" office:value-type="string" calcext: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calcext:value-type="string">
            <text:p><text:a xlink:href="https://www.uneiaparjour.fr/cerebella/" xlink:type="simple">https://www.uneiaparjour.fr/cerebella/</text:a></text:p>
          </table:table-cell>
          <table:table-cell table:style-name="ce74" office:value-type="string" calcext:value-type="string">
            <text:p>quiz et flashcards</text:p>
          </table:table-cell>
          <table:table-cell table:style-name="ce74" office:value-type="string" calcext:value-type="string">
            <text:p>sans compte</text:p>
          </table:table-cell>
          <table:table-cell table:style-name="ce74" table:number-columns-repeated="2"/>
          <table:table-cell/>
          <table:table-cell table:style-name="ce74"/>
          <table:table-cell table:style-name="ce92" office:value-type="date" office:date-value="2024-10-16" calcext: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iquid AI</text:p>
          </table:table-cell>
          <table:table-cell table:style-name="ce74" office:value-type="string" calcext: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calcext:value-type="string">
            <text:p><text:a xlink:href="https://www.uneiaparjour.fr/liquid-ai/" xlink:type="simple">https://www.uneiaparjour.fr/liquid-ai/</text:a></text:p>
          </table:table-cell>
          <table:table-cell table:style-name="ce74" office:value-type="string" calcext:value-type="string">
            <text:p>LLM</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4-10-15" calcext: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reative Minds</text:p>
          </table:table-cell>
          <table:table-cell table:style-name="ce74" office:value-type="string" calcext: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calcext:value-type="string">
            <text:p><text:a xlink:href="https://www.uneiaparjour.fr/creative-minds/" xlink:type="simple">https://www.uneiaparjour.fr/creative-minds/</text:a></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0-14" calcext: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Hermes 3</text:p>
          </table:table-cell>
          <table:table-cell table:style-name="ce74" office:value-type="string" calcext: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calcext:value-type="string">
            <text:p><text:a xlink:href="https://www.uneiaparjour.fr/hermes/" xlink:type="simple">https://www.uneiaparjour.fr/hermes/</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sans compte</text:p>
          </table:table-cell>
          <table:table-cell/>
          <table:table-cell table:style-name="ce74"/>
          <table:table-cell table:style-name="ce92" office:value-type="date" office:date-value="2024-10-13" calcext: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AI video API</text:p>
          </table:table-cell>
          <table:table-cell table:style-name="ce74" office:value-type="string" calcext: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calcext:value-type="string">
            <text:p><text:a xlink:href="https://www.uneiaparjour.fr/ai-video-api/" xlink:type="simple">https://www.uneiaparjour.fr/ai-video-api/</text:a></text:p>
          </table:table-cell>
          <table:table-cell table:style-name="ce74" office:value-type="string" calcext:value-type="string">
            <text:p>vidéo</text:p>
          </table:table-cell>
          <table:table-cell table:style-name="ce74" table:number-columns-repeated="3"/>
          <table:table-cell/>
          <table:table-cell table:style-name="ce74"/>
          <table:table-cell table:style-name="ce92" office:value-type="date" office:date-value="2024-10-12" calcext: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Fastflux</text:p>
          </table:table-cell>
          <table:table-cell table:style-name="ce74" office:value-type="string" calcext:value-type="string">
            <text:p>Fastflux (https://fastflux.ai) utilise le modèle Flux 1.0 pour des générations d’imagestrès rapides. Par @RunwareAI. Illimité et sans compte.</text:p>
          </table:table-cell>
          <table:table-cell table:style-name="ce78" office:value-type="string" calcext:value-type="string">
            <text:p><text:a xlink:href="https://www.uneiaparjour.fr/fastflux/" xlink:type="simple">https://www.uneiaparjour.fr/fastflux/</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table-cell table:style-name="ce74"/>
          <table:table-cell table:style-name="ce92" office:value-type="date" office:date-value="2024-10-11" calcext: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Coursezy</text:p>
          </table:table-cell>
          <table:table-cell table:style-name="ce74" office:value-type="string" calcext: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calcext:value-type="string">
            <text:p><text:a xlink:href="https://www.uneiaparjour.fr/coursezy/" xlink:type="simple">https://www.uneiaparjour.fr/coursezy/</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2"/>
          <table:table-cell/>
          <table:table-cell table:style-name="ce74"/>
          <table:table-cell table:style-name="ce92" office:value-type="date" office:date-value="2024-10-10" calcext: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Boosum</text:p>
          </table:table-cell>
          <table:table-cell table:style-name="ce74" office:value-type="string" calcext: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calcext:value-type="string">
            <text:p><text:a xlink:href="https://www.uneiaparjour.fr/7874-2/" xlink:type="simple">https://www.uneiaparjour.fr/7874-2/</text:a></text:p>
          </table:table-cell>
          <table:table-cell table:style-name="ce74" office:value-type="string" calcext:value-type="string">
            <text:p>documents</text:p>
          </table:table-cell>
          <table:table-cell table:style-name="ce74" office:value-type="string" calcext:value-type="string">
            <text:p>usage illimité</text:p>
          </table:table-cell>
          <table:table-cell table:style-name="ce74" table:number-columns-repeated="2"/>
          <table:table-cell/>
          <table:table-cell table:style-name="ce74"/>
          <table:table-cell table:style-name="ce92" office:value-type="date" office:date-value="2024-10-09" calcext: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Lingolette</text:p>
          </table:table-cell>
          <table:table-cell table:style-name="ce74" office:value-type="string" calcext: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calcext:value-type="string">
            <text:p><text:a xlink:href="https://www.uneiaparjour.fr/lingolette/" xlink:type="simple">https://www.uneiaparjour.fr/lingolette/</text:a></text:p>
          </table:table-cell>
          <table:table-cell table:style-name="ce74" office:value-type="string" calcext:value-type="string">
            <text:p>langues</text:p>
          </table:table-cell>
          <table:table-cell table:style-name="ce74" table:number-columns-repeated="3"/>
          <table:table-cell/>
          <table:table-cell table:style-name="ce74"/>
          <table:table-cell table:style-name="ce92" office:value-type="date" office:date-value="2024-10-08" calcext: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calcext:value-type="string">
            <text:p>Storytell</text:p>
          </table:table-cell>
          <table:table-cell table:style-name="ce74" office:value-type="string" calcext: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calcext:value-type="string">
            <text:p><text:a xlink:href="https://www.uneiaparjour.fr/storytell/" xlink:type="simple">https://www.uneiaparjour.fr/storytell/</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donnée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10-07" calcext: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calcext:value-type="string">
            <text:p>School AI</text:p>
          </table:table-cell>
          <table:table-cell table:style-name="ce74" office:value-type="string" calcext: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calcext:value-type="string">
            <text:p><text:a xlink:href="https://www.uneiaparjour.fr/school-ai/" xlink:type="simple">https://www.uneiaparjour.fr/school-ai/</text:a></text:p>
          </table:table-cell>
          <table:table-cell table:style-name="ce74" office:value-type="string" calcext:value-type="string">
            <text:p>éducation</text:p>
          </table:table-cell>
          <table:table-cell table:style-name="ce74" table:number-columns-repeated="5"/>
          <table:table-cell table:style-name="ce92" office:value-type="date" office:date-value="2024-10-06" calcext: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ything LLM</text:p>
          </table:table-cell>
          <table:table-cell table:style-name="ce74" office:value-type="string" calcext: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calcext:value-type="string">
            <text:p><text:a xlink:href="https://www.uneiaparjour.fr/anything-llm/" xlink:type="simple">https://www.uneiaparjour.fr/anything-llm/</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3"/>
          <table:table-cell table:style-name="ce92" office:value-type="date" office:date-value="2024-10-05" calcext: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capioGPT</text:p>
          </table:table-cell>
          <table:table-cell table:style-name="ce74" office:value-type="string" calcext: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calcext:value-type="string">
            <text:p><text:a xlink:href="https://www.uneiaparjour.fr/recapiogpt/" xlink:type="simple">https://www.uneiaparjour.fr/recapiogpt/</text:a></text:p>
          </table:table-cell>
          <table:table-cell table:style-name="ce74" office:value-type="string" calcext:value-type="string">
            <text:p>documents</text:p>
          </table:table-cell>
          <table:table-cell table:style-name="ce74" table:number-columns-repeated="5"/>
          <table:table-cell table:style-name="ce92" office:value-type="date" office:date-value="2024-10-04" calcext: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end</text:p>
          </table:table-cell>
          <table:table-cell table:style-name="ce74" office:value-type="string" calcext: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calcext:value-type="string">
            <text:p><text:a xlink:href="https://www.uneiaparjour.fr/blend/" xlink:type="simple">https://www.uneiaparjour.fr/blend/</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3"/>
          <table:table-cell table:style-name="ce92" office:value-type="date" office:date-value="2024-10-03" calcext: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mpar:IA</text:p>
          </table:table-cell>
          <table:table-cell table:style-name="ce74" office:value-type="string" calcext: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calcext:value-type="string">
            <text:p><text:a xlink:href="https://www.uneiaparjour.fr/comparia/" xlink:type="simple">https://www.uneiaparjour.fr/comparia/</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10-02" calcext: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VG Studio</text:p>
          </table:table-cell>
          <table:table-cell table:style-name="ce74" office:value-type="string" calcext: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calcext:value-type="string">
            <text:p><text:a xlink:href="https://www.uneiaparjour.fr/svg-studio/" xlink:type="simple">https://www.uneiaparjour.fr/svg-studio/</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table:number-columns-repeated="4"/>
          <table:table-cell table:style-name="ce92" office:value-type="date" office:date-value="2024-10-01" calcext: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Plix</text:p>
          </table:table-cell>
          <table:table-cell table:style-name="ce74" office:value-type="string" calcext: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calcext:value-type="string">
            <text:p><text:a xlink:href="https://www.uneiaparjour.fr/aiplix/" xlink:type="simple">https://www.uneiaparjour.fr/aiplix/</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navigateur</text:p>
          </table:table-cell>
          <table:table-cell table:style-name="ce74"/>
          <table:table-cell table:style-name="ce92" office:value-type="date" office:date-value="2024-09-30" calcext: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iny tools</text:p>
          </table:table-cell>
          <table:table-cell table:style-name="ce74" office:value-type="string" calcext: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calcext:value-type="string">
            <text:p><text:a xlink:href="https://www.uneiaparjour.fr/tiny-tools/" xlink:type="simple">https://www.uneiaparjour.fr/tiny-tools/</text:a></text:p>
          </table:table-cell>
          <table:table-cell table:style-name="ce74" office:value-type="string" calcext:value-type="string">
            <text:p>histoires enfant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9-29" calcext: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oonCrafter</text:p>
          </table:table-cell>
          <table:table-cell table:style-name="ce74" office:value-type="string" calcext: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calcext:value-type="string">
            <text:p><text:a xlink:href="https://www.uneiaparjour.fr/tooncrafter/" xlink:type="simple">https://www.uneiaparjour.fr/tooncrafter/</text:a></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3"/>
          <table:table-cell table:style-name="ce92" office:value-type="date" office:date-value="2024-09-28" calcext: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 Camera</text:p>
          </table:table-cell>
          <table:table-cell table:style-name="ce74" office:value-type="string" calcext: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calcext:value-type="string">
            <text:p><text:a xlink:href="https://www.uneiaparjour.fr/chat-camera/" xlink:type="simple">https://www.uneiaparjour.fr/chat-camera/</text:a></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3"/>
          <table:table-cell table:style-name="ce92" office:value-type="date" office:date-value="2024-09-27" calcext: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lmo</text:p>
          </table:table-cell>
          <table:table-cell table:style-name="ce74" office:value-type="string" calcext: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calcext:value-type="string">
            <text:p><text:a xlink:href="https://www.uneiaparjour.fr/molmo/" xlink:type="simple">https://www.uneiaparjour.fr/molmo/</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4-09-26" calcext: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octrina</text:p>
          </table:table-cell>
          <table:table-cell table:style-name="ce74" office:value-type="string" calcext: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calcext:value-type="string">
            <text:p><text:a xlink:href="https://www.uneiaparjour.fr/doctrina/" xlink:type="simple">https://www.uneiaparjour.fr/doctrina/</text:a></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number-columns-repeated="4"/>
          <table:table-cell table:style-name="ce92" office:value-type="date" office:date-value="2024-09-25" calcext: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china</text:p>
          </table:table-cell>
          <table:table-cell table:style-name="ce74" office:value-type="string" calcext: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calcext:value-type="string">
            <text:p><text:a xlink:href="https://www.uneiaparjour.fr/machina/" xlink:type="simple">https://www.uneiaparjour.fr/machina/</text:a></text:p>
          </table:table-cell>
          <table:table-cell table:style-name="ce74" office:value-type="string" calcext:value-type="string">
            <text:p>chatbot</text:p>
          </table:table-cell>
          <table:table-cell table:style-name="ce74" table:number-columns-repeated="5"/>
          <table:table-cell table:style-name="ce92" office:value-type="date" office:date-value="2024-09-24" calcext: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PGGO</text:p>
          </table:table-cell>
          <table:table-cell table:style-name="ce74" office:value-type="string" calcext: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calcext:value-type="string">
            <text:p><text:a xlink:href="https://www.uneiaparjour.fr/rpggo/" xlink:type="simple">https://www.uneiaparjour.fr/rpggo/</text:a></text:p>
          </table:table-cell>
          <table:table-cell table:style-name="ce74" office:value-type="string" calcext:value-type="string">
            <text:p>jeu vidéo</text:p>
          </table:table-cell>
          <table:table-cell table:style-name="ce74" table:number-columns-repeated="5"/>
          <table:table-cell table:style-name="ce92" office:value-type="date" office:date-value="2024-09-23" calcext: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calcext:value-type="string">
            <text:p><text:a xlink:href="http://svg.la/" xlink:type="simple">Svg.la</text:a></text:p>
          </table:table-cell>
          <table:table-cell table:style-name="ce74" office:value-type="string" calcext: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calcext:value-type="string">
            <text:p><text:a xlink:href="https://www.uneiaparjour.fr/svg-la/" xlink:type="simple">https://www.uneiaparjour.fr/svg-la/</text:a></text:p>
          </table:table-cell>
          <table:table-cell table:style-name="ce74" office:value-type="string" calcext:value-type="string">
            <text:p>images</text:p>
          </table:table-cell>
          <table:table-cell table:style-name="ce74" table:number-columns-repeated="5"/>
          <table:table-cell table:style-name="ce92" office:value-type="date" office:date-value="2024-09-22" calcext: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igabrain</text:p>
          </table:table-cell>
          <table:table-cell table:style-name="ce74" office:value-type="string" calcext: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calcext:value-type="string">
            <text:p><text:a xlink:href="https://www.uneiaparjour.fr/gigabrain/" xlink:type="simple">https://www.uneiaparjour.fr/gigabrain/</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table:number-columns-repeated="4"/>
          <table:table-cell table:style-name="ce92" office:value-type="date" office:date-value="2024-09-21" calcext: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verall GPT</text:p>
          </table:table-cell>
          <table:table-cell table:style-name="ce74" office:value-type="string" calcext: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calcext:value-type="string">
            <text:p><text:a xlink:href="https://www.uneiaparjour.fr/overall-gpt/" xlink:type="simple">https://www.uneiaparjour.fr/overall-gpt/</text:a></text:p>
          </table:table-cell>
          <table:table-cell table:style-name="ce74" office:value-type="string" calcext:value-type="string">
            <text:p>LLM</text:p>
          </table:table-cell>
          <table:table-cell table:style-name="ce74" table:number-columns-repeated="5"/>
          <table:table-cell table:style-name="ce92" office:value-type="date" office:date-value="2024-09-20" calcext: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ose</text:p>
          </table:table-cell>
          <table:table-cell table:style-name="ce74" office:value-type="string" calcext: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calcext:value-type="string">
            <text:p><text:a xlink:href="https://www.uneiaparjour.fr/vose/" xlink:type="simple">https://www.uneiaparjour.fr/vose/</text:a></text:p>
          </table:table-cell>
          <table:table-cell table:style-name="ce74" office:value-type="string" calcext:value-type="string">
            <text:p>images</text:p>
          </table:table-cell>
          <table:table-cell table:style-name="ce74" table:number-columns-repeated="5"/>
          <table:table-cell table:style-name="ce92" office:value-type="date" office:date-value="2024-09-19" calcext: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ailuoai</text:p>
          </table:table-cell>
          <table:table-cell table:style-name="ce74" office:value-type="string" calcext: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calcext:value-type="string">
            <text:p><text:a xlink:href="https://www.uneiaparjour.fr/hailuoai/" xlink:type="simple">https://www.uneiaparjour.fr/hailuoai/</text:a></text:p>
          </table:table-cell>
          <table:table-cell table:style-name="ce74" office:value-type="string" calcext:value-type="string">
            <text:p>vidéo</text:p>
          </table:table-cell>
          <table:table-cell table:style-name="ce74" table:number-columns-repeated="5"/>
          <table:table-cell table:style-name="ce92" office:value-type="date" office:date-value="2024-09-18" calcext: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Plato</text:p>
          </table:table-cell>
          <table:table-cell table:style-name="ce74" office:value-type="string" calcext: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calcext:value-type="string">
            <text:p><text:a xlink:href="https://www.uneiaparjour.fr/myplato/" xlink:type="simple">https://www.uneiaparjour.fr/myplato/</text:a></text:p>
          </table:table-cell>
          <table:table-cell table:style-name="ce74" office:value-type="string" calcext:value-type="string">
            <text:p>documents</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9-17" calcext: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mplissage génératif de Firefly</text:p>
          </table:table-cell>
          <table:table-cell table:style-name="ce74" office:value-type="string" calcext: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calcext:value-type="string">
            <text:p><text:a xlink:href="https://www.uneiaparjour.fr/remplissage-generatif-de-firefly/" xlink:type="simple">https://www.uneiaparjour.fr/remplissage-generatif-de-firefly/</text:a></text:p>
          </table:table-cell>
          <table:table-cell table:style-name="ce74" office:value-type="string" calcext:value-type="string">
            <text:p>images</text:p>
          </table:table-cell>
          <table:table-cell table:style-name="ce74" table:number-columns-repeated="5"/>
          <table:table-cell table:style-name="ce92" office:value-type="date" office:date-value="2024-09-16" calcext: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bina</text:p>
          </table:table-cell>
          <table:table-cell table:style-name="ce74" office:value-type="string" calcext: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calcext:value-type="string">
            <text:p><text:a xlink:href="https://www.uneiaparjour.fr/cabina/" xlink:type="simple">https://www.uneiaparjour.fr/cabina/</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2"/>
          <table:table-cell table:style-name="ce92" office:value-type="date" office:date-value="2024-09-15" calcext: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bot IA de Firefox</text:p>
          </table:table-cell>
          <table:table-cell table:style-name="ce74" office:value-type="string" calcext: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calcext:value-type="string">
            <text:p><text:a xlink:href="https://www.uneiaparjour.fr/chatbot-ia-de-firefox/" xlink:type="simple">https://www.uneiaparjour.fr/chatbot-ia-de-firefox/</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navigateur</text:p>
          </table:table-cell>
          <table:table-cell table:style-name="ce74" table:number-columns-repeated="3"/>
          <table:table-cell table:style-name="ce92" office:value-type="date" office:date-value="2024-09-14" calcext: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lan</text:p>
          </table:table-cell>
          <table:table-cell table:style-name="ce74" office:value-type="string" calcext: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calcext:value-type="string">
            <text:p><text:a xlink:href="https://www.uneiaparjour.fr/nolan/" xlink:type="simple">https://www.uneiaparjour.fr/nolan/</text:a></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number-columns-repeated="4"/>
          <table:table-cell table:style-name="ce92" office:value-type="date" office:date-value="2024-09-13" calcext: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hiloGPT</text:p>
          </table:table-cell>
          <table:table-cell table:style-name="ce74" office:value-type="string" calcext: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calcext:value-type="string">
            <text:p><text:a xlink:href="https://www.uneiaparjour.fr/philogpt/" xlink:type="simple">https://www.uneiaparjour.fr/philogpt/</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4"/>
          <table:table-cell table:style-name="ce92" office:value-type="date" office:date-value="2024-09-12" calcext: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oudMe</text:p>
          </table:table-cell>
          <table:table-cell table:style-name="ce74" office:value-type="string" calcext: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calcext:value-type="string">
            <text:p><text:a xlink:href="https://www.uneiaparjour.fr/loudme/" xlink:type="simple">https://www.uneiaparjour.fr/loudme/</text:a></text:p>
          </table:table-cell>
          <table:table-cell table:style-name="ce74" office:value-type="string" calcext:value-type="string">
            <text:p>musique</text:p>
          </table:table-cell>
          <table:table-cell table:style-name="ce74" table:number-columns-repeated="5"/>
          <table:table-cell table:style-name="ce92" office:value-type="date" office:date-value="2024-09-11" calcext: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ling</text:p>
          </table:table-cell>
          <table:table-cell table:style-name="ce74" office:value-type="string" calcext: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calcext:value-type="string">
            <text:p><text:a xlink:href="https://www.uneiaparjour.fr/kling/" xlink:type="simple">https://www.uneiaparjour.fr/kling/</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4"/>
          <table:table-cell table:style-name="ce92" office:value-type="date" office:date-value="2024-09-10" calcext: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eyn</text:p>
          </table:table-cell>
          <table:table-cell table:style-name="ce74" office:value-type="string" calcext: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calcext:value-type="string">
            <text:p><text:a xlink:href="https://www.uneiaparjour.fr/feyn/" xlink:type="simple">https://www.uneiaparjour.fr/feyn/</text:a></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9-09" calcext: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ummi</text:p>
          </table:table-cell>
          <table:table-cell table:style-name="ce74" office:value-type="string" calcext: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calcext:value-type="string">
            <text:p><text:a xlink:href="https://www.uneiaparjour.fr/gummi/" xlink:type="simple">https://www.uneiaparjour.fr/gummi/</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table:number-columns-repeated="4"/>
          <table:table-cell table:style-name="ce92" office:value-type="date" office:date-value="2024-09-08" calcext: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hink Any</text:p>
          </table:table-cell>
          <table:table-cell table:style-name="ce74" office:value-type="string" calcext: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calcext:value-type="string">
            <text:p><text:a xlink:href="https://www.uneiaparjour.fr/think-any/" xlink:type="simple">https://www.uneiaparjour.fr/think-any/</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9-07" calcext: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tdiamond</text:p>
          </table:table-cell>
          <table:table-cell table:style-name="ce74" office:value-type="string" calcext: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calcext:value-type="string">
            <text:p><text:a xlink:href="https://www.uneiaparjour.fr/notdiamond/" xlink:type="simple">https://www.uneiaparjour.fr/notdiamond/</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4"/>
          <table:table-cell table:style-name="ce92" office:value-type="date" office:date-value="2024-09-06" calcext: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mble</text:p>
          </table:table-cell>
          <table:table-cell table:style-name="ce74" office:value-type="string" calcext: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calcext:value-type="string">
            <text:p><text:a xlink:href="https://www.uneiaparjour.fr/mumble/" xlink:type="simple">https://www.uneiaparjour.fr/mumble/</text:a></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number-columns-repeated="3"/>
          <table:table-cell table:style-name="ce92" office:value-type="date" office:date-value="2024-09-05" calcext: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lluminovel</text:p>
          </table:table-cell>
          <table:table-cell table:style-name="ce74" office:value-type="string" calcext: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calcext:value-type="string">
            <text:p><text:a xlink:href="https://www.uneiaparjour.fr/illuminovel/" xlink:type="simple">https://www.uneiaparjour.fr/illuminovel/</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9-04" calcext: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rlin</text:p>
          </table:table-cell>
          <table:table-cell table:style-name="ce74" office:value-type="string" calcext: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calcext:value-type="string">
            <text:p><text:a xlink:href="https://www.uneiaparjour.fr/merlin/" xlink:type="simple">https://www.uneiaparjour.fr/merlin/</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2"/>
          <table:table-cell table:style-name="ce92" office:value-type="date" office:date-value="2024-09-03" calcext: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apkin</text:p>
          </table:table-cell>
          <table:table-cell table:style-name="ce74" office:value-type="string" calcext: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calcext:value-type="string">
            <text:p><text:a xlink:href="https://www.uneiaparjour.fr/napkin/" xlink:type="simple">https://www.uneiaparjour.fr/napkin/</text:a></text:p>
          </table:table-cell>
          <table:table-cell table:style-name="ce74" office:value-type="string" calcext:value-type="string">
            <text:p>texte</text:p>
          </table:table-cell>
          <table:table-cell table:style-name="ce74" office:value-type="string" calcext:value-type="string">
            <text:p>infographie</text:p>
          </table:table-cell>
          <table:table-cell table:style-name="ce74" table:number-columns-repeated="4"/>
          <table:table-cell table:style-name="ce92" office:value-type="date" office:date-value="2024-09-02" calcext: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 Grader</text:p>
          </table:table-cell>
          <table:table-cell table:style-name="ce74" office:value-type="string" calcext: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calcext:value-type="string">
            <text:p><text:a xlink:href="https://www.uneiaparjour.fr/co-grader/" xlink:type="simple">https://www.uneiaparjour.fr/co-grader/</text:a></text:p>
          </table:table-cell>
          <table:table-cell table:style-name="ce74" office:value-type="string" calcext:value-type="string">
            <text:p>éducation</text:p>
          </table:table-cell>
          <table:table-cell table:style-name="ce74" table:number-columns-repeated="5"/>
          <table:table-cell table:style-name="ce92" office:value-type="date" office:date-value="2024-09-01" calcext: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elo</text:p>
          </table:table-cell>
          <table:table-cell table:style-name="ce74" office:value-type="string" calcext: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calcext:value-type="string">
            <text:p><text:a xlink:href="https://www.uneiaparjour.fr/felo/" xlink:type="simple">https://www.uneiaparjour.fr/felo/</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31" calcext: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lama coder</text:p>
          </table:table-cell>
          <table:table-cell table:style-name="ce74" office:value-type="string" calcext: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calcext:value-type="string">
            <text:p><text:a xlink:href="https://www.uneiaparjour.fr/llama-coder/" xlink:type="simple">https://www.uneiaparjour.fr/llama-coder/</text:a></text:p>
          </table:table-cell>
          <table:table-cell table:style-name="ce74" office:value-type="string" calcext:value-type="string">
            <text:p>applic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30" calcext: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df Gen</text:p>
          </table:table-cell>
          <table:table-cell table:style-name="ce74" office:value-type="string" calcext: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calcext:value-type="string">
            <text:p><text:a xlink:href="https://www.uneiaparjour.fr/pdf-gen/" xlink:type="simple">https://www.uneiaparjour.fr/pdf-gen/</text:a></text:p>
          </table:table-cell>
          <table:table-cell table:style-name="ce74" office:value-type="string" calcext:value-type="string">
            <text:p>documents</text:p>
          </table:table-cell>
          <table:table-cell table:style-name="ce74" table:number-columns-repeated="5"/>
          <table:table-cell table:style-name="ce92" office:value-type="date" office:date-value="2024-08-29" calcext: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hotosolve</text:p>
          </table:table-cell>
          <table:table-cell table:style-name="ce74" office:value-type="string" calcext: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calcext:value-type="string">
            <text:p><text:a xlink:href="https://www.uneiaparjour.fr/photosolve/" xlink:type="simple">https://www.uneiaparjour.fr/photosolve/</text:a></text:p>
          </table:table-cell>
          <table:table-cell table:style-name="ce74" office:value-type="string" calcext:value-type="string">
            <text:p>éducation</text:p>
          </table:table-cell>
          <table:table-cell table:style-name="ce74" table:number-columns-repeated="5"/>
          <table:table-cell table:style-name="ce92" office:value-type="date" office:date-value="2024-08-28" calcext: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mnisets</text:p>
          </table:table-cell>
          <table:table-cell table:style-name="ce74" office:value-type="string" calcext: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calcext:value-type="string">
            <text:p><text:a xlink:href="https://www.uneiaparjour.fr/omnisets/" xlink:type="simple">https://www.uneiaparjour.fr/omnisets/</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4-08-27" calcext: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migo Chat</text:p>
          </table:table-cell>
          <table:table-cell table:style-name="ce74" office:value-type="string" calcext: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calcext:value-type="string">
            <text:p><text:a xlink:href="https://www.uneiaparjour.fr/amigo-chat/" xlink:type="simple">https://www.uneiaparjour.fr/amigo-chat/</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8-26" calcext: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appy Pages</text:p>
          </table:table-cell>
          <table:table-cell table:style-name="ce74" office:value-type="string" calcext: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calcext:value-type="string">
            <text:p><text:a xlink:href="https://www.uneiaparjour.fr/happy-pages/" xlink:type="simple">https://www.uneiaparjour.fr/happy-pages/</text:a></text:p>
          </table:table-cell>
          <table:table-cell table:style-name="ce74" office:value-type="string" calcext:value-type="string">
            <text:p>images</text:p>
          </table:table-cell>
          <table:table-cell table:style-name="ce74" table:number-columns-repeated="5"/>
          <table:table-cell table:style-name="ce92" office:value-type="date" office:date-value="2024-08-25" calcext: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Lingo Play</text:p>
          </table:table-cell>
          <table:table-cell table:style-name="ce74" office:value-type="string" calcext: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calcext:value-type="string">
            <text:p><text:a xlink:href="https://www.uneiaparjour.fr/ai-lingo-play/" xlink:type="simple">https://www.uneiaparjour.fr/ai-lingo-play/</text:a></text:p>
          </table:table-cell>
          <table:table-cell table:style-name="ce74" office:value-type="string" calcext:value-type="string">
            <text:p>langu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24" calcext: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ackpack</text:p>
          </table:table-cell>
          <table:table-cell table:style-name="ce74" office:value-type="string" calcext: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calcext:value-type="string">
            <text:p><text:a xlink:href="https://www.uneiaparjour.fr/backpack/" xlink:type="simple">https://www.uneiaparjour.fr/backpack/</text:a></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table:number-columns-repeated="4"/>
          <table:table-cell table:style-name="ce92" office:value-type="date" office:date-value="2024-08-23" calcext: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rtwhell</text:p>
          </table:table-cell>
          <table:table-cell table:style-name="ce74" office:value-type="string" calcext: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calcext:value-type="string">
            <text:p><text:a xlink:href="https://www.uneiaparjour.fr/cartwhell/" xlink:type="simple">https://www.uneiaparjour.fr/cartwhell/</text:a></text:p>
          </table:table-cell>
          <table:table-cell table:style-name="ce74" office:value-type="string" calcext:value-type="string">
            <text:p>images 3D</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3"/>
          <table:table-cell table:style-name="ce92" office:value-type="date" office:date-value="2024-08-22" calcext: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ripo 3d</text:p>
          </table:table-cell>
          <table:table-cell table:style-name="ce74" office:value-type="string" calcext: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calcext:value-type="string">
            <text:p><text:a xlink:href="https://www.uneiaparjour.fr/tripo-3d/" xlink:type="simple">https://www.uneiaparjour.fr/tripo-3d/</text:a></text:p>
          </table:table-cell>
          <table:table-cell table:style-name="ce74" office:value-type="string" calcext:value-type="string">
            <text:p>images</text:p>
          </table:table-cell>
          <table:table-cell table:style-name="ce74" office:value-type="string" calcext:value-type="string">
            <text:p>images 3D</text:p>
          </table:table-cell>
          <table:table-cell table:style-name="ce74" table:number-columns-repeated="4"/>
          <table:table-cell table:style-name="ce92" office:value-type="date" office:date-value="2024-08-21" calcext: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Juno</text:p>
          </table:table-cell>
          <table:table-cell table:style-name="ce74" office:value-type="string" calcext: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calcext:value-type="string">
            <text:p><text:a xlink:href="https://www.uneiaparjour.fr/juno/" xlink:type="simple">https://www.uneiaparjour.fr/juno/</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4-08-20" calcext: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niPerplx</text:p>
          </table:table-cell>
          <table:table-cell table:style-name="ce74" office:value-type="string" calcext: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calcext:value-type="string">
            <text:p><text:a xlink:href="https://www.uneiaparjour.fr/miniperplx/" xlink:type="simple">https://www.uneiaparjour.fr/miniperplx/</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19" calcext: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Video Cut</text:p>
          </table:table-cell>
          <table:table-cell table:style-name="ce74" office:value-type="string" calcext: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calcext:value-type="string">
            <text:p><text:a xlink:href="https://www.uneiaparjour.fr/ai-video-cut/" xlink:type="simple">https://www.uneiaparjour.fr/ai-video-cut/</text:a></text:p>
          </table:table-cell>
          <table:table-cell table:style-name="ce74" office:value-type="string" calcext:value-type="string">
            <text:p>vidéo</text:p>
          </table:table-cell>
          <table:table-cell table:style-name="ce74" table:number-columns-repeated="5"/>
          <table:table-cell table:style-name="ce92" office:value-type="date" office:date-value="2024-08-18" calcext: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lor</text:p>
          </table:table-cell>
          <table:table-cell table:style-name="ce74" office:value-type="string" calcext: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calcext:value-type="string">
            <text:p><text:a xlink:href="https://www.uneiaparjour.fr/color/" xlink:type="simple">https://www.uneiaparjour.fr/color/</text:a></text:p>
          </table:table-cell>
          <table:table-cell table:style-name="ce74" office:value-type="string" calcext:value-type="string">
            <text:p>images</text:p>
          </table:table-cell>
          <table:table-cell table:style-name="ce74" table:number-columns-repeated="5"/>
          <table:table-cell table:style-name="ce92" office:value-type="date" office:date-value="2024-08-17" calcext: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mersity</text:p>
          </table:table-cell>
          <table:table-cell table:style-name="ce74" office:value-type="string" calcext: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calcext:value-type="string">
            <text:p><text:a xlink:href="https://www.uneiaparjour.fr/immersity/" xlink:type="simple">https://www.uneiaparjour.fr/immersity/</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4"/>
          <table:table-cell table:style-name="ce92" office:value-type="date" office:date-value="2024-08-16" calcext: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ocumator</text:p>
          </table:table-cell>
          <table:table-cell table:style-name="ce74" office:value-type="string" calcext: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calcext:value-type="string">
            <text:p><text:a xlink:href="https://www.uneiaparjour.fr/documator/" xlink:type="simple">https://www.uneiaparjour.fr/documator/</text:a></text:p>
          </table:table-cell>
          <table:table-cell table:style-name="ce74" office:value-type="string" calcext:value-type="string">
            <text:p>document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15" calcext: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Flash cards</text:p>
          </table:table-cell>
          <table:table-cell table:style-name="ce74" office:value-type="string" calcext: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calcext:value-type="string">
            <text:p><text:a xlink:href="https://www.uneiaparjour.fr/ai-flash-cards/" xlink:type="simple">https://www.uneiaparjour.fr/ai-flash-cards/</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4-08-14" calcext: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oom</text:p>
          </table:table-cell>
          <table:table-cell table:style-name="ce74" office:value-type="string" calcext: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calcext:value-type="string">
            <text:p><text:a xlink:href="https://www.uneiaparjour.fr/bloom/" xlink:type="simple">https://www.uneiaparjour.fr/bloom/</text:a></text:p>
          </table:table-cell>
          <table:table-cell table:style-name="ce74" office:value-type="string" calcext:value-type="string">
            <text:p>éducation</text:p>
          </table:table-cell>
          <table:table-cell table:style-name="ce74" table:number-columns-repeated="5"/>
          <table:table-cell table:style-name="ce92" office:value-type="date" office:date-value="2024-08-13" calcext: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erchance</text:p>
          </table:table-cell>
          <table:table-cell table:style-name="ce74" office:value-type="string" calcext: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calcext:value-type="string">
            <text:p><text:a xlink:href="https://www.uneiaparjour.fr/7436-2/" xlink:type="simple">https://www.uneiaparjour.fr/7436-2/</text:a></text:p>
          </table:table-cell>
          <table:table-cell table:style-name="ce74" office:value-type="string" calcext:value-type="string">
            <text:p>images</text:p>
          </table:table-cell>
          <table:table-cell table:style-name="ce74" table:number-columns-repeated="5"/>
          <table:table-cell table:style-name="ce92" office:value-type="date" office:date-value="2024-08-12" calcext: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tellecs</text:p>
          </table:table-cell>
          <table:table-cell table:style-name="ce74" office:value-type="string" calcext: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calcext:value-type="string">
            <text:p><text:a xlink:href="https://www.uneiaparjour.fr/intellecs/" xlink:type="simple">https://www.uneiaparjour.fr/intellecs/</text:a></text:p>
          </table:table-cell>
          <table:table-cell table:style-name="ce74" office:value-type="string" calcext:value-type="string">
            <text:p>texte</text:p>
          </table:table-cell>
          <table:table-cell table:style-name="ce74" table:number-columns-repeated="5"/>
          <table:table-cell table:style-name="ce92" office:value-type="date" office:date-value="2024-08-11" calcext: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laycast</text:p>
          </table:table-cell>
          <table:table-cell table:style-name="ce74" office:value-type="string" calcext: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calcext:value-type="string">
            <text:p><text:a xlink:href="https://www.uneiaparjour.fr/playcast/" xlink:type="simple">https://www.uneiaparjour.fr/playcast/</text:a></text:p>
          </table:table-cell>
          <table:table-cell table:style-name="ce74" office:value-type="string" calcext:value-type="string">
            <text:p>documents</text:p>
          </table:table-cell>
          <table:table-cell table:style-name="ce74" office:value-type="string" calcext:value-type="string">
            <text:p>voix</text:p>
          </table:table-cell>
          <table:table-cell table:style-name="ce74" table:number-columns-repeated="4"/>
          <table:table-cell table:style-name="ce92" office:value-type="date" office:date-value="2024-08-09" calcext: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lovka</text:p>
          </table:table-cell>
          <table:table-cell table:style-name="ce74" office:value-type="string" calcext: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calcext:value-type="string">
            <text:p><text:a xlink:href="https://www.uneiaparjour.fr/olovka/" xlink:type="simple">https://www.uneiaparjour.fr/olovka/</text:a></text:p>
          </table:table-cell>
          <table:table-cell table:style-name="ce74" office:value-type="string" calcext:value-type="string">
            <text:p>chatbot</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number-columns-repeated="3"/>
          <table:table-cell table:style-name="ce92" office:value-type="date" office:date-value="2024-08-08" calcext: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c Lumen</text:p>
          </table:table-cell>
          <table:table-cell table:style-name="ce74" office:value-type="string" calcext: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calcext:value-type="string">
            <text:p><text:a xlink:href="https://www.uneiaparjour.fr/pic-lumen/" xlink:type="simple">https://www.uneiaparjour.fr/pic-lumen/</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4"/>
          <table:table-cell table:style-name="ce92" office:value-type="date" office:date-value="2024-08-07" calcext: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omeworkify</text:p>
          </table:table-cell>
          <table:table-cell table:style-name="ce74" office:value-type="string" calcext: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calcext:value-type="string">
            <text:p><text:a xlink:href="https://www.uneiaparjour.fr/homeworkify/" xlink:type="simple">https://www.uneiaparjour.fr/homeworkify/</text:a></text:p>
          </table:table-cell>
          <table:table-cell table:style-name="ce74" office:value-type="string" calcext:value-type="string">
            <text:p>document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table:number-columns-repeated="3"/>
          <table:table-cell table:style-name="ce92" office:value-type="date" office:date-value="2024-08-06" calcext: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iner</text:p>
          </table:table-cell>
          <table:table-cell table:style-name="ce74" office:value-type="string" calcext: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calcext:value-type="string">
            <text:p><text:a xlink:href="https://www.uneiaparjour.fr/liner/" xlink:type="simple">https://www.uneiaparjour.fr/liner/</text:a></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number-columns-repeated="4"/>
          <table:table-cell table:style-name="ce92" office:value-type="date" office:date-value="2024-08-05" calcext: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sic Hero</text:p>
          </table:table-cell>
          <table:table-cell table:style-name="ce74" office:value-type="string" calcext: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calcext:value-type="string">
            <text:p><text:a xlink:href="https://www.uneiaparjour.fr/music-hero/" xlink:type="simple">https://www.uneiaparjour.fr/music-hero/</text:a></text:p>
          </table:table-cell>
          <table:table-cell table:style-name="ce74" office:value-type="string" calcext:value-type="string">
            <text:p>musique</text:p>
          </table:table-cell>
          <table:table-cell table:style-name="ce74" office:value-type="string" calcext:value-type="string">
            <text:p>sans compte</text:p>
          </table:table-cell>
          <table:table-cell table:style-name="ce74" table:number-columns-repeated="4"/>
          <table:table-cell table:style-name="ce92" office:value-type="date" office:date-value="2024-08-04" calcext: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mFree</text:p>
          </table:table-cell>
          <table:table-cell table:style-name="ce74" office:value-type="string" calcext: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calcext:value-type="string">
            <text:p><text:a xlink:href="https://www.uneiaparjour.fr/memfree/" xlink:type="simple">https://www.uneiaparjour.fr/memfree/</text:a></text:p>
          </table:table-cell>
          <table:table-cell table:style-name="ce74" office:value-type="string" calcext:value-type="string">
            <text:p>recherche</text:p>
          </table:table-cell>
          <table:table-cell table:style-name="ce74" table:number-columns-repeated="5"/>
          <table:table-cell table:style-name="ce92" office:value-type="date" office:date-value="2024-08-03" calcext: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ux pro</text:p>
          </table:table-cell>
          <table:table-cell table:style-name="ce74" office:value-type="string" calcext: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calcext:value-type="string">
            <text:p><text:a xlink:href="https://www.uneiaparjour.fr/flux-pro/" xlink:type="simple">https://www.uneiaparjour.fr/flux-pro/</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8-02" calcext: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ree PDF summarizer</text:p>
          </table:table-cell>
          <table:table-cell table:style-name="ce74" office:value-type="string" calcext: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calcext:value-type="string">
            <text:p><text:a xlink:href="https://www.uneiaparjour.fr/free-pdf-summarizer/" xlink:type="simple">https://www.uneiaparjour.fr/free-pdf-summarizer/</text:a></text:p>
          </table:table-cell>
          <table:table-cell table:style-name="ce74" office:value-type="string" calcext:value-type="string">
            <text:p>document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8-01" calcext: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aiper</text:p>
          </table:table-cell>
          <table:table-cell table:style-name="ce74" office:value-type="string" calcext: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calcext:value-type="string">
            <text:p><text:a xlink:href="https://www.uneiaparjour.fr/haiper/" xlink:type="simple">https://www.uneiaparjour.fr/haiper/</text:a></text:p>
          </table:table-cell>
          <table:table-cell table:style-name="ce74" office:value-type="string" calcext:value-type="string">
            <text:p>vidéo</text:p>
          </table:table-cell>
          <table:table-cell table:style-name="ce74" table:number-columns-repeated="5"/>
          <table:table-cell table:style-name="ce92" office:value-type="date" office:date-value="2024-07-31" calcext: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spark</text:p>
          </table:table-cell>
          <table:table-cell table:style-name="ce74" office:value-type="string" calcext: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calcext:value-type="string">
            <text:p><text:a xlink:href="https://www.uneiaparjour.fr/genspark/" xlink:type="simple">https://www.uneiaparjour.fr/genspark/</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30" calcext: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enice</text:p>
          </table:table-cell>
          <table:table-cell table:style-name="ce74" office:value-type="string" calcext: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calcext:value-type="string">
            <text:p><text:a xlink:href="https://www.uneiaparjour.fr/venice/" xlink:type="simple">https://www.uneiaparjour.fr/venice/</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table:table-cell table:style-name="ce92" office:value-type="date" office:date-value="2024-07-29" calcext: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iz</text:p>
          </table:table-cell>
          <table:table-cell table:style-name="ce74" office:value-type="string" calcext: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calcext:value-type="string">
            <text:p><text:a xlink:href="https://www.uneiaparjour.fr/giz/" xlink:type="simple">https://www.uneiaparjour.fr/giz/</text:a></text:p>
          </table:table-cell>
          <table:table-cell table:style-name="ce74" office:value-type="string" calcext:value-type="string">
            <text:p>images</text:p>
          </table:table-cell>
          <table:table-cell table:style-name="ce74" office:value-type="string" calcext:value-type="string">
            <text:p>jeu vidéo</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table-cell table:style-name="ce92" office:value-type="date" office:date-value="2024-07-28" calcext: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wen 2</text:p>
          </table:table-cell>
          <table:table-cell table:style-name="ce74" office:value-type="string" calcext: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calcext:value-type="string">
            <text:p><text:a xlink:href="https://www.uneiaparjour.fr/qwen-2/" xlink:type="simple">https://www.uneiaparjour.fr/qwen-2/</text:a></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7-27" calcext: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ev AI</text:p>
          </table:table-cell>
          <table:table-cell table:style-name="ce74" office:value-type="string" calcext: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calcext:value-type="string">
            <text:p><text:a xlink:href="https://www.uneiaparjour.fr/brev-ai/" xlink:type="simple">https://www.uneiaparjour.fr/brev-ai/</text:a></text:p>
          </table:table-cell>
          <table:table-cell table:style-name="ce74" office:value-type="string" calcext:value-type="string">
            <text:p>musiqu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26" calcext: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nsai</text:p>
          </table:table-cell>
          <table:table-cell table:style-name="ce74" office:value-type="string" calcext: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calcext:value-type="string">
            <text:p><text:a xlink:href="https://www.uneiaparjour.fr/sensai/" xlink:type="simple">https://www.uneiaparjour.fr/sensai/</text:a></text:p>
          </table:table-cell>
          <table:table-cell table:style-name="ce74" office:value-type="string" calcext:value-type="string">
            <text:p>chatbot</text:p>
          </table:table-cell>
          <table:table-cell table:style-name="ce74" table:number-columns-repeated="5"/>
          <table:table-cell table:style-name="ce92" office:value-type="date" office:date-value="2024-07-25" calcext: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uraflow</text:p>
          </table:table-cell>
          <table:table-cell table:style-name="ce74" office:value-type="string" calcext: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calcext:value-type="string">
            <text:p><text:a xlink:href="https://www.uneiaparjour.fr/auraflow/" xlink:type="simple">https://www.uneiaparjour.fr/auraflow/</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4-07-24" calcext: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Xanton</text:p>
          </table:table-cell>
          <table:table-cell table:style-name="ce74" office:value-type="string" calcext: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calcext:value-type="string">
            <text:p><text:a xlink:href="https://www.uneiaparjour.fr/xanton/" xlink:type="simple">https://www.uneiaparjour.fr/xanton/</text:a></text:p>
          </table:table-cell>
          <table:table-cell table:style-name="ce74" office:value-type="string" calcext:value-type="string">
            <text:p>chatbot</text:p>
          </table:table-cell>
          <table:table-cell table:style-name="ce74" office:value-type="string" calcext:value-type="string">
            <text:p>usage illimité</text:p>
          </table:table-cell>
          <table:table-cell table:style-name="ce74" table:number-columns-repeated="4"/>
          <table:table-cell table:style-name="ce92" office:value-type="date" office:date-value="2024-07-23" calcext: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oxCraft</text:p>
          </table:table-cell>
          <table:table-cell table:style-name="ce74" office:value-type="string" calcext: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calcext:value-type="string">
            <text:p><text:a xlink:href="https://www.uneiaparjour.fr/voxcraft/" xlink:type="simple">https://www.uneiaparjour.fr/voxcraft/</text:a></text:p>
          </table:table-cell>
          <table:table-cell table:style-name="ce74" office:value-type="string" calcext:value-type="string">
            <text:p>images</text:p>
          </table:table-cell>
          <table:table-cell table:style-name="ce74" office:value-type="string" calcext:value-type="string">
            <text:p>images 3D</text:p>
          </table:table-cell>
          <table:table-cell table:style-name="ce74" table:number-columns-repeated="4"/>
          <table:table-cell table:style-name="ce92" office:value-type="date" office:date-value="2024-07-22" calcext: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xart</text:p>
          </table:table-cell>
          <table:table-cell table:style-name="ce74" office:value-type="string" calcext: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calcext:value-type="string">
            <text:p><text:a xlink:href="https://www.uneiaparjour.fr/mixart/" xlink:type="simple">https://www.uneiaparjour.fr/mixart/</text:a></text:p>
          </table:table-cell>
          <table:table-cell table:style-name="ce74" office:value-type="string" calcext:value-type="string">
            <text:p>images</text:p>
          </table:table-cell>
          <table:table-cell table:style-name="ce74" table:number-columns-repeated="5"/>
          <table:table-cell table:style-name="ce92" office:value-type="date" office:date-value="2024-07-21" calcext: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iz</text:p>
          </table:table-cell>
          <table:table-cell table:style-name="ce74" office:value-type="string" calcext: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calcext:value-type="string">
            <text:p><text:a xlink:href="https://www.uneiaparjour.fr/fliz/" xlink:type="simple">https://www.uneiaparjour.fr/fliz/</text:a></text:p>
          </table:table-cell>
          <table:table-cell table:style-name="ce74" office:value-type="string" calcext:value-type="string">
            <text:p>vidéo</text:p>
          </table:table-cell>
          <table:table-cell table:style-name="ce74" table:number-columns-repeated="5"/>
          <table:table-cell table:style-name="ce92" office:value-type="date" office:date-value="2024-07-20" calcext: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nsensus</text:p>
          </table:table-cell>
          <table:table-cell table:style-name="ce74" office:value-type="string" calcext: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calcext:value-type="string">
            <text:p><text:a xlink:href="https://www.uneiaparjour.fr/consensus/" xlink:type="simple">https://www.uneiaparjour.fr/consensus/</text:a></text:p>
          </table:table-cell>
          <table:table-cell table:style-name="ce74" office:value-type="string" calcext:value-type="string">
            <text:p>recherche</text:p>
          </table:table-cell>
          <table:table-cell table:style-name="ce74" table:number-columns-repeated="5"/>
          <table:table-cell table:style-name="ce92" office:value-type="date" office:date-value="2024-07-19" calcext: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orik</text:p>
          </table:table-cell>
          <table:table-cell table:style-name="ce74" office:value-type="string" calcext: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calcext:value-type="string">
            <text:p><text:a xlink:href="https://www.uneiaparjour.fr/dorik/" xlink:type="simple">https://www.uneiaparjour.fr/dorik/</text:a></text:p>
          </table:table-cell>
          <table:table-cell table:style-name="ce74" office:value-type="string" calcext:value-type="string">
            <text:p>site web</text:p>
          </table:table-cell>
          <table:table-cell table:style-name="ce74" table:number-columns-repeated="5"/>
          <table:table-cell table:style-name="ce92" office:value-type="date" office:date-value="2024-07-18" calcext: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iefy</text:p>
          </table:table-cell>
          <table:table-cell table:style-name="ce74" office:value-type="string" calcext: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calcext:value-type="string">
            <text:p><text:a xlink:href="https://www.uneiaparjour.fr/briefy/" xlink:type="simple">https://www.uneiaparjour.fr/briefy/</text:a></text:p>
          </table:table-cell>
          <table:table-cell table:style-name="ce74" office:value-type="string" calcext:value-type="string">
            <text:p>documents</text:p>
          </table:table-cell>
          <table:table-cell table:style-name="ce74" table:number-columns-repeated="5"/>
          <table:table-cell table:style-name="ce92" office:value-type="date" office:date-value="2024-07-17" calcext: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aria</text:p>
          </table:table-cell>
          <table:table-cell table:style-name="ce74" office:value-type="string" calcext: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calcext:value-type="string">
            <text:p><text:a xlink:href="https://www.uneiaparjour.fr/naria/" xlink:type="simple">https://www.uneiaparjour.fr/naria/</text:a></text:p>
          </table:table-cell>
          <table:table-cell table:style-name="ce74" office:value-type="string" calcext:value-type="string">
            <text:p>histoires enfant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16" calcext: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iny Wow</text:p>
          </table:table-cell>
          <table:table-cell table:style-name="ce74" office:value-type="string" calcext: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calcext:value-type="string">
            <text:p><text:a xlink:href="https://www.uneiaparjour.fr/tiny-wow/" xlink:type="simple">https://www.uneiaparjour.fr/tiny-wow/</text:a></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15" calcext: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df summarizer</text:p>
          </table:table-cell>
          <table:table-cell table:style-name="ce74" office:value-type="string" calcext: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calcext:value-type="string">
            <text:p><text:a xlink:href="https://www.uneiaparjour.fr/pdf-summarizer/" xlink:type="simple">https://www.uneiaparjour.fr/pdf-summarizer/</text:a></text:p>
          </table:table-cell>
          <table:table-cell table:style-name="ce74" office:value-type="string" calcext:value-type="string">
            <text:p>documents</text:p>
          </table:table-cell>
          <table:table-cell table:style-name="ce74" office:value-type="string" calcext:value-type="string">
            <text:p>mindmap</text:p>
          </table:table-cell>
          <table:table-cell table:style-name="ce74" office:value-type="string" calcext:value-type="string">
            <text:p>sans compte</text:p>
          </table:table-cell>
          <table:table-cell table:style-name="ce74" table:number-columns-repeated="3"/>
          <table:table-cell table:style-name="ce92" office:value-type="date" office:date-value="2024-07-14" calcext: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énérateur d’histoires IA</text:p>
          </table:table-cell>
          <table:table-cell table:style-name="ce74" office:value-type="string" calcext: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calcext:value-type="string">
            <text:p><text:a xlink:href="https://www.uneiaparjour.fr/generateur-dhistoires-ia/" xlink:type="simple">https://www.uneiaparjour.fr/generateur-dhistoires-ia/</text:a></text:p>
          </table:table-cell>
          <table:table-cell table:style-name="ce74" office:value-type="string" calcext:value-type="string">
            <text:p>histoires enfant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7-13" calcext: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omo</text:p>
          </table:table-cell>
          <table:table-cell table:style-name="ce74" office:value-type="string" calcext: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calcext:value-type="string">
            <text:p><text:a xlink:href="https://www.uneiaparjour.fr/promo/" xlink:type="simple">https://www.uneiaparjour.fr/promo/</text:a></text:p>
          </table:table-cell>
          <table:table-cell table:style-name="ce74" office:value-type="string" calcext:value-type="string">
            <text:p>vidéo</text:p>
          </table:table-cell>
          <table:table-cell table:style-name="ce74" table:number-columns-repeated="5"/>
          <table:table-cell table:style-name="ce92" office:value-type="date" office:date-value="2024-07-12" calcext: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hakker v2</text:p>
          </table:table-cell>
          <table:table-cell table:style-name="ce74" office:value-type="string" calcext: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calcext:value-type="string">
            <text:p><text:a xlink:href="https://www.uneiaparjour.fr/shakker-v2/" xlink:type="simple">https://www.uneiaparjour.fr/shakker-v2/</text:a></text:p>
          </table:table-cell>
          <table:table-cell table:style-name="ce74" office:value-type="string" calcext:value-type="string">
            <text:p>images</text:p>
          </table:table-cell>
          <table:table-cell table:style-name="ce74" table:number-columns-repeated="5"/>
          <table:table-cell table:style-name="ce92" office:value-type="date" office:date-value="2024-07-11" calcext: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1 min AI</text:p>
          </table:table-cell>
          <table:table-cell table:style-name="ce74" office:value-type="string" calcext: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calcext:value-type="string">
            <text:p><text:a xlink:href="https://www.uneiaparjour.fr/1-min-ai/" xlink:type="simple">https://www.uneiaparjour.fr/1-min-ai/</text:a></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4"/>
          <table:table-cell table:style-name="ce92" office:value-type="date" office:date-value="2024-07-10" calcext: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Just the answer</text:p>
          </table:table-cell>
          <table:table-cell table:style-name="ce74" office:value-type="string" calcext: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calcext:value-type="string">
            <text:p><text:a xlink:href="https://www.uneiaparjour.fr/just-the-answer/" xlink:type="simple">https://www.uneiaparjour.fr/just-the-answer/</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09" calcext: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wift</text:p>
          </table:table-cell>
          <table:table-cell table:style-name="ce74" office:value-type="string" calcext: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calcext:value-type="string">
            <text:p><text:a xlink:href="https://www.uneiaparjour.fr/swift/" xlink:type="simple">https://www.uneiaparjour.fr/swift/</text:a></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table-cell table:style-name="ce92" office:value-type="date" office:date-value="2024-07-08" calcext: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énération Texte de Vittascience</text:p>
          </table:table-cell>
          <table:table-cell table:style-name="ce74" office:value-type="string" calcext: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calcext:value-type="string">
            <text:p><text:a xlink:href="https://www.uneiaparjour.fr/generation-texte-de-vittascience/" xlink:type="simple">https://www.uneiaparjour.fr/generation-texte-de-vittascience/</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7-07" calcext: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énération Image de Vittascience</text:p>
          </table:table-cell>
          <table:table-cell table:style-name="ce74" office:value-type="string" calcext: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calcext:value-type="string">
            <text:p><text:a xlink:href="https://www.uneiaparjour.fr/generation-image-de-vittascience/" xlink:type="simple">https://www.uneiaparjour.fr/generation-image-de-vittascience/</text:a></text:p>
          </table:table-cell>
          <table:table-cell table:style-name="ce74" office:value-type="string" calcext:value-type="string">
            <text:p>éducation</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7-06" calcext: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onderweave</text:p>
          </table:table-cell>
          <table:table-cell table:style-name="ce74" office:value-type="string" calcext: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calcext:value-type="string">
            <text:p><text:a xlink:href="https://www.uneiaparjour.fr/wonderweave/" xlink:type="simple">https://www.uneiaparjour.fr/wonderweave/</text:a></text:p>
          </table:table-cell>
          <table:table-cell table:style-name="ce74" office:value-type="string" calcext:value-type="string">
            <text:p>histoires enfants</text:p>
          </table:table-cell>
          <table:table-cell table:style-name="ce74" table:number-columns-repeated="5"/>
          <table:table-cell table:style-name="ce92" office:value-type="date" office:date-value="2024-07-05" calcext: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Music Generator</text:p>
          </table:table-cell>
          <table:table-cell table:style-name="ce74" office:value-type="string" calcext: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calcext:value-type="string">
            <text:p><text:a xlink:href="https://www.uneiaparjour.fr/ai-music-generator/" xlink:type="simple">https://www.uneiaparjour.fr/ai-music-generator/</text:a></text:p>
          </table:table-cell>
          <table:table-cell table:style-name="ce74" office:value-type="string" calcext:value-type="string">
            <text:p>musique</text:p>
          </table:table-cell>
          <table:table-cell table:style-name="ce74" table:number-columns-repeated="5"/>
          <table:table-cell table:style-name="ce92" office:value-type="date" office:date-value="2024-07-04" calcext: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lides Bot</text:p>
          </table:table-cell>
          <table:table-cell table:style-name="ce74" office:value-type="string" calcext: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calcext:value-type="string">
            <text:p><text:a xlink:href="https://www.uneiaparjour.fr/slides-bot/" xlink:type="simple">https://www.uneiaparjour.fr/slides-bot/</text:a></text:p>
          </table:table-cell>
          <table:table-cell table:style-name="ce74" office:value-type="string" calcext:value-type="string">
            <text:p>présentation</text:p>
          </table:table-cell>
          <table:table-cell table:style-name="ce74" office:value-type="string" calcext:value-type="string">
            <text:p>sans compte</text:p>
          </table:table-cell>
          <table:table-cell table:style-name="ce74" table:number-columns-repeated="4"/>
          <table:table-cell table:style-name="ce92" office:value-type="date" office:date-value="2024-07-03" calcext: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alk to AI</text:p>
          </table:table-cell>
          <table:table-cell table:style-name="ce74" office:value-type="string" calcext: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calcext:value-type="string">
            <text:p><text:a xlink:href="https://www.uneiaparjour.fr/talk-to-ai/" xlink:type="simple">https://www.uneiaparjour.fr/talk-to-ai/</text:a></text:p>
          </table:table-cell>
          <table:table-cell table:style-name="ce74" office:value-type="string" calcext:value-type="string">
            <text:p>chatbot</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7-02" calcext: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agoodex</text:p>
          </table:table-cell>
          <table:table-cell table:style-name="ce74" office:value-type="string" calcext: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calcext:value-type="string">
            <text:p><text:a xlink:href="https://www.uneiaparjour.fr/bagoodex/" xlink:type="simple">https://www.uneiaparjour.fr/bagoodex/</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7-01" calcext: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ight Blogger</text:p>
          </table:table-cell>
          <table:table-cell table:style-name="ce74" office:value-type="string" calcext: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calcext:value-type="string">
            <text:p><text:a xlink:href="https://www.uneiaparjour.fr/right-blogger/" xlink:type="simple">https://www.uneiaparjour.fr/right-blogger/</text:a></text:p>
          </table:table-cell>
          <table:table-cell table:style-name="ce74" office:value-type="string" calcext:value-type="string">
            <text:p>texte</text:p>
          </table:table-cell>
          <table:table-cell table:style-name="ce74" table:number-columns-repeated="5"/>
          <table:table-cell table:style-name="ce92" office:value-type="date" office:date-value="2024-06-30" calcext: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pprendre avec IA</text:p>
          </table:table-cell>
          <table:table-cell table:style-name="ce74" office:value-type="string" calcext: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calcext:value-type="string">
            <text:p><text:a xlink:href="https://www.uneiaparjour.fr/apprendre-avec-ia/" xlink:type="simple">https://www.uneiaparjour.fr/apprendre-avec-ia/</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6-29" calcext: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iagramix</text:p>
          </table:table-cell>
          <table:table-cell table:style-name="ce74" office:value-type="string" calcext: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calcext:value-type="string">
            <text:p><text:a xlink:href="https://www.uneiaparjour.fr/diagramix/" xlink:type="simple">https://www.uneiaparjour.fr/diagramix/</text:a></text:p>
          </table:table-cell>
          <table:table-cell table:style-name="ce74" office:value-type="string" calcext:value-type="string">
            <text:p>données</text:p>
          </table:table-cell>
          <table:table-cell table:style-name="ce74" table:number-columns-repeated="5"/>
          <table:table-cell table:style-name="ce92" office:value-type="date" office:date-value="2024-06-28" calcext: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reeAIChatbot</text:p>
          </table:table-cell>
          <table:table-cell table:style-name="ce74" office:value-type="string" calcext: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calcext:value-type="string">
            <text:p><text:a xlink:href="https://www.uneiaparjour.fr/freeaichatbot/" xlink:type="simple">https://www.uneiaparjour.fr/freeaichatbot/</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LLM</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6-27" calcext: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ank</text:p>
          </table:table-cell>
          <table:table-cell table:style-name="ce74" office:value-type="string" calcext: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calcext:value-type="string">
            <text:p><text:a xlink:href="https://www.uneiaparjour.fr/blank/" xlink:type="simple">https://www.uneiaparjour.fr/blank/</text:a></text:p>
          </table:table-cell>
          <table:table-cell table:style-name="ce74" office:value-type="string" calcext:value-type="string">
            <text:p>images</text:p>
          </table:table-cell>
          <table:table-cell table:style-name="ce74" office:value-type="string" calcext:value-type="string">
            <text:p>jeu vidéo</text:p>
          </table:table-cell>
          <table:table-cell table:style-name="ce74" table:number-columns-repeated="4"/>
          <table:table-cell table:style-name="ce92" office:value-type="date" office:date-value="2024-06-26" calcext: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cene</text:p>
          </table:table-cell>
          <table:table-cell table:style-name="ce74" office:value-type="string" calcext: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calcext:value-type="string">
            <text:p><text:a xlink:href="https://www.uneiaparjour.fr/scene/" xlink:type="simple">https://www.uneiaparjour.fr/scene/</text:a></text:p>
          </table:table-cell>
          <table:table-cell table:style-name="ce74" office:value-type="string" calcext:value-type="string">
            <text:p>site web</text:p>
          </table:table-cell>
          <table:table-cell table:style-name="ce74" table:number-columns-repeated="5"/>
          <table:table-cell table:style-name="ce92" office:value-type="date" office:date-value="2024-06-25" calcext: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ntimeter</text:p>
          </table:table-cell>
          <table:table-cell table:style-name="ce74" office:value-type="string" calcext: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calcext:value-type="string">
            <text:p><text:a xlink:href="https://www.uneiaparjour.fr/mentimeter/" xlink:type="simple">https://www.uneiaparjour.fr/mentimeter/</text:a></text:p>
          </table:table-cell>
          <table:table-cell table:style-name="ce74" office:value-type="string" calcext:value-type="string">
            <text:p>présentation</text:p>
          </table:table-cell>
          <table:table-cell table:style-name="ce74" table:number-columns-repeated="5"/>
          <table:table-cell table:style-name="ce92" office:value-type="date" office:date-value="2024-06-24" calcext: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exclip</text:p>
          </table:table-cell>
          <table:table-cell table:style-name="ce74" office:value-type="string" calcext: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calcext:value-type="string">
            <text:p><text:a xlink:href="https://www.uneiaparjour.fr/flexclip/" xlink:type="simple">https://www.uneiaparjour.fr/flexclip/</text:a></text:p>
          </table:table-cell>
          <table:table-cell table:style-name="ce74" office:value-type="string" calcext:value-type="string">
            <text:p>vidéo</text:p>
          </table:table-cell>
          <table:table-cell table:style-name="ce74" table:number-columns-repeated="5"/>
          <table:table-cell table:style-name="ce92" office:value-type="date" office:date-value="2024-06-23" calcext: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ifacts de Claude 3.5 Sonnet</text:p>
          </table:table-cell>
          <table:table-cell table:style-name="ce74" office:value-type="string" calcext: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calcext:value-type="string">
            <text:p><text:a xlink:href="https://www.uneiaparjour.fr/artifacts-de-claude-3-5-sonnet/" xlink:type="simple">https://www.uneiaparjour.fr/artifacts-de-claude-3-5-sonnet/</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4"/>
          <table:table-cell table:style-name="ce92" office:value-type="date" office:date-value="2024-06-22" calcext: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TX Studio</text:p>
          </table:table-cell>
          <table:table-cell table:style-name="ce74" office:value-type="string" calcext: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calcext:value-type="string">
            <text:p><text:a xlink:href="https://www.uneiaparjour.fr/ltx-studio/" xlink:type="simple">https://www.uneiaparjour.fr/ltx-studio/</text:a></text:p>
          </table:table-cell>
          <table:table-cell table:style-name="ce74" office:value-type="string" calcext:value-type="string">
            <text:p>vidéo</text:p>
          </table:table-cell>
          <table:table-cell table:style-name="ce74" table:number-columns-repeated="5"/>
          <table:table-cell table:style-name="ce92" office:value-type="date" office:date-value="2024-06-21" calcext: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lidesGPT</text:p>
          </table:table-cell>
          <table:table-cell table:style-name="ce74" office:value-type="string" calcext: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calcext:value-type="string">
            <text:p><text:a xlink:href="https://www.uneiaparjour.fr/slidesgpt/" xlink:type="simple">https://www.uneiaparjour.fr/slidesgpt/</text:a></text:p>
          </table:table-cell>
          <table:table-cell table:style-name="ce74" office:value-type="string" calcext:value-type="string">
            <text:p>présentation</text:p>
          </table:table-cell>
          <table:table-cell table:style-name="ce74" table:number-columns-repeated="5"/>
          <table:table-cell table:style-name="ce92" office:value-type="date" office:date-value="2024-06-20" calcext: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edra</text:p>
          </table:table-cell>
          <table:table-cell table:style-name="ce74" office:value-type="string" calcext: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calcext:value-type="string">
            <text:p><text:a xlink:href="https://www.uneiaparjour.fr/hedra/" xlink:type="simple">https://www.uneiaparjour.fr/hedra/</text:a></text:p>
          </table:table-cell>
          <table:table-cell table:style-name="ce74" office:value-type="string" calcext:value-type="string">
            <text:p>vidéo</text:p>
          </table:table-cell>
          <table:table-cell table:style-name="ce74" table:number-columns-repeated="5"/>
          <table:table-cell table:style-name="ce92" office:value-type="date" office:date-value="2024-06-19" calcext: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eft</text:p>
          </table:table-cell>
          <table:table-cell table:style-name="ce74" office:value-type="string" calcext: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calcext:value-type="string">
            <text:p><text:a xlink:href="https://www.uneiaparjour.fr/cleft/" xlink:type="simple">https://www.uneiaparjour.fr/cleft/</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4"/>
          <table:table-cell table:style-name="ce92" office:value-type="date" office:date-value="2024-06-18" calcext: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lidespeak</text:p>
          </table:table-cell>
          <table:table-cell table:style-name="ce74" office:value-type="string" calcext: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calcext:value-type="string">
            <text:p><text:a xlink:href="https://www.uneiaparjour.fr/slidespeak/" xlink:type="simple">https://www.uneiaparjour.fr/slidespeak/</text:a></text:p>
          </table:table-cell>
          <table:table-cell table:style-name="ce74" office:value-type="string" calcext:value-type="string">
            <text:p>documents</text:p>
          </table:table-cell>
          <table:table-cell table:style-name="ce74" office:value-type="string" calcext:value-type="string">
            <text:p>présentation</text:p>
          </table:table-cell>
          <table:table-cell table:style-name="ce74" table:number-columns-repeated="4"/>
          <table:table-cell table:style-name="ce92" office:value-type="date" office:date-value="2024-06-17" calcext: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type</text:p>
          </table:table-cell>
          <table:table-cell table:style-name="ce74" office:value-type="string" calcext: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calcext:value-type="string">
            <text:p><text:a xlink:href="https://www.uneiaparjour.fr/gentype/" xlink:type="simple">https://www.uneiaparjour.fr/gentype/</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4"/>
          <table:table-cell table:style-name="ce92" office:value-type="date" office:date-value="2024-06-16" calcext: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gDream</text:p>
          </table:table-cell>
          <table:table-cell table:style-name="ce74" office:value-type="string" calcext: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calcext:value-type="string">
            <text:p><text:a xlink:href="https://www.uneiaparjour.fr/cgdream/" xlink:type="simple">https://www.uneiaparjour.fr/cgdream/</text:a></text:p>
          </table:table-cell>
          <table:table-cell table:style-name="ce74" office:value-type="string" calcext:value-type="string">
            <text:p>images</text:p>
          </table:table-cell>
          <table:table-cell table:style-name="ce74" table:number-columns-repeated="5"/>
          <table:table-cell table:style-name="ce92" office:value-type="date" office:date-value="2024-06-15" calcext: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rnWorlds</text:p>
          </table:table-cell>
          <table:table-cell table:style-name="ce74" office:value-type="string" calcext: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calcext:value-type="string">
            <text:p><text:a xlink:href="https://www.uneiaparjour.fr/learnworlds/" xlink:type="simple">https://www.uneiaparjour.fr/learnworlds/</text:a></text:p>
          </table:table-cell>
          <table:table-cell table:style-name="ce74" office:value-type="string" calcext:value-type="string">
            <text:p>éducation</text:p>
          </table:table-cell>
          <table:table-cell table:style-name="ce74" table:number-columns-repeated="5"/>
          <table:table-cell table:style-name="ce92" office:value-type="date" office:date-value="2024-06-14" calcext: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mnesia</text:p>
          </table:table-cell>
          <table:table-cell table:style-name="ce74" office:value-type="string" calcext: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calcext:value-type="string">
            <text:p><text:a xlink:href="https://www.uneiaparjour.fr/amnesia/" xlink:type="simple">https://www.uneiaparjour.fr/amnesia/</text:a></text:p>
          </table:table-cell>
          <table:table-cell table:style-name="ce74" office:value-type="string" calcext:value-type="string">
            <text:p>jeu vidéo</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6-13" calcext: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ream Machine</text:p>
          </table:table-cell>
          <table:table-cell table:style-name="ce74" office:value-type="string" calcext: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calcext:value-type="string">
            <text:p><text:a xlink:href="https://www.uneiaparjour.fr/dream-machine/" xlink:type="simple">https://www.uneiaparjour.fr/dream-machine/</text:a></text:p>
          </table:table-cell>
          <table:table-cell table:style-name="ce74" office:value-type="string" calcext:value-type="string">
            <text:p>vidéo</text:p>
          </table:table-cell>
          <table:table-cell table:style-name="ce74" table:number-columns-repeated="5"/>
          <table:table-cell table:style-name="ce92" office:value-type="date" office:date-value="2024-06-12" calcext: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elab</text:p>
          </table:table-cell>
          <table:table-cell table:style-name="ce74" office:value-type="string" calcext: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calcext:value-type="string">
            <text:p><text:a xlink:href="https://www.uneiaparjour.fr/7045-2/" xlink:type="simple">https://www.uneiaparjour.fr/7045-2/</text:a></text:p>
          </table:table-cell>
          <table:table-cell table:style-name="ce74" office:value-type="string" calcext:value-type="string">
            <text:p>images</text:p>
          </table:table-cell>
          <table:table-cell table:style-name="ce74" table:number-columns-repeated="5"/>
          <table:table-cell table:style-name="ce92" office:value-type="date" office:date-value="2024-06-11" calcext: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Writer</text:p>
          </table:table-cell>
          <table:table-cell table:style-name="ce74" office:value-type="string" calcext: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calcext:value-type="string">
            <text:p><text:a xlink:href="https://www.uneiaparjour.fr/ai-writer/" xlink:type="simple">https://www.uneiaparjour.fr/ai-writer/</text:a></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3"/>
          <table:table-cell table:style-name="ce92" office:value-type="date" office:date-value="2024-06-10" calcext: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eople ai</text:p>
          </table:table-cell>
          <table:table-cell table:style-name="ce74" office:value-type="string" calcext: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calcext:value-type="string">
            <text:p><text:a xlink:href="https://www.uneiaparjour.fr/people-ai/" xlink:type="simple">https://www.uneiaparjour.fr/people-ai/</text:a></text:p>
          </table:table-cell>
          <table:table-cell table:style-name="ce74" office:value-type="string" calcext:value-type="string">
            <text:p>chatbot</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6-09" calcext: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tebookLLM</text:p>
          </table:table-cell>
          <table:table-cell table:style-name="ce74" office:value-type="string" calcext: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calcext:value-type="string">
            <text:p><text:a xlink:href="https://www.uneiaparjour.fr/notebookllm/" xlink:type="simple">https://www.uneiaparjour.fr/notebookllm/</text:a></text:p>
          </table:table-cell>
          <table:table-cell table:style-name="ce74" office:value-type="string" calcext:value-type="string">
            <text:p>documents</text:p>
          </table:table-cell>
          <table:table-cell table:style-name="ce74" table:number-columns-repeated="5"/>
          <table:table-cell table:style-name="ce92" office:value-type="date" office:date-value="2024-06-08" calcext: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Chat de DuckDuckGo</text:p>
          </table:table-cell>
          <table:table-cell table:style-name="ce74" office:value-type="string" calcext: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calcext:value-type="string">
            <text:p><text:a xlink:href="https://www.uneiaparjour.fr/ai-chat-de-duckduckgo/" xlink:type="simple">https://www.uneiaparjour.fr/ai-chat-de-duckduckgo/</text:a></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number-columns-repeated="4"/>
          <table:table-cell table:style-name="ce92" office:value-type="date" office:date-value="2024-06-07" calcext: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usWise</text:p>
          </table:table-cell>
          <table:table-cell table:style-name="ce74" office:value-type="string" calcext: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calcext:value-type="string">
            <text:p><text:a xlink:href="https://www.uneiaparjour.fr/nouswise/" xlink:type="simple">https://www.uneiaparjour.fr/nouswise/</text:a></text:p>
          </table:table-cell>
          <table:table-cell table:style-name="ce74" office:value-type="string" calcext:value-type="string">
            <text:p>documents</text:p>
          </table:table-cell>
          <table:table-cell table:style-name="ce74" office:value-type="string" calcext:value-type="string">
            <text:p>usage illimité</text:p>
          </table:table-cell>
          <table:table-cell table:style-name="ce74" table:number-columns-repeated="4"/>
          <table:table-cell table:style-name="ce92" office:value-type="date" office:date-value="2024-06-06" calcext: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ebracat</text:p>
          </table:table-cell>
          <table:table-cell table:style-name="ce74" office:value-type="string" calcext: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calcext:value-type="string">
            <text:p><text:a xlink:href="https://www.uneiaparjour.fr/zebracat/" xlink:type="simple">https://www.uneiaparjour.fr/zebracat/</text:a></text:p>
          </table:table-cell>
          <table:table-cell table:style-name="ce74" office:value-type="string" calcext:value-type="string">
            <text:p>vidéo</text:p>
          </table:table-cell>
          <table:table-cell table:style-name="ce74" table:number-columns-repeated="5"/>
          <table:table-cell table:style-name="ce92" office:value-type="date" office:date-value="2024-06-05" calcext: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mento</text:p>
          </table:table-cell>
          <table:table-cell table:style-name="ce74" office:value-type="string" calcext: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calcext:value-type="string">
            <text:p><text:a xlink:href="https://www.uneiaparjour.fr/pimento/" xlink:type="simple">https://www.uneiaparjour.fr/pimento/</text:a></text:p>
          </table:table-cell>
          <table:table-cell table:style-name="ce74" office:value-type="string" calcext:value-type="string">
            <text:p>images</text:p>
          </table:table-cell>
          <table:table-cell table:style-name="ce74" table:number-columns-repeated="5"/>
          <table:table-cell table:style-name="ce92" office:value-type="date" office:date-value="2024-06-04" calcext: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uidde</text:p>
          </table:table-cell>
          <table:table-cell table:style-name="ce74" office:value-type="string" calcext: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calcext:value-type="string">
            <text:p><text:a xlink:href="https://www.uneiaparjour.fr/guidde/" xlink:type="simple">https://www.uneiaparjour.fr/guidde/</text:a></text:p>
          </table:table-cell>
          <table:table-cell table:style-name="ce74" office:value-type="string" calcext:value-type="string">
            <text:p>présentation</text:p>
          </table:table-cell>
          <table:table-cell table:style-name="ce74" office:value-type="string" calcext:value-type="string">
            <text:p>vidéo</text:p>
          </table:table-cell>
          <table:table-cell table:style-name="ce74" office:value-type="string" calcext:value-type="string">
            <text:p>tutoriel</text:p>
          </table:table-cell>
          <table:table-cell table:style-name="ce74" table:number-columns-repeated="3"/>
          <table:table-cell table:style-name="ce92" office:value-type="date" office:date-value="2024-06-03" calcext: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ylar</text:p>
          </table:table-cell>
          <table:table-cell table:style-name="ce74" office:value-type="string" calcext: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calcext:value-type="string">
            <text:p><text:a xlink:href="https://www.uneiaparjour.fr/stylar/" xlink:type="simple">https://www.uneiaparjour.fr/stylar/</text:a></text:p>
          </table:table-cell>
          <table:table-cell table:style-name="ce74" office:value-type="string" calcext:value-type="string">
            <text:p>images</text:p>
          </table:table-cell>
          <table:table-cell table:style-name="ce74" table:number-columns-repeated="5"/>
          <table:table-cell table:style-name="ce92" office:value-type="date" office:date-value="2024-06-02" calcext: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urboscribe</text:p>
          </table:table-cell>
          <table:table-cell table:style-name="ce74" office:value-type="string" calcext: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calcext:value-type="string">
            <text:p><text:a xlink:href="https://www.uneiaparjour.fr/turboscribe/" xlink:type="simple">https://www.uneiaparjour.fr/turboscribe/</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4"/>
          <table:table-cell table:style-name="ce92" office:value-type="date" office:date-value="2024-06-01" calcext: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etalica</text:p>
          </table:table-cell>
          <table:table-cell table:style-name="ce74" office:value-type="string" calcext: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calcext:value-type="string">
            <text:p><text:a xlink:href="https://www.uneiaparjour.fr/petalica/" xlink:type="simple">https://www.uneiaparjour.fr/petalica/</text:a></text:p>
          </table:table-cell>
          <table:table-cell table:style-name="ce74" office:value-type="string" calcext:value-type="string">
            <text:p>images</text:p>
          </table:table-cell>
          <table:table-cell table:style-name="ce74" table:number-columns-repeated="5"/>
          <table:table-cell table:style-name="ce92" office:value-type="date" office:date-value="2024-05-31" calcext: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nsistent character</text:p>
          </table:table-cell>
          <table:table-cell table:style-name="ce74" office:value-type="string" calcext: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calcext:value-type="string">
            <text:p><text:a xlink:href="https://www.uneiaparjour.fr/consistent-character/" xlink:type="simple">https://www.uneiaparjour.fr/consistent-character/</text:a></text:p>
          </table:table-cell>
          <table:table-cell table:style-name="ce74" office:value-type="string" calcext:value-type="string">
            <text:p>images</text:p>
          </table:table-cell>
          <table:table-cell table:style-name="ce74" table:number-columns-repeated="5"/>
          <table:table-cell table:style-name="ce92" office:value-type="date" office:date-value="2024-05-30" calcext: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eypush</text:p>
          </table:table-cell>
          <table:table-cell table:style-name="ce74" office:value-type="string" calcext: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calcext:value-type="string">
            <text:p><text:a xlink:href="https://www.uneiaparjour.fr/keypush/" xlink:type="simple">https://www.uneiaparjour.fr/keypush/</text:a></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table:number-columns-repeated="4"/>
          <table:table-cell table:style-name="ce92" office:value-type="date" office:date-value="2024-05-29" calcext: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s GPTs de ChatGPT</text:p>
          </table:table-cell>
          <table:table-cell table:style-name="ce74" office:value-type="string" calcext: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calcext:value-type="string">
            <text:p><text:a xlink:href="https://www.uneiaparjour.fr/les-gpts-de-chatgpt/" xlink:type="simple">https://www.uneiaparjour.fr/les-gpts-de-chatgpt/</text:a></text:p>
          </table:table-cell>
          <table:table-cell table:style-name="ce74" office:value-type="string" calcext:value-type="string">
            <text:p>chatbot</text:p>
          </table:table-cell>
          <table:table-cell table:style-name="ce74" table:number-columns-repeated="5"/>
          <table:table-cell table:style-name="ce92" office:value-type="date" office:date-value="2024-05-28" calcext: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ie de Luma labs</text:p>
          </table:table-cell>
          <table:table-cell table:style-name="ce74" office:value-type="string" calcext: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calcext:value-type="string">
            <text:p><text:a xlink:href="https://www.uneiaparjour.fr/genie-de-luma-labs/" xlink:type="simple">https://www.uneiaparjour.fr/genie-de-luma-labs/</text:a></text:p>
          </table:table-cell>
          <table:table-cell table:style-name="ce74" office:value-type="string" calcext:value-type="string">
            <text:p>images</text:p>
          </table:table-cell>
          <table:table-cell table:style-name="ce74" office:value-type="string" calcext:value-type="string">
            <text:p>images 3D</text:p>
          </table:table-cell>
          <table:table-cell table:style-name="ce74" office:value-type="string" calcext:value-type="string">
            <text:p>usage illimité</text:p>
          </table:table-cell>
          <table:table-cell table:style-name="ce74" table:number-columns-repeated="3"/>
          <table:table-cell table:style-name="ce92" office:value-type="date" office:date-value="2024-05-27" calcext: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icte</text:p>
          </table:table-cell>
          <table:table-cell table:style-name="ce75" office:value-type="string" calcext: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calcext:value-type="string">
            <text:p><text:a xlink:href="https://www.uneiaparjour.fr/dicte/" xlink:type="simple">https://www.uneiaparjour.fr/dicte/</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4"/>
          <table:table-cell table:style-name="ce92" office:value-type="date" office:date-value="2024-05-26" calcext: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z designer</text:p>
          </table:table-cell>
          <table:table-cell table:style-name="ce74" office:value-type="string" calcext: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calcext:value-type="string">
            <text:p><text:a xlink:href="https://www.uneiaparjour.fr/quiz-designer/" xlink:type="simple">https://www.uneiaparjour.fr/quiz-designer/</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4-05-25" calcext: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ze</text:p>
          </table:table-cell>
          <table:table-cell table:style-name="ce74" office:value-type="string" calcext: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calcext:value-type="string">
            <text:p><text:a xlink:href="https://www.uneiaparjour.fr/coze/" xlink:type="simple">https://www.uneiaparjour.fr/coze/</text:a></text:p>
          </table:table-cell>
          <table:table-cell table:style-name="ce74" office:value-type="string" calcext:value-type="string">
            <text:p>chatbot</text:p>
          </table:table-cell>
          <table:table-cell table:style-name="ce74" table:number-columns-repeated="5"/>
          <table:table-cell table:style-name="ce92" office:value-type="date" office:date-value="2024-05-24" calcext: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uto Classmate</text:p>
          </table:table-cell>
          <table:table-cell table:style-name="ce74" office:value-type="string" calcext: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calcext:value-type="string">
            <text:p><text:a xlink:href="https://www.uneiaparjour.fr/auto-classmate/" xlink:type="simple">https://www.uneiaparjour.fr/auto-classmate/</text:a></text:p>
          </table:table-cell>
          <table:table-cell table:style-name="ce74" office:value-type="string" calcext:value-type="string">
            <text:p>éducation</text:p>
          </table:table-cell>
          <table:table-cell table:style-name="ce74" table:number-columns-repeated="5"/>
          <table:table-cell table:style-name="ce92" office:value-type="date" office:date-value="2024-05-23" calcext: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sson Up</text:p>
          </table:table-cell>
          <table:table-cell table:style-name="ce74" office:value-type="string" calcext: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calcext:value-type="string">
            <text:p><text:a xlink:href="https://www.uneiaparjour.fr/lesson-up/" xlink:type="simple">https://www.uneiaparjour.fr/lesson-up/</text:a></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table:number-columns-repeated="4"/>
          <table:table-cell table:style-name="ce92" office:value-type="date" office:date-value="2024-05-22" calcext: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ationale</text:p>
          </table:table-cell>
          <table:table-cell table:style-name="ce74" office:value-type="string" calcext: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calcext:value-type="string">
            <text:p><text:a xlink:href="https://www.uneiaparjour.fr/rationale/" xlink:type="simple">https://www.uneiaparjour.fr/rationale/</text:a></text:p>
          </table:table-cell>
          <table:table-cell table:style-name="ce74" office:value-type="string" calcext:value-type="string">
            <text:p>texte</text:p>
          </table:table-cell>
          <table:table-cell table:style-name="ce74" table:number-columns-repeated="5"/>
          <table:table-cell table:style-name="ce92" office:value-type="date" office:date-value="2024-05-21" calcext: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guin</text:p>
          </table:table-cell>
          <table:table-cell table:style-name="ce74" office:value-type="string" calcext: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calcext:value-type="string">
            <text:p><text:a xlink:href="https://www.uneiaparjour.fr/teachguin/" xlink:type="simple">https://www.uneiaparjour.fr/teachguin/</text:a></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table:number-columns-repeated="4"/>
          <table:table-cell table:style-name="ce92" office:value-type="date" office:date-value="2024-05-20" calcext: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 with pdf</text:p>
          </table:table-cell>
          <table:table-cell table:style-name="ce74" office:value-type="string" calcext: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calcext:value-type="string">
            <text:p><text:a xlink:href="https://www.uneiaparjour.fr/chat-with-pdf/" xlink:type="simple">https://www.uneiaparjour.fr/chat-with-pdf/</text:a></text:p>
          </table:table-cell>
          <table:table-cell table:style-name="ce74" office:value-type="string" calcext:value-type="string">
            <text:p>documents</text:p>
          </table:table-cell>
          <table:table-cell table:style-name="ce74" table:number-columns-repeated="5"/>
          <table:table-cell table:style-name="ce92" office:value-type="date" office:date-value="2024-05-19" calcext: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reamStudio</text:p>
          </table:table-cell>
          <table:table-cell table:style-name="ce74" office:value-type="string" calcext: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calcext:value-type="string">
            <text:p><text:a xlink:href="https://www.uneiaparjour.fr/dreamstudio/" xlink:type="simple">https://www.uneiaparjour.fr/dreamstudio/</text:a></text:p>
          </table:table-cell>
          <table:table-cell table:style-name="ce74" office:value-type="string" calcext:value-type="string">
            <text:p>images</text:p>
          </table:table-cell>
          <table:table-cell table:style-name="ce74" table:number-columns-repeated="5"/>
          <table:table-cell table:style-name="ce92" office:value-type="date" office:date-value="2024-05-18" calcext: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ocrates</text:p>
          </table:table-cell>
          <table:table-cell table:style-name="ce74" office:value-type="string" calcext: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calcext:value-type="string">
            <text:p><text:a xlink:href="https://www.uneiaparjour.fr/6854-2/" xlink:type="simple">https://www.uneiaparjour.fr/6854-2/</text:a></text:p>
          </table:table-cell>
          <table:table-cell table:style-name="ce74" office:value-type="string" calcext:value-type="string">
            <text:p>documents</text:p>
          </table:table-cell>
          <table:table-cell table:style-name="ce74" table:number-columns-repeated="5"/>
          <table:table-cell table:style-name="ce92" office:value-type="date" office:date-value="2024-05-17" calcext: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cksight</text:p>
          </table:table-cell>
          <table:table-cell table:style-name="ce74" office:value-type="string" calcext: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calcext:value-type="string">
            <text:p><text:a xlink:href="https://www.uneiaparjour.fr/quicksight/" xlink:type="simple">https://www.uneiaparjour.fr/quicksight/</text:a></text:p>
          </table:table-cell>
          <table:table-cell table:style-name="ce74" office:value-type="string" calcext:value-type="string">
            <text:p>documents</text:p>
          </table:table-cell>
          <table:table-cell table:style-name="ce74" office:value-type="string" calcext:value-type="string">
            <text:p>vidéo</text:p>
          </table:table-cell>
          <table:table-cell table:style-name="ce74" table:number-columns-repeated="4"/>
          <table:table-cell table:style-name="ce92" office:value-type="date" office:date-value="2024-05-16" calcext: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izmo</text:p>
          </table:table-cell>
          <table:table-cell table:style-name="ce74" office:value-type="string" calcext: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calcext:value-type="string">
            <text:p><text:a xlink:href="https://www.uneiaparjour.fr/gizmo/" xlink:type="simple">https://www.uneiaparjour.fr/gizmo/</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4-05-15" calcext: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welve Labs</text:p>
          </table:table-cell>
          <table:table-cell table:style-name="ce74" office:value-type="string" calcext: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calcext:value-type="string">
            <text:p><text:a xlink:href="https://www.uneiaparjour.fr/twelve-labs/" xlink:type="simple">https://www.uneiaparjour.fr/twelve-labs/</text:a></text:p>
          </table:table-cell>
          <table:table-cell table:style-name="ce74" office:value-type="string" calcext:value-type="string">
            <text:p>documents</text:p>
          </table:table-cell>
          <table:table-cell table:style-name="ce74" office:value-type="string" calcext:value-type="string">
            <text:p>vidéo</text:p>
          </table:table-cell>
          <table:table-cell table:style-name="ce74" table:number-columns-repeated="4"/>
          <table:table-cell table:style-name="ce92" office:value-type="date" office:date-value="2024-05-14" calcext: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vago</text:p>
          </table:table-cell>
          <table:table-cell table:style-name="ce74" office:value-type="string" calcext: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calcext:value-type="string">
            <text:p><text:a xlink:href="https://www.uneiaparjour.fr/vivago/" xlink:type="simple">https://www.uneiaparjour.fr/vivago/</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3"/>
          <table:table-cell table:style-name="ce92" office:value-type="date" office:date-value="2024-05-13" calcext: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lume</text:p>
          </table:table-cell>
          <table:table-cell table:style-name="ce74" office:value-type="string" calcext: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calcext:value-type="string">
            <text:p><text:a xlink:href="https://www.uneiaparjour.fr/relume/" xlink:type="simple">https://www.uneiaparjour.fr/relume/</text:a></text:p>
          </table:table-cell>
          <table:table-cell table:style-name="ce74" office:value-type="string" calcext:value-type="string">
            <text:p>site web</text:p>
          </table:table-cell>
          <table:table-cell table:style-name="ce74" table:number-columns-repeated="5"/>
          <table:table-cell table:style-name="ce92" office:value-type="date" office:date-value="2024-05-12" calcext: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ngr</text:p>
          </table:table-cell>
          <table:table-cell table:style-name="ce74" office:value-type="string" calcext: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calcext:value-type="string">
            <text:p><text:a xlink:href="https://www.uneiaparjour.fr/tengr/" xlink:type="simple">https://www.uneiaparjour.fr/tengr/</text:a></text:p>
          </table:table-cell>
          <table:table-cell table:style-name="ce74" office:value-type="string" calcext:value-type="string">
            <text:p>images</text:p>
          </table:table-cell>
          <table:table-cell table:style-name="ce74" table:number-columns-repeated="5"/>
          <table:table-cell table:style-name="ce92" office:value-type="date" office:date-value="2024-05-11" calcext: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gentGPT</text:p>
          </table:table-cell>
          <table:table-cell table:style-name="ce74" office:value-type="string" calcext: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calcext:value-type="string">
            <text:p><text:a xlink:href="https://www.uneiaparjour.fr/agentgpt/" xlink:type="simple">https://www.uneiaparjour.fr/agentgpt/</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3"/>
          <table:table-cell table:style-name="ce92" office:value-type="date" office:date-value="2024-05-10" calcext: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xt 2 multimedia</text:p>
          </table:table-cell>
          <table:table-cell table:style-name="ce74" office:value-type="string" calcext: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calcext:value-type="string">
            <text:p><text:a xlink:href="https://www.uneiaparjour.fr/text-2-multimedia/" xlink:type="simple">https://www.uneiaparjour.fr/text-2-multimedia/</text:a></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number-columns-repeated="3"/>
          <table:table-cell table:style-name="ce92" office:value-type="date" office:date-value="2024-05-09" calcext: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ickpen</text:p>
          </table:table-cell>
          <table:table-cell table:style-name="ce74" office:value-type="string" calcext: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calcext:value-type="string">
            <text:p><text:a xlink:href="https://www.uneiaparjour.fr/magickpen/" xlink:type="simple">https://www.uneiaparjour.fr/magickpen/</text:a></text:p>
          </table:table-cell>
          <table:table-cell table:style-name="ce74" office:value-type="string" calcext:value-type="string">
            <text:p>texte</text:p>
          </table:table-cell>
          <table:table-cell table:style-name="ce74" table:number-columns-repeated="5"/>
          <table:table-cell table:style-name="ce92" office:value-type="date" office:date-value="2024-05-08" calcext: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egic</text:p>
          </table:table-cell>
          <table:table-cell table:style-name="ce74" office:value-type="string" calcext: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calcext:value-type="string">
            <text:p><text:a xlink:href="https://www.uneiaparjour.fr/wegic/" xlink:type="simple">https://www.uneiaparjour.fr/wegic/</text:a></text:p>
          </table:table-cell>
          <table:table-cell table:style-name="ce74" office:value-type="string" calcext:value-type="string">
            <text:p>site web</text:p>
          </table:table-cell>
          <table:table-cell table:style-name="ce74" table:number-columns-repeated="5"/>
          <table:table-cell table:style-name="ce92" office:value-type="date" office:date-value="2024-05-07" calcext: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Story generator</text:p>
          </table:table-cell>
          <table:table-cell table:style-name="ce74" office:value-type="string" calcext: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calcext:value-type="string">
            <text:p><text:a xlink:href="https://www.uneiaparjour.fr/ai-story-generator-2/" xlink:type="simple">https://www.uneiaparjour.fr/ai-story-generator-2/</text:a></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4"/>
          <table:table-cell table:style-name="ce92" office:value-type="date" office:date-value="2024-05-06" calcext: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utomateed</text:p>
          </table:table-cell>
          <table:table-cell table:style-name="ce74" office:value-type="string" calcext: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calcext:value-type="string">
            <text:p><text:a xlink:href="https://www.uneiaparjour.fr/automateed/" xlink:type="simple">https://www.uneiaparjour.fr/automateed/</text:a></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4"/>
          <table:table-cell table:style-name="ce92" office:value-type="date" office:date-value="2024-05-05" calcext: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tinello</text:p>
          </table:table-cell>
          <table:table-cell table:style-name="ce74" office:value-type="string" calcext: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calcext:value-type="string">
            <text:p><text:a xlink:href="https://www.uneiaparjour.fr/retinello/" xlink:type="simple">https://www.uneiaparjour.fr/retinello/</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5-04" calcext: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GPT</text:p>
          </table:table-cell>
          <table:table-cell table:style-name="ce74" office:value-type="string" calcext: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calcext:value-type="string">
            <text:p><text:a xlink:href="https://www.uneiaparjour.fr/aigpt/" xlink:type="simple">https://www.uneiaparjour.fr/aigpt/</text:a></text:p>
          </table:table-cell>
          <table:table-cell table:style-name="ce74" office:value-type="string" calcext:value-type="string">
            <text:p>chatbot</text:p>
          </table:table-cell>
          <table:table-cell table:style-name="ce74" office:value-type="string" calcext:value-type="string">
            <text:p>usage illimité</text:p>
          </table:table-cell>
          <table:table-cell table:style-name="ce74" table:number-columns-repeated="4"/>
          <table:table-cell table:style-name="ce92" office:value-type="date" office:date-value="2024-05-03" calcext: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ummate</text:p>
          </table:table-cell>
          <table:table-cell table:style-name="ce74" office:value-type="string" calcext: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calcext:value-type="string">
            <text:p><text:a xlink:href="https://www.uneiaparjour.fr/summate/" xlink:type="simple">https://www.uneiaparjour.fr/summate/</text:a></text:p>
          </table:table-cell>
          <table:table-cell table:style-name="ce74" office:value-type="string" calcext:value-type="string">
            <text:p>documents</text:p>
          </table:table-cell>
          <table:table-cell table:style-name="ce74" table:number-columns-repeated="5"/>
          <table:table-cell table:style-name="ce92" office:value-type="date" office:date-value="2024-05-02" calcext: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staclass</text:p>
          </table:table-cell>
          <table:table-cell table:style-name="ce74" office:value-type="string" calcext: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calcext:value-type="string">
            <text:p><text:a xlink:href="https://www.uneiaparjour.fr/instaclass/" xlink:type="simple">https://www.uneiaparjour.fr/instaclass/</text:a></text:p>
          </table:table-cell>
          <table:table-cell table:style-name="ce74" office:value-type="string" calcext:value-type="string">
            <text:p>éducation</text:p>
          </table:table-cell>
          <table:table-cell table:style-name="ce74" table:number-columns-repeated="5"/>
          <table:table-cell table:style-name="ce92" office:value-type="date" office:date-value="2024-05-01" calcext: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dreal</text:p>
          </table:table-cell>
          <table:table-cell table:style-name="ce74" office:value-type="string" calcext: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calcext:value-type="string">
            <text:p><text:a xlink:href="https://www.uneiaparjour.fr/midreal/" xlink:type="simple">https://www.uneiaparjour.fr/midreal/</text:a></text:p>
          </table:table-cell>
          <table:table-cell table:style-name="ce74" office:value-type="string" calcext:value-type="string">
            <text:p>texte</text:p>
          </table:table-cell>
          <table:table-cell table:style-name="ce74" table:number-columns-repeated="5"/>
          <table:table-cell table:style-name="ce92" office:value-type="date" office:date-value="2024-04-30" calcext: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hai</text:p>
          </table:table-cell>
          <table:table-cell table:style-name="ce74" office:value-type="string" calcext: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calcext:value-type="string">
            <text:p><text:a xlink:href="https://www.uneiaparjour.fr/ohai/" xlink:type="simple">https://www.uneiaparjour.fr/ohai/</text:a></text:p>
          </table:table-cell>
          <table:table-cell table:style-name="ce74" office:value-type="string" calcext:value-type="string">
            <text:p>chatbot</text:p>
          </table:table-cell>
          <table:table-cell table:style-name="ce74" table:number-columns-repeated="5"/>
          <table:table-cell table:style-name="ce92" office:value-type="date" office:date-value="2024-04-29" calcext: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 discover</text:p>
          </table:table-cell>
          <table:table-cell table:style-name="ce74" office:value-type="string" calcext: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calcext:value-type="string">
            <text:p><text:a xlink:href="https://www.uneiaparjour.fr/b-discover/" xlink:type="simple">https://www.uneiaparjour.fr/b-discover/</text:a></text:p>
          </table:table-cell>
          <table:table-cell table:style-name="ce74" office:value-type="string" calcext:value-type="string">
            <text:p>images</text:p>
          </table:table-cell>
          <table:table-cell table:style-name="ce74" table:number-columns-repeated="5"/>
          <table:table-cell table:style-name="ce92" office:value-type="date" office:date-value="2024-04-28" calcext: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spir</text:p>
          </table:table-cell>
          <table:table-cell table:style-name="ce74" office:value-type="string" calcext: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calcext:value-type="string">
            <text:p><text:a xlink:href="https://www.uneiaparjour.fr/inspir/" xlink:type="simple">https://www.uneiaparjour.fr/inspir/</text:a></text:p>
          </table:table-cell>
          <table:table-cell table:style-name="ce74" office:value-type="string" calcext:value-type="string">
            <text:p>chatbot</text:p>
          </table:table-cell>
          <table:table-cell table:style-name="ce74" table:number-columns-repeated="5"/>
          <table:table-cell table:style-name="ce92" office:value-type="date" office:date-value="2024-04-27" calcext: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ickcenter</text:p>
          </table:table-cell>
          <table:table-cell table:style-name="ce74" office:value-type="string" calcext: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calcext:value-type="string">
            <text:p><text:a xlink:href="https://www.uneiaparjour.fr/brickcenter/" xlink:type="simple">https://www.uneiaparjour.fr/brickcenter/</text:a></text:p>
          </table:table-cell>
          <table:table-cell table:style-name="ce74" office:value-type="string" calcext:value-type="string">
            <text:p>images</text:p>
          </table:table-cell>
          <table:table-cell table:style-name="ce74" table:number-columns-repeated="5"/>
          <table:table-cell table:style-name="ce92" office:value-type="date" office:date-value="2024-04-26" calcext: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 w/ AI</text:p>
          </table:table-cell>
          <table:table-cell table:style-name="ce74" office:value-type="string" calcext: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calcext:value-type="string">
            <text:p><text:a xlink:href="https://www.uneiaparjour.fr/teach-w-ai/" xlink:type="simple">https://www.uneiaparjour.fr/teach-w-ai/</text:a></text:p>
          </table:table-cell>
          <table:table-cell table:style-name="ce74" office:value-type="string" calcext:value-type="string">
            <text:p>éducation</text:p>
          </table:table-cell>
          <table:table-cell table:style-name="ce74" table:number-columns-repeated="5"/>
          <table:table-cell table:style-name="ce92" office:value-type="date" office:date-value="2024-04-25" calcext: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i</text:p>
          </table:table-cell>
          <table:table-cell table:style-name="ce74" office:value-type="string" calcext: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calcext:value-type="string">
            <text:p><text:a xlink:href="https://www.uneiaparjour.fr/arti/" xlink:type="simple">https://www.uneiaparjour.fr/arti/</text:a></text:p>
          </table:table-cell>
          <table:table-cell table:style-name="ce74" office:value-type="string" calcext:value-type="string">
            <text:p>images</text:p>
          </table:table-cell>
          <table:table-cell table:style-name="ce74" table:number-columns-repeated="5"/>
          <table:table-cell table:style-name="ce92" office:value-type="date" office:date-value="2024-04-24" calcext: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akin</text:p>
          </table:table-cell>
          <table:table-cell table:style-name="ce74" office:value-type="string" calcext: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calcext:value-type="string">
            <text:p><text:a xlink:href="https://www.uneiaparjour.fr/anakin/" xlink:type="simple">https://www.uneiaparjour.fr/anakin/</text: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3"/>
          <table:table-cell table:style-name="ce92" office:value-type="date" office:date-value="2024-04-23" calcext: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ic LLM</text:p>
          </table:table-cell>
          <table:table-cell table:style-name="ce74" office:value-type="string" calcext: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calcext:value-type="string">
            <text:p><text:a xlink:href="https://www.uneiaparjour.fr/artic-llm/" xlink:type="simple">https://www.uneiaparjour.fr/artic-llm/</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4"/>
          <table:table-cell table:style-name="ce92" office:value-type="date" office:date-value="2024-04-22" calcext: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nce upon a bot</text:p>
          </table:table-cell>
          <table:table-cell table:style-name="ce74" office:value-type="string" calcext: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calcext:value-type="string">
            <text:p><text:a xlink:href="https://www.uneiaparjour.fr/once-upon-a-bot/" xlink:type="simple">https://www.uneiaparjour.fr/once-upon-a-bot/</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92" office:value-type="date" office:date-value="2024-04-21" calcext: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image generator</text:p>
          </table:table-cell>
          <table:table-cell table:style-name="ce74" office:value-type="string" calcext: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calcext:value-type="string">
            <text:p><text:a xlink:href="https://www.uneiaparjour.fr/ai-image-generator-2/" xlink:type="simple">https://www.uneiaparjour.fr/ai-image-generator-2/</text:a></text:p>
          </table:table-cell>
          <table:table-cell table:style-name="ce74" office:value-type="string" calcext:value-type="string">
            <text:p>archives</text:p>
          </table:table-cell>
          <table:table-cell table:style-name="ce74" table:number-columns-repeated="5"/>
          <table:table-cell table:style-name="ce92" office:value-type="date" office:date-value="2024-04-20" calcext: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call</text:p>
          </table:table-cell>
          <table:table-cell table:style-name="ce74" office:value-type="string" calcext: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calcext:value-type="string">
            <text:p><text:a xlink:href="https://www.uneiaparjour.fr/recall/" xlink:type="simple">https://www.uneiaparjour.fr/recall/</text:a></text:p>
          </table:table-cell>
          <table:table-cell table:style-name="ce74" office:value-type="string" calcext:value-type="string">
            <text:p>documents</text:p>
          </table:table-cell>
          <table:table-cell table:style-name="ce74" table:number-columns-repeated="5"/>
          <table:table-cell table:style-name="ce92" office:value-type="date" office:date-value="2024-04-19" calcext: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sla</text:p>
          </table:table-cell>
          <table:table-cell table:style-name="ce74" office:value-type="string" calcext: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calcext:value-type="string">
            <text:p><text:a xlink:href="https://www.uneiaparjour.fr/visla/" xlink:type="simple">https://www.uneiaparjour.fr/visla/</text:a></text:p>
          </table:table-cell>
          <table:table-cell table:style-name="ce74" office:value-type="string" calcext:value-type="string">
            <text:p>vidéo</text:p>
          </table:table-cell>
          <table:table-cell table:style-name="ce74" table:number-columns-repeated="5"/>
          <table:table-cell table:style-name="ce92" office:value-type="date" office:date-value="2024-04-18" calcext: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 by Vemo</text:p>
          </table:table-cell>
          <table:table-cell table:style-name="ce74" office:value-type="string" calcext: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calcext:value-type="string">
            <text:p><text:a xlink:href="https://www.uneiaparjour.fr/q-by-vemo/" xlink:type="simple">https://www.uneiaparjour.fr/q-by-vemo/</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3"/>
          <table:table-cell table:style-name="ce92" office:value-type="date" office:date-value="2024-04-17" calcext: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mmry</text:p>
          </table:table-cell>
          <table:table-cell table:style-name="ce74" office:value-type="string" calcext: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calcext:value-type="string">
            <text:p><text:a xlink:href="https://www.uneiaparjour.fr/smmry/" xlink:type="simple">https://www.uneiaparjour.fr/smmry/</text:a></text:p>
          </table:table-cell>
          <table:table-cell table:style-name="ce74" office:value-type="string" calcext:value-type="string">
            <text:p>documents</text:p>
          </table:table-cell>
          <table:table-cell table:style-name="ce74" table:number-columns-repeated="5"/>
          <table:table-cell table:style-name="ce92" office:value-type="date" office:date-value="2024-04-16" calcext: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curious</text:p>
          </table:table-cell>
          <table:table-cell table:style-name="ce74" office:value-type="string" calcext: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calcext:value-type="string">
            <text:p><text:a xlink:href="https://www.uneiaparjour.fr/picurious/" xlink:type="simple">https://www.uneiaparjour.fr/picurious/</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2"/>
          <table:table-cell table:style-name="ce92" office:value-type="date" office:date-value="2024-04-15" calcext: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wlift</text:p>
          </table:table-cell>
          <table:table-cell table:style-name="ce74" office:value-type="string" calcext: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calcext:value-type="string">
            <text:p><text:a xlink:href="https://www.uneiaparjour.fr/owlift/" xlink:type="simple">https://www.uneiaparjour.fr/owlift/</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4-14" calcext: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peechmatics</text:p>
          </table:table-cell>
          <table:table-cell table:style-name="ce74" office:value-type="string" calcext: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calcext:value-type="string">
            <text:p><text:a xlink:href="https://www.uneiaparjour.fr/speechmatics/" xlink:type="simple">https://www.uneiaparjour.fr/speechmatics/</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4"/>
          <table:table-cell table:style-name="ce92" office:value-type="date" office:date-value="2024-04-13" calcext: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estion AI</text:p>
          </table:table-cell>
          <table:table-cell table:style-name="ce74" office:value-type="string" calcext: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calcext:value-type="string">
            <text:p><text:a xlink:href="https://www.uneiaparjour.fr/question-ai/" xlink:type="simple">https://www.uneiaparjour.fr/question-ai/</text:a></text:p>
          </table:table-cell>
          <table:table-cell table:style-name="ce74" office:value-type="string" calcext:value-type="string">
            <text:p>documents</text:p>
          </table:table-cell>
          <table:table-cell table:style-name="ce74" office:value-type="string" calcext:value-type="string">
            <text:p>usage illimité</text:p>
          </table:table-cell>
          <table:table-cell table:style-name="ce74" table:number-columns-repeated="4"/>
          <table:table-cell table:style-name="ce92" office:value-type="date" office:date-value="2024-04-12" calcext: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ass Companion</text:p>
          </table:table-cell>
          <table:table-cell table:style-name="ce74" office:value-type="string" calcext: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calcext:value-type="string">
            <text:p><text:a xlink:href="https://www.uneiaparjour.fr/class-companion/" xlink:type="simple">https://www.uneiaparjour.fr/class-companion/</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usage illimité</text:p>
          </table:table-cell>
          <table:table-cell table:style-name="ce74" table:number-columns-repeated="3"/>
          <table:table-cell table:style-name="ce92" office:value-type="date" office:date-value="2024-04-11" calcext: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csv</text:p>
          </table:table-cell>
          <table:table-cell table:style-name="ce74" office:value-type="string" calcext: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calcext:value-type="string">
            <text:p><text:a xlink:href="https://www.uneiaparjour.fr/chatcsv/" xlink:type="simple">https://www.uneiaparjour.fr/chatcsv/</text:a></text:p>
          </table:table-cell>
          <table:table-cell table:style-name="ce74" office:value-type="string" calcext:value-type="string">
            <text:p>données</text:p>
          </table:table-cell>
          <table:table-cell table:style-name="ce74" office:value-type="string" calcext:value-type="string">
            <text:p>usage illimité</text:p>
          </table:table-cell>
          <table:table-cell table:style-name="ce74" table:number-columns-repeated="4"/>
          <table:table-cell table:style-name="ce92" office:value-type="date" office:date-value="2024-04-10" calcext: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Udio</text:p>
          </table:table-cell>
          <table:table-cell table:style-name="ce74" office:value-type="string" calcext: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calcext:value-type="string">
            <text:p><text:a xlink:href="https://www.uneiaparjour.fr/udio/" xlink:type="simple">https://www.uneiaparjour.fr/udio/</text:a></text:p>
          </table:table-cell>
          <table:table-cell table:style-name="ce74" office:value-type="string" calcext:value-type="string">
            <text:p>musique</text:p>
          </table:table-cell>
          <table:table-cell table:style-name="ce74" table:number-columns-repeated="5"/>
          <table:table-cell table:style-name="ce92" office:value-type="date" office:date-value="2024-04-09" calcext: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ognitium</text:p>
          </table:table-cell>
          <table:table-cell table:style-name="ce74" office:value-type="string" calcext: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calcext:value-type="string">
            <text:p><text:a xlink:href="https://www.uneiaparjour.fr/kognitium/" xlink:type="simple">https://www.uneiaparjour.fr/kognitium/</text:a></text:p>
          </table:table-cell>
          <table:table-cell table:style-name="ce74" office:value-type="string" calcext:value-type="string">
            <text:p>chatbot</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table:number-columns-repeated="3"/>
          <table:table-cell table:style-name="ce92" office:value-type="date" office:date-value="2024-04-08" calcext: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df to chat</text:p>
          </table:table-cell>
          <table:table-cell table:style-name="ce74" office:value-type="string" calcext: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calcext:value-type="string">
            <text:p><text:a xlink:href="https://www.uneiaparjour.fr/pdf-to-chat/" xlink:type="simple">https://www.uneiaparjour.fr/pdf-to-chat/</text:a></text:p>
          </table:table-cell>
          <table:table-cell table:style-name="ce74" office:value-type="string" calcext:value-type="string">
            <text:p>document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4-04-07" calcext: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rphic</text:p>
          </table:table-cell>
          <table:table-cell table:style-name="ce74" office:value-type="string" calcext: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calcext:value-type="string">
            <text:p><text:a xlink:href="https://www.uneiaparjour.fr/morphic/" xlink:type="simple">https://www.uneiaparjour.fr/morphic/</text:a></text:p>
          </table:table-cell>
          <table:table-cell table:style-name="ce74" office:value-type="string" calcext:value-type="string">
            <text:p>open source</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4-06" calcext: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ee</text:p>
          </table:table-cell>
          <table:table-cell table:style-name="ce74" office:value-type="string" calcext: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calcext:value-type="string">
            <text:p><text:a xlink:href="https://www.uneiaparjour.fr/clee/" xlink:type="simple">https://www.uneiaparjour.fr/clee/</text:a></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number-columns-repeated="4"/>
          <table:table-cell table:style-name="ce92" office:value-type="date" office:date-value="2024-04-05" calcext: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pmind</text:p>
          </table:table-cell>
          <table:table-cell table:style-name="ce74" office:value-type="string" calcext: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calcext:value-type="string">
            <text:p><text:a xlink:href="https://www.uneiaparjour.fr/mapmind/" xlink:type="simple">https://www.uneiaparjour.fr/mapmind/</text:a></text:p>
          </table:table-cell>
          <table:table-cell table:style-name="ce74" office:value-type="string" calcext:value-type="string">
            <text:p>mindmap</text:p>
          </table:table-cell>
          <table:table-cell table:style-name="ce74" office:value-type="string" calcext:value-type="string">
            <text:p>usage illimité</text:p>
          </table:table-cell>
          <table:table-cell table:style-name="ce74" table:number-columns-repeated="4"/>
          <table:table-cell table:style-name="ce92" office:value-type="date" office:date-value="2024-04-04" calcext: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atekeep</text:p>
          </table:table-cell>
          <table:table-cell table:style-name="ce74" office:value-type="string" calcext: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calcext:value-type="string">
            <text:p><text:a xlink:href="https://www.uneiaparjour.fr/gatekeep/" xlink:type="simple">https://www.uneiaparjour.fr/gatekeep/</text:a></text:p>
          </table:table-cell>
          <table:table-cell table:style-name="ce74" office:value-type="string" calcext:value-type="string">
            <text:p>éducation</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3"/>
          <table:table-cell table:style-name="ce92" office:value-type="date" office:date-value="2024-04-03" calcext: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azy</text:p>
          </table:table-cell>
          <table:table-cell table:style-name="ce74" office:value-type="string" calcext: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calcext:value-type="string">
            <text:p><text:a xlink:href="https://www.uneiaparjour.fr/lazy/" xlink:type="simple">https://www.uneiaparjour.fr/lazy/</text:a></text:p>
          </table:table-cell>
          <table:table-cell table:style-name="ce74" office:value-type="string" calcext:value-type="string">
            <text:p>application</text:p>
          </table:table-cell>
          <table:table-cell table:style-name="ce74" table:number-columns-repeated="5"/>
          <table:table-cell table:style-name="ce92" office:value-type="date" office:date-value="2024-04-02" calcext: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hortvideosapp</text:p>
          </table:table-cell>
          <table:table-cell table:style-name="ce74" office:value-type="string" calcext: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calcext:value-type="string">
            <text:p><text:a xlink:href="https://www.uneiaparjour.fr/shortvideosapp/" xlink:type="simple">https://www.uneiaparjour.fr/shortvideosapp/</text:a></text:p>
          </table:table-cell>
          <table:table-cell table:style-name="ce74" office:value-type="string" calcext:value-type="string">
            <text:p>vidéo</text:p>
          </table:table-cell>
          <table:table-cell table:style-name="ce74" table:number-columns-repeated="5"/>
          <table:table-cell table:style-name="ce92" office:value-type="date" office:date-value="2024-04-01" calcext: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llumidesk</text:p>
          </table:table-cell>
          <table:table-cell table:style-name="ce74" office:value-type="string" calcext: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calcext:value-type="string">
            <text:p><text:a xlink:href="https://www.uneiaparjour.fr/illumidesk/" xlink:type="simple">https://www.uneiaparjour.fr/illumidesk/</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3-31" calcext: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kingprogress</text:p>
          </table:table-cell>
          <table:table-cell table:style-name="ce74" office:value-type="string" calcext: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calcext:value-type="string">
            <text:p><text:a xlink:href="https://www.uneiaparjour.fr/makingprogress/" xlink:type="simple">https://www.uneiaparjour.fr/makingprogress/</text:a></text:p>
          </table:table-cell>
          <table:table-cell table:style-name="ce74" office:value-type="string" calcext:value-type="string">
            <text:p>éducation</text:p>
          </table:table-cell>
          <table:table-cell table:style-name="ce74" office:value-type="string" calcext:value-type="string">
            <text:p>usage illimité</text:p>
          </table:table-cell>
          <table:table-cell table:style-name="ce74" table:number-columns-repeated="4"/>
          <table:table-cell table:style-name="ce92" office:value-type="date" office:date-value="2024-03-30" calcext: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lobe translator</text:p>
          </table:table-cell>
          <table:table-cell table:style-name="ce74" office:value-type="string" calcext: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calcext:value-type="string">
            <text:p><text:a xlink:href="https://www.uneiaparjour.fr/globe-translator/" xlink:type="simple">https://www.uneiaparjour.fr/globe-translator/</text:a></text:p>
          </table:table-cell>
          <table:table-cell table:style-name="ce74" office:value-type="string" calcext:value-type="string">
            <text:p>donné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3-29" calcext: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ia</text:p>
          </table:table-cell>
          <table:table-cell table:style-name="ce74" office:value-type="string" calcext: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calcext:value-type="string">
            <text:p><text:a xlink:href="https://www.uneiaparjour.fr/bria/" xlink:type="simple">https://www.uneiaparjour.fr/bria/</text:a></text:p>
          </table:table-cell>
          <table:table-cell table:style-name="ce74" office:value-type="string" calcext:value-type="string">
            <text:p>images</text:p>
          </table:table-cell>
          <table:table-cell table:style-name="ce74" table:number-columns-repeated="5"/>
          <table:table-cell table:style-name="ce92" office:value-type="date" office:date-value="2024-03-28" calcext: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craft</text:p>
          </table:table-cell>
          <table:table-cell table:style-name="ce74" office:value-type="string" calcext: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calcext:value-type="string">
            <text:p><text:a xlink:href="https://www.uneiaparjour.fr/gencraft/" xlink:type="simple">https://www.uneiaparjour.fr/gencraft/</text:a></text:p>
          </table:table-cell>
          <table:table-cell table:style-name="ce74" office:value-type="string" calcext:value-type="string">
            <text:p>images</text:p>
          </table:table-cell>
          <table:table-cell table:style-name="ce74" table:number-columns-repeated="5"/>
          <table:table-cell table:style-name="ce92" office:value-type="date" office:date-value="2024-03-27" calcext: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wnai</text:p>
          </table:table-cell>
          <table:table-cell table:style-name="ce74" office:value-type="string" calcext: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calcext:value-type="string">
            <text:p><text:a xlink:href="https://www.uneiaparjour.fr/ownai/" xlink:type="simple">https://www.uneiaparjour.fr/ownai/</text:a></text:p>
          </table:table-cell>
          <table:table-cell table:style-name="ce74" office:value-type="string" calcext:value-type="string">
            <text:p>chatbot</text:p>
          </table:table-cell>
          <table:table-cell table:style-name="ce74" table:number-columns-repeated="5"/>
          <table:table-cell table:style-name="ce92" office:value-type="date" office:date-value="2024-03-26" calcext: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xt to video de Typeframes</text:p>
          </table:table-cell>
          <table:table-cell table:style-name="ce74" office:value-type="string" calcext: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calcext:value-type="string">
            <text:p><text:a xlink:href="https://www.uneiaparjour.fr/text-to-video-de-typeframes/" xlink:type="simple">https://www.uneiaparjour.fr/text-to-video-de-typeframes/</text:a></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number-columns-repeated="4"/>
          <table:table-cell table:style-name="ce92" office:value-type="date" office:date-value="2024-03-25" calcext: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isk Teaching</text:p>
          </table:table-cell>
          <table:table-cell table:style-name="ce74" office:value-type="string" calcext: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calcext:value-type="string">
            <text:p><text:a xlink:href="https://www.uneiaparjour.fr/brisk-teaching/" xlink:type="simple">https://www.uneiaparjour.fr/brisk-teaching/</text:a></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office:value-type="string" calcext:value-type="string">
            <text:p>quiz et flashcards</text:p>
          </table:table-cell>
          <table:table-cell table:style-name="ce74" table:number-columns-repeated="3"/>
          <table:table-cell table:style-name="ce92" office:value-type="date" office:date-value="2024-03-24" calcext: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lidesgo</text:p>
          </table:table-cell>
          <table:table-cell table:style-name="ce74" office:value-type="string" calcext: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calcext:value-type="string">
            <text:p><text:a xlink:href="https://www.uneiaparjour.fr/slidesgo/" xlink:type="simple">https://www.uneiaparjour.fr/slidesgo/</text:a></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table:number-columns-repeated="4"/>
          <table:table-cell table:style-name="ce92" office:value-type="date" office:date-value="2024-03-23" calcext: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alk me</text:p>
          </table:table-cell>
          <table:table-cell table:style-name="ce74" office:value-type="string" calcext: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calcext:value-type="string">
            <text:p><text:a xlink:href="https://www.uneiaparjour.fr/talk-me/" xlink:type="simple">https://www.uneiaparjour.fr/talk-me/</text:a></text:p>
          </table:table-cell>
          <table:table-cell table:style-name="ce74" office:value-type="string" calcext:value-type="string">
            <text:p>langues</text:p>
          </table:table-cell>
          <table:table-cell table:style-name="ce74" table:number-columns-repeated="5"/>
          <table:table-cell table:style-name="ce92" office:value-type="date" office:date-value="2024-03-22" calcext: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onauto</text:p>
          </table:table-cell>
          <table:table-cell table:style-name="ce74" office:value-type="string" calcext: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calcext:value-type="string">
            <text:p><text:a xlink:href="https://www.uneiaparjour.fr/sonauto/" xlink:type="simple">https://www.uneiaparjour.fr/sonauto/</text:a></text:p>
          </table:table-cell>
          <table:table-cell table:style-name="ce74" office:value-type="string" calcext:value-type="string">
            <text:p>musique</text:p>
          </table:table-cell>
          <table:table-cell table:style-name="ce74" table:number-columns-repeated="5"/>
          <table:table-cell table:style-name="ce92" office:value-type="date" office:date-value="2024-03-21" calcext: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ards AI</text:p>
          </table:table-cell>
          <table:table-cell table:style-name="ce74" office:value-type="string" calcext: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calcext:value-type="string">
            <text:p><text:a xlink:href="https://www.uneiaparjour.fr/kards-ai/" xlink:type="simple">https://www.uneiaparjour.fr/kards-ai/</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3-20" calcext: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oords</text:p>
          </table:table-cell>
          <table:table-cell table:style-name="ce74" office:value-type="string" calcext: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calcext:value-type="string">
            <text:p><text:a xlink:href="https://www.uneiaparjour.fr/boords/" xlink:type="simple">https://www.uneiaparjour.fr/boords/</text:a></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number-columns-repeated="3"/>
          <table:table-cell table:style-name="ce92" office:value-type="date" office:date-value="2024-03-19" calcext: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ipfy</text:p>
          </table:table-cell>
          <table:table-cell table:style-name="ce74" office:value-type="string" calcext: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calcext:value-type="string">
            <text:p><text:a xlink:href="https://www.uneiaparjour.fr/clipfy/" xlink:type="simple">https://www.uneiaparjour.fr/clipfy/</text:a></text:p>
          </table:table-cell>
          <table:table-cell table:style-name="ce74" office:value-type="string" calcext:value-type="string">
            <text:p>vidéo</text:p>
          </table:table-cell>
          <table:table-cell table:style-name="ce74" table:number-columns-repeated="5"/>
          <table:table-cell table:style-name="ce92" office:value-type="date" office:date-value="2024-03-18" calcext: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rning studio</text:p>
          </table:table-cell>
          <table:table-cell table:style-name="ce74" office:value-type="string" calcext: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calcext:value-type="string">
            <text:p><text:a xlink:href="https://www.uneiaparjour.fr/learning-studio/" xlink:type="simple">https://www.uneiaparjour.fr/learning-studio/</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4-03-17" calcext: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erobot</text:p>
          </table:table-cell>
          <table:table-cell table:style-name="ce74" office:value-type="string" calcext: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calcext:value-type="string">
            <text:p><text:a xlink:href="https://www.uneiaparjour.fr/zerobot/" xlink:type="simple">https://www.uneiaparjour.fr/zerobot/</text:a></text:p>
          </table:table-cell>
          <table:table-cell table:style-name="ce74" office:value-type="string" calcext:value-type="string">
            <text:p>chatbot</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number-columns-repeated="3"/>
          <table:table-cell table:style-name="ce92" office:value-type="date" office:date-value="2024-03-16" calcext: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ammy</text:p>
          </table:table-cell>
          <table:table-cell table:style-name="ce74" office:value-type="string" calcext: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calcext:value-type="string">
            <text:p><text:a xlink:href="https://www.uneiaparjour.fr/tammy/" xlink:type="simple">https://www.uneiaparjour.fr/tammy/</text:a></text:p>
          </table:table-cell>
          <table:table-cell table:style-name="ce74" office:value-type="string" calcext:value-type="string">
            <text:p>youtube</text:p>
          </table:table-cell>
          <table:table-cell table:style-name="ce74" table:number-columns-repeated="5"/>
          <table:table-cell table:style-name="ce92" office:value-type="date" office:date-value="2024-03-15" calcext: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ke real polls</text:p>
          </table:table-cell>
          <table:table-cell table:style-name="ce74" office:value-type="string" calcext: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calcext:value-type="string">
            <text:p><text:a xlink:href="https://www.uneiaparjour.fr/make-real-polls/" xlink:type="simple">https://www.uneiaparjour.fr/make-real-polls/</text:a></text:p>
          </table:table-cell>
          <table:table-cell table:style-name="ce74" office:value-type="string" calcext:value-type="string">
            <text:p>quiz et flashcard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3-14" calcext: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une</text:p>
          </table:table-cell>
          <table:table-cell table:style-name="ce74" office:value-type="string" calcext: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calcext:value-type="string">
            <text:p><text:a xlink:href="https://www.uneiaparjour.fr/tune/" xlink:type="simple">https://www.uneiaparjour.fr/tune/</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table:number-columns-repeated="4"/>
          <table:table-cell table:style-name="ce92" office:value-type="date" office:date-value="2024-03-13" calcext: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ngmaker</text:p>
          </table:table-cell>
          <table:table-cell table:style-name="ce74" office:value-type="string" calcext: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calcext:value-type="string">
            <text:p><text:a xlink:href="https://www.uneiaparjour.fr/pngmaker/" xlink:type="simple">https://www.uneiaparjour.fr/pngmaker/</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3-12" calcext: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sual electric</text:p>
          </table:table-cell>
          <table:table-cell table:style-name="ce74" office:value-type="string" calcext: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calcext:value-type="string">
            <text:p><text:a xlink:href="https://www.uneiaparjour.fr/visual-electric/" xlink:type="simple">https://www.uneiaparjour.fr/visual-electric/</text:a></text:p>
          </table:table-cell>
          <table:table-cell table:style-name="ce74" office:value-type="string" calcext:value-type="string">
            <text:p>images</text:p>
          </table:table-cell>
          <table:table-cell table:style-name="ce74" table:number-columns-repeated="5"/>
          <table:table-cell table:style-name="ce92" office:value-type="date" office:date-value="2024-03-11" calcext: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tes GPT</text:p>
          </table:table-cell>
          <table:table-cell table:style-name="ce74" office:value-type="string" calcext: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calcext:value-type="string">
            <text:p><text:a xlink:href="https://www.uneiaparjour.fr/notes-gpt/" xlink:type="simple">https://www.uneiaparjour.fr/notes-gpt/</text:a></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number-columns-repeated="2"/>
          <table:table-cell table:style-name="ce92" office:value-type="date" office:date-value="2024-03-10" calcext: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avi</text:p>
          </table:table-cell>
          <table:table-cell table:style-name="ce74" office:value-type="string" calcext: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calcext:value-type="string">
            <text:p><text:a xlink:href="https://www.uneiaparjour.fr/navi/" xlink:type="simple">https://www.uneiaparjour.fr/navi/</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3-09" calcext: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imateLCM</text:p>
          </table:table-cell>
          <table:table-cell table:style-name="ce74" office:value-type="string" calcext: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calcext:value-type="string">
            <text:p><text:a xlink:href="https://www.uneiaparjour.fr/animatelcm/" xlink:type="simple">https://www.uneiaparjour.fr/animatelcm/</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2"/>
          <table:table-cell table:style-name="ce92" office:value-type="date" office:date-value="2024-03-08" calcext: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Story Generator</text:p>
          </table:table-cell>
          <table:table-cell table:style-name="ce74" office:value-type="string" calcext: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calcext:value-type="string">
            <text:p><text:a xlink:href="https://www.uneiaparjour.fr/ai-story-generator/" xlink:type="simple">https://www.uneiaparjour.fr/ai-story-generator/</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3-07" calcext: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lorin</text:p>
          </table:table-cell>
          <table:table-cell table:style-name="ce74" office:value-type="string" calcext: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calcext:value-type="string">
            <text:p><text:a xlink:href="https://www.uneiaparjour.fr/colorin/" xlink:type="simple">https://www.uneiaparjour.fr/colorin/</text:a></text:p>
          </table:table-cell>
          <table:table-cell table:style-name="ce74" office:value-type="string" calcext:value-type="string">
            <text:p>images</text:p>
          </table:table-cell>
          <table:table-cell table:style-name="ce74" table:number-columns-repeated="5"/>
          <table:table-cell table:style-name="ce92" office:value-type="date" office:date-value="2024-03-06" calcext: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ading club</text:p>
          </table:table-cell>
          <table:table-cell table:style-name="ce74" office:value-type="string" calcext: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calcext:value-type="string">
            <text:p><text:a xlink:href="https://www.uneiaparjour.fr/reading-club/" xlink:type="simple">https://www.uneiaparjour.fr/reading-club/</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3"/>
          <table:table-cell table:style-name="ce92" office:value-type="date" office:date-value="2024-03-05" calcext: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icker baker</text:p>
          </table:table-cell>
          <table:table-cell table:style-name="ce74" office:value-type="string" calcext: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calcext:value-type="string">
            <text:p><text:a xlink:href="https://www.uneiaparjour.fr/sticker-baker/" xlink:type="simple">https://www.uneiaparjour.fr/sticker-baker/</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3-04" calcext: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 chat</text:p>
          </table:table-cell>
          <table:table-cell table:style-name="ce74" office:value-type="string" calcext: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calcext:value-type="string">
            <text:p><text:a xlink:href="https://www.uneiaparjour.fr/le-chat/" xlink:type="simple">https://www.uneiaparjour.fr/le-chat/</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3"/>
          <table:table-cell table:style-name="ce92" office:value-type="date" office:date-value="2024-03-03" calcext: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aude 3</text:p>
          </table:table-cell>
          <table:table-cell table:style-name="ce74" office:value-type="string" calcext: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calcext:value-type="string">
            <text:p><text:a xlink:href="https://www.uneiaparjour.fr/claude-3/" xlink:type="simple">https://www.uneiaparjour.fr/claude-3/</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2"/>
          <table:table-cell table:style-name="ce92" office:value-type="date" office:date-value="2024-03-02" calcext: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amma sites</text:p>
          </table:table-cell>
          <table:table-cell table:style-name="ce74" office:value-type="string" calcext: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calcext:value-type="string">
            <text:p><text:a xlink:href="https://www.uneiaparjour.fr/gamma-sites/" xlink:type="simple">https://www.uneiaparjour.fr/gamma-sites/</text:a></text:p>
          </table:table-cell>
          <table:table-cell table:style-name="ce74" office:value-type="string" calcext:value-type="string">
            <text:p>images</text:p>
          </table:table-cell>
          <table:table-cell table:style-name="ce74" office:value-type="string" calcext:value-type="string">
            <text:p>site web</text:p>
          </table:table-cell>
          <table:table-cell table:style-name="ce74" office:value-type="string" calcext:value-type="string">
            <text:p>texte</text:p>
          </table:table-cell>
          <table:table-cell table:style-name="ce74" table:number-columns-repeated="3"/>
          <table:table-cell table:style-name="ce92" office:value-type="date" office:date-value="2024-03-01" calcext: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rpheeus</text:p>
          </table:table-cell>
          <table:table-cell table:style-name="ce74" office:value-type="string" calcext: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calcext:value-type="string">
            <text:p><text:a xlink:href="https://www.uneiaparjour.fr/morpheeus/" xlink:type="simple">https://www.uneiaparjour.fr/morpheeus/</text:a></text:p>
          </table:table-cell>
          <table:table-cell table:style-name="ce74" office:value-type="string" calcext:value-type="string">
            <text:p>histoires enfants</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3"/>
          <table:table-cell table:style-name="ce92" office:value-type="date" office:date-value="2024-02-29" calcext: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ey Pat</text:p>
          </table:table-cell>
          <table:table-cell table:style-name="ce74" office:value-type="string" calcext: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calcext:value-type="string">
            <text:p><text:a xlink:href="https://www.uneiaparjour.fr/hey-pat/" xlink:type="simple">https://www.uneiaparjour.fr/hey-pat/</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3"/>
          <table:table-cell table:style-name="ce92" office:value-type="date" office:date-value="2024-02-28" calcext: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ummarize</text:p>
          </table:table-cell>
          <table:table-cell table:style-name="ce74" office:value-type="string" calcext: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calcext:value-type="string">
            <text:p><text:a xlink:href="https://www.uneiaparjour.fr/summarize/" xlink:type="simple">https://www.uneiaparjour.fr/summarize/</text:a></text:p>
          </table:table-cell>
          <table:table-cell table:style-name="ce74" office:value-type="string" calcext:value-type="string">
            <text:p>mindmap</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number-columns-repeated="3"/>
          <table:table-cell table:style-name="ce92" office:value-type="date" office:date-value="2024-02-27" calcext: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oject FTK</text:p>
          </table:table-cell>
          <table:table-cell table:style-name="ce74" office:value-type="string" calcext: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calcext:value-type="string">
            <text:p><text:a xlink:href="https://www.uneiaparjour.fr/project-ftk/" xlink:type="simple">https://www.uneiaparjour.fr/project-ftk/</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table:number-columns-repeated="4"/>
          <table:table-cell table:style-name="ce92" office:value-type="date" office:date-value="2024-02-26" calcext: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hind</text:p>
          </table:table-cell>
          <table:table-cell table:style-name="ce74" office:value-type="string" calcext: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calcext:value-type="string">
            <text:p><text:a xlink:href="https://www.uneiaparjour.fr/phind/" xlink:type="simple">https://www.uneiaparjour.fr/phind/</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3"/>
          <table:table-cell table:style-name="ce92" office:value-type="date" office:date-value="2024-02-25" calcext: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e to music</text:p>
          </table:table-cell>
          <table:table-cell table:style-name="ce74" office:value-type="string" calcext: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calcext:value-type="string">
            <text:p><text:a xlink:href="https://www.uneiaparjour.fr/image-to-music/" xlink:type="simple">https://www.uneiaparjour.fr/image-to-music/</text:a></text:p>
          </table:table-cell>
          <table:table-cell table:style-name="ce74" office:value-type="string" calcext:value-type="string">
            <text:p>images</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92" office:value-type="date" office:date-value="2024-02-24" calcext: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so</text:p>
          </table:table-cell>
          <table:table-cell table:style-name="ce74" office:value-type="string" calcext: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calcext:value-type="string">
            <text:p><text:a xlink:href="https://www.uneiaparjour.fr/oso/" xlink:type="simple">https://www.uneiaparjour.fr/oso/</text:a></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4"/>
          <table:table-cell table:style-name="ce92" office:value-type="date" office:date-value="2024-02-23" calcext: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ligen</text:p>
          </table:table-cell>
          <table:table-cell table:style-name="ce74" office:value-type="string" calcext: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calcext:value-type="string">
            <text:p><text:a xlink:href="https://www.uneiaparjour.fr/gligen/" xlink:type="simple">https://www.uneiaparjour.fr/gligen/</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2-22" calcext: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chemely</text:p>
          </table:table-cell>
          <table:table-cell table:style-name="ce74" office:value-type="string" calcext: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calcext:value-type="string">
            <text:p><text:a xlink:href="https://www.uneiaparjour.fr/schemely/" xlink:type="simple">https://www.uneiaparjour.fr/schemely/</text:a></text:p>
          </table:table-cell>
          <table:table-cell table:style-name="ce74" office:value-type="string" calcext:value-type="string">
            <text:p>éducation</text:p>
          </table:table-cell>
          <table:table-cell table:style-name="ce74" table:number-columns-repeated="5"/>
          <table:table-cell table:style-name="ce92" office:value-type="date" office:date-value="2024-02-21" calcext: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isdomPlan</text:p>
          </table:table-cell>
          <table:table-cell table:style-name="ce74" office:value-type="string" calcext: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calcext:value-type="string">
            <text:p><text:a xlink:href="https://www.uneiaparjour.fr/wisdomplan/" xlink:type="simple">https://www.uneiaparjour.fr/wisdomplan/</text:a></text:p>
          </table:table-cell>
          <table:table-cell table:style-name="ce74" office:value-type="string" calcext:value-type="string">
            <text:p>éducation</text:p>
          </table:table-cell>
          <table:table-cell table:style-name="ce74" table:number-columns-repeated="5"/>
          <table:table-cell table:style-name="ce92" office:value-type="date" office:date-value="2024-02-20" calcext: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DXL Lightning</text:p>
          </table:table-cell>
          <table:table-cell table:style-name="ce74" office:value-type="string" calcext:value-type="string">
            <text:p>SDXL Lightning (https://fastsdxl.ai), basé sur Stable Diffusion XL, génère </text:p>
            <text:p>des imagesen temps réel. « Seed » disponible. Gratuit, sans compte, </text:p>
            <text:p>illimité et open source.</text:p>
          </table:table-cell>
          <table:table-cell table:style-name="ce75" office:value-type="string" calcext:value-type="string">
            <text:p><text:a xlink:href="https://www.uneiaparjour.fr/sdxl-lightning/" xlink:type="simple">https://www.uneiaparjour.fr/sdxl-lightning/</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2-19" calcext: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ashtoon</text:p>
          </table:table-cell>
          <table:table-cell table:style-name="ce74" office:value-type="string" calcext: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calcext:value-type="string">
            <text:p><text:a xlink:href="https://www.uneiaparjour.fr/dashtoon/" xlink:type="simple">https://www.uneiaparjour.fr/dashtoon/</text:a></text:p>
          </table:table-cell>
          <table:table-cell table:style-name="ce74" office:value-type="string" calcext:value-type="string">
            <text:p>bande dessinée</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3"/>
          <table:table-cell table:style-name="ce92" office:value-type="date" office:date-value="2024-02-18" calcext: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MSYS</text:p>
          </table:table-cell>
          <table:table-cell table:style-name="ce74" office:value-type="string" calcext: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calcext:value-type="string">
            <text:p><text:a xlink:href="https://www.uneiaparjour.fr/lmsys/" xlink:type="simple">https://www.uneiaparjour.fr/lmsys/</text:a></text:p>
          </table:table-cell>
          <table:table-cell table:style-name="ce74" office:value-type="string" calcext:value-type="string">
            <text:p>LLM</text:p>
          </table:table-cell>
          <table:table-cell table:style-name="ce74" table:number-columns-repeated="5"/>
          <table:table-cell table:style-name="ce92" office:value-type="date" office:date-value="2024-02-17" calcext: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 Cascade</text:p>
          </table:table-cell>
          <table:table-cell table:style-name="ce74" office:value-type="string" calcext: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calcext:value-type="string">
            <text:p><text:a xlink:href="https://www.uneiaparjour.fr/stable-cascade/" xlink:type="simple">https://www.uneiaparjour.fr/stable-cascade/</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2-16" calcext: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ka</text:p>
          </table:table-cell>
          <table:table-cell table:style-name="ce74" office:value-type="string" calcext: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calcext:value-type="string">
            <text:p><text:a xlink:href="https://www.uneiaparjour.fr/reka/" xlink:type="simple">https://www.uneiaparjour.fr/reka/</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3"/>
          <table:table-cell table:style-name="ce92" office:value-type="date" office:date-value="2024-02-15" calcext: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ip Panda</text:p>
          </table:table-cell>
          <table:table-cell table:style-name="ce74" office:value-type="string" calcext: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calcext:value-type="string">
            <text:p><text:a xlink:href="https://www.uneiaparjour.fr/clip-panda/" xlink:type="simple">https://www.uneiaparjour.fr/clip-panda/</text:a></text:p>
          </table:table-cell>
          <table:table-cell table:style-name="ce74" office:value-type="string" calcext:value-type="string">
            <text:p>vidéo</text:p>
          </table:table-cell>
          <table:table-cell table:style-name="ce74" table:number-columns-repeated="5"/>
          <table:table-cell table:style-name="ce92" office:value-type="date" office:date-value="2024-02-14" calcext: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pitol</text:p>
          </table:table-cell>
          <table:table-cell table:style-name="ce74" office:value-type="string" calcext: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calcext:value-type="string">
            <text:p><text:a xlink:href="https://www.uneiaparjour.fr/capitol/" xlink:type="simple">https://www.uneiaparjour.fr/capitol/</text:a></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4"/>
          <table:table-cell table:style-name="ce92" office:value-type="date" office:date-value="2024-02-13" calcext: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Chatsy</text:p>
          </table:table-cell>
          <table:table-cell table:style-name="ce74" office:value-type="string" calcext: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calcext:value-type="string">
            <text:p><text:a xlink:href="https://www.uneiaparjour.fr/ai-chatsy/" xlink:type="simple">https://www.uneiaparjour.fr/ai-chatsy/</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4"/>
          <table:table-cell table:style-name="ce92" office:value-type="date" office:date-value="2024-02-12" calcext: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y summary</text:p>
          </table:table-cell>
          <table:table-cell table:style-name="ce74" office:value-type="string" calcext: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calcext:value-type="string">
            <text:p><text:a xlink:href="https://www.uneiaparjour.fr/any-summary/" xlink:type="simple">https://www.uneiaparjour.fr/any-summary/</text:a></text:p>
          </table:table-cell>
          <table:table-cell table:style-name="ce74" office:value-type="string" calcext:value-type="string">
            <text:p>documents</text:p>
          </table:table-cell>
          <table:table-cell table:style-name="ce74" table:number-columns-repeated="5"/>
          <table:table-cell table:style-name="ce92" office:value-type="date" office:date-value="2024-02-11" calcext: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rapha</text:p>
          </table:table-cell>
          <table:table-cell table:style-name="ce74" office:value-type="string" calcext: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calcext:value-type="string">
            <text:p><text:a xlink:href="https://www.uneiaparjour.fr/grapha/" xlink:type="simple">https://www.uneiaparjour.fr/grapha/</text:a></text:p>
          </table:table-cell>
          <table:table-cell table:style-name="ce74" office:value-type="string" calcext:value-type="string">
            <text:p>données</text:p>
          </table:table-cell>
          <table:table-cell table:style-name="ce74" table:number-columns-repeated="5"/>
          <table:table-cell table:style-name="ce92" office:value-type="date" office:date-value="2024-02-10" calcext: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enGPTs</text:p>
          </table:table-cell>
          <table:table-cell table:style-name="ce74" office:value-type="string" calcext: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calcext:value-type="string">
            <text:p><text:a xlink:href="https://www.uneiaparjour.fr/opengpts/" xlink:type="simple">https://www.uneiaparjour.fr/opengpts/</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92" office:value-type="date" office:date-value="2024-02-09" calcext: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zou</text:p>
          </table:table-cell>
          <table:table-cell table:style-name="ce74" office:value-type="string" calcext: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calcext:value-type="string">
            <text:p><text:a xlink:href="https://www.uneiaparjour.fr/mizou/" xlink:type="simple">https://www.uneiaparjour.fr/mizou/</text:a></text:p>
          </table:table-cell>
          <table:table-cell table:style-name="ce74" office:value-type="string" calcext:value-type="string">
            <text:p>chatbot</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2-08" calcext: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mart Work Buddy</text:p>
          </table:table-cell>
          <table:table-cell table:style-name="ce74" office:value-type="string" calcext: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calcext:value-type="string">
            <text:p><text:a xlink:href="https://www.uneiaparjour.fr/smart-work-buddy/" xlink:type="simple">https://www.uneiaparjour.fr/smart-work-buddy/</text:a></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2-07" calcext: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mini</text:p>
          </table:table-cell>
          <table:table-cell table:style-name="ce74" office:value-type="string" calcext: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calcext:value-type="string">
            <text:p><text:a xlink:href="https://www.uneiaparjour.fr/gemini/" xlink:type="simple">https://www.uneiaparjour.fr/gemini/</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4"/>
          <table:table-cell table:style-name="ce92" office:value-type="date" office:date-value="2024-02-06" calcext: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rryai</text:p>
          </table:table-cell>
          <table:table-cell table:style-name="ce74" office:value-type="string" calcext: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calcext:value-type="string">
            <text:p><text:a xlink:href="https://www.uneiaparjour.fr/starryai/" xlink:type="simple">https://www.uneiaparjour.fr/starryai/</text:a></text:p>
          </table:table-cell>
          <table:table-cell table:style-name="ce74" office:value-type="string" calcext:value-type="string">
            <text:p>images</text:p>
          </table:table-cell>
          <table:table-cell table:style-name="ce74" table:number-columns-repeated="5"/>
          <table:table-cell table:style-name="ce92" office:value-type="date" office:date-value="2024-02-05" calcext: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ercel AI SDK</text:p>
          </table:table-cell>
          <table:table-cell table:style-name="ce74" office:value-type="string" calcext: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calcext:value-type="string">
            <text:p><text:a xlink:href="https://www.uneiaparjour.fr/vercel-ai-sdk/" xlink:type="simple">https://www.uneiaparjour.fr/vercel-ai-sdk/</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2-04" calcext: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oalaWriter et KoalaChat</text:p>
          </table:table-cell>
          <table:table-cell table:style-name="ce74" office:value-type="string" calcext: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calcext:value-type="string">
            <text:p><text:a xlink:href="https://www.uneiaparjour.fr/koalawriter-et-koalachat/" xlink:type="simple">https://www.uneiaparjour.fr/koalawriter-et-koalachat/</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4"/>
          <table:table-cell table:style-name="ce92" office:value-type="date" office:date-value="2024-02-03" calcext: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ssistants HuggingChat</text:p>
          </table:table-cell>
          <table:table-cell table:style-name="ce74" office:value-type="string" calcext: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calcext:value-type="string">
            <text:p><text:a xlink:href="https://www.uneiaparjour.fr/assistants-huggingchat/" xlink:type="simple">https://www.uneiaparjour.fr/assistants-huggingchat/</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4-02-02" calcext: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sk on video</text:p>
          </table:table-cell>
          <table:table-cell table:style-name="ce74" office:value-type="string" calcext: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calcext:value-type="string">
            <text:p><text:a xlink:href="https://www.uneiaparjour.fr/ask-on-video/" xlink:type="simple">https://www.uneiaparjour.fr/ask-on-video/</text:a></text:p>
          </table:table-cell>
          <table:table-cell table:style-name="ce74" office:value-type="string" calcext:value-type="string">
            <text:p>chatbot</text:p>
          </table:table-cell>
          <table:table-cell table:style-name="ce74" table:number-columns-repeated="5"/>
          <table:table-cell table:style-name="ce92" office:value-type="date" office:date-value="2024-02-01" calcext: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llbot</text:p>
          </table:table-cell>
          <table:table-cell table:style-name="ce74" office:value-type="string" calcext: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calcext:value-type="string">
            <text:p><text:a xlink:href="https://www.uneiaparjour.fr/quillbot/" xlink:type="simple">https://www.uneiaparjour.fr/quillbot/</text:a></text:p>
          </table:table-cell>
          <table:table-cell table:style-name="ce74" office:value-type="string" calcext:value-type="string">
            <text:p>document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table:number-columns-repeated="3"/>
          <table:table-cell table:style-name="ce92" office:value-type="date" office:date-value="2024-01-31" calcext: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image generator</text:p>
          </table:table-cell>
          <table:table-cell table:style-name="ce74" office:value-type="string" calcext: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calcext:value-type="string">
            <text:p><text:a xlink:href="https://www.uneiaparjour.fr/ai-image-generator/" xlink:type="simple">https://www.uneiaparjour.fr/ai-image-generator/</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table:number-columns-repeated="4"/>
          <table:table-cell table:style-name="ce92" office:value-type="date" office:date-value="2024-01-30" calcext: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ckTakes</text:p>
          </table:table-cell>
          <table:table-cell table:style-name="ce74" office:value-type="string" calcext: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calcext:value-type="string">
            <text:p><text:a xlink:href="https://www.uneiaparjour.fr/quicktakes/" xlink:type="simple">https://www.uneiaparjour.fr/quicktakes/</text:a></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3"/>
          <table:table-cell table:style-name="ce92" office:value-type="date" office:date-value="2024-01-29" calcext: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tch</text:p>
          </table:table-cell>
          <table:table-cell table:style-name="ce74" office:value-type="string" calcext: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calcext:value-type="string">
            <text:p><text:a xlink:href="https://www.uneiaparjour.fr/pitch/" xlink:type="simple">https://www.uneiaparjour.fr/pitch/</text:a></text:p>
          </table:table-cell>
          <table:table-cell table:style-name="ce74" office:value-type="string" calcext:value-type="string">
            <text:p>présentation</text:p>
          </table:table-cell>
          <table:table-cell table:style-name="ce74" table:number-columns-repeated="5"/>
          <table:table-cell table:style-name="ce92" office:value-type="date" office:date-value="2024-01-28" calcext: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hakker</text:p>
          </table:table-cell>
          <table:table-cell table:style-name="ce74" office:value-type="string" calcext: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calcext:value-type="string">
            <text:p><text:a xlink:href="https://www.uneiaparjour.fr/shakker/" xlink:type="simple">https://www.uneiaparjour.fr/shakker/</text:a></text:p>
          </table:table-cell>
          <table:table-cell table:style-name="ce74" office:value-type="string" calcext:value-type="string">
            <text:p>archives</text:p>
          </table:table-cell>
          <table:table-cell table:style-name="ce74" table:number-columns-repeated="5"/>
          <table:table-cell table:style-name="ce92" office:value-type="date" office:date-value="2024-01-27" calcext: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askAI</text:p>
          </table:table-cell>
          <table:table-cell table:style-name="ce74" office:value-type="string" calcext: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calcext:value-type="string">
            <text:p><text:a xlink:href="https://www.uneiaparjour.fr/iaskai/" xlink:type="simple">https://www.uneiaparjour.fr/iaskai/</text:a></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4"/>
          <table:table-cell table:style-name="ce92" office:value-type="date" office:date-value="2024-01-26" calcext: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omoAI</text:p>
          </table:table-cell>
          <table:table-cell table:style-name="ce74" office:value-type="string" calcext: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calcext:value-type="string">
            <text:p><text:a xlink:href="https://www.uneiaparjour.fr/domoai/" xlink:type="simple">https://www.uneiaparjour.fr/domoai/</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4"/>
          <table:table-cell table:style-name="ce92" office:value-type="date" office:date-value="2024-01-25" calcext: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ased Labs</text:p>
          </table:table-cell>
          <table:table-cell table:style-name="ce74" office:value-type="string" calcext: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calcext:value-type="string">
            <text:p><text:a xlink:href="https://www.uneiaparjour.fr/based-labs/" xlink:type="simple">https://www.uneiaparjour.fr/based-labs/</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4"/>
          <table:table-cell table:style-name="ce92" office:value-type="date" office:date-value="2024-01-24" calcext: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orksheet generator</text:p>
          </table:table-cell>
          <table:table-cell table:style-name="ce74" office:value-type="string" calcext: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calcext:value-type="string">
            <text:p><text:a xlink:href="https://www.uneiaparjour.fr/worksheet-generator/" xlink:type="simple">https://www.uneiaparjour.fr/worksheet-generator/</text:a></text:p>
          </table:table-cell>
          <table:table-cell table:style-name="ce74" office:value-type="string" calcext:value-type="string">
            <text:p>quiz et flashcard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4-01-23" calcext: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sc Ninja</text:p>
          </table:table-cell>
          <table:table-cell table:style-name="ce74" office:value-type="string" calcext: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calcext:value-type="string">
            <text:p><text:a xlink:href="https://www.uneiaparjour.fr/misc-ninja/" xlink:type="simple">https://www.uneiaparjour.fr/misc-ninja/</text:a></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4"/>
          <table:table-cell table:style-name="ce92" office:value-type="date" office:date-value="2024-01-22" calcext: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stantID</text:p>
          </table:table-cell>
          <table:table-cell table:style-name="ce74" office:value-type="string" calcext: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calcext:value-type="string">
            <text:p><text:a xlink:href="https://www.uneiaparjour.fr/instantid/" xlink:type="simple">https://www.uneiaparjour.fr/instantid/</text:a></text:p>
          </table:table-cell>
          <table:table-cell table:style-name="ce74" office:value-type="string" calcext:value-type="string">
            <text:p>images</text:p>
          </table:table-cell>
          <table:table-cell table:style-name="ce74" table:number-columns-repeated="5"/>
          <table:table-cell table:style-name="ce92" office:value-type="date" office:date-value="2024-01-21" calcext: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ndable</text:p>
          </table:table-cell>
          <table:table-cell table:style-name="ce74" office:value-type="string" calcext: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calcext:value-type="string">
            <text:p><text:a xlink:href="https://www.uneiaparjour.fr/mendable/" xlink:type="simple">https://www.uneiaparjour.fr/mendable/</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youtube</text:p>
          </table:table-cell>
          <table:table-cell table:style-name="ce74" table:number-columns-repeated="3"/>
          <table:table-cell table:style-name="ce92" office:value-type="date" office:date-value="2024-01-20" calcext: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ante</text:p>
          </table:table-cell>
          <table:table-cell table:style-name="ce74" office:value-type="string" calcext: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calcext:value-type="string">
            <text:p><text:a xlink:href="https://www.uneiaparjour.fr/dante/" xlink:type="simple">https://www.uneiaparjour.fr/dante/</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table:number-columns-repeated="4"/>
          <table:table-cell table:style-name="ce92" office:value-type="date" office:date-value="2024-01-19" calcext: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ading coach</text:p>
          </table:table-cell>
          <table:table-cell table:style-name="ce74" office:value-type="string" calcext: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calcext:value-type="string">
            <text:p><text:a xlink:href="https://www.uneiaparjour.fr/reading-coach/" xlink:type="simple">https://www.uneiaparjour.fr/reading-coach/</text:a></text:p>
          </table:table-cell>
          <table:table-cell table:style-name="ce74" office:value-type="string" calcext:value-type="string">
            <text:p>langues</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number-columns-repeated="3"/>
          <table:table-cell table:style-name="ce92" office:value-type="date" office:date-value="2024-01-18" calcext: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deo to blog</text:p>
          </table:table-cell>
          <table:table-cell table:style-name="ce74" office:value-type="string" calcext: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calcext:value-type="string">
            <text:p><text:a xlink:href="https://www.uneiaparjour.fr/video-to-blog/" xlink:type="simple">https://www.uneiaparjour.fr/video-to-blog/</text:a></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number-columns-repeated="4"/>
          <table:table-cell table:style-name="ce92" office:value-type="date" office:date-value="2024-01-17" calcext: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rtpixel</text:p>
          </table:table-cell>
          <table:table-cell table:style-name="ce74" office:value-type="string" calcext: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calcext:value-type="string">
            <text:p><text:a xlink:href="https://www.uneiaparjour.fr/chartpixel/" xlink:type="simple">https://www.uneiaparjour.fr/chartpixel/</text:a></text:p>
          </table:table-cell>
          <table:table-cell table:style-name="ce74" office:value-type="string" calcext:value-type="string">
            <text:p>données</text:p>
          </table:table-cell>
          <table:table-cell table:style-name="ce74" table:number-columns-repeated="5"/>
          <table:table-cell table:style-name="ce92" office:value-type="date" office:date-value="2024-01-16" calcext: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e Mixer</text:p>
          </table:table-cell>
          <table:table-cell table:style-name="ce74" office:value-type="string" calcext: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calcext:value-type="string">
            <text:p><text:a xlink:href="https://www.uneiaparjour.fr/image-mixer/" xlink:type="simple">https://www.uneiaparjour.fr/image-mixer/</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4-01-15" calcext: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int AI</text:p>
          </table:table-cell>
          <table:table-cell table:style-name="ce74" office:value-type="string" calcext: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calcext:value-type="string">
            <text:p><text:a xlink:href="https://www.uneiaparjour.fr/paint-ai/" xlink:type="simple">https://www.uneiaparjour.fr/paint-ai/</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4-01-14" calcext: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R Code AI Art Generator</text:p>
          </table:table-cell>
          <table:table-cell table:style-name="ce74" office:value-type="string" calcext: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calcext:value-type="string">
            <text:p><text:a xlink:href="https://www.uneiaparjour.fr/qr-code-ai-art-generator/" xlink:type="simple">https://www.uneiaparjour.fr/qr-code-ai-art-generator/</text:a></text:p>
          </table:table-cell>
          <table:table-cell table:style-name="ce74" office:value-type="string" calcext:value-type="string">
            <text:p>images</text:p>
          </table:table-cell>
          <table:table-cell table:style-name="ce74" office:value-type="string" calcext:value-type="string">
            <text:p>qr code</text:p>
          </table:table-cell>
          <table:table-cell table:style-name="ce74" table:number-columns-repeated="4"/>
          <table:table-cell table:style-name="ce92" office:value-type="date" office:date-value="2024-01-13" calcext: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elcraft</text:p>
          </table:table-cell>
          <table:table-cell table:style-name="ce74" office:value-type="string" calcext: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calcext:value-type="string">
            <text:p><text:a xlink:href="https://www.uneiaparjour.fr/reelcraft/" xlink:type="simple">https://www.uneiaparjour.fr/reelcraft/</text:a></text:p>
          </table:table-cell>
          <table:table-cell table:style-name="ce74" office:value-type="string" calcext:value-type="string">
            <text:p>texte</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number-columns-repeated="3"/>
          <table:table-cell table:style-name="ce92" office:value-type="date" office:date-value="2024-01-12" calcext: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zizz</text:p>
          </table:table-cell>
          <table:table-cell table:style-name="ce74" office:value-type="string" calcext: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calcext:value-type="string">
            <text:p><text:a xlink:href="https://www.uneiaparjour.fr/quizizz/" xlink:type="simple">https://www.uneiaparjour.fr/quizizz/</text:a></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youtube</text:p>
          </table:table-cell>
          <table:table-cell table:style-name="ce74" table:number-columns-repeated="2"/>
          <table:table-cell table:style-name="ce92" office:value-type="date" office:date-value="2024-01-11" calcext: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amp;AViz</text:p>
          </table:table-cell>
          <table:table-cell table:style-name="ce74" office:value-type="string" calcext: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calcext:value-type="string">
            <text:p><text:a xlink:href="https://www.uneiaparjour.fr/daviz/" xlink:type="simple">https://www.uneiaparjour.fr/daviz/</text:a></text:p>
          </table:table-cell>
          <table:table-cell table:style-name="ce74" office:value-type="string" calcext:value-type="string">
            <text:p>données</text:p>
          </table:table-cell>
          <table:table-cell table:style-name="ce74" table:number-columns-repeated="5"/>
          <table:table-cell table:style-name="ce92" office:value-type="date" office:date-value="2024-01-10" calcext: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PTS2D</text:p>
          </table:table-cell>
          <table:table-cell table:style-name="ce74" office:value-type="string" calcext: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calcext:value-type="string">
            <text:p><text:a xlink:href="https://www.uneiaparjour.fr/gpts2d/" xlink:type="simple">https://www.uneiaparjour.fr/gpts2d/</text:a></text:p>
          </table:table-cell>
          <table:table-cell table:style-name="ce74" office:value-type="string" calcext:value-type="string">
            <text:p>chatbot</text:p>
          </table:table-cell>
          <table:table-cell table:style-name="ce74" office:value-type="string" calcext:value-type="string">
            <text:p>mindmap</text:p>
          </table:table-cell>
          <table:table-cell table:style-name="ce74" table:number-columns-repeated="4"/>
          <table:table-cell table:style-name="ce92" office:value-type="date" office:date-value="2024-01-09" calcext: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Jotbot</text:p>
          </table:table-cell>
          <table:table-cell table:style-name="ce74" office:value-type="string" calcext: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calcext:value-type="string">
            <text:p><text:a xlink:href="https://www.uneiaparjour.fr/jotbot/" xlink:type="simple">https://www.uneiaparjour.fr/jotbot/</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number-columns-repeated="2"/>
          <table:table-cell table:style-name="ce92" office:value-type="date" office:date-value="2024-01-08" calcext: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ck generator</text:p>
          </table:table-cell>
          <table:table-cell table:style-name="ce74" office:value-type="string" calcext: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calcext:value-type="string">
            <text:p><text:a xlink:href="https://www.uneiaparjour.fr/pack-generator/" xlink:type="simple">https://www.uneiaparjour.fr/pack-generator/</text:a></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table:number-columns-repeated="4"/>
          <table:table-cell table:style-name="ce92" office:value-type="date" office:date-value="2024-01-07" calcext: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deamap</text:p>
          </table:table-cell>
          <table:table-cell table:style-name="ce74" office:value-type="string" calcext: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calcext:value-type="string">
            <text:p><text:a xlink:href="https://www.uneiaparjour.fr/ideamap/" xlink:type="simple">https://www.uneiaparjour.fr/ideamap/</text:a></text:p>
          </table:table-cell>
          <table:table-cell table:style-name="ce74" office:value-type="string" calcext:value-type="string">
            <text:p>mindmap</text:p>
          </table:table-cell>
          <table:table-cell table:style-name="ce74" office:value-type="string" calcext:value-type="string">
            <text:p>texte</text:p>
          </table:table-cell>
          <table:table-cell table:style-name="ce74" table:number-columns-repeated="4"/>
          <table:table-cell table:style-name="ce92" office:value-type="date" office:date-value="2024-01-06" calcext: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esentationGPT</text:p>
          </table:table-cell>
          <table:table-cell table:style-name="ce74" office:value-type="string" calcext: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calcext:value-type="string">
            <text:p><text:a xlink:href="https://www.uneiaparjour.fr/presentationgpt/" xlink:type="simple">https://www.uneiaparjour.fr/presentationgpt/</text:a></text:p>
          </table:table-cell>
          <table:table-cell table:style-name="ce74" office:value-type="string" calcext:value-type="string">
            <text:p>présentation</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4-01-05" calcext: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ex</text:p>
          </table:table-cell>
          <table:table-cell table:style-name="ce74" office:value-type="string" calcext: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calcext:value-type="string">
            <text:p><text:a xlink:href="https://www.uneiaparjour.fr/nex/" xlink:type="simple">https://www.uneiaparjour.fr/nex/</text:a></text:p>
          </table:table-cell>
          <table:table-cell table:style-name="ce74" office:value-type="string" calcext:value-type="string">
            <text:p>images</text:p>
          </table:table-cell>
          <table:table-cell table:style-name="ce74" table:number-columns-repeated="5"/>
          <table:table-cell table:style-name="ce92" office:value-type="date" office:date-value="2024-01-04" calcext: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ezo</text:p>
          </table:table-cell>
          <table:table-cell table:style-name="ce74" office:value-type="string" calcext: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calcext:value-type="string">
            <text:p><text:a xlink:href="https://www.uneiaparjour.fr/prezo/" xlink:type="simple">https://www.uneiaparjour.fr/prezo/</text:a></text:p>
          </table:table-cell>
          <table:table-cell table:style-name="ce74" office:value-type="string" calcext:value-type="string">
            <text:p>présentation</text:p>
          </table:table-cell>
          <table:table-cell table:style-name="ce74" table:number-columns-repeated="5"/>
          <table:table-cell table:style-name="ce92" office:value-type="date" office:date-value="2024-01-03" calcext: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ainstory</text:p>
          </table:table-cell>
          <table:table-cell table:style-name="ce74" office:value-type="string" calcext: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calcext:value-type="string">
            <text:p><text:a xlink:href="https://www.uneiaparjour.fr/brainstory/" xlink:type="simple">https://www.uneiaparjour.fr/brainstory/</text:a></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4"/>
          <table:table-cell table:style-name="ce92" office:value-type="date" office:date-value="2024-01-02" calcext: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en Lang</text:p>
          </table:table-cell>
          <table:table-cell table:style-name="ce74" office:value-type="string" calcext: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calcext:value-type="string">
            <text:p><text:a xlink:href="https://www.uneiaparjour.fr/open-lang/" xlink:type="simple">https://www.uneiaparjour.fr/open-lang/</text:a></text:p>
          </table:table-cell>
          <table:table-cell table:style-name="ce74" office:value-type="string" calcext:value-type="string">
            <text:p>langues</text:p>
          </table:table-cell>
          <table:table-cell table:style-name="ce74" office:value-type="string" calcext:value-type="string">
            <text:p>youtube</text:p>
          </table:table-cell>
          <table:table-cell table:style-name="ce74" table:number-columns-repeated="4"/>
          <table:table-cell table:style-name="ce92" office:value-type="date" office:date-value="2024-01-01" calcext: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win Pics</text:p>
          </table:table-cell>
          <table:table-cell table:style-name="ce74" office:value-type="string" calcext: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calcext:value-type="string">
            <text:p><text:a xlink:href="https://www.uneiaparjour.fr/twin-pics/" xlink:type="simple">https://www.uneiaparjour.fr/twin-pics/</text:a></text:p>
          </table:table-cell>
          <table:table-cell table:style-name="ce74" office:value-type="string" calcext:value-type="string">
            <text:p>images</text:p>
          </table:table-cell>
          <table:table-cell table:style-name="ce74" table:number-columns-repeated="5"/>
          <table:table-cell table:style-name="ce92" office:value-type="date" office:date-value="2023-12-31" calcext: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story Timelines</text:p>
          </table:table-cell>
          <table:table-cell table:style-name="ce74" office:value-type="string" calcext: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calcext:value-type="string">
            <text:p><text:a xlink:href="https://www.uneiaparjour.fr/history-timelines/" xlink:type="simple">https://www.uneiaparjour.fr/history-timelines/</text:a></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92" office:value-type="date" office:date-value="2023-12-30" calcext: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map Visualstory</text:p>
          </table:table-cell>
          <table:table-cell table:style-name="ce74" office:value-type="string" calcext: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calcext:value-type="string">
            <text:p><text:a xlink:href="https://www.uneiaparjour.fr/mymap-visualstory/" xlink:type="simple">https://www.uneiaparjour.fr/mymap-visualstory/</text:a></text:p>
          </table:table-cell>
          <table:table-cell table:style-name="ce74" office:value-type="string" calcext:value-type="string">
            <text:p>documents</text:p>
          </table:table-cell>
          <table:table-cell table:style-name="ce74" office:value-type="string" calcext:value-type="string">
            <text:p>mindmap</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92" office:value-type="date" office:date-value="2023-12-29" calcext: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ome</text:p>
          </table:table-cell>
          <table:table-cell table:style-name="ce74" office:value-type="string" calcext: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calcext:value-type="string">
            <text:p><text:a xlink:href="https://www.uneiaparjour.fr/prome/" xlink:type="simple">https://www.uneiaparjour.fr/prome/</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4"/>
          <table:table-cell table:style-name="ce92" office:value-type="date" office:date-value="2023-12-28" calcext: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edtime Ai</text:p>
          </table:table-cell>
          <table:table-cell table:style-name="ce74" office:value-type="string" calcext: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calcext:value-type="string">
            <text:p><text:a xlink:href="https://www.uneiaparjour.fr/bedtime-ai/" xlink:type="simple">https://www.uneiaparjour.fr/bedtime-ai/</text:a></text:p>
          </table:table-cell>
          <table:table-cell table:style-name="ce74" office:value-type="string" calcext:value-type="string">
            <text:p>histoires enfants</text:p>
          </table:table-cell>
          <table:table-cell table:style-name="ce74" office:value-type="string" calcext:value-type="string">
            <text:p>voix</text:p>
          </table:table-cell>
          <table:table-cell table:style-name="ce74" table:number-columns-repeated="4"/>
          <table:table-cell table:style-name="ce92" office:value-type="date" office:date-value="2023-12-27" calcext: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altime Canva de Leonardo</text:p>
          </table:table-cell>
          <table:table-cell table:style-name="ce74" office:value-type="string" calcext: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calcext:value-type="string">
            <text:p><text:a xlink:href="https://www.uneiaparjour.fr/realtime-canva-de-leonardo/" xlink:type="simple">https://www.uneiaparjour.fr/realtime-canva-de-leonardo/</text:a></text:p>
          </table:table-cell>
          <table:table-cell table:style-name="ce74" office:value-type="string" calcext:value-type="string">
            <text:p>images</text:p>
          </table:table-cell>
          <table:table-cell table:style-name="ce74" table:number-columns-repeated="5"/>
          <table:table-cell table:style-name="ce92" office:value-type="date" office:date-value="2023-12-26" calcext: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Comic Factory</text:p>
          </table:table-cell>
          <table:table-cell table:style-name="ce74" office:value-type="string" calcext: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calcext:value-type="string">
            <text:p><text:a xlink:href="https://www.uneiaparjour.fr/ai-comic-factory/" xlink:type="simple">https://www.uneiaparjour.fr/ai-comic-factory/</text:a></text:p>
          </table:table-cell>
          <table:table-cell table:style-name="ce74" office:value-type="string" calcext:value-type="string">
            <text:p>bande dessiné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3-12-25" calcext: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Julius</text:p>
          </table:table-cell>
          <table:table-cell table:style-name="ce74" office:value-type="string" calcext: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calcext:value-type="string">
            <text:p><text:a xlink:href="https://www.uneiaparjour.fr/julius/" xlink:type="simple">https://www.uneiaparjour.fr/julius/</text:a></text:p>
          </table:table-cell>
          <table:table-cell table:style-name="ce74" office:value-type="string" calcext:value-type="string">
            <text:p>chatbot</text:p>
          </table:table-cell>
          <table:table-cell table:style-name="ce74" office:value-type="string" calcext:value-type="string">
            <text:p>données</text:p>
          </table:table-cell>
          <table:table-cell table:style-name="ce74" office:value-type="string" calcext:value-type="string">
            <text:p>site web</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table-cell table:style-name="ce92" office:value-type="date" office:date-value="2023-12-24" calcext: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ease</text:p>
          </table:table-cell>
          <table:table-cell table:style-name="ce74" office:value-type="string" calcext: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calcext:value-type="string">
            <text:p><text:a xlink:href="https://www.uneiaparjour.fr/eduease/" xlink:type="simple">https://www.uneiaparjour.fr/eduease/</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3-12-23" calcext: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rea</text:p>
          </table:table-cell>
          <table:table-cell table:style-name="ce74" office:value-type="string" calcext: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calcext:value-type="string">
            <text:p><text:a xlink:href="https://www.uneiaparjour.fr/krea/" xlink:type="simple">https://www.uneiaparjour.fr/krea/</text:a></text:p>
          </table:table-cell>
          <table:table-cell table:style-name="ce74" office:value-type="string" calcext:value-type="string">
            <text:p>images</text:p>
          </table:table-cell>
          <table:table-cell table:style-name="ce74" table:number-columns-repeated="5"/>
          <table:table-cell table:style-name="ce92" office:value-type="date" office:date-value="2023-12-22" calcext: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ree AI Essay Write</text:p>
          </table:table-cell>
          <table:table-cell table:style-name="ce74" office:value-type="string" calcext: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calcext:value-type="string">
            <text:p><text:a xlink:href="https://www.uneiaparjour.fr/free-ai-essay-write/" xlink:type="simple">https://www.uneiaparjour.fr/free-ai-essay-write/</text:a></text:p>
          </table:table-cell>
          <table:table-cell table:style-name="ce74" office:value-type="string" calcext:value-type="string">
            <text:p>texte</text:p>
          </table:table-cell>
          <table:table-cell table:style-name="ce74" table:number-columns-repeated="5"/>
          <table:table-cell table:style-name="ce92" office:value-type="date" office:date-value="2023-12-21" calcext: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GPT</text:p>
          </table:table-cell>
          <table:table-cell table:style-name="ce74" office:value-type="string" calcext: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calcext:value-type="string">
            <text:p><text:a xlink:href="https://www.uneiaparjour.fr/edugpt/" xlink:type="simple">https://www.uneiaparjour.fr/edugpt/</text:a></text:p>
          </table:table-cell>
          <table:table-cell table:style-name="ce74" office:value-type="string" calcext:value-type="string">
            <text:p>éducation</text:p>
          </table:table-cell>
          <table:table-cell table:style-name="ce74" table:number-columns-repeated="5"/>
          <table:table-cell table:style-name="ce92" office:value-type="date" office:date-value="2023-12-20" calcext: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uphonme</text:p>
          </table:table-cell>
          <table:table-cell table:style-name="ce74" office:value-type="string" calcext: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calcext:value-type="string">
            <text:p><text:a xlink:href="https://www.uneiaparjour.fr/euphonme/" xlink:type="simple">https://www.uneiaparjour.fr/euphonme/</text:a></text:p>
          </table:table-cell>
          <table:table-cell table:style-name="ce74" office:value-type="string" calcext:value-type="string">
            <text:p>archives</text:p>
          </table:table-cell>
          <table:table-cell table:style-name="ce74" table:number-columns-repeated="5"/>
          <table:table-cell table:style-name="ce92" office:value-type="date" office:date-value="2023-12-19" calcext: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 Santa</text:p>
          </table:table-cell>
          <table:table-cell table:style-name="ce74" office:value-type="string" calcext: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calcext:value-type="string">
            <text:p><text:a xlink:href="https://www.uneiaparjour.fr/hi-santa/" xlink:type="simple">https://www.uneiaparjour.fr/hi-santa/</text:a></text:p>
          </table:table-cell>
          <table:table-cell table:style-name="ce74" office:value-type="string" calcext:value-type="string">
            <text:p>voix</text:p>
          </table:table-cell>
          <table:table-cell table:style-name="ce74" table:number-columns-repeated="5"/>
          <table:table-cell table:style-name="ce92" office:value-type="date" office:date-value="2023-12-18" calcext: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aga RPG</text:p>
          </table:table-cell>
          <table:table-cell table:style-name="ce74" office:value-type="string" calcext: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calcext:value-type="string">
            <text:p><text:a xlink:href="https://www.uneiaparjour.fr/saga-rpg/" xlink:type="simple">https://www.uneiaparjour.fr/saga-rpg/</text:a></text:p>
          </table:table-cell>
          <table:table-cell table:style-name="ce74" office:value-type="string" calcext:value-type="string">
            <text:p>jeu vidéo</text:p>
          </table:table-cell>
          <table:table-cell table:style-name="ce74" office:value-type="string" calcext:value-type="string">
            <text:p>texte</text:p>
          </table:table-cell>
          <table:table-cell table:style-name="ce74" table:number-columns-repeated="4"/>
          <table:table-cell table:style-name="ce92" office:value-type="date" office:date-value="2023-12-17" calcext: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p This</text:p>
          </table:table-cell>
          <table:table-cell table:style-name="ce74" office:value-type="string" calcext: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calcext:value-type="string">
            <text:p><text:a xlink:href="https://www.uneiaparjour.fr/5247-2/" xlink:type="simple">https://www.uneiaparjour.fr/5247-2/</text:a></text:p>
          </table:table-cell>
          <table:table-cell table:style-name="ce74" office:value-type="string" calcext:value-type="string">
            <text:p>mindmap</text:p>
          </table:table-cell>
          <table:table-cell table:style-name="ce74" table:number-columns-repeated="5"/>
          <table:table-cell table:style-name="ce92" office:value-type="date" office:date-value="2023-12-16" calcext: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twit</text:p>
          </table:table-cell>
          <table:table-cell table:style-name="ce74" office:value-type="string" calcext: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calcext:value-type="string">
            <text:p><text:a xlink:href="https://www.uneiaparjour.fr/hitwit/" xlink:type="simple">https://www.uneiaparjour.fr/hitwit/</text:a></text:p>
          </table:table-cell>
          <table:table-cell table:style-name="ce74" office:value-type="string" calcext:value-type="string">
            <text:p>éducation</text:p>
          </table:table-cell>
          <table:table-cell table:style-name="ce74" table:number-columns-repeated="5"/>
          <table:table-cell table:style-name="ce92" office:value-type="date" office:date-value="2023-12-15" calcext: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rtyRock</text:p>
          </table:table-cell>
          <table:table-cell table:style-name="ce74" office:value-type="string" calcext: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calcext:value-type="string">
            <text:p><text:a xlink:href="https://www.uneiaparjour.fr/partyrock/" xlink:type="simple">https://www.uneiaparjour.fr/partyrock/</text:a></text:p>
          </table:table-cell>
          <table:table-cell table:style-name="ce74" office:value-type="string" calcext:value-type="string">
            <text:p>application</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2"/>
          <table:table-cell table:style-name="ce92" office:value-type="date" office:date-value="2023-12-14" calcext: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uxy</text:p>
          </table:table-cell>
          <table:table-cell table:style-name="ce74" office:value-type="string" calcext: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calcext:value-type="string">
            <text:p><text:a xlink:href="https://www.uneiaparjour.fr/fluxy/" xlink:type="simple">https://www.uneiaparjour.fr/fluxy/</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number-columns-repeated="3"/>
          <table:table-cell table:style-name="ce92" office:value-type="date" office:date-value="2023-12-13" calcext: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urbo Art</text:p>
          </table:table-cell>
          <table:table-cell table:style-name="ce74" office:value-type="string" calcext: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calcext:value-type="string">
            <text:p><text:a xlink:href="https://www.uneiaparjour.fr/turbo-art/" xlink:type="simple">https://www.uneiaparjour.fr/turbo-art/</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3-12-12" calcext: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ka</text:p>
          </table:table-cell>
          <table:table-cell table:style-name="ce74" office:value-type="string" calcext: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calcext:value-type="string">
            <text:p><text:a xlink:href="https://www.uneiaparjour.fr/pika/" xlink:type="simple">https://www.uneiaparjour.fr/pika/</text:a></text:p>
          </table:table-cell>
          <table:table-cell table:style-name="ce74" office:value-type="string" calcext:value-type="string">
            <text:p>vidéo</text:p>
          </table:table-cell>
          <table:table-cell table:style-name="ce74" table:number-columns-repeated="5"/>
          <table:table-cell table:style-name="ce92" office:value-type="date" office:date-value="2023-12-11" calcext: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abophase</text:p>
          </table:table-cell>
          <table:table-cell table:style-name="ce74" office:value-type="string" calcext: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calcext:value-type="string">
            <text:p><text:a xlink:href="https://www.uneiaparjour.fr/labophase/" xlink:type="simple">https://www.uneiaparjour.fr/labophase/</text:a></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4"/>
          <table:table-cell table:style-name="ce92" office:value-type="date" office:date-value="2023-12-10" calcext: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wiftkey</text:p>
          </table:table-cell>
          <table:table-cell table:style-name="ce74" office:value-type="string" calcext: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calcext:value-type="string">
            <text:p><text:a xlink:href="https://www.uneiaparjour.fr/swiftkey/" xlink:type="simple">https://www.uneiaparjour.fr/swiftkey/</text:a></text:p>
          </table:table-cell>
          <table:table-cell table:style-name="ce74" office:value-type="string" calcext:value-type="string">
            <text:p>images</text:p>
          </table:table-cell>
          <table:table-cell table:style-name="ce74" office:value-type="string" calcext:value-type="string">
            <text:p>LLM</text:p>
          </table:table-cell>
          <table:table-cell table:style-name="ce74" office:value-type="string" calcext:value-type="string">
            <text:p>texte</text:p>
          </table:table-cell>
          <table:table-cell table:style-name="ce74" table:number-columns-repeated="3"/>
          <table:table-cell table:style-name="ce92" office:value-type="date" office:date-value="2023-12-09" calcext: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xverse</text:p>
          </table:table-cell>
          <table:table-cell table:style-name="ce74" office:value-type="string" calcext:value-type="string">
            <text:p>Pixverse (https://pixverse.ai) génère de courtes vidéos à partir d’un </text:p>
            <text:p>prompt « avancé » avec style, prompt négatif et format. En version beta </text:p>
            <text:p>gratuite sur discord.</text:p>
          </table:table-cell>
          <table:table-cell table:style-name="ce75" office:value-type="string" calcext:value-type="string">
            <text:p><text:a xlink:href="https://www.uneiaparjour.fr/pixverse/" xlink:type="simple">https://www.uneiaparjour.fr/pixverse/</text:a></text:p>
          </table:table-cell>
          <table:table-cell table:number-columns-repeated="2" table:style-name="ce74" office:value-type="string" calcext:value-type="string">
            <text:p>vidéo</text:p>
          </table:table-cell>
          <table:table-cell table:style-name="ce74" table:number-columns-repeated="4"/>
          <table:table-cell table:style-name="ce92" office:value-type="date" office:date-value="2023-12-08" calcext: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ast SDXL</text:p>
          </table:table-cell>
          <table:table-cell table:style-name="ce74" office:value-type="string" calcext: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calcext:value-type="string">
            <text:p><text:a xlink:href="https://www.uneiaparjour.fr/fast-sdxl/" xlink:type="simple">https://www.uneiaparjour.fr/fast-sdxl/</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2"/>
          <table:table-cell table:style-name="ce92" office:value-type="date" office:date-value="2023-12-07" calcext: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notes</text:p>
          </table:table-cell>
          <table:table-cell table:style-name="ce74" office:value-type="string" calcext: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calcext:value-type="string">
            <text:p><text:a xlink:href="https://www.uneiaparjour.fr/hinotes/" xlink:type="simple">https://www.uneiaparjour.fr/hinotes/</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4"/>
          <table:table-cell table:style-name="ce92" office:value-type="date" office:date-value="2023-12-06" calcext: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reeAIkit</text:p>
          </table:table-cell>
          <table:table-cell table:style-name="ce74" office:value-type="string" calcext: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calcext:value-type="string">
            <text:p><text:a xlink:href="https://www.uneiaparjour.fr/freeaikit/" xlink:type="simple">https://www.uneiaparjour.fr/freeaikit/</text:a></text:p>
          </table:table-cell>
          <table:table-cell table:style-name="ce74" office:value-type="string" calcext:value-type="string">
            <text:p>texte</text:p>
          </table:table-cell>
          <table:table-cell table:style-name="ce74" table:number-columns-repeated="5"/>
          <table:table-cell table:style-name="ce92" office:value-type="date" office:date-value="2023-12-05" calcext: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ream slide</text:p>
          </table:table-cell>
          <table:table-cell table:style-name="ce74" office:value-type="string" calcext: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calcext:value-type="string">
            <text:p><text:a xlink:href="https://www.uneiaparjour.fr/stream-slide/" xlink:type="simple">https://www.uneiaparjour.fr/stream-slide/</text:a></text:p>
          </table:table-cell>
          <table:table-cell table:style-name="ce74" office:value-type="string" calcext:value-type="string">
            <text:p>présentation</text:p>
          </table:table-cell>
          <table:table-cell table:style-name="ce74" office:value-type="string" calcext:value-type="string">
            <text:p>youtube</text:p>
          </table:table-cell>
          <table:table-cell table:style-name="ce74" table:number-columns-repeated="4"/>
          <table:table-cell table:style-name="ce92" office:value-type="date" office:date-value="2023-12-04" calcext: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ory Studio</text:p>
          </table:table-cell>
          <table:table-cell table:style-name="ce74" office:value-type="string" calcext: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calcext:value-type="string">
            <text:p><text:a xlink:href="https://www.uneiaparjour.fr/story-studio/" xlink:type="simple">https://www.uneiaparjour.fr/story-studio/</text:a></text:p>
          </table:table-cell>
          <table:table-cell table:style-name="ce74" office:value-type="string" calcext:value-type="string">
            <text:p>images</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number-columns-repeated="3"/>
          <table:table-cell table:style-name="ce92" office:value-type="date" office:date-value="2023-12-03" calcext: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nowlee</text:p>
          </table:table-cell>
          <table:table-cell table:style-name="ce74" office:value-type="string" calcext: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calcext:value-type="string">
            <text:p><text:a xlink:href="https://www.uneiaparjour.fr/knowlee/" xlink:type="simple">https://www.uneiaparjour.fr/knowlee/</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vidéo</text:p>
          </table:table-cell>
          <table:table-cell table:style-name="ce74" office:value-type="string" calcext:value-type="string">
            <text:p>youtube</text:p>
          </table:table-cell>
          <table:table-cell table:style-name="ce92" office:value-type="date" office:date-value="2023-12-02" calcext: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ecohere</text:p>
          </table:table-cell>
          <table:table-cell table:style-name="ce74" office:value-type="string" calcext: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calcext:value-type="string">
            <text:p><text:a xlink:href="https://www.uneiaparjour.fr/decohere/" xlink:type="simple">https://www.uneiaparjour.fr/decohere/</text:a></text:p>
          </table:table-cell>
          <table:table-cell table:style-name="ce74" office:value-type="string" calcext:value-type="string">
            <text:p>vidéo</text:p>
          </table:table-cell>
          <table:table-cell table:style-name="ce74" table:number-columns-repeated="5"/>
          <table:table-cell table:style-name="ce92" office:value-type="date" office:date-value="2023-12-01" calcext: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mics Maker</text:p>
          </table:table-cell>
          <table:table-cell table:style-name="ce74" office:value-type="string" calcext: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calcext:value-type="string">
            <text:p><text:a xlink:href="https://www.uneiaparjour.fr/comics-maker/" xlink:type="simple">https://www.uneiaparjour.fr/comics-maker/</text:a></text:p>
          </table:table-cell>
          <table:table-cell table:style-name="ce74" office:value-type="string" calcext:value-type="string">
            <text:p>bande dessinée</text:p>
          </table:table-cell>
          <table:table-cell table:style-name="ce74" office:value-type="string" calcext:value-type="string">
            <text:p>images</text:p>
          </table:table-cell>
          <table:table-cell table:style-name="ce74" table:number-columns-repeated="4"/>
          <table:table-cell table:style-name="ce92" office:value-type="date" office:date-value="2023-11-30" calcext: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rove</text:p>
          </table:table-cell>
          <table:table-cell table:style-name="ce74" office:value-type="string" calcext: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calcext:value-type="string">
            <text:p><text:a xlink:href="https://www.uneiaparjour.fr/trove/" xlink:type="simple">https://www.uneiaparjour.fr/trove/</text:a></text:p>
          </table:table-cell>
          <table:table-cell table:style-name="ce74" office:value-type="string" calcext:value-type="string">
            <text:p>données</text:p>
          </table:table-cell>
          <table:table-cell table:style-name="ce74" table:number-columns-repeated="5"/>
          <table:table-cell table:style-name="ce92" office:value-type="date" office:date-value="2023-11-29" calcext: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zalize</text:p>
          </table:table-cell>
          <table:table-cell table:style-name="ce74" office:value-type="string" calcext: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calcext:value-type="string">
            <text:p><text:a xlink:href="https://www.uneiaparjour.fr/quizalize/" xlink:type="simple">https://www.uneiaparjour.fr/quizalize/</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4"/>
          <table:table-cell table:style-name="ce92" office:value-type="date" office:date-value="2023-11-28" calcext: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unno</text:p>
          </table:table-cell>
          <table:table-cell table:style-name="ce74" office:value-type="string" calcext: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calcext:value-type="string">
            <text:p><text:a xlink:href="https://www.uneiaparjour.fr/dunno/" xlink:type="simple">https://www.uneiaparjour.fr/dunno/</text:a></text:p>
          </table:table-cell>
          <table:table-cell table:style-name="ce74" office:value-type="string" calcext:value-type="string">
            <text:p>quiz et flashcards</text:p>
          </table:table-cell>
          <table:table-cell table:style-name="ce74" table:number-columns-repeated="5"/>
          <table:table-cell table:style-name="ce92" office:value-type="date" office:date-value="2023-11-27" calcext: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arden of AI</text:p>
          </table:table-cell>
          <table:table-cell table:style-name="ce74" office:value-type="string" calcext: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calcext:value-type="string">
            <text:p><text:a xlink:href="https://www.uneiaparjour.fr/3182-2/" xlink:type="simple">https://www.uneiaparjour.fr/3182-2/</text:a></text:p>
          </table:table-cell>
          <table:table-cell table:style-name="ce74" office:value-type="string" calcext:value-type="string">
            <text:p>application</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table:number-columns-repeated="2"/>
          <table:table-cell table:style-name="ce92" office:value-type="date" office:date-value="2023-11-26" calcext: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kaso</text:p>
          </table:table-cell>
          <table:table-cell table:style-name="ce74" office:value-type="string" calcext: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calcext:value-type="string">
            <text:p><text:a xlink:href="https://www.uneiaparjour.fr/pikaso/" xlink:type="simple">https://www.uneiaparjour.fr/pikaso/</text:a></text:p>
          </table:table-cell>
          <table:table-cell table:style-name="ce74" office:value-type="string" calcext:value-type="string">
            <text:p>images</text:p>
          </table:table-cell>
          <table:table-cell table:style-name="ce74" table:number-columns-repeated="5"/>
          <table:table-cell table:style-name="ce92" office:value-type="date" office:date-value="2023-11-25" calcext: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DXL turbo</text:p>
          </table:table-cell>
          <table:table-cell table:style-name="ce74" office:value-type="string" calcext: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calcext:value-type="string">
            <text:p><text:a xlink:href="https://www.uneiaparjour.fr/sdxl-turbo/" xlink:type="simple">https://www.uneiaparjour.fr/sdxl-turbo/</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number-columns-repeated="3"/>
          <table:table-cell table:style-name="ce92" office:value-type="date" office:date-value="2023-11-24" calcext: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ibbly</text:p>
          </table:table-cell>
          <table:table-cell table:style-name="ce74" office:value-type="string" calcext: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calcext:value-type="string">
            <text:p><text:a xlink:href="https://www.uneiaparjour.fr/gibbly/" xlink:type="simple">https://www.uneiaparjour.fr/gibbly/</text:a></text:p>
          </table:table-cell>
          <table:table-cell table:style-name="ce74" office:value-type="string" calcext:value-type="string">
            <text:p>éducation</text:p>
          </table:table-cell>
          <table:table-cell table:style-name="ce74" office:value-type="string" calcext:value-type="string">
            <text:p>présentation</text:p>
          </table:table-cell>
          <table:table-cell table:style-name="ce74" office:value-type="string" calcext:value-type="string">
            <text:p>quiz et flashcards</text:p>
          </table:table-cell>
          <table:table-cell table:style-name="ce74" table:number-columns-repeated="3"/>
          <table:table-cell table:style-name="ce92" office:value-type="date" office:date-value="2023-11-23" calcext: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rtGen AI</text:p>
          </table:table-cell>
          <table:table-cell table:style-name="ce74" office:value-type="string" calcext: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calcext:value-type="string">
            <text:p><text:a xlink:href="https://www.uneiaparjour.fr/chartgen-ai/" xlink:type="simple">https://www.uneiaparjour.fr/chartgen-ai/</text:a></text:p>
          </table:table-cell>
          <table:table-cell table:style-name="ce74" office:value-type="string" calcext:value-type="string">
            <text:p>donné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number-columns-repeated="3"/>
          <table:table-cell table:style-name="ce92" office:value-type="date" office:date-value="2023-11-22" calcext: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ello</text:p>
          </table:table-cell>
          <table:table-cell table:style-name="ce74" office:value-type="string" calcext: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calcext:value-type="string">
            <text:p><text:a xlink:href="https://www.uneiaparjour.fr/vello/" xlink:type="simple">https://www.uneiaparjour.fr/vello/</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usage illimité</text:p>
          </table:table-cell>
          <table:table-cell table:style-name="ce74" table:number-columns-repeated="3"/>
          <table:table-cell table:style-name="ce92" office:value-type="date" office:date-value="2023-11-21" calcext: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utor Ocean</text:p>
          </table:table-cell>
          <table:table-cell table:style-name="ce74" office:value-type="string" calcext: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calcext:value-type="string">
            <text:p><text:a xlink:href="https://www.uneiaparjour.fr/tutor-ocean/" xlink:type="simple">https://www.uneiaparjour.fr/tutor-ocean/</text:a></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4"/>
          <table:table-cell table:style-name="ce92" office:value-type="date" office:date-value="2023-11-20" calcext: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lides Pilot</text:p>
          </table:table-cell>
          <table:table-cell table:style-name="ce74" office:value-type="string" calcext: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calcext:value-type="string">
            <text:p><text:a xlink:href="https://www.uneiaparjour.fr/slides-pilot/" xlink:type="simple">https://www.uneiaparjour.fr/slides-pilot/</text:a></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74" table:number-columns-repeated="4"/>
          <table:table-cell table:style-name="ce92" office:value-type="date" office:date-value="2023-11-19" calcext: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 Vidéo Diffusion</text:p>
          </table:table-cell>
          <table:table-cell table:style-name="ce74" office:value-type="string" calcext: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calcext:value-type="string">
            <text:p><text:a xlink:href="https://www.uneiaparjour.fr/stable-video-diffusion/" xlink:type="simple">https://www.uneiaparjour.fr/stable-video-diffusion/</text:a></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2"/>
          <table:table-cell table:style-name="ce92" office:value-type="date" office:date-value="2023-11-18" calcext: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Lens</text:p>
          </table:table-cell>
          <table:table-cell table:style-name="ce74" office:value-type="string" calcext: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calcext:value-type="string">
            <text:p>https://www.uneiaparjour.fr/mylens/</text:p>
          </table:table-cell>
          <table:table-cell table:number-columns-repeated="2"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1-17" calcext: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cates</text:p>
          </table:table-cell>
          <table:table-cell table:style-name="ce74" office:value-type="string" calcext: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calcext:value-type="string">
            <text:p>https://www.uneiaparjour.fr/educates/</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voix</text:p>
          </table:table-cell>
          <table:table-cell table:style-name="ce74"/>
          <table:table-cell table:style-name="ce88" table:number-columns-repeated="2"/>
          <table:table-cell table:style-name="ce92" office:value-type="date" office:date-value="2023-11-16" calcext: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rellis</text:p>
          </table:table-cell>
          <table:table-cell table:style-name="ce74" office:value-type="string" calcext: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calcext:value-type="string">
            <text:p>https://www.uneiaparjour.fr/trelli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voix</text:p>
          </table:table-cell>
          <table:table-cell table:style-name="ce74"/>
          <table:table-cell table:style-name="ce88" table:number-columns-repeated="2"/>
          <table:table-cell table:style-name="ce92" office:value-type="date" office:date-value="2023-11-15" calcext: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eker</text:p>
          </table:table-cell>
          <table:table-cell table:style-name="ce74" office:value-type="string" calcext: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calcext:value-type="string">
            <text:p>https://www.uneiaparjour.fr/seeker/</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1-14" calcext: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ktochart</text:p>
          </table:table-cell>
          <table:table-cell table:style-name="ce74" office:value-type="string" calcext: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calcext:value-type="string">
            <text:p>https://www.uneiaparjour.fr/piktochart/</text:p>
          </table:table-cell>
          <table:table-cell table:style-name="ce74" office:value-type="string" calcext:value-type="string">
            <text:p>images</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1-13" calcext: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kara</text:p>
          </table:table-cell>
          <table:table-cell table:style-name="ce74" office:value-type="string" calcext: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calcext:value-type="string">
            <text:p>https://www.uneiaparjour.fr/ankar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11-12" calcext: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rbo</text:p>
          </table:table-cell>
          <table:table-cell table:style-name="ce74" office:value-type="string" calcext: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calcext:value-type="string">
            <text:p>https://www.uneiaparjour.fr/virbo/</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11-11" calcext: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zualizer de Build Legends</text:p>
          </table:table-cell>
          <table:table-cell table:style-name="ce74" office:value-type="string" calcext: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calcext:value-type="string">
            <text:p><text:a xlink:href="https://www.uneiaparjour.fr/vizualizer/" xlink:type="simple">https://www.uneiaparjour.fr/vizualizer/</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1-10" calcext: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llusion Diffusion HQ</text:p>
          </table:table-cell>
          <table:table-cell table:style-name="ce74" office:value-type="string" calcext: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calcext:value-type="string">
            <text:p>https://www.uneiaparjour.fr/illusion-diffusion-hq/</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table:number-columns-repeated="2"/>
          <table:table-cell table:style-name="ce88" table:number-columns-repeated="2"/>
          <table:table-cell table:style-name="ce92" office:value-type="date" office:date-value="2023-11-09" calcext: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birise</text:p>
          </table:table-cell>
          <table:table-cell table:style-name="ce74" office:value-type="string" calcext: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calcext:value-type="string">
            <text:p><text:a xlink:href="https://www.uneiaparjour.fr/mobirise-2" xlink:type="simple">https://www.uneiaparjour.fr/mobirise-2</text:a></text:p>
          </table:table-cell>
          <table:table-cell table:style-name="ce74" office:value-type="string" calcext:value-type="string">
            <text:p>site web</text:p>
          </table:table-cell>
          <table:table-cell table:style-name="ce74" table:number-columns-repeated="3"/>
          <table:table-cell table:style-name="ce88" table:number-columns-repeated="2"/>
          <table:table-cell table:style-name="ce92" office:value-type="date" office:date-value="2023-11-08" calcext: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ssette</text:p>
          </table:table-cell>
          <table:table-cell table:style-name="ce74" office:value-type="string" calcext: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calcext:value-type="string">
            <text:p>https://www.uneiaparjour.fr/cassette/</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11-07" calcext: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presentation maker</text:p>
          </table:table-cell>
          <table:table-cell table:style-name="ce74" office:value-type="string" calcext: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calcext:value-type="string">
            <text:p>https://www.uneiaparjour.fr/ai-presentation-maker/</text:p>
          </table:table-cell>
          <table:table-cell table:style-name="ce74" office:value-type="string" calcext:value-type="string">
            <text:p>présentation</text:p>
          </table:table-cell>
          <table:table-cell table:style-name="ce74" table:number-columns-repeated="3"/>
          <table:table-cell table:style-name="ce88" table:number-columns-repeated="2"/>
          <table:table-cell table:style-name="ce92" office:value-type="date" office:date-value="2023-11-06" calcext: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ooks by Ai</text:p>
          </table:table-cell>
          <table:table-cell table:style-name="ce74" office:value-type="string" calcext: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calcext:value-type="string">
            <text:p>https://www.uneiaparjour.fr/books-by-ai/</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11-05" calcext: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ebaters</text:p>
          </table:table-cell>
          <table:table-cell table:style-name="ce74" office:value-type="string" calcext: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calcext:value-type="string">
            <text:p>https://www.uneiaparjour.fr/debaters/</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11-04" calcext: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xtCortex</text:p>
          </table:table-cell>
          <table:table-cell table:style-name="ce74" office:value-type="string" calcext: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calcext:value-type="string">
            <text:p>https://www.uneiaparjour.fr/1687-2/</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1-03" calcext: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icwrite</text:p>
          </table:table-cell>
          <table:table-cell table:style-name="ce74" office:value-type="string" calcext: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calcext:value-type="string">
            <text:p>https://www.uneiaparjour.fr/magicwrite/</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11-02" calcext: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storyGPT</text:p>
          </table:table-cell>
          <table:table-cell table:style-name="ce74" office:value-type="string" calcext: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calcext:value-type="string">
            <text:p>https://www.uneiaparjour.fr/historygpt/</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1-01" calcext: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asy-Peasy</text:p>
          </table:table-cell>
          <table:table-cell table:style-name="ce74" office:value-type="string" calcext: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calcext:value-type="string">
            <text:p>https://www.uneiaparjour.fr/easy-peasy/</text:p>
          </table:table-cell>
          <table:table-cell table:style-name="ce74" office:value-type="string" calcext:value-type="string">
            <text:p>docume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0-31" calcext: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ntheon</text:p>
          </table:table-cell>
          <table:table-cell table:style-name="ce74" office:value-type="string" calcext: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calcext:value-type="string">
            <text:p>https://www.uneiaparjour.fr/pantheon/</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30" calcext: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istillery</text:p>
          </table:table-cell>
          <table:table-cell table:style-name="ce74" office:value-type="string" calcext: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calcext:value-type="string">
            <text:p>https://www.uneiaparjour.fr/distillery/</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10-29" calcext: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ame generator</text:p>
          </table:table-cell>
          <table:table-cell table:style-name="ce74" office:value-type="string" calcext: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calcext:value-type="string">
            <text:p>https://www.uneiaparjour.fr/game-generator/</text:p>
          </table:table-cell>
          <table:table-cell table:style-name="ce74" office:value-type="string" calcext:value-type="string">
            <text:p>images</text:p>
          </table:table-cell>
          <table:table-cell table:style-name="ce74" office:value-type="string" calcext:value-type="string">
            <text:p>jeu vidéo</text:p>
          </table:table-cell>
          <table:table-cell table:style-name="ce74" table:number-columns-repeated="2"/>
          <table:table-cell table:style-name="ce88" table:number-columns-repeated="2"/>
          <table:table-cell table:style-name="ce92" office:value-type="date" office:date-value="2023-10-28" calcext: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cation Genius</text:p>
          </table:table-cell>
          <table:table-cell table:style-name="ce74" office:value-type="string" calcext: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calcext:value-type="string">
            <text:p>https://www.uneiaparjour.fr/education-genius/</text:p>
          </table:table-cell>
          <table:table-cell table:style-name="ce74" office:value-type="string" calcext:value-type="string">
            <text:p>éducation</text:p>
          </table:table-cell>
          <table:table-cell table:style-name="ce74" table:number-columns-repeated="3"/>
          <table:table-cell table:style-name="ce88" table:number-columns-repeated="2"/>
          <table:table-cell table:style-name="ce92" office:value-type="date" office:date-value="2023-10-27" calcext: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eedback</text:p>
          </table:table-cell>
          <table:table-cell table:style-name="ce74" office:value-type="string" calcext: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calcext:value-type="string">
            <text:p>https://www.uneiaparjour.fr/feedback/</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26" calcext: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he Visualizer</text:p>
          </table:table-cell>
          <table:table-cell table:style-name="ce74" office:value-type="string" calcext: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calcext:value-type="string">
            <text:p>https://www.uneiaparjour.fr/the-visualizer/</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10-25" calcext: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defics</text:p>
          </table:table-cell>
          <table:table-cell table:style-name="ce74" office:value-type="string" calcext: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calcext:value-type="string">
            <text:p>https://www.uneiaparjour.fr/idefics/</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10-24" calcext: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ine.art</text:p>
          </table:table-cell>
          <table:table-cell table:style-name="ce74" office:value-type="string" calcext: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calcext:value-type="string">
            <text:p>https://www.uneiaparjour.fr/imagineart/</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10-23" calcext: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urses</text:p>
          </table:table-cell>
          <table:table-cell table:style-name="ce74" office:value-type="string" calcext: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calcext:value-type="string">
            <text:p>https://www.uneiaparjour.fr/courses/</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22" calcext: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Xmind Copilot</text:p>
          </table:table-cell>
          <table:table-cell table:style-name="ce74" office:value-type="string" calcext: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calcext:value-type="string">
            <text:p>https://www.uneiaparjour.fr/xmind-copilot/</text:p>
          </table:table-cell>
          <table:table-cell table:style-name="ce74" office:value-type="string" calcext:value-type="string">
            <text:p>mindmap</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21" calcext: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rph Studio</text:p>
          </table:table-cell>
          <table:table-cell table:style-name="ce74" office:value-type="string" calcext: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calcext:value-type="string">
            <text:p>https://www.uneiaparjour.fr/morph-studio/</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10-20" calcext: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text:p>
          </table:table-cell>
          <table:table-cell table:style-name="ce74" office:value-type="string" calcext: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calcext:value-type="string">
            <text:p>https://www.uneiaparjour.fr/pi/</text:p>
          </table:table-cell>
          <table:table-cell table:style-name="ce74" office:value-type="string" calcext:value-type="string">
            <text:p>chatbot</text:p>
          </table:table-cell>
          <table:table-cell table:style-name="ce74" office:value-type="string" calcext:value-type="string">
            <text:p>LLM</text:p>
          </table:table-cell>
          <table:table-cell table:style-name="ce74" table:number-columns-repeated="2"/>
          <table:table-cell table:style-name="ce88" table:number-columns-repeated="2"/>
          <table:table-cell table:style-name="ce92" office:value-type="date" office:date-value="2023-10-19" calcext: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tchgrade</text:p>
          </table:table-cell>
          <table:table-cell table:style-name="ce74" office:value-type="string" calcext: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calcext:value-type="string">
            <text:p>https://www.uneiaparjour.fr/pitchgrade/</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18" calcext: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hortVideoGen</text:p>
          </table:table-cell>
          <table:table-cell table:style-name="ce74" office:value-type="string" calcext: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calcext:value-type="string">
            <text:p>https://www.uneiaparjour.fr/shortvideogen/</text:p>
          </table:table-cell>
          <table:table-cell table:style-name="ce74" office:value-type="string" calcext:value-type="string">
            <text:p>musique</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10-17" calcext: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mate</text:p>
          </table:table-cell>
          <table:table-cell table:style-name="ce74" office:value-type="string" calcext: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calcext:value-type="string">
            <text:p>https://www.uneiaparjour.fr/teachmate/</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16" calcext: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nsgo</text:p>
          </table:table-cell>
          <table:table-cell table:style-name="ce74" office:value-type="string" calcext: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calcext:value-type="string">
            <text:p>https://www.uneiaparjour.fr/lensgo/</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10-15" calcext: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orybooks</text:p>
          </table:table-cell>
          <table:table-cell table:style-name="ce74" office:value-type="string" calcext: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calcext:value-type="string">
            <text:p>https://www.uneiaparjour.fr/storybooks/</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0-14" calcext: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onvalley</text:p>
          </table:table-cell>
          <table:table-cell table:style-name="ce74" office:value-type="string" calcext: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calcext:value-type="string">
            <text:p>https://www.uneiaparjour.fr/moonvalley/</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10-13" calcext: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impleGPT</text:p>
          </table:table-cell>
          <table:table-cell table:style-name="ce74" office:value-type="string" calcext: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calcext:value-type="string">
            <text:p>https://www.uneiaparjour.fr/simplegp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10-12" calcext: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pula</text:p>
          </table:table-cell>
          <table:table-cell table:style-name="ce74" office:value-type="string" calcext: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calcext:value-type="string">
            <text:p>https://www.uneiaparjour.fr/copula/</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0-11" calcext: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va</text:p>
          </table:table-cell>
          <table:table-cell table:style-name="ce74" office:value-type="string" calcext: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calcext:value-type="string">
            <text:p>https://www.uneiaparjour.fr/aiva/</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10-10" calcext: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izoto</text:p>
          </table:table-cell>
          <table:table-cell table:style-name="ce74" office:value-type="string" calcext: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calcext:value-type="string">
            <text:p>https://www.uneiaparjour.fr/zizoto/</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10-09" calcext: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apt</text:p>
          </table:table-cell>
          <table:table-cell table:style-name="ce74" office:value-type="string" calcext: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calcext:value-type="string">
            <text:p>https://www.uneiaparjour.fr/zapt/</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08" calcext: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aveformer</text:p>
          </table:table-cell>
          <table:table-cell table:style-name="ce74" office:value-type="string" calcext: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calcext:value-type="string">
            <text:p>https://www.uneiaparjour.fr/waveformer/</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88" table:number-columns-repeated="2"/>
          <table:table-cell table:style-name="ce92" office:value-type="date" office:date-value="2023-10-07" calcext: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urseGen</text:p>
          </table:table-cell>
          <table:table-cell table:style-name="ce74" office:value-type="string" calcext: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calcext:value-type="string">
            <text:p>https://www.uneiaparjour.fr/coursegen/</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06" calcext: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lava</text:p>
          </table:table-cell>
          <table:table-cell table:style-name="ce74" office:value-type="string" calcext: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calcext:value-type="string">
            <text:p>https://www.uneiaparjour.fr/llav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88" table:number-columns-repeated="2"/>
          <table:table-cell table:style-name="ce92" office:value-type="date" office:date-value="2023-10-05" calcext: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hortbread</text:p>
          </table:table-cell>
          <table:table-cell table:style-name="ce74" office:value-type="string" calcext: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calcext:value-type="string">
            <text:p>https://www.uneiaparjour.fr/shortbread/</text:p>
          </table:table-cell>
          <table:table-cell table:style-name="ce74" office:value-type="string" calcext:value-type="string">
            <text:p>bande dessinée</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10-04" calcext: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erAIde</text:p>
          </table:table-cell>
          <table:table-cell table:style-name="ce74" office:value-type="string" calcext: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calcext:value-type="string">
            <text:p>https://www.uneiaparjour.fr/teacheraide/</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03" calcext: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ush AI</text:p>
          </table:table-cell>
          <table:table-cell table:style-name="ce74" office:value-type="string" calcext: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calcext:value-type="string">
            <text:p>https://www.uneiaparjour.fr/flush-ai/</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10-02" calcext: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ptBeaver</text:p>
          </table:table-cell>
          <table:table-cell table:style-name="ce74" office:value-type="string" calcext: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calcext:value-type="string">
            <text:p>https://www.uneiaparjour.fr/gptbeaver/</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10-01" calcext: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tedly</text:p>
          </table:table-cell>
          <table:table-cell table:style-name="ce74" office:value-type="string" calcext: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calcext:value-type="string">
            <text:p>https://www.uneiaparjour.fr/notedly/</text:p>
          </table:table-cell>
          <table:table-cell table:style-name="ce74" office:value-type="string" calcext:value-type="string">
            <text:p>documents</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table-cell table:style-name="ce88" table:number-columns-repeated="2"/>
          <table:table-cell table:style-name="ce92" office:value-type="date" office:date-value="2023-09-30" calcext: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catorLab</text:p>
          </table:table-cell>
          <table:table-cell table:style-name="ce74" office:value-type="string" calcext: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calcext:value-type="string">
            <text:p>https://www.uneiaparjour.fr/educatorlab/</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9-29" calcext: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retch</text:p>
          </table:table-cell>
          <table:table-cell table:style-name="ce74" office:value-type="string" calcext: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calcext:value-type="string">
            <text:p>https://www.uneiaparjour.fr/stretch/</text:p>
          </table:table-cell>
          <table:table-cell table:style-name="ce74" office:value-type="string" calcext:value-type="string">
            <text:p>éducation</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9-28" calcext: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all-e 3</text:p>
          </table:table-cell>
          <table:table-cell table:style-name="ce74" office:value-type="string" calcext: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calcext:value-type="string">
            <text:p><text:a xlink:href="https://www.uneiaparjour.fr/dall-e/" xlink:type="simple">https://www.uneiaparjour.fr/dall-e/</text: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9-27" calcext: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romox</text:p>
          </table:table-cell>
          <table:table-cell table:style-name="ce74" office:value-type="string" calcext: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calcext:value-type="string">
            <text:p>https://www.uneiaparjour.fr/chromox/</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9-26" calcext: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abs</text:p>
          </table:table-cell>
          <table:table-cell table:style-name="ce74" office:value-type="string" calcext: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calcext:value-type="string">
            <text:p>https://www.uneiaparjour.fr/babs/</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9-25" calcext: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cademicGPT</text:p>
          </table:table-cell>
          <table:table-cell table:style-name="ce74" office:value-type="string" calcext: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calcext:value-type="string">
            <text:p>https://www.uneiaparjour.fr/academicgp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9-24" calcext: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ndisearch</text:p>
          </table:table-cell>
          <table:table-cell table:style-name="ce74" office:value-type="string" calcext: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calcext:value-type="string">
            <text:p>https://www.uneiaparjour.fr/andisearch/</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9-23" calcext: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icast</text:p>
          </table:table-cell>
          <table:table-cell table:style-name="ce74" office:value-type="string" calcext: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calcext:value-type="string">
            <text:p>https://www.uneiaparjour.fr/magicast/</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9-22" calcext: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eebra</text:p>
          </table:table-cell>
          <table:table-cell table:style-name="ce74" office:value-type="string" calcext: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calcext:value-type="string">
            <text:p>https://www.uneiaparjour.fr/zeebra/</text:p>
          </table:table-cell>
          <table:table-cell table:style-name="ce74" office:value-type="string" calcext:value-type="string">
            <text:p>langues</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office:value-type="string" calcext:value-type="string">
            <text:p>youtube</text:p>
          </table:table-cell>
          <table:table-cell table:style-name="ce88" table:number-columns-repeated="2"/>
          <table:table-cell table:style-name="ce92" office:value-type="date" office:date-value="2023-09-21" calcext: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reative</text:p>
          </table:table-cell>
          <table:table-cell table:style-name="ce74" office:value-type="string" calcext: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calcext:value-type="string">
            <text:p>https://www.uneiaparjour.fr/qreative/</text:p>
          </table:table-cell>
          <table:table-cell table:style-name="ce74" office:value-type="string" calcext:value-type="string">
            <text:p>images</text:p>
          </table:table-cell>
          <table:table-cell table:style-name="ce74" office:value-type="string" calcext:value-type="string">
            <text:p>qr code</text:p>
          </table:table-cell>
          <table:table-cell table:style-name="ce74" table:number-columns-repeated="2"/>
          <table:table-cell table:style-name="ce88" table:number-columns-repeated="2"/>
          <table:table-cell table:style-name="ce92" office:value-type="date" office:date-value="2023-09-20" calcext: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ashcardX</text:p>
          </table:table-cell>
          <table:table-cell table:style-name="ce74" office:value-type="string" calcext: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calcext:value-type="string">
            <text:p>https://www.uneiaparjour.fr/flashcardx/</text:p>
          </table:table-cell>
          <table:table-cell table:style-name="ce74" office:value-type="string" calcext:value-type="string">
            <text:p>éducation</text:p>
          </table:table-cell>
          <table:table-cell table:style-name="ce74" office:value-type="string" calcext:value-type="string">
            <text:p>open source</text:p>
          </table:table-cell>
          <table:table-cell table:style-name="ce74" office:value-type="string" calcext:value-type="string">
            <text:p>quiz et flashcards</text:p>
          </table:table-cell>
          <table:table-cell table:style-name="ce74" office:value-type="string" calcext:value-type="string">
            <text:p>sans compte</text:p>
          </table:table-cell>
          <table:table-cell table:style-name="ce74"/>
          <table:table-cell table:style-name="ce88"/>
          <table:table-cell table:style-name="ce92" office:value-type="date" office:date-value="2023-09-19" calcext: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pcut “texte en image”</text:p>
          </table:table-cell>
          <table:table-cell table:style-name="ce74" office:value-type="string" calcext: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calcext:value-type="string">
            <text:p>https://www.uneiaparjour.fr/capcut-texte-en-image/</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9-18" calcext: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mind</text:p>
          </table:table-cell>
          <table:table-cell table:style-name="ce74" office:value-type="string" calcext: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calcext:value-type="string">
            <text:p>https://www.uneiaparjour.fr/chatmind/</text:p>
          </table:table-cell>
          <table:table-cell table:style-name="ce74" office:value-type="string" calcext:value-type="string">
            <text:p>mindmap</text:p>
          </table:table-cell>
          <table:table-cell table:style-name="ce74" table:number-columns-repeated="3"/>
          <table:table-cell table:style-name="ce88" table:number-columns-repeated="2"/>
          <table:table-cell table:style-name="ce92" office:value-type="date" office:date-value="2023-09-17" calcext: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duaide</text:p>
          </table:table-cell>
          <table:table-cell table:style-name="ce74" office:value-type="string" calcext: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calcext:value-type="string">
            <text:p>https://www.uneiaparjour.fr/eduaide/</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9-16" calcext: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owai</text:p>
          </table:table-cell>
          <table:table-cell table:style-name="ce74" office:value-type="string" calcext: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calcext:value-type="string">
            <text:p>https://www.uneiaparjour.fr/noowai/</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9-15" calcext: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sk2end</text:p>
          </table:table-cell>
          <table:table-cell table:style-name="ce74" office:value-type="string" calcext: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calcext:value-type="string">
            <text:p>https://www.uneiaparjour.fr/ask2end-ask2endcom-une-question-posee-sur-un/</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9-14" calcext: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rn.xyz</text:p>
          </table:table-cell>
          <table:table-cell table:style-name="ce74" office:value-type="string" calcext: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calcext:value-type="string">
            <text:p>https://www.uneiaparjour.fr/learnxyz/</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9-13" calcext: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ma Tutor</text:p>
          </table:table-cell>
          <table:table-cell table:style-name="ce74" office:value-type="string" calcext: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calcext:value-type="string">
            <text:p>https://www.uneiaparjour.fr/magma-tutor/</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usage illimité</text:p>
          </table:table-cell>
          <table:table-cell table:style-name="ce74" office:value-type="string" calcext:value-type="string">
            <text:p>youtube</text:p>
          </table:table-cell>
          <table:table-cell table:style-name="ce88"/>
          <table:table-cell table:style-name="ce92" office:value-type="date" office:date-value="2023-09-12" calcext: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 Audio</text:p>
          </table:table-cell>
          <table:table-cell table:style-name="ce74" office:value-type="string" calcext: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calcext:value-type="string">
            <text:p>https://www.uneiaparjour.fr/stable-audio/</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9-11" calcext: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otpress</text:p>
          </table:table-cell>
          <table:table-cell table:style-name="ce74" office:value-type="string" calcext: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calcext:value-type="string">
            <text:p>https://www.uneiaparjour.fr/botpress/</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9-10" calcext: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uno</text:p>
          </table:table-cell>
          <table:table-cell table:style-name="ce74" office:value-type="string" calcext: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calcext:value-type="string">
            <text:p>https://www.uneiaparjour.fr/suno/</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9-09" calcext: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 Lesson Pal</text:p>
          </table:table-cell>
          <table:table-cell table:style-name="ce74" office:value-type="string" calcext: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calcext:value-type="string">
            <text:p>https://www.uneiaparjour.fr/my-lesson-pal/</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table-cell table:style-name="ce92" office:value-type="date" office:date-value="2023-09-08" calcext: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deo Highlight</text:p>
          </table:table-cell>
          <table:table-cell table:style-name="ce74" office:value-type="string" calcext: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calcext:value-type="string">
            <text:p>https://www.uneiaparjour.fr/video-highligh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youtube</text:p>
          </table:table-cell>
          <table:table-cell table:style-name="ce74"/>
          <table:table-cell table:style-name="ce88" table:number-columns-repeated="2"/>
          <table:table-cell table:style-name="ce92" office:value-type="date" office:date-value="2023-09-07" calcext: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ogicballs</text:p>
          </table:table-cell>
          <table:table-cell table:style-name="ce74" office:value-type="string" calcext: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calcext:value-type="string">
            <text:p><text:a xlink:href="https://www.uneiaparjour.fr/logicballs/" xlink:type="simple">https://www.uneiaparjour.fr/logicballs/</text:a></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9-06" calcext: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dnoz</text:p>
          </table:table-cell>
          <table:table-cell table:style-name="ce74" office:value-type="string" calcext: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calcext:value-type="string">
            <text:p>https://www.uneiaparjour.fr/vidnoz/</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9-05" calcext: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NBX</text:p>
          </table:table-cell>
          <table:table-cell table:style-name="ce74" office:value-type="string" calcext: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calcext:value-type="string">
            <text:p>https://www.uneiaparjour.fr/chatnbx/</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LLM</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92" office:value-type="date" office:date-value="2023-09-04" calcext: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uzzicle</text:p>
          </table:table-cell>
          <table:table-cell table:style-name="ce74" office:value-type="string" calcext: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calcext:value-type="string">
            <text:p><text:a xlink:href="https://www.uneiaparjour.fr/puzzicle/" xlink:type="simple">https://www.uneiaparjour.fr/puzzicle/</text:a></text:p>
          </table:table-cell>
          <table:table-cell table:style-name="ce74" office:value-type="string" calcext:value-type="string">
            <text:p>quiz et flashcards</text:p>
          </table:table-cell>
          <table:table-cell table:style-name="ce74" office:value-type="string" calcext:value-type="string">
            <text:p>youtube</text:p>
          </table:table-cell>
          <table:table-cell table:style-name="ce74" table:number-columns-repeated="2"/>
          <table:table-cell table:style-name="ce88" table:number-columns-repeated="2"/>
          <table:table-cell table:style-name="ce92" office:value-type="date" office:date-value="2023-09-03" calcext: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oc Analyser</text:p>
          </table:table-cell>
          <table:table-cell table:style-name="ce74" office:value-type="string" calcext: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calcext:value-type="string">
            <text:p><text:a xlink:href="https://www.uneiaparjour.fr/doc-analyser/" xlink:type="simple">https://www.uneiaparjour.fr/doc-analyser/</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9-02" calcext: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5 minutes lesson plan</text:p>
          </table:table-cell>
          <table:table-cell table:style-name="ce74" office:value-type="string" calcext: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calcext:value-type="string">
            <text:p>https://www.uneiaparjour.fr/5-minutes-lesson-plan/</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9-01" calcext: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x</text:p>
          </table:table-cell>
          <table:table-cell table:style-name="ce74" office:value-type="string" calcext: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calcext:value-type="string">
            <text:p>https://www.uneiaparjour.fr/lex-2/</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8-31" calcext: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gmind</text:p>
          </table:table-cell>
          <table:table-cell table:style-name="ce74" office:value-type="string" calcext: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calcext:value-type="string">
            <text:p>https://www.uneiaparjour.fr/segmind-2/</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8-30" calcext: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udiopen</text:p>
          </table:table-cell>
          <table:table-cell table:style-name="ce74" office:value-type="string" calcext: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calcext:value-type="string">
            <text:p>https://www.uneiaparjour.fr/audiopen/</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8-29" calcext: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epSup</text:p>
          </table:table-cell>
          <table:table-cell table:style-name="ce74" office:value-type="string" calcext: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calcext:value-type="string">
            <text:p>https://www.uneiaparjour.fr/prepsup/</text:p>
          </table:table-cell>
          <table:table-cell table:style-name="ce74" office:value-type="string" calcext:value-type="string">
            <text:p>documents</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88" table:number-columns-repeated="2"/>
          <table:table-cell table:style-name="ce92" office:value-type="date" office:date-value="2023-08-28" calcext: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ix</text:p>
          </table:table-cell>
          <table:table-cell table:style-name="ce74" office:value-type="string" calcext: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calcext:value-type="string">
            <text:p><text:a xlink:href="https://www.uneiaparjour.fr/hix/" xlink:type="simple">https://www.uneiaparjour.fr/hix/</text:a></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8-27" calcext: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air</text:p>
          </table:table-cell>
          <table:table-cell table:style-name="ce74" office:value-type="string" calcext: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calcext:value-type="string">
            <text:p>https://www.uneiaparjour.fr/flair/</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8-26" calcext: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sio</text:p>
          </table:table-cell>
          <table:table-cell table:style-name="ce74" office:value-type="string" calcext: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calcext:value-type="string">
            <text:p>https://www.uneiaparjour.fr/artsio/</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8-25" calcext: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rite Tone</text:p>
          </table:table-cell>
          <table:table-cell table:style-name="ce74" office:value-type="string" calcext: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calcext:value-type="string">
            <text:p><text:a xlink:href="https://www.uneiaparjour.fr/write-tone/" xlink:type="simple">https://www.uneiaparjour.fr/write-tone/</text:a></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8-24" calcext: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deogram</text:p>
          </table:table-cell>
          <table:table-cell table:style-name="ce74" office:value-type="string" calcext:value-type="string">
            <text:p>Ideogram (https://ideogram.ai) : outil de génération d’imagescapable </text:p>
            <text:p>d’inclure le texte demandé dans le prompt. Galerie proposée et remix </text:p>
            <text:p>possible. Gratuit.</text:p>
          </table:table-cell>
          <table:table-cell table:style-name="ce74" office:value-type="string" calcext:value-type="string">
            <text:p>https://www.uneiaparjour.fr/ideogram/</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8-23" calcext: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oombot</text:p>
          </table:table-cell>
          <table:table-cell table:style-name="ce74" office:value-type="string" calcext: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calcext:value-type="string">
            <text:p>https://www.uneiaparjour.fr/bloombot/</text:p>
          </table:table-cell>
          <table:table-cell table:style-name="ce74" office:value-type="string" calcext:value-type="string">
            <text:p>chat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8-22" calcext: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ransvibe</text:p>
          </table:table-cell>
          <table:table-cell table:style-name="ce74" office:value-type="string" calcext:value-type="string">
            <text:p>Transvibe (https://transvribe.com) permet l’interrogation d’une vidéo </text:p>
            <text:p>Youtube via un chatbot. Exportation de la transcription possible. Gratuit </text:p>
            <text:p>et sans compte.</text:p>
          </table:table-cell>
          <table:table-cell table:style-name="ce75" office:value-type="string" calcext:value-type="string">
            <text:p><text:a xlink:href="https://www.uneiaparjour.fr/transvibe/" xlink:type="simple">https://www.uneiaparjour.fr/transvibe/</text:a></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youtube</text:p>
          </table:table-cell>
          <table:table-cell table:style-name="ce88"/>
          <table:table-cell table:style-name="ce92" office:value-type="date" office:date-value="2023-08-21" calcext: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ica</text:p>
          </table:table-cell>
          <table:table-cell table:style-name="ce74" office:value-type="string" calcext: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calcext:value-type="string">
            <text:p><text:a xlink:href="https://www.uneiaparjour.fr/imagica/" xlink:type="simple">https://www.uneiaparjour.fr/imagica/</text:a></text:p>
          </table:table-cell>
          <table:table-cell table:style-name="ce74" office:value-type="string" calcext:value-type="string">
            <text:p>application</text:p>
          </table:table-cell>
          <table:table-cell table:style-name="ce74" table:number-columns-repeated="3"/>
          <table:table-cell table:style-name="ce88" table:number-columns-repeated="2"/>
          <table:table-cell table:style-name="ce92" office:value-type="date" office:date-value="2023-08-20" calcext: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andingsite</text:p>
          </table:table-cell>
          <table:table-cell table:style-name="ce74" office:value-type="string" calcext: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calcext:value-type="string">
            <text:p>https://www.uneiaparjour.fr/landingsite/</text:p>
          </table:table-cell>
          <table:table-cell table:style-name="ce74" office:value-type="string" calcext:value-type="string">
            <text:p>site web</text:p>
          </table:table-cell>
          <table:table-cell table:style-name="ce74" table:number-columns-repeated="3"/>
          <table:table-cell table:style-name="ce88" table:number-columns-repeated="2"/>
          <table:table-cell table:style-name="ce92" office:value-type="date" office:date-value="2023-08-19" calcext: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oblin Tools</text:p>
          </table:table-cell>
          <table:table-cell table:style-name="ce74" office:value-type="string" calcext: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calcext:value-type="string">
            <text:p>https://www.uneiaparjour.fr/goblin-tools/</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8-18" calcext: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uman generator</text:p>
          </table:table-cell>
          <table:table-cell table:style-name="ce74" office:value-type="string" calcext: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calcext:value-type="string">
            <text:p><text:a xlink:href="https://www.uneiaparjour.fr/human-generator/" xlink:type="simple">https://www.uneiaparjour.fr/human-generator/</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8-17" calcext: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conAI</text:p>
          </table:table-cell>
          <table:table-cell table:style-name="ce74" office:value-type="string" calcext: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calcext:value-type="string">
            <text:p><text:a xlink:href="https://www.uneiaparjour.fr/iconai/" xlink:type="simple">https://www.uneiaparjour.fr/iconai/</text: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8-16" calcext: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emis</text:p>
          </table:table-cell>
          <table:table-cell table:style-name="ce74" office:value-type="string" calcext: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calcext:value-type="string">
            <text:p>https://www.uneiaparjour.fr/artemis/</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8-15" calcext: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sson Planner</text:p>
          </table:table-cell>
          <table:table-cell table:style-name="ce74" office:value-type="string" calcext: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calcext:value-type="string">
            <text:p>https://www.uneiaparjour.fr/lesson-planner/</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8-14" calcext: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mantic Scholar</text:p>
          </table:table-cell>
          <table:table-cell table:style-name="ce74" office:value-type="string" calcext: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calcext:value-type="string">
            <text:p>https://www.uneiaparjour.fr/semantic-scholar/</text:p>
          </table:table-cell>
          <table:table-cell table:style-name="ce74" office:value-type="string" calcext:value-type="string">
            <text:p>open source</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8-13" calcext: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aizz</text:p>
          </table:table-cell>
          <table:table-cell table:style-name="ce74" office:value-type="string" calcext: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calcext:value-type="string">
            <text:p>https://www.uneiaparjour.fr/vaizz/</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8-12" calcext: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nsor</text:p>
          </table:table-cell>
          <table:table-cell table:style-name="ce74" office:value-type="string" calcext: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calcext:value-type="string">
            <text:p>https://www.uneiaparjour.fr/tensor/</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8-11" calcext: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ayo</text:p>
          </table:table-cell>
          <table:table-cell table:style-name="ce74" office:value-type="string" calcext: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calcext:value-type="string">
            <text:p>https://www.uneiaparjour.fr/hayo/</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8-10" calcext: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alknotes</text:p>
          </table:table-cell>
          <table:table-cell table:style-name="ce74" office:value-type="string" calcext: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calcext:value-type="string">
            <text:p><text:a xlink:href="https://www.uneiaparjour.fr/talknotes/" xlink:type="simple">https://www.uneiaparjour.fr/talknotes/</text:a></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8-09" calcext: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killify</text:p>
          </table:table-cell>
          <table:table-cell table:style-name="ce74" office:value-type="string" calcext: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calcext:value-type="string">
            <text:p><text:a xlink:href="https://www.uneiaparjour.fr/skillify/" xlink:type="simple">https://www.uneiaparjour.fr/skillify/</text:a></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2"/>
          <table:table-cell table:style-name="ce88" table:number-columns-repeated="2"/>
          <table:table-cell table:style-name="ce92" office:value-type="date" office:date-value="2023-08-08" calcext: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mi</text:p>
          </table:table-cell>
          <table:table-cell table:style-name="ce74" office:value-type="string" calcext: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calcext:value-type="string">
            <text:p>https://www.uneiaparjour.fr/cami/</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8-07" calcext: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kolar</text:p>
          </table:table-cell>
          <table:table-cell table:style-name="ce74" office:value-type="string" calcext: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calcext:value-type="string">
            <text:p><text:a xlink:href="https://www.uneiaparjour.fr/skolar/" xlink:type="simple">https://www.uneiaparjour.fr/skolar/</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table:table-cell table:style-name="ce88" table:number-columns-repeated="2"/>
          <table:table-cell table:style-name="ce92" office:value-type="date" office:date-value="2023-08-06" calcext: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nker</text:p>
          </table:table-cell>
          <table:table-cell table:style-name="ce74" office:value-type="string" calcext: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calcext:value-type="string">
            <text:p>https://www.uneiaparjour.fr/conker/</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2"/>
          <table:table-cell table:style-name="ce88" table:number-columns-repeated="2"/>
          <table:table-cell table:style-name="ce92" office:value-type="date" office:date-value="2023-08-05" calcext: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Page</text:p>
          </table:table-cell>
          <table:table-cell table:style-name="ce74" office:value-type="string" calcext: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calcext:value-type="string">
            <text:p>https://www.uneiaparjour.fr/aipag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site web</text:p>
          </table:table-cell>
          <table:table-cell table:style-name="ce74" office:value-type="string" calcext:value-type="string">
            <text:p>usage illimité</text:p>
          </table:table-cell>
          <table:table-cell table:style-name="ce88" table:number-columns-repeated="2"/>
          <table:table-cell table:style-name="ce92" office:value-type="date" office:date-value="2023-08-04" calcext: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romind</text:p>
          </table:table-cell>
          <table:table-cell table:style-name="ce74" office:value-type="string" calcext: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calcext:value-type="string">
            <text:p><text:a xlink:href="https://www.uneiaparjour.fr/promind/" xlink:type="simple">https://www.uneiaparjour.fr/promind/</text:a></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8-03" calcext: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ello History</text:p>
          </table:table-cell>
          <table:table-cell table:style-name="ce74" office:value-type="string" calcext: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calcext:value-type="string">
            <text:p>https://www.uneiaparjour.fr/hello-history/</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8-02" calcext: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endsteps</text:p>
          </table:table-cell>
          <table:table-cell table:style-name="ce74" office:value-type="string" calcext: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calcext:value-type="string">
            <text:p><text:a xlink:href="https://www.uneiaparjour.fr/sendsteps/" xlink:type="simple">https://www.uneiaparjour.fr/sendsteps/</text:a></text:p>
          </table:table-cell>
          <table:table-cell table:style-name="ce74" office:value-type="string" calcext:value-type="string">
            <text:p>présentation</text:p>
          </table:table-cell>
          <table:table-cell table:style-name="ce74" table:number-columns-repeated="3"/>
          <table:table-cell table:style-name="ce88" table:number-columns-repeated="2"/>
          <table:table-cell table:style-name="ce92" office:value-type="date" office:date-value="2023-08-01" calcext: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xai</text:p>
          </table:table-cell>
          <table:table-cell table:style-name="ce74" office:value-type="string" calcext: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calcext:value-type="string">
            <text:p>https://www.uneiaparjour.fr/pixai/</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7-31" calcext: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enChat</text:p>
          </table:table-cell>
          <table:table-cell table:style-name="ce74" office:value-type="string" calcext: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calcext:value-type="string">
            <text:p><text:a xlink:href="https://www.uneiaparjour.fr/openchat/" xlink:type="simple">https://www.uneiaparjour.fr/openchat/</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7-30" calcext: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eroscope</text:p>
          </table:table-cell>
          <table:table-cell table:style-name="ce74" office:value-type="string" calcext:value-type="string">
            <text:p>Zeroscope Text-to-video (à retrouver sur Huggingface : </text:p>
            <text:p>https://huggingface.co/spaces/fffiloni/zeroscope…) : un prompt pour une </text:p>
            <text:p>courte vidéo format 16:9. Sans compte.</text:p>
          </table:table-cell>
          <table:table-cell table:style-name="ce74" office:value-type="string" calcext:value-type="string">
            <text:p>https://www.uneiaparjour.fr/zeroscope/</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7-29" calcext: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llustroke</text:p>
          </table:table-cell>
          <table:table-cell table:style-name="ce74" office:value-type="string" calcext: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calcext:value-type="string">
            <text:p>https://www.uneiaparjour.fr/illustrok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7-28" calcext: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icSchool</text:p>
          </table:table-cell>
          <table:table-cell table:style-name="ce74" office:value-type="string" calcext: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calcext:value-type="string">
            <text:p>https://www.uneiaparjour.fr/magicschool/</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27" calcext: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ezgo</text:p>
          </table:table-cell>
          <table:table-cell table:style-name="ce74" office:value-type="string" calcext: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calcext:value-type="string">
            <text:p>https://www.uneiaparjour.fr/dezgo/</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table:number-columns-repeated="2"/>
          <table:table-cell table:style-name="ce88" table:number-columns-repeated="2"/>
          <table:table-cell table:style-name="ce92" office:value-type="date" office:date-value="2023-07-26" calcext: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nerva</text:p>
          </table:table-cell>
          <table:table-cell table:style-name="ce74" office:value-type="string" calcext:value-type="string">
            <text:p>Minerva (https://academicid.net/minerva-ai) recherche parmi 200M de </text:p>
            <text:p>publications scientifiques et permet de les interroger. 15000 crédits </text:p>
            <text:p>gratuits par mois.</text:p>
          </table:table-cell>
          <table:table-cell table:style-name="ce75" office:value-type="string" calcext:value-type="string">
            <text:p><text:a xlink:href="https://www.uneiaparjour.fr/minerva/" xlink:type="simple">https://www.uneiaparjour.fr/minerva/</text: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7-25" calcext: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LAMA</text:p>
          </table:table-cell>
          <table:table-cell table:style-name="ce74" office:value-type="string" calcext: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calcext:value-type="string">
            <text:p><text:a xlink:href="https://www.uneiaparjour.fr/llama/" xlink:type="simple">https://www.uneiaparjour.fr/llama/</text:a></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texte</text:p>
          </table:table-cell>
          <table:table-cell table:style-name="ce88" table:number-columns-repeated="2"/>
          <table:table-cell table:style-name="ce92" office:value-type="date" office:date-value="2023-07-24" calcext: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rnbot</text:p>
          </table:table-cell>
          <table:table-cell table:style-name="ce74" office:value-type="string" calcext: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calcext:value-type="string">
            <text:p>https://www.uneiaparjour.fr/learnbot/</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7-23" calcext: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iffit</text:p>
          </table:table-cell>
          <table:table-cell table:style-name="ce74" office:value-type="string" calcext: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calcext:value-type="string">
            <text:p>https://www.uneiaparjour.fr/diffit/</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22" calcext: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estionWell</text:p>
          </table:table-cell>
          <table:table-cell table:style-name="ce74" office:value-type="string" calcext: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calcext:value-type="string">
            <text:p>https://www.uneiaparjour.fr/questionwell-2/</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7-21" calcext: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 Dungeon</text:p>
          </table:table-cell>
          <table:table-cell table:style-name="ce74" office:value-type="string" calcext: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calcext:value-type="string">
            <text:p><text:a xlink:href="https://www.uneiaparjour.fr/ai-dungeon/" xlink:type="simple">https://www.uneiaparjour.fr/ai-dungeon/</text:a></text:p>
          </table:table-cell>
          <table:table-cell table:style-name="ce74" office:value-type="string" calcext:value-type="string">
            <text:p>jeu vidéo</text:p>
          </table:table-cell>
          <table:table-cell table:style-name="ce74" table:number-columns-repeated="3"/>
          <table:table-cell table:style-name="ce88" table:number-columns-repeated="2"/>
          <table:table-cell table:style-name="ce92" office:value-type="date" office:date-value="2023-07-20" calcext: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emix</text:p>
          </table:table-cell>
          <table:table-cell table:style-name="ce74" office:value-type="string" calcext: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calcext:value-type="string">
            <text:p>https://www.uneiaparjour.fr/reemix/</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table-cell table:style-name="ce88" table:number-columns-repeated="2"/>
          <table:table-cell table:style-name="ce92" office:value-type="date" office:date-value="2023-07-19" calcext: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thfinder</text:p>
          </table:table-cell>
          <table:table-cell table:style-name="ce74" office:value-type="string" calcext: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calcext:value-type="string">
            <text:p><text:a xlink:href="https://www.uneiaparjour.fr/pathfinder/" xlink:type="simple">https://www.uneiaparjour.fr/pathfinder/</text:a></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18" calcext: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cispace</text:p>
          </table:table-cell>
          <table:table-cell table:style-name="ce74" office:value-type="string" calcext: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calcext:value-type="string">
            <text:p><text:a xlink:href="https://www.uneiaparjour.fr/scispace/" xlink:type="simple">https://www.uneiaparjour.fr/scispace/</text:a></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texte</text:p>
          </table:table-cell>
          <table:table-cell table:style-name="ce88" table:number-columns-repeated="2"/>
          <table:table-cell table:style-name="ce92" office:value-type="date" office:date-value="2023-07-17" calcext: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ra</text:p>
          </table:table-cell>
          <table:table-cell table:style-name="ce74" office:value-type="string" calcext: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calcext:value-type="string">
            <text:p>https://www.uneiaparjour.fr/ora/</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7-16" calcext: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mo</text:p>
          </table:table-cell>
          <table:table-cell table:style-name="ce74" office:value-type="string" calcext: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calcext:value-type="string">
            <text:p>https://www.uneiaparjour.fr/genmo-2/</text:p>
          </table:table-cell>
          <table:table-cell table:style-name="ce74" office:value-type="string" calcext:value-type="string">
            <text:p>images</text:p>
          </table:table-cell>
          <table:table-cell table:style-name="ce74" office:value-type="string" calcext:value-type="string">
            <text:p>images 3D</text:p>
          </table:table-cell>
          <table:table-cell table:style-name="ce74" office:value-type="string" calcext:value-type="string">
            <text:p>vidéo</text:p>
          </table:table-cell>
          <table:table-cell table:style-name="ce74"/>
          <table:table-cell table:style-name="ce88" table:number-columns-repeated="2"/>
          <table:table-cell table:style-name="ce92" office:value-type="date" office:date-value="2023-07-15" calcext: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 Doodle</text:p>
          </table:table-cell>
          <table:table-cell table:style-name="ce74" office:value-type="string" calcext: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calcext:value-type="string">
            <text:p>https://www.uneiaparjour.fr/stable-doodle/</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7-14" calcext: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ursebox</text:p>
          </table:table-cell>
          <table:table-cell table:style-name="ce74" office:value-type="string" calcext: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calcext:value-type="string">
            <text:p>https://www.uneiaparjour.fr/coursebox/</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7-13" calcext: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ramer</text:p>
          </table:table-cell>
          <table:table-cell table:style-name="ce74" office:value-type="string" calcext: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calcext:value-type="string">
            <text:p>https://www.uneiaparjour.fr/framer/</text:p>
          </table:table-cell>
          <table:table-cell table:style-name="ce74" office:value-type="string" calcext:value-type="string">
            <text:p>site web</text:p>
          </table:table-cell>
          <table:table-cell table:style-name="ce74" table:number-columns-repeated="3"/>
          <table:table-cell table:style-name="ce88" table:number-columns-repeated="2"/>
          <table:table-cell table:style-name="ce92" office:value-type="date" office:date-value="2023-07-12" calcext: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raw Things</text:p>
          </table:table-cell>
          <table:table-cell table:style-name="ce74" office:value-type="string" calcext: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calcext:value-type="string">
            <text:p>https://www.uneiaparjour.fr/draw-things/</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11" calcext: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lor anything</text:p>
          </table:table-cell>
          <table:table-cell table:style-name="ce74" office:value-type="string" calcext: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calcext:value-type="string">
            <text:p><text:a xlink:href="https://www.uneiaparjour.fr/color-anything/" xlink:type="simple">https://www.uneiaparjour.fr/color-anything/</text:a></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10" calcext: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eed.io</text:p>
          </table:table-cell>
          <table:table-cell table:style-name="ce74" office:value-type="string" calcext: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calcext:value-type="string">
            <text:p><text:a xlink:href="https://www.uneiaparjour.fr/veedio/" xlink:type="simple">https://www.uneiaparjour.fr/veedio/</text:a></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7-09" calcext: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Art</text:p>
          </table:table-cell>
          <table:table-cell table:style-name="ce74" office:value-type="string" calcext:value-type="string">
            <text:p>Re-art (https://reart.devvinay.in) par @vinay_dev_ : outil d’IA génératrice </text:p>
            <text:p>d’images, gratuit et sans compte (basé sur Stable diffusion ?).</text:p>
          </table:table-cell>
          <table:table-cell table:style-name="ce74" office:value-type="string" calcext:value-type="string">
            <text:p>https://www.uneiaparjour.fr/re-ar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7-08" calcext: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pic</text:p>
          </table:table-cell>
          <table:table-cell table:style-name="ce74" office:value-type="string" calcext: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calcext:value-type="string">
            <text:p>https://www.uneiaparjour.fr/ipic/</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07" calcext: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oryD</text:p>
          </table:table-cell>
          <table:table-cell table:style-name="ce74" office:value-type="string" calcext: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calcext:value-type="string">
            <text:p>https://www.uneiaparjour.fr/storyd/</text:p>
          </table:table-cell>
          <table:table-cell table:style-name="ce74" office:value-type="string" calcext:value-type="string">
            <text:p>données</text:p>
          </table:table-cell>
          <table:table-cell table:style-name="ce74" office:value-type="string" calcext:value-type="string">
            <text:p>images</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88" table:number-columns-repeated="2"/>
          <table:table-cell table:style-name="ce92" office:value-type="date" office:date-value="2023-07-06" calcext: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lipdrop</text:p>
          </table:table-cell>
          <table:table-cell table:style-name="ce74" office:value-type="string" calcext: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calcext:value-type="string">
            <text:p>https://www.uneiaparjour.fr/clip-drop/</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7-05" calcext: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ordtune</text:p>
          </table:table-cell>
          <table:table-cell table:style-name="ce74" office:value-type="string" calcext: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calcext:value-type="string">
            <text:p>https://www.uneiaparjour.fr/wordtune/</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7-04" calcext: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zzy</text:p>
          </table:table-cell>
          <table:table-cell table:style-name="ce74" office:value-type="string" calcext: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calcext:value-type="string">
            <text:p>https://www.uneiaparjour.fr/aizzy/</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7-03" calcext: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ollinations</text:p>
          </table:table-cell>
          <table:table-cell table:style-name="ce74" office:value-type="string" calcext: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calcext:value-type="string">
            <text:p>https://www.uneiaparjour.fr/pollinations-2/</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7-02" calcext: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ggy</text:p>
          </table:table-cell>
          <table:table-cell table:style-name="ce74" office:value-type="string" calcext: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calcext:value-type="string">
            <text:p>https://www.uneiaparjour.fr/piggy/</text:p>
          </table:table-cell>
          <table:table-cell table:style-name="ce74" office:value-type="string" calcext:value-type="string">
            <text:p>images</text:p>
          </table:table-cell>
          <table:table-cell table:style-name="ce74" office:value-type="string" calcext:value-type="string">
            <text:p>présent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table-cell table:style-name="ce92" office:value-type="date" office:date-value="2023-07-01" calcext: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wee</text:p>
          </table:table-cell>
          <table:table-cell table:style-name="ce74" office:value-type="string" calcext: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calcext:value-type="string">
            <text:p>https://www.uneiaparjour.fr/twee/</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6-30" calcext: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ongshot</text:p>
          </table:table-cell>
          <table:table-cell table:style-name="ce74" office:value-type="string" calcext: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calcext:value-type="string">
            <text:p>https://www.uneiaparjour.fr/longshot/</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6-29" calcext: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tatbot</text:p>
          </table:table-cell>
          <table:table-cell table:style-name="ce74" office:value-type="string" calcext: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calcext:value-type="string">
            <text:p>https://www.uneiaparjour.fr/sttatbo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28" calcext: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inary Soundscape</text:p>
          </table:table-cell>
          <table:table-cell table:style-name="ce74" office:value-type="string" calcext: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calcext:value-type="string">
            <text:p><text:a xlink:href="https://www.uneiaparjour.fr/imaginary-soundscape/" xlink:type="simple">https://www.uneiaparjour.fr/imaginary-soundscape/</text:a></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6-27" calcext: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ockimg QRcode</text:p>
          </table:table-cell>
          <table:table-cell table:style-name="ce74" office:value-type="string" calcext: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calcext:value-type="string">
            <text:p><text:a xlink:href="https://www.uneiaparjour.fr/stockimg-qrcode/" xlink:type="simple">https://www.uneiaparjour.fr/stockimg-qrcode/</text:a></text:p>
          </table:table-cell>
          <table:table-cell table:style-name="ce74" office:value-type="string" calcext:value-type="string">
            <text:p>images</text:p>
          </table:table-cell>
          <table:table-cell table:style-name="ce74" office:value-type="string" calcext:value-type="string">
            <text:p>qr code</text:p>
          </table:table-cell>
          <table:table-cell table:style-name="ce74" table:number-columns-repeated="2"/>
          <table:table-cell table:style-name="ce88" table:number-columns-repeated="2"/>
          <table:table-cell table:style-name="ce92" office:value-type="date" office:date-value="2023-06-26" calcext: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ckCast</text:p>
          </table:table-cell>
          <table:table-cell table:style-name="ce74" office:value-type="string" calcext: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calcext:value-type="string">
            <text:p>https://www.uneiaparjour.fr/quickcas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25" calcext: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uripod</text:p>
          </table:table-cell>
          <table:table-cell table:style-name="ce74" office:value-type="string" calcext: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calcext:value-type="string">
            <text:p><text:a xlink:href="https://www.uneiaparjour.fr/curipod/" xlink:type="simple">https://www.uneiaparjour.fr/curipod/</text:a></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24" calcext: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luna</text:p>
          </table:table-cell>
          <table:table-cell table:style-name="ce74" office:value-type="string" calcext: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calcext:value-type="string">
            <text:p>https://www.uneiaparjour.fr/elun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6-23" calcext: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erToolsGPT</text:p>
          </table:table-cell>
          <table:table-cell table:style-name="ce74" office:value-type="string" calcext: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calcext:value-type="string">
            <text:p><text:a xlink:href="https://www.uneiaparjour.fr/teachertoolsgpt/" xlink:type="simple">https://www.uneiaparjour.fr/teachertoolsgpt/</text:a></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22" calcext: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ight Eye</text:p>
          </table:table-cell>
          <table:table-cell table:style-name="ce74" office:value-type="string" calcext: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calcext:value-type="string">
            <text:p><text:a xlink:href="https://www.uneiaparjour.fr/bright-eye/" xlink:type="simple">https://www.uneiaparjour.fr/bright-eye/</text:a></text:p>
          </table:table-cell>
          <table:table-cell table:style-name="ce74" office:value-type="string" calcext:value-type="string">
            <text:p>application</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6-21" calcext: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amma</text:p>
          </table:table-cell>
          <table:table-cell table:style-name="ce74" office:value-type="string" calcext: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calcext:value-type="string">
            <text:p>https://www.uneiaparjour.fr/gamma/</text:p>
          </table:table-cell>
          <table:table-cell table:style-name="ce74" office:value-type="string" calcext:value-type="string">
            <text:p>présentation</text:p>
          </table:table-cell>
          <table:table-cell table:style-name="ce74" table:number-columns-repeated="3"/>
          <table:table-cell table:style-name="ce88" table:number-columns-repeated="2"/>
          <table:table-cell table:style-name="ce92" office:value-type="date" office:date-value="2023-06-20" calcext: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eeze</text:p>
          </table:table-cell>
          <table:table-cell table:style-name="ce74" office:value-type="string" calcext: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calcext:value-type="string">
            <text:p>https://www.uneiaparjour.fr/breez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6-19" calcext: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zaic Studio</text:p>
          </table:table-cell>
          <table:table-cell table:style-name="ce74" office:value-type="string" calcext: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calcext:value-type="string">
            <text:p>https://www.uneiaparjour.fr/muzaic-studio/</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6-18" calcext: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udyflow</text:p>
          </table:table-cell>
          <table:table-cell table:style-name="ce74" office:value-type="string" calcext: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calcext:value-type="string">
            <text:p><text:a xlink:href="https://www.uneiaparjour.fr/studyflow/" xlink:type="simple">https://www.uneiaparjour.fr/studyflow/</text:a></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17" calcext: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tience</text:p>
          </table:table-cell>
          <table:table-cell table:style-name="ce74" office:value-type="string" calcext: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calcext:value-type="string">
            <text:p><text:a xlink:href="https://www.uneiaparjour.fr/patience/" xlink:type="simple">https://www.uneiaparjour.fr/patience/</text:a></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16" calcext: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ypotenuse</text:p>
          </table:table-cell>
          <table:table-cell table:style-name="ce74" office:value-type="string" calcext: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calcext:value-type="string">
            <text:p>https://www.uneiaparjour.fr/hypotenuse/</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15" calcext: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yer</text:p>
          </table:table-cell>
          <table:table-cell table:style-name="ce74" office:value-type="string" calcext: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calcext:value-type="string">
            <text:p><text:a xlink:href="https://www.uneiaparjour.fr/meyer/" xlink:type="simple">https://www.uneiaparjour.fr/meyer/</text:a></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14" calcext: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p</text:p>
          </table:table-cell>
          <table:table-cell table:style-name="ce74" office:value-type="string" calcext: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calcext:value-type="string">
            <text:p><text:a xlink:href="https://www.uneiaparjour.fr/leap/" xlink:type="simple">https://www.uneiaparjour.fr/leap/</text: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6-13" calcext: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sicGen</text:p>
          </table:table-cell>
          <table:table-cell table:style-name="ce74" office:value-type="string" calcext: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calcext:value-type="string">
            <text:p><text:a xlink:href="https://www.uneiaparjour.fr/musicgen/" xlink:type="simple">https://www.uneiaparjour.fr/musicgen/</text:a></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table-cell table:style-name="ce92" office:value-type="date" office:date-value="2023-06-12" calcext: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ecktopus</text:p>
          </table:table-cell>
          <table:table-cell table:style-name="ce74" office:value-type="string" calcext: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calcext:value-type="string">
            <text:p>https://www.uneiaparjour.fr/decktopus/</text:p>
          </table:table-cell>
          <table:table-cell table:style-name="ce74" office:value-type="string" calcext:value-type="string">
            <text:p>images</text:p>
          </table:table-cell>
          <table:table-cell table:style-name="ce74" office:value-type="string" calcext:value-type="string">
            <text:p>présentation</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6-11" calcext: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arnt</text:p>
          </table:table-cell>
          <table:table-cell table:style-name="ce74" office:value-type="string" calcext: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calcext:value-type="string">
            <text:p>https://www.uneiaparjour.fr/learnt/</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10" calcext: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reado</text:p>
          </table:table-cell>
          <table:table-cell table:style-name="ce74" office:value-type="string" calcext: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calcext:value-type="string">
            <text:p>https://www.uneiaparjour.fr/kreado/</text:p>
          </table:table-cell>
          <table:table-cell table:style-name="ce74" office:value-type="string" calcext:value-type="string">
            <text:p>texte</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table-cell table:style-name="ce88" table:number-columns-repeated="2"/>
          <table:table-cell table:style-name="ce92" office:value-type="date" office:date-value="2023-06-09" calcext: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ookHero</text:p>
          </table:table-cell>
          <table:table-cell table:style-name="ce74" office:value-type="string" calcext: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calcext:value-type="string">
            <text:p><text:a xlink:href="https://www.uneiaparjour.fr/bookhero/" xlink:type="simple">https://www.uneiaparjour.fr/bookhero/</text:a></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6-08" calcext: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itubo</text:p>
          </table:table-cell>
          <table:table-cell table:style-name="ce74" office:value-type="string" calcext:value-type="string">
            <text:p>Aitubo (http://aitubo.ai) : outil regroupant plusieurs modèles d’IA </text:p>
            <text:p>génératrices d’imageset outil d’édition. 150 crédits gratuits à </text:p>
            <text:p>l’ouverture puis 50 par jour.</text:p>
          </table:table-cell>
          <table:table-cell table:style-name="ce74" office:value-type="string" calcext:value-type="string">
            <text:p>https://www.uneiaparjour.fr/aitubo/</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6-07" calcext: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lbus</text:p>
          </table:table-cell>
          <table:table-cell table:style-name="ce74" office:value-type="string" calcext: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calcext:value-type="string">
            <text:p>https://www.uneiaparjour.fr/albus/</text:p>
          </table:table-cell>
          <table:table-cell table:style-name="ce74" office:value-type="string" calcext:value-type="string">
            <text:p>éducation</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6-06" calcext: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ecraft</text:p>
          </table:table-cell>
          <table:table-cell table:style-name="ce74" office:value-type="string" calcext: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calcext:value-type="string">
            <text:p>https://www.uneiaparjour.fr/recraf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6-05" calcext: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odobot</text:p>
          </table:table-cell>
          <table:table-cell table:style-name="ce74" office:value-type="string" calcext: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calcext:value-type="string">
            <text:p>https://www.uneiaparjour.fr/todobot/</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6-04" calcext: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ini</text:p>
          </table:table-cell>
          <table:table-cell table:style-name="ce74" office:value-type="string" calcext: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calcext:value-type="string">
            <text:p>https://www.uneiaparjour.fr/fini-2/</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03" calcext: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he infinite drum machine</text:p>
          </table:table-cell>
          <table:table-cell table:style-name="ce74" office:value-type="string" calcext: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calcext:value-type="string">
            <text:p>https://www.uneiaparjour.fr/the-infinite-drum-machine/</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6-02" calcext: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urseau</text:p>
          </table:table-cell>
          <table:table-cell table:style-name="ce74" office:value-type="string" calcext: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calcext:value-type="string">
            <text:p>https://www.uneiaparjour.fr/courseau/</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6-01" calcext: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enArt</text:p>
          </table:table-cell>
          <table:table-cell table:style-name="ce74" office:value-type="string" calcext: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calcext:value-type="string">
            <text:p>https://www.uneiaparjour.fr/openart/</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31" calcext: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utshell</text:p>
          </table:table-cell>
          <table:table-cell table:style-name="ce74" office:value-type="string" calcext: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calcext:value-type="string">
            <text:p>https://www.uneiaparjour.fr/nutshell/</text:p>
          </table:table-cell>
          <table:table-cell table:style-name="ce74" office:value-type="string" calcext:value-type="string">
            <text:p>texte</text:p>
          </table:table-cell>
          <table:table-cell table:style-name="ce74" office:value-type="string" calcext:value-type="string">
            <text:p>youtube</text:p>
          </table:table-cell>
          <table:table-cell table:style-name="ce74" table:number-columns-repeated="2"/>
          <table:table-cell table:style-name="ce88" table:number-columns-repeated="2"/>
          <table:table-cell table:style-name="ce92" office:value-type="date" office:date-value="2023-05-30" calcext: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rtflow</text:p>
          </table:table-cell>
          <table:table-cell table:style-name="ce74" office:value-type="string" calcext: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calcext:value-type="string">
            <text:p>https://www.uneiaparjour.fr/artflow/</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5-29" calcext: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rmof</text:p>
          </table:table-cell>
          <table:table-cell table:style-name="ce74" office:value-type="string" calcext: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calcext:value-type="string">
            <text:p>https://www.uneiaparjour.fr/marmof/</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28" calcext: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ze Guru</text:p>
          </table:table-cell>
          <table:table-cell table:style-name="ce74" office:value-type="string" calcext: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calcext:value-type="string">
            <text:p>https://www.uneiaparjour.fr/maze-guru/</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27" calcext: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irefly</text:p>
          </table:table-cell>
          <table:table-cell table:style-name="ce74" office:value-type="string" calcext: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calcext:value-type="string">
            <text:p>https://www.uneiaparjour.fr/firefly/</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5-26" calcext: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Zoo</text:p>
          </table:table-cell>
          <table:table-cell table:style-name="ce74" office:value-type="string" calcext: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calcext:value-type="string">
            <text:p>https://www.uneiaparjour.fr/zoo/</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88" table:number-columns-repeated="2"/>
          <table:table-cell table:style-name="ce92" office:value-type="date" office:date-value="2023-05-25" calcext: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skbooks</text:p>
          </table:table-cell>
          <table:table-cell table:style-name="ce74" office:value-type="string" calcext: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calcext:value-type="string">
            <text:p>https://www.uneiaparjour.fr/askbooks-2/</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24" calcext: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nica</text:p>
          </table:table-cell>
          <table:table-cell table:style-name="ce74" office:value-type="string" calcext: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calcext:value-type="string">
            <text:p>https://www.uneiaparjour.fr/monica/</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recherche</text:p>
          </table:table-cell>
          <table:table-cell table:style-name="ce74" office:value-type="string" calcext:value-type="string">
            <text:p>texte</text:p>
          </table:table-cell>
          <table:table-cell table:style-name="ce88" table:number-columns-repeated="2"/>
          <table:table-cell table:style-name="ce92" office:value-type="date" office:date-value="2023-05-23" calcext: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itMind</text:p>
          </table:table-cell>
          <table:table-cell table:style-name="ce74" office:value-type="string" calcext: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calcext:value-type="string">
            <text:p>https://www.uneiaparjour.fr/gitmind/</text:p>
          </table:table-cell>
          <table:table-cell table:style-name="ce74" office:value-type="string" calcext:value-type="string">
            <text:p>mindmap</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22" calcext: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each anything</text:p>
          </table:table-cell>
          <table:table-cell table:style-name="ce74" office:value-type="string" calcext:value-type="string">
            <text:p>Teach anything (https://teach-anything.com) : une question posée avec </text:p>
            <text:p>langue et niveau de réponse choisis et une explication est générée.</text:p>
          </table:table-cell>
          <table:table-cell table:style-name="ce74" office:value-type="string" calcext:value-type="string">
            <text:p>https://www.uneiaparjour.fr/teach-anything-2/</text:p>
          </table:table-cell>
          <table:table-cell table:style-name="ce74" office:value-type="string" calcext:value-type="string">
            <text:p>éducation</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table-cell table:style-name="ce92" office:value-type="date" office:date-value="2023-05-21" calcext: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nversly</text:p>
          </table:table-cell>
          <table:table-cell table:style-name="ce74" office:value-type="string" calcext: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calcext:value-type="string">
            <text:p>https://www.uneiaparjour.fr/conversly/</text:p>
          </table:table-cell>
          <table:table-cell table:style-name="ce74" office:value-type="string" calcext:value-type="string">
            <text:p>chatbot</text:p>
          </table:table-cell>
          <table:table-cell table:style-name="ce74" office:value-type="string" calcext:value-type="string">
            <text:p>langu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5-20" calcext: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xemplary</text:p>
          </table:table-cell>
          <table:table-cell table:style-name="ce74" office:value-type="string" calcext: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calcext:value-type="string">
            <text:p>https://www.uneiaparjour.fr/exemplary/</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5-19" calcext: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reamlike</text:p>
          </table:table-cell>
          <table:table-cell table:style-name="ce74" office:value-type="string" calcext: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calcext:value-type="string">
            <text:p>https://www.uneiaparjour.fr/dreamlik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18" calcext: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ongR</text:p>
          </table:table-cell>
          <table:table-cell table:style-name="ce74" office:value-type="string" calcext: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calcext:value-type="string">
            <text:p>https://www.uneiaparjour.fr/songr/</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5-17" calcext: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cog</text:p>
          </table:table-cell>
          <table:table-cell table:style-name="ce74" office:value-type="string" calcext: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calcext:value-type="string">
            <text:p>https://www.uneiaparjour.fr/stablecog/</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16" calcext: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yeBlankPage</text:p>
          </table:table-cell>
          <table:table-cell table:style-name="ce74" office:value-type="string" calcext: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calcext:value-type="string">
            <text:p>https://www.uneiaparjour.fr/byeblankpage-2/</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5-15" calcext: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eatBot</text:p>
          </table:table-cell>
          <table:table-cell table:style-name="ce74" office:value-type="string" calcext: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calcext:value-type="string">
            <text:p>https://www.uneiaparjour.fr/beatbot-2/</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5-14" calcext: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oudly</text:p>
          </table:table-cell>
          <table:table-cell table:style-name="ce74" office:value-type="string" calcext: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calcext:value-type="string">
            <text:p>https://www.uneiaparjour.fr/loudly/</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5-13" calcext: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lazmapunk</text:p>
          </table:table-cell>
          <table:table-cell table:style-name="ce74" office:value-type="string" calcext: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calcext:value-type="string">
            <text:p>https://www.uneiaparjour.fr/plazmapunk/</text:p>
          </table:table-cell>
          <table:table-cell table:style-name="ce74" office:value-type="string" calcext:value-type="string">
            <text:p>musique</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table:table-cell table:style-name="ce88" table:number-columns-repeated="2"/>
          <table:table-cell table:style-name="ce92" office:value-type="date" office:date-value="2023-05-12" calcext: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ID</text:p>
          </table:table-cell>
          <table:table-cell table:style-name="ce74" office:value-type="string" calcext: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calcext:value-type="string">
            <text:p>https://www.uneiaparjour.fr/d-id/</text:p>
          </table:table-cell>
          <table:table-cell table:style-name="ce74" office:value-type="string" calcext:value-type="string">
            <text:p>images</text:p>
          </table:table-cell>
          <table:table-cell table:style-name="ce74" office:value-type="string" calcext:value-type="string">
            <text:p>texte</text:p>
          </table:table-cell>
          <table:table-cell table:style-name="ce74" office:value-type="string" calcext:value-type="string">
            <text:p>vidéo</text:p>
          </table:table-cell>
          <table:table-cell table:style-name="ce74"/>
          <table:table-cell table:style-name="ce88" table:number-columns-repeated="2"/>
          <table:table-cell table:style-name="ce92" office:value-type="date" office:date-value="2023-05-11" calcext: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yppo</text:p>
          </table:table-cell>
          <table:table-cell table:style-name="ce74" office:value-type="string" calcext: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calcext:value-type="string">
            <text:p>https://www.uneiaparjour.fr/typpo/</text:p>
          </table:table-cell>
          <table:table-cell table:style-name="ce74" office:value-type="string" calcext:value-type="string">
            <text:p>usage illimité</text:p>
          </table:table-cell>
          <table:table-cell table:style-name="ce74" office:value-type="string" calcext:value-type="string">
            <text:p>vidéo</text:p>
          </table:table-cell>
          <table:table-cell table:style-name="ce74" office:value-type="string" calcext:value-type="string">
            <text:p>voix</text:p>
          </table:table-cell>
          <table:table-cell table:style-name="ce74"/>
          <table:table-cell table:style-name="ce88" table:number-columns-repeated="2"/>
          <table:table-cell table:style-name="ce92" office:value-type="date" office:date-value="2023-05-10" calcext: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ofabrain</text:p>
          </table:table-cell>
          <table:table-cell table:style-name="ce74" office:value-type="string" calcext: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calcext:value-type="string">
            <text:p>https://www.uneiaparjour.fr/sofabrain/</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09" calcext: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utorAI</text:p>
          </table:table-cell>
          <table:table-cell table:style-name="ce74" office:value-type="string" calcext: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calcext:value-type="string">
            <text:p>https://www.uneiaparjour.fr/tutorai-2/</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5-08" calcext: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 AI</text:p>
          </table:table-cell>
          <table:table-cell table:style-name="ce74" office:value-type="string" calcext: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calcext:value-type="string">
            <text:p>https://www.uneiaparjour.fr/my-ai/</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07" calcext: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ueWillow</text:p>
          </table:table-cell>
          <table:table-cell table:style-name="ce74" office:value-type="string" calcext: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calcext:value-type="string">
            <text:p>https://www.uneiaparjour.fr/bluewillow-2/</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5-06" calcext: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velFlow</text:p>
          </table:table-cell>
          <table:table-cell table:style-name="ce74" office:value-type="string" calcext: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calcext:value-type="string">
            <text:p>https://www.uneiaparjour.fr/novelflow/</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5-05" calcext: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omni</text:p>
          </table:table-cell>
          <table:table-cell table:style-name="ce74" office:value-type="string" calcext: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calcext:value-type="string">
            <text:p>https://www.uneiaparjour.fr/aomni/</text:p>
          </table:table-cell>
          <table:table-cell table:style-name="ce74" office:value-type="string" calcext:value-type="string">
            <text:p>recherche</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04" calcext: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Youtube</text:p>
          </table:table-cell>
          <table:table-cell table:style-name="ce74" office:value-type="string" calcext: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calcext:value-type="string">
            <text:p>https://www.uneiaparjour.fr/chatyoutube/</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5-03" calcext: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entorGPT</text:p>
          </table:table-cell>
          <table:table-cell table:style-name="ce74" office:value-type="string" calcext: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calcext:value-type="string">
            <text:p>https://www.uneiaparjour.fr/mentorgpt/</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5-02" calcext: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calcext:value-type="string">
            <text:p><text:a xlink:href="http://pdf.ai/" xlink:type="simple">Looseleaf / pdf.ai</text:a></text:p>
          </table:table-cell>
          <table:table-cell table:style-name="ce74" office:value-type="string" calcext: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calcext:value-type="string">
            <text:p>https://www.uneiaparjour.fr/looseleaf/</text:p>
          </table:table-cell>
          <table:table-cell table:style-name="ce74" office:value-type="string" calcext:value-type="string">
            <text:p>chatbot</text:p>
          </table:table-cell>
          <table:table-cell table:style-name="ce74" office:value-type="string" calcext:value-type="string">
            <text:p>documents</text:p>
          </table:table-cell>
          <table:table-cell table:style-name="ce87" office:value-type="string" calcext:value-type="string">
            <text:p>texte</text:p>
          </table:table-cell>
          <table:table-cell table:style-name="ce74"/>
          <table:table-cell table:style-name="ce88" table:number-columns-repeated="2"/>
          <table:table-cell table:style-name="ce92" office:value-type="date" office:date-value="2023-05-01" calcext: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rtGPT</text:p>
          </table:table-cell>
          <table:table-cell table:style-name="ce74" office:value-type="string" calcext: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calcext:value-type="string">
            <text:p>https://www.uneiaparjour.fr/chartgpt/</text:p>
          </table:table-cell>
          <table:table-cell table:style-name="ce74" office:value-type="string" calcext:value-type="string">
            <text:p>donnée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4-30" calcext: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locklade Labs</text:p>
          </table:table-cell>
          <table:table-cell table:style-name="ce74" office:value-type="string" calcext:value-type="string">
            <text:p>Un prompt pour créer les imagesà 360 degrés dans plusieurs styles en </text:p>
            <text:p>quelques secondes ? Voici Blockade labs : https://blockadelabs.com</text:p>
          </table:table-cell>
          <table:table-cell table:style-name="ce74" office:value-type="string" calcext:value-type="string">
            <text:p>https://www.uneiaparjour.fr/blocklade-labs/</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4-29" calcext: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orefront Chat</text:p>
          </table:table-cell>
          <table:table-cell table:style-name="ce74" office:value-type="string" calcext: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calcext:value-type="string">
            <text:p>https://www.uneiaparjour.fr/forefront-chat/</text:p>
          </table:table-cell>
          <table:table-cell table:style-name="ce74" office:value-type="string" calcext:value-type="string">
            <text:p>chatbot</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4-28" calcext: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niGPT4</text:p>
          </table:table-cell>
          <table:table-cell table:style-name="ce74" office:value-type="string" calcext: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calcext:value-type="string">
            <text:p>https://www.uneiaparjour.fr/minigpt4-2/</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office:value-type="string" calcext:value-type="string">
            <text:p>texte</text:p>
          </table:table-cell>
          <table:table-cell table:style-name="ce88"/>
          <table:table-cell table:style-name="ce92" office:value-type="date" office:date-value="2023-04-27" calcext: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en Assistant</text:p>
          </table:table-cell>
          <table:table-cell table:style-name="ce74" office:value-type="string" calcext: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calcext:value-type="string">
            <text:p>https://www.uneiaparjour.fr/open-assistant/</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texte</text:p>
          </table:table-cell>
          <table:table-cell table:style-name="ce74"/>
          <table:table-cell table:style-name="ce92" office:value-type="date" office:date-value="2023-04-26" calcext: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Kaiber</text:p>
          </table:table-cell>
          <table:table-cell table:style-name="ce74" office:value-type="string" calcext: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calcext:value-type="string">
            <text:p>https://www.uneiaparjour.fr/kaiber/</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4-25" calcext: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reative Fabrica</text:p>
          </table:table-cell>
          <table:table-cell table:style-name="ce74" office:value-type="string" calcext: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calcext:value-type="string">
            <text:p>https://www.uneiaparjour.fr/creative-fabric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4-24" calcext: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age</text:p>
          </table:table-cell>
          <table:table-cell table:style-name="ce74" office:value-type="string" calcext: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calcext:value-type="string">
            <text:p>https://www.uneiaparjour.fr/mag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4-23" calcext: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us Clip</text:p>
          </table:table-cell>
          <table:table-cell table:style-name="ce74" office:value-type="string" calcext: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calcext:value-type="string">
            <text:p>https://www.uneiaparjour.fr/opus-clip/</text:p>
          </table:table-cell>
          <table:table-cell table:style-name="ce74" office:value-type="string" calcext:value-type="string">
            <text:p>vidéo</text:p>
          </table:table-cell>
          <table:table-cell table:style-name="ce74" office:value-type="string" calcext:value-type="string">
            <text:p>youtube</text:p>
          </table:table-cell>
          <table:table-cell table:style-name="ce74" table:number-columns-repeated="2"/>
          <table:table-cell table:style-name="ce88" table:number-columns-repeated="2"/>
          <table:table-cell table:style-name="ce92" office:value-type="date" office:date-value="2023-04-22" calcext: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utoGPT</text:p>
          </table:table-cell>
          <table:table-cell table:style-name="ce74" office:value-type="string" calcext: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calcext:value-type="string">
            <text:p>https://www.uneiaparjour.fr/autogpt/</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4-21" calcext: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ableLM</text:p>
          </table:table-cell>
          <table:table-cell table:style-name="ce74" office:value-type="string" calcext: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calcext:value-type="string">
            <text:p>https://www.uneiaparjour.fr/stablelm/</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sans compte</text:p>
          </table:table-cell>
          <table:table-cell table:style-name="ce74" office:value-type="string" calcext:value-type="string">
            <text:p>texte</text:p>
          </table:table-cell>
          <table:table-cell table:style-name="ce92" office:value-type="date" office:date-value="2023-04-20" calcext: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stant Art</text:p>
          </table:table-cell>
          <table:table-cell table:style-name="ce74" office:value-type="string" calcext: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calcext:value-type="string">
            <text:p>https://www.uneiaparjour.fr/instant-ar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4-19" calcext: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ingGPT</text:p>
          </table:table-cell>
          <table:table-cell table:style-name="ce74" office:value-type="string" calcext: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calcext:value-type="string">
            <text:p>https://www.uneiaparjour.fr/binggpt/</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sans compte</text:p>
          </table:table-cell>
          <table:table-cell table:style-name="ce88" table:number-columns-repeated="2"/>
          <table:table-cell table:style-name="ce92" office:value-type="date" office:date-value="2023-04-18" calcext: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lume AI</text:p>
          </table:table-cell>
          <table:table-cell table:style-name="ce74" office:value-type="string" calcext: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calcext:value-type="string">
            <text:p>https://www.uneiaparjour.fr/plume-ai/</text:p>
          </table:table-cell>
          <table:table-cell table:style-name="ce74" office:value-type="string" calcext:value-type="string">
            <text:p>texte</text:p>
          </table:table-cell>
          <table:table-cell table:style-name="ce74" office:value-type="string" calcext:value-type="string">
            <text:p>open source</text:p>
          </table:table-cell>
          <table:table-cell table:style-name="ce74" office:value-type="string" calcext:value-type="string">
            <text:p>usage illimité</text:p>
          </table:table-cell>
          <table:table-cell table:style-name="ce74" office:value-type="string" calcext:value-type="string">
            <text:p>sans compte</text:p>
          </table:table-cell>
          <table:table-cell table:style-name="ce88" table:number-columns-repeated="2"/>
          <table:table-cell table:style-name="ce92" office:value-type="date" office:date-value="2023-04-17" calcext: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y AskAI</text:p>
          </table:table-cell>
          <table:table-cell table:style-name="ce74" office:value-type="string" calcext: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calcext:value-type="string">
            <text:p>https://www.uneiaparjour.fr/my-askai/</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4-16" calcext: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hesive</text:p>
          </table:table-cell>
          <table:table-cell table:style-name="ce74" office:value-type="string" calcext: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calcext:value-type="string">
            <text:p>https://www.uneiaparjour.fr/cohesive-2/</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4-15" calcext: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Designer</text:p>
          </table:table-cell>
          <table:table-cell table:style-name="ce74" office:value-type="string" calcext: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calcext:value-type="string">
            <text:p>https://www.uneiaparjour.fr/designer/</text:p>
          </table:table-cell>
          <table:table-cell table:style-name="ce74" office:value-type="string" calcext:value-type="string">
            <text:p>images</text:p>
          </table:table-cell>
          <table:table-cell table:style-name="ce74" office:value-type="string" calcext:value-type="string">
            <text:p>présentation</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4-14" calcext: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erb Art</text:p>
          </table:table-cell>
          <table:table-cell table:style-name="ce74" office:value-type="string" calcext:value-type="string">
            <text:p>http://Verb.art : une IA qui génère des imagesà partir de la </text:p>
            <text:p>reconnaissance vocale. Application iOS et Androïd.</text:p>
          </table:table-cell>
          <table:table-cell table:style-name="ce74" office:value-type="string" calcext:value-type="string">
            <text:p>https://www.uneiaparjour.fr/verb-art/</text:p>
          </table:table-cell>
          <table:table-cell table:style-name="ce74" office:value-type="string" calcext:value-type="string">
            <text:p>images</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4-13" calcext: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rancher</text:p>
          </table:table-cell>
          <table:table-cell table:style-name="ce74" office:value-type="string" calcext: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calcext:value-type="string">
            <text:p>https://www.uneiaparjour.fr/brancher/</text:p>
          </table:table-cell>
          <table:table-cell table:style-name="ce74" office:value-type="string" calcext:value-type="string">
            <text:p>appli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4-12" calcext: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urse AI</text:p>
          </table:table-cell>
          <table:table-cell table:style-name="ce74" office:value-type="string" calcext: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calcext:value-type="string">
            <text:p>https://www.uneiaparjour.fr/course-ai/</text:p>
          </table:table-cell>
          <table:table-cell table:style-name="ce74" office:value-type="string" calcext:value-type="string">
            <text:p>éducation</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4-11" calcext: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ight Cafe</text:p>
          </table:table-cell>
          <table:table-cell table:style-name="ce74" office:value-type="string" calcext: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calcext:value-type="string">
            <text:p>https://www.uneiaparjour.fr/night-cafe/</text:p>
          </table:table-cell>
          <table:table-cell table:style-name="ce74" office:value-type="string" calcext:value-type="string">
            <text:p>images</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4-10" calcext: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oundraw</text:p>
          </table:table-cell>
          <table:table-cell table:style-name="ce74" office:value-type="string" calcext: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calcext:value-type="string">
            <text:p>https://www.uneiaparjour.fr/soundraw/</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4-09" calcext: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UseChatGPT</text:p>
          </table:table-cell>
          <table:table-cell table:style-name="ce74" office:value-type="string" calcext: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calcext:value-type="string">
            <text:p>https://www.uneiaparjour.fr/usechatgpt/</text:p>
          </table:table-cell>
          <table:table-cell table:style-name="ce74" office:value-type="string" calcext:value-type="string">
            <text:p>site web</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4-08" calcext: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base</text:p>
          </table:table-cell>
          <table:table-cell table:style-name="ce74" office:value-type="string" calcext: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calcext:value-type="string">
            <text:p>https://www.uneiaparjour.fr/chatbase-grace-a-chatbase-httpchatbaseco/</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4-07" calcext: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edtime Story</text:p>
          </table:table-cell>
          <table:table-cell table:style-name="ce74" office:value-type="string" calcext: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calcext:value-type="string">
            <text:p>https://www.uneiaparjour.fr/bedtime-story/</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4-06" calcext: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eve</text:p>
          </table:table-cell>
          <table:table-cell table:style-name="ce74" office:value-type="string" calcext: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calcext:value-type="string">
            <text:p>https://www.uneiaparjour.fr/steve/</text:p>
          </table:table-cell>
          <table:table-cell table:style-name="ce74" office:value-type="string" calcext:value-type="string">
            <text:p>musique</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4-05" calcext: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cenario</text:p>
          </table:table-cell>
          <table:table-cell table:style-name="ce74" office:value-type="string" calcext: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calcext:value-type="string">
            <text:p>https://www.uneiaparjour.fr/scenario-45-ia-generatives-dimages-dont-stabl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4-04" calcext: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udioGPT</text:p>
          </table:table-cell>
          <table:table-cell table:style-name="ce74" office:value-type="string" calcext: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calcext:value-type="string">
            <text:p>https://www.uneiaparjour.fr/studiogpt/</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4-03" calcext: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tory Wizard</text:p>
          </table:table-cell>
          <table:table-cell table:style-name="ce74" office:value-type="string" calcext: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calcext:value-type="string">
            <text:p>https://www.uneiaparjour.fr/story-wizard/</text:p>
          </table:table-cell>
          <table:table-cell table:style-name="ce74" office:value-type="string" calcext:value-type="string">
            <text:p>histoires enfants</text:p>
          </table:table-cell>
          <table:table-cell table:style-name="ce74" office:value-type="string" calcext:value-type="string">
            <text:p>image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4-02" calcext: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Quiz Wizard</text:p>
          </table:table-cell>
          <table:table-cell table:style-name="ce74" office:value-type="string" calcext: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calcext:value-type="string">
            <text:p>https://www.uneiaparjour.fr/un-quiz-genere-a-partir-dun-document-ou-dun/</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4-01" calcext: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en1 de Runway</text:p>
          </table:table-cell>
          <table:table-cell table:style-name="ce74" office:value-type="string" calcext: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calcext:value-type="string">
            <text:p>https://www.uneiaparjour.fr/gen1-de-runway/</text:p>
          </table:table-cell>
          <table:table-cell table:style-name="ce74" office:value-type="string" calcext:value-type="string">
            <text:p>vidéo</text:p>
          </table:table-cell>
          <table:table-cell table:style-name="ce74" table:number-columns-repeated="3"/>
          <table:table-cell table:style-name="ce88" table:number-columns-repeated="2"/>
          <table:table-cell table:style-name="ce92" office:value-type="date" office:date-value="2023-03-31" calcext: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atbird</text:p>
          </table:table-cell>
          <table:table-cell table:style-name="ce74" office:value-type="string" calcext:value-type="string">
            <text:p>15 IA génératives d’imagesqui produisent à partir d’un seul prompt, dans </text:p>
            <text:p>un outil unique : voici Catbird ! https://catbird.ai</text:p>
          </table:table-cell>
          <table:table-cell table:style-name="ce74" office:value-type="string" calcext:value-type="string">
            <text:p>https://www.uneiaparjour.fr/catbird/</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3-30" calcext: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ype</text:p>
          </table:table-cell>
          <table:table-cell table:style-name="ce74" office:value-type="string" calcext:value-type="string">
            <text:p>Type : une IA générative de texte avec outil de mise en page. http://type.ai</text:p>
          </table:table-cell>
          <table:table-cell table:style-name="ce74" office:value-type="string" calcext:value-type="string">
            <text:p>https://www.uneiaparjour.fr/type-type-une-ia-generative-de-texte-avec-outil/</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3-29" calcext: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ttypdf</text:p>
          </table:table-cell>
          <table:table-cell table:style-name="ce74" office:value-type="string" calcext:value-type="string">
            <text:p>Questionner un pdf ? Chattypdf ! Prompt en français accepté, réponse en </text:p>
            <text:p>anglais. https://www.chattypdf.com</text:p>
          </table:table-cell>
          <table:table-cell table:style-name="ce74" office:value-type="string" calcext:value-type="string">
            <text:p>https://www.uneiaparjour.fr/chattypdf/</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3-28" calcext: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laylistai</text:p>
          </table:table-cell>
          <table:table-cell table:style-name="ce74" office:value-type="string" calcext: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calcext:value-type="string">
            <text:p>https://www.uneiaparjour.fr/playlistai/</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3-27" calcext: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GPTGO</text:p>
          </table:table-cell>
          <table:table-cell table:style-name="ce74" office:value-type="string" calcext: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calcext:value-type="string">
            <text:p>https://www.uneiaparjour.fr/gptgo/</text:p>
          </table:table-cell>
          <table:table-cell table:style-name="ce74" office:value-type="string" calcext:value-type="string">
            <text:p>recherch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3-26" calcext: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onardo</text:p>
          </table:table-cell>
          <table:table-cell table:style-name="ce74" office:value-type="string" calcext: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calcext:value-type="string">
            <text:p>https://www.uneiaparjour.fr/leonardo/</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3-25" calcext: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Opéra</text:p>
          </table:table-cell>
          <table:table-cell table:style-name="ce74" office:value-type="string" calcext: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calcext:value-type="string">
            <text:p>https://www.uneiaparjour.fr/opera/</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navigateur</text:p>
          </table:table-cell>
          <table:table-cell table:style-name="ce88"/>
          <table:table-cell table:style-name="ce92" office:value-type="date" office:date-value="2023-03-24" calcext: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licit</text:p>
          </table:table-cell>
          <table:table-cell table:style-name="ce74" office:value-type="string" calcext: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calcext:value-type="string">
            <text:p>https://www.uneiaparjour.fr/elicit/</text:p>
          </table:table-cell>
          <table:table-cell table:style-name="ce74" office:value-type="string" calcext:value-type="string">
            <text:p>documents</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3-23" calcext: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erplexity</text:p>
          </table:table-cell>
          <table:table-cell table:style-name="ce74" office:value-type="string" calcext:value-type="string">
            <text:p>Perplexity, entre moteur de recherche et IA générative de texte, résumé </text:p>
            <text:p>possible et interrogation des résultats. https://perplexity.ai</text:p>
          </table:table-cell>
          <table:table-cell table:style-name="ce74" office:value-type="string" calcext:value-type="string">
            <text:p>https://www.uneiaparjour.fr/perplexity/</text:p>
          </table:table-cell>
          <table:table-cell table:style-name="ce74" office:value-type="string" calcext:value-type="string">
            <text:p>recherch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office:value-type="string" calcext:value-type="string">
            <text:p>chatbot</text:p>
          </table:table-cell>
          <table:table-cell table:style-name="ce88" table:number-columns-repeated="2"/>
          <table:table-cell table:style-name="ce92" office:value-type="date" office:date-value="2023-03-22" calcext: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at.dev</text:p>
          </table:table-cell>
          <table:table-cell table:style-name="ce74" office:value-type="string" calcext: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calcext:value-type="string">
            <text:p>https://www.uneiaparjour.fr/natdev-tester-25-ia-generatives-de-texte-dont/</text:p>
          </table:table-cell>
          <table:table-cell table:style-name="ce74" office:value-type="string" calcext:value-type="string">
            <text:p>archives</text:p>
          </table:table-cell>
          <table:table-cell table:style-name="ce74" table:number-columns-repeated="3"/>
          <table:table-cell table:style-name="ce88" table:number-columns-repeated="2"/>
          <table:table-cell table:style-name="ce92" office:value-type="date" office:date-value="2023-03-21" calcext: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agine</text:p>
          </table:table-cell>
          <table:table-cell table:style-name="ce74" office:value-type="string" calcext:value-type="string">
            <text:p>“Imagine” de @MagicStudio : IA générative d’imagesavec édition du prompt, </text:p>
            <text:p>gomme et suppression d’arrière-plan possibles. </text:p>
            <text:p>https://magicstudio.com/fr/imagine</text:p>
          </table:table-cell>
          <table:table-cell table:style-name="ce74" office:value-type="string" calcext:value-type="string">
            <text:p>https://www.uneiaparjour.fr/imagine/</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3-20" calcext: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udo</text:p>
          </table:table-cell>
          <table:table-cell table:style-name="ce74" office:value-type="string" calcext: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calcext:value-type="string">
            <text:p>https://www.uneiaparjour.fr/ludo/</text:p>
          </table:table-cell>
          <table:table-cell table:style-name="ce74" office:value-type="string" calcext:value-type="string">
            <text:p>images</text:p>
          </table:table-cell>
          <table:table-cell table:style-name="ce74" office:value-type="string" calcext:value-type="string">
            <text:p>jeu vidéo</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3-19" calcext: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oomy</text:p>
          </table:table-cell>
          <table:table-cell table:style-name="ce74" office:value-type="string" calcext: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calcext:value-type="string">
            <text:p>https://www.uneiaparjour.fr/boomy/</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3-18" calcext: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Bing</text:p>
          </table:table-cell>
          <table:table-cell table:style-name="ce74" office:value-type="string" calcext: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calcext:value-type="string">
            <text:p>https://www.uneiaparjour.fr/bing/</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usage illimité</text:p>
          </table:table-cell>
          <table:table-cell table:style-name="ce74"/>
          <table:table-cell table:style-name="ce88" table:number-columns-repeated="2"/>
          <table:table-cell table:style-name="ce92" office:value-type="date" office:date-value="2023-03-17" calcext: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ytr</text:p>
          </table:table-cell>
          <table:table-cell table:style-name="ce74" office:value-type="string" calcext: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calcext:value-type="string">
            <text:p>https://www.uneiaparjour.fr/rytr/</text:p>
          </table:table-cell>
          <table:table-cell table:style-name="ce74" office:value-type="string" calcext:value-type="string">
            <text:p>texte</text:p>
          </table:table-cell>
          <table:table-cell table:style-name="ce74" table:number-columns-repeated="3"/>
          <table:table-cell table:style-name="ce88" table:number-columns-repeated="2"/>
          <table:table-cell table:style-name="ce92" office:value-type="date" office:date-value="2023-03-16" calcext: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odulo AI assistant</text:p>
          </table:table-cell>
          <table:table-cell table:style-name="ce74" office:value-type="string" calcext: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calcext:value-type="string">
            <text:p>https://www.uneiaparjour.fr/modulo-ai-assistant/</text:p>
          </table:table-cell>
          <table:table-cell table:style-name="ce74" office:value-type="string" calcext:value-type="string">
            <text:p>éducation</text:p>
          </table:table-cell>
          <table:table-cell table:style-name="ce74" table:number-columns-repeated="3"/>
          <table:table-cell table:style-name="ce88" table:number-columns-repeated="2"/>
          <table:table-cell table:style-name="ce92" office:value-type="date" office:date-value="2023-03-15" calcext: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Nolej</text:p>
          </table:table-cell>
          <table:table-cell table:style-name="ce74" office:value-type="string" calcext: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calcext:value-type="string">
            <text:p>https://www.uneiaparjour.fr/nolej/</text:p>
          </table:table-cell>
          <table:table-cell table:style-name="ce74" office:value-type="string" calcext:value-type="string">
            <text:p>éducation</text:p>
          </table:table-cell>
          <table:table-cell table:style-name="ce74" office:value-type="string" calcext:value-type="string">
            <text:p>quiz et flashcards</text:p>
          </table:table-cell>
          <table:table-cell table:style-name="ce74" table:number-columns-repeated="2"/>
          <table:table-cell table:style-name="ce88" table:number-columns-repeated="2"/>
          <table:table-cell table:style-name="ce92" office:value-type="date" office:date-value="2023-03-14" calcext: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unway ML</text:p>
          </table:table-cell>
          <table:table-cell table:style-name="ce74" office:value-type="string" calcext:value-type="string">
            <text:p>30 outils tournés vers l’image (fixe ou animée), de la création à la </text:p>
            <text:p>modification, réunis en un seul endroit : bonne visite de @runwayml ! </text:p>
            <text:p>https://runwayml.com</text:p>
          </table:table-cell>
          <table:table-cell table:style-name="ce74" office:value-type="string" calcext:value-type="string">
            <text:p>https://www.uneiaparjour.fr/runway-ml/</text:p>
          </table:table-cell>
          <table:table-cell table:style-name="ce74" office:value-type="string" calcext:value-type="string">
            <text:p>images</text:p>
          </table:table-cell>
          <table:table-cell table:style-name="ce74" office:value-type="string" calcext:value-type="string">
            <text:p>vidéo</text:p>
          </table:table-cell>
          <table:table-cell table:style-name="ce74" table:number-columns-repeated="2"/>
          <table:table-cell table:style-name="ce88" table:number-columns-repeated="2"/>
          <table:table-cell table:style-name="ce92" office:value-type="date" office:date-value="2023-03-13" calcext: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mgCreator</text:p>
          </table:table-cell>
          <table:table-cell table:style-name="ce74" office:value-type="string" calcext:value-type="string">
            <text:p>Imgcreator : génération d’images, outils de mise en page et de retouche et </text:p>
            <text:p>ajouts de détails dans l’image. https://imgcreator.zmo.ai/ai-designer</text:p>
          </table:table-cell>
          <table:table-cell table:style-name="ce74" office:value-type="string" calcext:value-type="string">
            <text:p>https://www.uneiaparjour.fr/imgcreator/</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3-12" calcext: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himsical</text:p>
          </table:table-cell>
          <table:table-cell table:style-name="ce74" office:value-type="string" calcext:value-type="string">
            <text:p>Avec Whimsical, créez des cartes heuristiques à partir d’un sujet-prompt </text:p>
            <text:p>central, puis branche par branche l’IA génère des idées. </text:p>
            <text:p>http://whimsical.com</text:p>
          </table:table-cell>
          <table:table-cell table:style-name="ce74" office:value-type="string" calcext:value-type="string">
            <text:p>https://www.uneiaparjour.fr/whimsical/</text:p>
          </table:table-cell>
          <table:table-cell table:style-name="ce74" office:value-type="string" calcext:value-type="string">
            <text:p>mindmap</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3-11" calcext: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ody</text:p>
          </table:table-cell>
          <table:table-cell table:style-name="ce74" office:value-type="string" calcext: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calcext:value-type="string">
            <text:p>https://www.uneiaparjour.fr/cody/</text:p>
          </table:table-cell>
          <table:table-cell table:style-name="ce74" office:value-type="string" calcext:value-type="string">
            <text:p>chatbot</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3-10" calcext: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ucidpic</text:p>
          </table:table-cell>
          <table:table-cell table:style-name="ce74" office:value-type="string" calcext:value-type="string">
            <text:p>Pour créer des portraits paramétrables de personnes qui n’existent pas, </text:p>
            <text:p>libres de droits, pour illustrer des documents : Lucidpic. </text:p>
            <text:p>https://lucidpic.com</text:p>
          </table:table-cell>
          <table:table-cell table:style-name="ce74" office:value-type="string" calcext:value-type="string">
            <text:p>https://www.uneiaparjour.fr/lucidpic/</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3-09" calcext: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WebChatGPT</text:p>
          </table:table-cell>
          <table:table-cell table:style-name="ce74" office:value-type="string" calcext: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calcext:value-type="string">
            <text:p>https://www.uneiaparjour.fr/webchatgpt/</text:p>
          </table:table-cell>
          <table:table-cell table:style-name="ce74" office:value-type="string" calcext:value-type="string">
            <text:p>chatbot</text:p>
          </table:table-cell>
          <table:table-cell table:style-name="ce74" office:value-type="string" calcext:value-type="string">
            <text:p>open sourc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3-08" calcext: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Yippity</text:p>
          </table:table-cell>
          <table:table-cell table:style-name="ce74" office:value-type="string" calcext: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calcext:value-type="string">
            <text:p>https://www.uneiaparjour.fr/un-texte-jusqua-10000-caracteres-ou-une-url-et-2/</text:p>
          </table:table-cell>
          <table:table-cell table:style-name="ce74" office:value-type="string" calcext:value-type="string">
            <text:p>quiz et flashcards</text:p>
          </table:table-cell>
          <table:table-cell table:style-name="ce74" office:value-type="string" calcext:value-type="string">
            <text:p>texte</text:p>
          </table:table-cell>
          <table:table-cell table:style-name="ce74" table:number-columns-repeated="2"/>
          <table:table-cell table:style-name="ce88" table:number-columns-repeated="2"/>
          <table:table-cell table:style-name="ce92" office:value-type="date" office:date-value="2023-03-07" calcext: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Endless Visual Novel</text:p>
          </table:table-cell>
          <table:table-cell table:style-name="ce74" office:value-type="string" calcext: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calcext:value-type="string">
            <text:p>https://www.uneiaparjour.fr/endless-visual-novel-2/</text:p>
          </table:table-cell>
          <table:table-cell table:style-name="ce74" office:value-type="string" calcext:value-type="string">
            <text:p>jeu vidéo</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3-06" calcext: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Vizcom</text:p>
          </table:table-cell>
          <table:table-cell table:style-name="ce74" office:value-type="string" calcext:value-type="string">
            <text:p>En combinant dessin et prompt, Vizcom crée des imagesen rendu 3D que l’on </text:p>
            <text:p>peut faire évoluer à chaque changement du dessin ou de l’instruction. </text:p>
            <text:p>https://vizcom.ai</text:p>
          </table:table-cell>
          <table:table-cell table:style-name="ce74" office:value-type="string" calcext:value-type="string">
            <text:p>https://www.uneiaparjour.fr/vizcom-2/</text:p>
          </table:table-cell>
          <table:table-cell table:style-name="ce74" office:value-type="string" calcext:value-type="string">
            <text:p>images</text:p>
          </table:table-cell>
          <table:table-cell table:style-name="ce74" office:value-type="string" calcext:value-type="string">
            <text:p>images 3D</text:p>
          </table:table-cell>
          <table:table-cell table:style-name="ce74" table:number-columns-repeated="2"/>
          <table:table-cell table:style-name="ce88" table:number-columns-repeated="2"/>
          <table:table-cell table:style-name="ce92" office:value-type="date" office:date-value="2023-03-05" calcext: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aint by Text</text:p>
          </table:table-cell>
          <table:table-cell table:style-name="ce74" office:value-type="string" calcext:value-type="string">
            <text:p>Paint by text, l’édition d’imagesà partir d’une requête texte. </text:p>
            <text:p>https://paintbytext.chat</text:p>
          </table:table-cell>
          <table:table-cell table:style-name="ce74" office:value-type="string" calcext:value-type="string">
            <text:p>https://www.uneiaparjour.fr/paint-by-text-2/</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88" table:number-columns-repeated="2"/>
          <table:table-cell table:style-name="ce92" office:value-type="date" office:date-value="2023-03-04" calcext: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Humata</text:p>
          </table:table-cell>
          <table:table-cell table:style-name="ce74" office:value-type="string" calcext: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calcext:value-type="string">
            <text:p>https://www.uneiaparjour.fr/humata-2/</text:p>
          </table:table-cell>
          <table:table-cell table:style-name="ce74" office:value-type="string" calcext:value-type="string">
            <text:p>chatbot</text:p>
          </table:table-cell>
          <table:table-cell table:style-name="ce74" office:value-type="string" calcext:value-type="string">
            <text:p>documents</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3-03" calcext: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Ayoa</text:p>
          </table:table-cell>
          <table:table-cell table:style-name="ce74" office:value-type="string" calcext: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calcext:value-type="string">
            <text:p>https://www.uneiaparjour.fr/ayoa/</text:p>
          </table:table-cell>
          <table:table-cell table:style-name="ce74" office:value-type="string" calcext:value-type="string">
            <text:p>images</text:p>
          </table:table-cell>
          <table:table-cell table:style-name="ce74" office:value-type="string" calcext:value-type="string">
            <text:p>mindmap</text:p>
          </table:table-cell>
          <table:table-cell table:style-name="ce74" office:value-type="string" calcext:value-type="string">
            <text:p>texte</text:p>
          </table:table-cell>
          <table:table-cell table:style-name="ce74"/>
          <table:table-cell table:style-name="ce88" table:number-columns-repeated="2"/>
          <table:table-cell table:style-name="ce92" office:value-type="date" office:date-value="2023-03-02" calcext: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Invideo</text:p>
          </table:table-cell>
          <table:table-cell table:style-name="ce74" office:value-type="string" calcext: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calcext:value-type="string">
            <text:p>https://www.uneiaparjour.fr/invideo-2/</text:p>
          </table:table-cell>
          <table:table-cell table:style-name="ce74" office:value-type="string" calcext:value-type="string">
            <text:p>vidéo</text:p>
          </table:table-cell>
          <table:table-cell table:style-name="ce74" table:number-columns-repeated="3"/>
          <table:table-cell table:style-name="ce88" table:number-columns-repeated="2"/>
          <table:table-cell table:style-name="ce92" office:value-type="date" office:date-value="2023-03-01" calcext: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Character</text:p>
          </table:table-cell>
          <table:table-cell table:style-name="ce74" office:value-type="string" calcext: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calcext:value-type="string">
            <text:p>https://www.uneiaparjour.fr/characterai/</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74" table:number-columns-repeated="2"/>
          <table:table-cell table:style-name="ce88" table:number-columns-repeated="2"/>
          <table:table-cell table:style-name="ce92" office:value-type="date" office:date-value="2023-02-28" calcext: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Riffusion</text:p>
          </table:table-cell>
          <table:table-cell table:style-name="ce74" office:value-type="string" calcext:value-type="string">
            <text:p>Envie d’une playlist de musiques qui n’existent pas encore créées au gré </text:p>
            <text:p>des envies ? Riffusion est prêt à accueillir nos prompts. </text:p>
            <text:p>https://riffusion.com</text:p>
          </table:table-cell>
          <table:table-cell table:style-name="ce74" office:value-type="string" calcext:value-type="string">
            <text:p>https://www.uneiaparjour.fr/riffusion/</text:p>
          </table:table-cell>
          <table:table-cell table:style-name="ce74" office:value-type="string" calcext:value-type="string">
            <text:p>musique</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88" table:number-columns-repeated="2"/>
          <table:table-cell table:style-name="ce92" office:value-type="date" office:date-value="2023-02-27" calcext: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Scribble Diffusion</text:p>
          </table:table-cell>
          <table:table-cell table:style-name="ce74" office:value-type="string" calcext:value-type="string">
            <text:p>Un dessin à main levé précisé par un prompt et Scribble Diffusion nous </text:p>
            <text:p>propose une image. Open source. https://scribblediffusion.com/</text:p>
          </table:table-cell>
          <table:table-cell table:style-name="ce74" office:value-type="string" calcext:value-type="string">
            <text:p>https://www.uneiaparjour.fr/scribble-diffusion/</text:p>
          </table:table-cell>
          <table:table-cell table:style-name="ce74" office:value-type="string" calcext:value-type="string">
            <text:p>images</text:p>
          </table:table-cell>
          <table:table-cell table:style-name="ce74" office:value-type="string" calcext:value-type="string">
            <text:p>open source</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88" table:number-columns-repeated="2"/>
          <table:table-cell table:style-name="ce92" office:value-type="date" office:date-value="2023-02-26" calcext: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ixo</text:p>
          </table:table-cell>
          <table:table-cell table:style-name="ce74" office:value-type="string" calcext:value-type="string">
            <text:p>1 prompt, 20 secondes, 1 page web rédigée et illustrée, avec titre original </text:p>
            <text:p>et logo, modifiable et hébergeable. C’est le pari relevé par @MixoTeam </text:p>
            <text:p>https://app.mixo.io</text:p>
          </table:table-cell>
          <table:table-cell table:style-name="ce74" office:value-type="string" calcext:value-type="string">
            <text:p>https://www.uneiaparjour.fr/prompt-20-secondes-1-page-web-redigee-et/</text:p>
          </table:table-cell>
          <table:table-cell table:style-name="ce74" office:value-type="string" calcext:value-type="string">
            <text:p>site web</text:p>
          </table:table-cell>
          <table:table-cell table:style-name="ce74" table:number-columns-repeated="3"/>
          <table:table-cell table:style-name="ce88" table:number-columns-repeated="2"/>
          <table:table-cell table:style-name="ce92" office:value-type="date" office:date-value="2023-02-25" calcext: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YouChat</text:p>
          </table:table-cell>
          <table:table-cell table:style-name="ce74" office:value-type="string" calcext: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calcext:value-type="string">
            <text:p>https://www.uneiaparjour.fr/youchat/</text:p>
          </table:table-cell>
          <table:table-cell table:style-name="ce74" office:value-type="string" calcext:value-type="string">
            <text:p>chatbot</text:p>
          </table:table-cell>
          <table:table-cell table:style-name="ce74" office:value-type="string" calcext:value-type="string">
            <text:p>recherche</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2-24" calcext: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Tome</text:p>
          </table:table-cell>
          <table:table-cell table:style-name="ce74" office:value-type="string" calcext:value-type="string">
            <text:p>Une requête détaillée = une présentation textes et images, c’est Tome. </text:p>
            <text:p>https://tome.app/</text:p>
          </table:table-cell>
          <table:table-cell table:style-name="ce74" office:value-type="string" calcext:value-type="string">
            <text:p>https://www.uneiaparjour.fr/tome-2/</text:p>
          </table:table-cell>
          <table:table-cell table:style-name="ce74" office:value-type="string" calcext:value-type="string">
            <text:p>présentation</text:p>
          </table:table-cell>
          <table:table-cell table:style-name="ce74" table:number-columns-repeated="3"/>
          <table:table-cell table:style-name="ce88" table:number-columns-repeated="2"/>
          <table:table-cell table:style-name="ce92" office:value-type="date" office:date-value="2023-02-23" calcext: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Lexica</text:p>
          </table:table-cell>
          <table:table-cell table:style-name="ce74" office:value-type="string" calcext:value-type="string">
            <text:p>Lexica, IA génératrice d’imagesbasée sur Stable diffusion et galerie. </text:p>
            <text:p>https://lexica.art/</text:p>
          </table:table-cell>
          <table:table-cell table:style-name="ce74" office:value-type="string" calcext:value-type="string">
            <text:p>https://www.uneiaparjour.fr/lexica/</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2-22" calcext: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Fliki</text:p>
          </table:table-cell>
          <table:table-cell table:style-name="ce74" office:value-type="string" calcext:value-type="string">
            <text:p>Un texte transformé en vidéo avec voix et sous-titrage grâce à l’IA ? </text:p>
            <text:p>@fliki_ai https://fliki.ai/</text:p>
          </table:table-cell>
          <table:table-cell table:style-name="ce74" office:value-type="string" calcext:value-type="string">
            <text:p>https://www.uneiaparjour.fr/flikiai/</text:p>
          </table:table-cell>
          <table:table-cell table:style-name="ce74" office:value-type="string" calcext:value-type="string">
            <text:p>texte</text:p>
          </table:table-cell>
          <table:table-cell table:style-name="ce74" office:value-type="string" calcext:value-type="string">
            <text:p>voix</text:p>
          </table:table-cell>
          <table:table-cell table:style-name="ce74" table:number-columns-repeated="2"/>
          <table:table-cell table:style-name="ce88" table:number-columns-repeated="2"/>
          <table:table-cell table:style-name="ce92" office:value-type="date" office:date-value="2023-02-21" calcext: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rf</text:p>
          </table:table-cell>
          <table:table-cell table:style-name="ce74" office:value-type="string" calcext:value-type="string">
            <text:p>Utiliser l’IA pour transcrire et dire des textes dans 120 voix et avec </text:p>
            <text:p>différents tons, vitesses etc. ? @MURFAISTUDIO https://murf.ai/</text:p>
          </table:table-cell>
          <table:table-cell table:style-name="ce74" office:value-type="string" calcext:value-type="string">
            <text:p>https://www.uneiaparjour.fr/murfai-2/</text:p>
          </table:table-cell>
          <table:table-cell table:style-name="ce74" office:value-type="string" calcext:value-type="string">
            <text:p>voix</text:p>
          </table:table-cell>
          <table:table-cell table:style-name="ce74" table:number-columns-repeated="3"/>
          <table:table-cell table:style-name="ce88" table:number-columns-repeated="2"/>
          <table:table-cell table:style-name="ce92" office:value-type="date" office:date-value="2023-02-20" calcext: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layground</text:p>
          </table:table-cell>
          <table:table-cell table:style-name="ce74" office:value-type="string" calcext: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calcext:value-type="string">
            <text:p>https://www.uneiaparjour.fr/playground/</text:p>
          </table:table-cell>
          <table:table-cell table:style-name="ce74" office:value-type="string" calcext:value-type="string">
            <text:p>images</text:p>
          </table:table-cell>
          <table:table-cell table:style-name="ce74" table:number-columns-repeated="3"/>
          <table:table-cell table:style-name="ce88" table:number-columns-repeated="2"/>
          <table:table-cell table:style-name="ce92" office:value-type="date" office:date-value="2023-02-19" calcext: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Mubert</text:p>
          </table:table-cell>
          <table:table-cell table:style-name="ce74" office:value-type="string" calcext:value-type="string">
            <text:p>Un peu de musique générée via une requête textuelle ? Voici @mubertapp, 25 </text:p>
            <text:p>générations gratuites par mois. https://mubert.com/</text:p>
          </table:table-cell>
          <table:table-cell table:style-name="ce74" office:value-type="string" calcext:value-type="string">
            <text:p>https://www.uneiaparjour.fr/un-peu-de-musique-generee-via-une-requete/</text:p>
          </table:table-cell>
          <table:table-cell table:style-name="ce74" office:value-type="string" calcext:value-type="string">
            <text:p>musique</text:p>
          </table:table-cell>
          <table:table-cell table:style-name="ce74" table:number-columns-repeated="3"/>
          <table:table-cell table:style-name="ce88" table:number-columns-repeated="2"/>
          <table:table-cell table:style-name="ce92" office:value-type="date" office:date-value="2023-02-18" calcext: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oe</text:p>
          </table:table-cell>
          <table:table-cell table:style-name="ce74" office:value-type="string" calcext:value-type="string">
            <text:p>Pas une mais 3 IA pour cette 2ème découverte : Poe par @Quora qui regroupe </text:p>
            <text:p>trois IA conversationnelles Poe – Fast, Helpful AI Chat</text:p>
          </table:table-cell>
          <table:table-cell table:style-name="ce74" office:value-type="string" calcext:value-type="string">
            <text:p>https://www.uneiaparjour.fr/pas-une-mais-3-ia-pour-cette-2eme-decouverte-poe-2/</text:p>
          </table:table-cell>
          <table:table-cell table:style-name="ce74" office:value-type="string" calcext:value-type="string">
            <text:p>chatbot</text:p>
          </table:table-cell>
          <table:table-cell table:style-name="ce74" office:value-type="string" calcext:value-type="string">
            <text:p>LLM</text:p>
          </table:table-cell>
          <table:table-cell table:style-name="ce74" office:value-type="string" calcext:value-type="string">
            <text:p>texte</text:p>
          </table:table-cell>
          <table:table-cell table:style-name="ce74" office:value-type="string" calcext:value-type="string">
            <text:p>usage illimité</text:p>
          </table:table-cell>
          <table:table-cell table:style-name="ce88" table:number-columns-repeated="2"/>
          <table:table-cell table:style-name="ce92" office:value-type="date" office:date-value="2023-02-17" calcext: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calcext:value-type="string">
            <text:p>PicFinder</text:p>
          </table:table-cell>
          <table:table-cell table:style-name="ce74" office:value-type="string" calcext: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calcext:value-type="string">
            <text:p>https://www.uneiaparjour.fr/chaque-jour-nous-decouvrons-de-nouvelles-ia-2/</text:p>
          </table:table-cell>
          <table:table-cell table:style-name="ce74" office:value-type="string" calcext:value-type="string">
            <text:p>images</text:p>
          </table:table-cell>
          <table:table-cell table:style-name="ce74" office:value-type="string" calcext:value-type="string">
            <text:p>sans compte</text:p>
          </table:table-cell>
          <table:table-cell table:style-name="ce74" office:value-type="string" calcext:value-type="string">
            <text:p>usage illimité</text:p>
          </table:table-cell>
          <table:table-cell table:style-name="ce74"/>
          <table:table-cell table:style-name="ce89" table:number-columns-repeated="2"/>
          <table:table-cell table:style-name="ce92" office:value-type="date" office:date-value="2023-02-16" calcext: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4" table:number-rows-repeated="72">
          <table:table-cell table:number-columns-repeated="1024"/>
        </table:table-row>
        <table:table-row table:style-name="ro4">
          <table:table-cell table:number-columns-repeated="1024"/>
        </table:table-row>
        <table:named-expressions>
          <table:named-range table:name="_xlnm._FilterDatabase" table:base-cell-address="$Note.$A$1" table:cell-range-address="$Base.$A$1:.$AD$1149"/>
        </table:named-expressions>
      </table:table>
      <table:named-expressions/>
      <table:database-ranges>
        <table:database-range table:name="__Anonymous_Sheet_DB__1" table:target-range-address="Base.A1:Base.AD1149"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1">00/00/0000</text:date>, <text:time style:data-style-name="N2" text:time-value="16:16:37.811285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MacOSX_AARCH64 LibreOffice_project/8399f6259d8c87f40e7255cdb3c9b958f5e08948</meta:generator>
    <dc:date>2026-04-11T16:17:51.302358000</dc:date>
    <meta:editing-duration>PT3M29S</meta:editing-duration>
    <meta:editing-cycles>2</meta:editing-cycles>
    <meta:document-statistic meta:table-count="2" meta:cell-count="7502" meta:object-count="2"/>
  </office:meta>
</office:document-meta>
</file>